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>
      <style:text-properties fo:font-weight="bold" style:font-weight-asian="bold" style:font-weight-complex="bold" style:text-underline-style="solid" style:text-underline-color="font-color"/>
    </style:style>
    <style:style style:name="T1_3" style:family="text">
      <style:text-properties fo:font-weight="bold" style:font-weight-asian="bold" style:font-weight-complex="bold" style:text-underline-style="solid" style:text-underline-color="font-color"/>
    </style:style>
    <style:style style:name="T1_4" style:family="text">
      <style:text-properties fo:font-weight="bold" style:font-weight-asian="bold" style:font-weight-complex="bold" style:text-underline-style="solid" style:text-underline-color="font-color"/>
    </style:style>
    <style:style style:name="T1_5" style:family="text">
      <style:text-properties fo:font-weight="bold" style:font-weight-asian="bold" style:font-weight-complex="bold" style:text-underline-style="solid" style:text-underline-color="font-color"/>
    </style:style>
    <style:style style:name="T1_6" style:family="text">
      <style:text-properties fo:font-weight="bold" style:font-weight-asian="bold" style:font-weight-complex="bold" style:text-underline-style="solid" style:text-underline-color="font-color"/>
    </style:style>
    <style:style style:name="T1_7" style:family="text">
      <style:text-properties fo:font-weight="bold" style:font-weight-asian="bold" style:font-weight-complex="bold" style:text-underline-style="solid" style:text-underline-color="font-color"/>
    </style:style>
    <style:style style:name="T1_8" style:family="text">
      <style:text-properties fo:font-weight="bold" style:font-weight-asian="bold" style:font-weight-complex="bold" style:text-underline-style="solid" style:text-underline-color="font-color"/>
    </style:style>
    <style:style style:name="T1_9" style:family="text">
      <style:text-properties fo:font-weight="bold" style:font-weight-asian="bold" style:font-weight-complex="bold" style:text-underline-style="solid" style:text-underline-color="font-color"/>
    </style:style>
    <style:style style:name="T1_10" style:family="text">
      <style:text-properties fo:font-weight="bold" style:font-weight-asian="bold" style:font-weight-complex="bold" style:text-underline-style="solid" style:text-underline-color="font-color"/>
    </style:style>
    <style:style style:name="T1_11" style:family="text">
      <style:text-properties fo:font-weight="bold" style:font-weight-asian="bold" style:font-weight-complex="bold" style:text-underline-style="solid" style:text-underline-color="font-color"/>
    </style:style>
    <style:style style:name="T1_12" style:family="text">
      <style:text-properties fo:font-weight="bold" style:font-weight-asian="bold" style:font-weight-complex="bold" style:text-underline-style="solid" style:text-underline-color="font-color"/>
    </style:style>
    <style:style style:name="T1_13" style:family="text">
      <style:text-properties fo:font-weight="bold" style:font-weight-asian="bold" style:font-weight-complex="bold" style:text-underline-style="solid" style:text-underline-color="font-color"/>
    </style:style>
    <style:style style:name="T1_14" style:family="text">
      <style:text-properties fo:font-weight="bold" style:font-weight-asian="bold" style:font-weight-complex="bold" style:text-underline-style="solid" style:text-underline-color="font-color"/>
    </style:style>
    <style:style style:name="T1_15" style:family="text">
      <style:text-properties fo:font-weight="bold" style:font-weight-asian="bold" style:font-weight-complex="bold" style:text-underline-style="solid" style:text-underline-color="font-color"/>
    </style:style>
    <style:style style:name="T1_16" style:family="text">
      <style:text-properties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5.924cm" fo:margin-left="0cm"/>
    </style:style>
    <style:style style:name="Column1" style:family="table-column">
      <style:table-column-properties style:column-width="7.962cm"/>
    </style:style>
    <style:style style:name="Column2" style:family="table-column">
      <style:table-column-properties style:column-width="7.96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 style:text-underline-style="solid" style:text-underline-color="font-color"/>
    </style:style>
    <style:style style:name="T17_2" style:family="text">
      <style:text-properties fo:font-weight="bold" style:font-weight-asian="bold" style:font-weight-complex="bold" style:text-underline-style="solid" style:text-underline-color="font-color"/>
    </style:style>
    <style:style style:name="T17_3" style:family="text">
      <style:text-properties fo:font-weight="bold" style:font-weight-asian="bold" style:font-weight-complex="bold" style:text-underline-style="solid" style:text-underline-color="font-color"/>
    </style:style>
    <style:style style:name="T17_4" style:family="text">
      <style:text-properties fo:font-weight="bold" style:font-weight-asian="bold" style:font-weight-complex="bold" style:text-underline-style="solid" style:text-underline-color="font-color"/>
    </style:style>
    <style:style style:name="T17_5" style:family="text">
      <style:text-properties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Table2" style:family="table">
      <style:table-properties table:align="left" style:width="15.924cm" fo:margin-left="0cm"/>
    </style:style>
    <style:style style:name="Column3" style:family="table-column">
      <style:table-column-properties style:column-width="7.962cm"/>
    </style:style>
    <style:style style:name="Column4" style:family="table-column">
      <style:table-column-properties style:column-width="7.962cm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weight="bold" style:font-weight-asian="bold" style:font-weight-complex="bold" style:text-underline-style="solid" style:text-underline-color="font-color"/>
    </style:style>
    <style:style style:name="T29_2" style:family="text">
      <style:text-properties fo:font-weight="bold" style:font-weight-asian="bold" style:font-weight-complex="bold" style:text-underline-style="solid" style:text-underline-color="font-color"/>
    </style:style>
    <style:style style:name="T29_3" style:family="text">
      <style:text-properties fo:font-weight="bold" style:font-weight-asian="bold" style:font-weight-complex="bold" style:text-underline-style="solid" style:text-underline-color="font-color"/>
    </style:style>
    <style:style style:name="T29_4" style:family="text">
      <style:text-properties fo:font-weight="bold" style:font-weight-asian="bold" style:font-weight-complex="bold" style:text-underline-style="solid" style:text-underline-color="font-color"/>
    </style:style>
    <style:style style:name="T29_5" style:family="text">
      <style:text-properties fo:font-weight="bold" style:font-weight-asian="bold" style:font-weight-complex="bold"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3" style:family="table">
      <style:table-properties table:align="left" style:width="15.924cm" fo:margin-left="0cm"/>
    </style:style>
    <style:style style:name="Column5" style:family="table-column">
      <style:table-column-properties style:column-width="7.962cm"/>
    </style:style>
    <style:style style:name="Column6" style:family="table-column">
      <style:table-column-properties style:column-width="7.962cm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weight="bold" style:font-weight-asian="bold" style:font-weight-complex="bold" style:text-underline-style="solid" style:text-underline-color="font-color"/>
    </style:style>
    <style:style style:name="P3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4" style:family="table">
      <style:table-properties table:align="left" style:width="15.924cm" fo:margin-left="0cm"/>
    </style:style>
    <style:style style:name="Column7" style:family="table-column">
      <style:table-column-properties style:column-width="7.962cm"/>
    </style:style>
    <style:style style:name="Column8" style:family="table-column">
      <style:table-column-properties style:column-width="7.962cm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weight="bold" style:font-weight-asian="bold" style:font-weight-complex="bold" style:text-underline-style="solid" style:text-underline-color="font-color"/>
    </style:style>
    <style:style style:name="T47_2" style:family="text">
      <style:text-properties fo:font-weight="bold" style:font-weight-asian="bold" style:font-weight-complex="bold" style:text-underline-style="solid" style:text-underline-color="font-color"/>
    </style:style>
    <style:style style:name="T47_3" style:family="text">
      <style:text-properties fo:font-weight="bold" style:font-weight-asian="bold" style:font-weight-complex="bold" style:text-underline-style="solid" style:text-underline-color="font-color"/>
    </style:style>
    <style:style style:name="P4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5" style:family="table">
      <style:table-properties table:align="left" style:width="15.924cm" fo:margin-left="0cm"/>
    </style:style>
    <style:style style:name="Column9" style:family="table-column">
      <style:table-column-properties style:column-width="7.962cm"/>
    </style:style>
    <style:style style:name="Column10" style:family="table-column">
      <style:table-column-properties style:column-width="7.962cm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weight="bold" style:font-weight-asian="bold" style:font-weight-complex="bold" style:text-underline-style="solid" style:text-underline-color="font-color"/>
    </style:style>
    <style:style style:name="T57_2" style:family="text">
      <style:text-properties fo:font-weight="bold" style:font-weight-asian="bold" style:font-weight-complex="bold" style:text-underline-style="solid" style:text-underline-color="font-color"/>
    </style:style>
    <style:style style:name="T57_3" style:family="text">
      <style:text-properties fo:font-weight="bold" style:font-weight-asian="bold" style:font-weight-complex="bold" style:text-underline-style="solid" style:text-underline-color="font-color"/>
    </style:style>
    <style:style style:name="T57_4" style:family="text">
      <style:text-properties fo:font-weight="bold" style:font-weight-asian="bold" style:font-weight-complex="bold" style:text-underline-style="solid" style:text-underline-color="font-color"/>
    </style:style>
    <style:style style:name="T57_5" style:family="text">
      <style:text-properties fo:font-weight="bold" style:font-weight-asian="bold" style:font-weight-complex="bold" style:text-underline-style="solid" style:text-underline-color="font-color"/>
    </style:style>
    <style:style style:name="P5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5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6" style:family="table">
      <style:table-properties table:align="left" style:width="15.924cm" fo:margin-left="0cm"/>
    </style:style>
    <style:style style:name="Column11" style:family="table-column">
      <style:table-column-properties style:column-width="7.962cm"/>
    </style:style>
    <style:style style:name="Column12" style:family="table-column">
      <style:table-column-properties style:column-width="7.962cm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weight="bold" style:font-weight-asian="bold" style:font-weight-complex="bold" style:text-underline-style="solid" style:text-underline-color="font-color"/>
    </style:style>
    <style:style style:name="T70_2" style:family="text">
      <style:text-properties fo:font-weight="bold" style:font-weight-asian="bold" style:font-weight-complex="bold" style:text-underline-style="solid" style:text-underline-color="font-color"/>
    </style:style>
    <style:style style:name="T70_3" style:family="text">
      <style:text-properties fo:font-weight="bold" style:font-weight-asian="bold" style:font-weight-complex="bold" style:text-underline-style="solid" style:text-underline-color="font-color"/>
    </style:style>
    <style:style style:name="T70_4" style:family="text">
      <style:text-properties fo:font-weight="bold" style:font-weight-asian="bold" style:font-weight-complex="bold" style:text-underline-style="solid" style:text-underline-color="font-color"/>
    </style:style>
    <style:style style:name="T70_5" style:family="text">
      <style:text-properties fo:font-weight="bold" style:font-weight-asian="bold" style:font-weight-complex="bold" style:text-underline-style="solid" style:text-underline-color="font-color"/>
    </style:style>
    <style:style style:name="P7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7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7" style:family="table">
      <style:table-properties table:align="left" style:width="15.924cm" fo:margin-left="0cm"/>
    </style:style>
    <style:style style:name="Column13" style:family="table-column">
      <style:table-column-properties style:column-width="7.962cm"/>
    </style:style>
    <style:style style:name="Column14" style:family="table-column">
      <style:table-column-properties style:column-width="7.962cm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weight="bold" style:font-weight-asian="bold" style:font-weight-complex="bold" style:text-underline-style="solid" style:text-underline-color="font-color"/>
    </style:style>
    <style:style style:name="T81_2" style:family="text">
      <style:text-properties fo:font-weight="bold" style:font-weight-asian="bold" style:font-weight-complex="bold" style:text-underline-style="solid" style:text-underline-color="font-color"/>
    </style:style>
    <style:style style:name="T81_3" style:family="text">
      <style:text-properties fo:font-weight="bold" style:font-weight-asian="bold" style:font-weight-complex="bold" style:text-underline-style="solid" style:text-underline-color="font-color"/>
    </style:style>
    <style:style style:name="T81_4" style:family="text">
      <style:text-properties fo:font-weight="bold" style:font-weight-asian="bold" style:font-weight-complex="bold" style:text-underline-style="solid" style:text-underline-color="font-color"/>
    </style:style>
    <style:style style:name="T81_5" style:family="text">
      <style:text-properties fo:font-weight="bold" style:font-weight-asian="bold" style:font-weight-complex="bold" style:text-underline-style="solid" style:text-underline-color="font-color"/>
    </style:style>
    <style:style style:name="T81_6" style:family="text">
      <style:text-properties fo:font-weight="bold" style:font-weight-asian="bold" style:font-weight-complex="bold" style:text-underline-style="solid" style:text-underline-color="font-color"/>
    </style:style>
    <style:style style:name="T81_7" style:family="text">
      <style:text-properties fo:font-weight="bold" style:font-weight-asian="bold" style:font-weight-complex="bold" style:text-underline-style="solid" style:text-underline-color="font-color"/>
    </style:style>
    <style:style style:name="T81_8" style:family="text">
      <style:text-properties fo:font-weight="bold" style:font-weight-asian="bold" style:font-weight-complex="bold" style:text-underline-style="solid" style:text-underline-color="font-color"/>
    </style:style>
    <style:style style:name="T81_9" style:family="text">
      <style:text-properties fo:font-weight="bold" style:font-weight-asian="bold" style:font-weight-complex="bold" style:text-underline-style="solid" style:text-underline-color="font-color"/>
    </style:style>
    <style:style style:name="P8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8" style:family="table">
      <style:table-properties table:align="left" style:width="15.924cm" fo:margin-left="0cm"/>
    </style:style>
    <style:style style:name="Column15" style:family="table-column">
      <style:table-column-properties style:column-width="7.962cm"/>
    </style:style>
    <style:style style:name="Column16" style:family="table-column">
      <style:table-column-properties style:column-width="7.962cm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18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font-weight="bold" style:font-weight-asian="bold" style:font-weight-complex="bold" style:text-underline-style="solid" style:text-underline-color="font-color"/>
    </style:style>
    <style:style style:name="T90_2" style:family="text">
      <style:text-properties fo:font-weight="bold" style:font-weight-asian="bold" style:font-weight-complex="bold" style:text-underline-style="solid" style:text-underline-color="font-color"/>
    </style:style>
    <style:style style:name="T90_3" style:family="text">
      <style:text-properties fo:font-weight="bold" style:font-weight-asian="bold" style:font-weight-complex="bold" style:text-underline-style="solid" style:text-underline-color="font-color"/>
    </style:style>
    <style:style style:name="T90_4" style:family="text">
      <style:text-properties fo:font-weight="bold" style:font-weight-asian="bold" style:font-weight-complex="bold" style:text-underline-style="solid" style:text-underline-color="font-color"/>
    </style:style>
    <style:style style:name="T90_5" style:family="text">
      <style:text-properties fo:font-weight="bold" style:font-weight-asian="bold" style:font-weight-complex="bold" style:text-underline-style="solid" style:text-underline-color="font-color"/>
    </style:style>
    <style:style style:name="T90_6" style:family="text">
      <style:text-properties fo:font-weight="bold" style:font-weight-asian="bold" style:font-weight-complex="bold" style:text-underline-style="solid" style:text-underline-color="font-color"/>
    </style:style>
    <style:style style:name="T90_7" style:family="text">
      <style:text-properties fo:font-weight="bold" style:font-weight-asian="bold" style:font-weight-complex="bold" style:text-underline-style="solid" style:text-underline-color="font-color"/>
    </style:style>
    <style:style style:name="P9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9" style:family="table">
      <style:table-properties table:align="left" style:width="15.924cm" fo:margin-left="0cm"/>
    </style:style>
    <style:style style:name="Column17" style:family="table-column">
      <style:table-column-properties style:column-width="7.962cm"/>
    </style:style>
    <style:style style:name="Column18" style:family="table-column">
      <style:table-column-properties style:column-width="7.962cm"/>
    </style:style>
    <style:style style:name="Row19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20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weight="bold" style:font-weight-asian="bold" style:font-weight-complex="bold" style:text-underline-style="solid" style:text-underline-color="font-color"/>
    </style:style>
    <style:style style:name="T101_2" style:family="text">
      <style:text-properties fo:font-weight="bold" style:font-weight-asian="bold" style:font-weight-complex="bold" style:text-underline-style="solid" style:text-underline-color="font-color"/>
    </style:style>
    <style:style style:name="T101_3" style:family="text">
      <style:text-properties fo:font-weight="bold" style:font-weight-asian="bold" style:font-weight-complex="bold" style:text-underline-style="solid" style:text-underline-color="font-color"/>
    </style:style>
    <style:style style:name="T101_4" style:family="text">
      <style:text-properties fo:font-weight="bold" style:font-weight-asian="bold" style:font-weight-complex="bold" style:text-underline-style="solid" style:text-underline-color="font-color"/>
    </style:style>
    <style:style style:name="T101_5" style:family="text">
      <style:text-properties fo:font-weight="bold" style:font-weight-asian="bold" style:font-weight-complex="bold" style:text-underline-style="solid" style:text-underline-color="font-color"/>
    </style:style>
    <style:style style:name="P10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0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10" style:family="table">
      <style:table-properties table:align="left" style:width="15.924cm" fo:margin-left="0cm"/>
    </style:style>
    <style:style style:name="Column19" style:family="table-column">
      <style:table-column-properties style:column-width="7.962cm"/>
    </style:style>
    <style:style style:name="Column20" style:family="table-column">
      <style:table-column-properties style:column-width="7.962cm"/>
    </style:style>
    <style:style style:name="Row2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22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weight="bold" style:font-weight-asian="bold" style:font-weight-complex="bold" style:text-underline-style="solid" style:text-underline-color="font-color"/>
    </style:style>
    <style:style style:name="T113_2" style:family="text">
      <style:text-properties fo:font-weight="bold" style:font-weight-asian="bold" style:font-weight-complex="bold" style:text-underline-style="solid" style:text-underline-color="font-color"/>
    </style:style>
    <style:style style:name="T113_3" style:family="text">
      <style:text-properties fo:font-weight="bold" style:font-weight-asian="bold" style:font-weight-complex="bold" style:text-underline-style="solid" style:text-underline-color="font-color"/>
    </style:style>
    <style:style style:name="T113_4" style:family="text">
      <style:text-properties fo:font-weight="bold" style:font-weight-asian="bold" style:font-weight-complex="bold" style:text-underline-style="solid" style:text-underline-color="font-color"/>
    </style:style>
    <style:style style:name="T113_5" style:family="text">
      <style:text-properties fo:font-weight="bold" style:font-weight-asian="bold" style:font-weight-complex="bold" style:text-underline-style="solid" style:text-underline-color="font-color"/>
    </style:style>
    <style:style style:name="T113_6" style:family="text">
      <style:text-properties fo:font-weight="bold" style:font-weight-asian="bold" style:font-weight-complex="bold" style:text-underline-style="solid" style:text-underline-color="font-color"/>
    </style:style>
    <style:style style:name="T113_7" style:family="text">
      <style:text-properties fo:font-weight="bold" style:font-weight-asian="bold" style:font-weight-complex="bold" style:text-underline-style="solid" style:text-underline-color="font-color"/>
    </style:style>
    <style:style style:name="T113_8" style:family="text">
      <style:text-properties fo:font-weight="bold" style:font-weight-asian="bold" style:font-weight-complex="bold" style:text-underline-style="solid" style:text-underline-color="font-color"/>
    </style:style>
    <style:style style:name="T113_9" style:family="text">
      <style:text-properties fo:font-weight="bold" style:font-weight-asian="bold" style:font-weight-complex="bold" style:text-underline-style="solid" style:text-underline-color="font-color"/>
    </style:style>
    <style:style style:name="T113_10" style:family="text">
      <style:text-properties fo:font-weight="bold" style:font-weight-asian="bold" style:font-weight-complex="bold" style:text-underline-style="solid" style:text-underline-color="font-color"/>
    </style:style>
    <style:style style:name="T113_11" style:family="text">
      <style:text-properties fo:font-weight="bold" style:font-weight-asian="bold" style:font-weight-complex="bold" style:text-underline-style="solid" style:text-underline-color="font-color"/>
    </style:style>
    <style:style style:name="P1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11" style:family="table">
      <style:table-properties table:align="left" style:width="15.924cm" fo:margin-left="0cm"/>
    </style:style>
    <style:style style:name="Column21" style:family="table-column">
      <style:table-column-properties style:column-width="7.962cm"/>
    </style:style>
    <style:style style:name="Column22" style:family="table-column">
      <style:table-column-properties style:column-width="7.962cm"/>
    </style:style>
    <style:style style:name="Row23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24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font-weight="bold" style:font-weight-asian="bold" style:font-weight-complex="bold" style:text-underline-style="solid" style:text-underline-color="font-color"/>
    </style:style>
    <style:style style:name="T130_2" style:family="text">
      <style:text-properties fo:font-weight="bold" style:font-weight-asian="bold" style:font-weight-complex="bold" style:text-underline-style="solid" style:text-underline-color="font-color"/>
    </style:style>
    <style:style style:name="T130_3" style:family="text">
      <style:text-properties fo:font-weight="bold" style:font-weight-asian="bold" style:font-weight-complex="bold" style:text-underline-style="solid" style:text-underline-color="font-color"/>
    </style:style>
    <style:style style:name="T130_4" style:family="text">
      <style:text-properties fo:font-weight="bold" style:font-weight-asian="bold" style:font-weight-complex="bold" style:text-underline-style="solid" style:text-underline-color="font-color"/>
    </style:style>
    <style:style style:name="T130_5" style:family="text">
      <style:text-properties fo:font-weight="bold" style:font-weight-asian="bold" style:font-weight-complex="bold" style:text-underline-style="solid" style:text-underline-color="font-color"/>
    </style:style>
    <style:style style:name="P13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3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12" style:family="table">
      <style:table-properties table:align="left" style:width="15.924cm" fo:margin-left="0cm"/>
    </style:style>
    <style:style style:name="Column23" style:family="table-column">
      <style:table-column-properties style:column-width="7.962cm"/>
    </style:style>
    <style:style style:name="Column24" style:family="table-column">
      <style:table-column-properties style:column-width="7.962cm"/>
    </style:style>
    <style:style style:name="Row26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27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font-weight="bold" style:font-weight-asian="bold" style:font-weight-complex="bold" style:text-underline-style="solid" style:text-underline-color="font-color"/>
    </style:style>
    <style:style style:name="T140_2" style:family="text">
      <style:text-properties fo:font-weight="bold" style:font-weight-asian="bold" style:font-weight-complex="bold" style:text-underline-style="solid" style:text-underline-color="font-color"/>
    </style:style>
    <style:style style:name="T140_3" style:family="text">
      <style:text-properties fo:font-weight="bold" style:font-weight-asian="bold" style:font-weight-complex="bold" style:text-underline-style="solid" style:text-underline-color="font-color"/>
    </style:style>
    <style:style style:name="T140_4" style:family="text">
      <style:text-properties fo:font-weight="bold" style:font-weight-asian="bold" style:font-weight-complex="bold" style:text-underline-style="solid" style:text-underline-color="font-color"/>
    </style:style>
    <style:style style:name="T140_5" style:family="text">
      <style:text-properties fo:font-weight="bold" style:font-weight-asian="bold" style:font-weight-complex="bold" style:text-underline-style="solid" style:text-underline-color="font-color"/>
    </style:style>
    <style:style style:name="P141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Table13" style:family="table">
      <style:table-properties table:align="left" style:width="15.924cm" fo:margin-left="0cm"/>
    </style:style>
    <style:style style:name="Column25" style:family="table-column">
      <style:table-column-properties style:column-width="7.962cm"/>
    </style:style>
    <style:style style:name="Column26" style:family="table-column">
      <style:table-column-properties style:column-width="7.962cm"/>
    </style:style>
    <style:style style:name="Row28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29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fo:font-weight="bold" style:font-weight-asian="bold" style:font-weight-complex="bold" style:text-underline-style="solid" style:text-underline-color="font-color"/>
    </style:style>
    <style:style style:name="T151_2" style:family="text">
      <style:text-properties fo:font-weight="bold" style:font-weight-asian="bold" style:font-weight-complex="bold" style:text-underline-style="solid" style:text-underline-color="font-color"/>
    </style:style>
    <style:style style:name="T151_3" style:family="text">
      <style:text-properties fo:font-weight="bold" style:font-weight-asian="bold" style:font-weight-complex="bold" style:text-underline-style="solid" style:text-underline-color="font-color"/>
    </style:style>
    <style:style style:name="T151_4" style:family="text">
      <style:text-properties fo:font-weight="bold" style:font-weight-asian="bold" style:font-weight-complex="bold" style:text-underline-style="solid" style:text-underline-color="font-color"/>
    </style:style>
    <style:style style:name="T151_5" style:family="text">
      <style:text-properties fo:font-weight="bold" style:font-weight-asian="bold" style:font-weight-complex="bold" style:text-underline-style="solid" style:text-underline-color="font-color"/>
    </style:style>
    <style:style style:name="P15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14" style:family="table">
      <style:table-properties table:align="left" style:width="15.924cm" fo:margin-left="0cm"/>
    </style:style>
    <style:style style:name="Column27" style:family="table-column">
      <style:table-column-properties style:column-width="7.962cm"/>
    </style:style>
    <style:style style:name="Column28" style:family="table-column">
      <style:table-column-properties style:column-width="7.962cm"/>
    </style:style>
    <style:style style:name="Row30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3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fo:font-weight="bold" style:font-weight-asian="bold" style:font-weight-complex="bold" style:text-underline-style="solid" style:text-underline-color="font-color"/>
    </style:style>
    <style:style style:name="T162_2" style:family="text">
      <style:text-properties fo:font-weight="bold" style:font-weight-asian="bold" style:font-weight-complex="bold" style:text-underline-style="solid" style:text-underline-color="font-color"/>
    </style:style>
    <style:style style:name="T162_3" style:family="text">
      <style:text-properties fo:font-weight="bold" style:font-weight-asian="bold" style:font-weight-complex="bold" style:text-underline-style="solid" style:text-underline-color="font-color"/>
    </style:style>
    <style:style style:name="T162_4" style:family="text">
      <style:text-properties fo:font-weight="bold" style:font-weight-asian="bold" style:font-weight-complex="bold" style:text-underline-style="solid" style:text-underline-color="font-color"/>
    </style:style>
    <style:style style:name="P16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15" style:family="table">
      <style:table-properties table:align="left" style:width="15.924cm" fo:margin-left="0cm"/>
    </style:style>
    <style:style style:name="Column29" style:family="table-column">
      <style:table-column-properties style:column-width="7.962cm"/>
    </style:style>
    <style:style style:name="Column30" style:family="table-column">
      <style:table-column-properties style:column-width="7.962cm"/>
    </style:style>
    <style:style style:name="Row32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33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fo:font-weight="bold" style:font-weight-asian="bold" style:font-weight-complex="bold" style:text-underline-style="solid" style:text-underline-color="font-color"/>
    </style:style>
    <style:style style:name="T173_2" style:family="text">
      <style:text-properties fo:font-weight="bold" style:font-weight-asian="bold" style:font-weight-complex="bold" style:text-underline-style="solid" style:text-underline-color="font-color"/>
    </style:style>
    <style:style style:name="T173_3" style:family="text">
      <style:text-properties fo:font-weight="bold" style:font-weight-asian="bold" style:font-weight-complex="bold" style:text-underline-style="solid" style:text-underline-color="font-color"/>
    </style:style>
    <style:style style:name="P17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16" style:family="table">
      <style:table-properties table:align="left" style:width="15.924cm" fo:margin-left="0cm"/>
    </style:style>
    <style:style style:name="Column31" style:family="table-column">
      <style:table-column-properties style:column-width="7.962cm"/>
    </style:style>
    <style:style style:name="Column32" style:family="table-column">
      <style:table-column-properties style:column-width="7.962cm"/>
    </style:style>
    <style:style style:name="Row34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35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font-weight="bold" style:font-weight-asian="bold" style:font-weight-complex="bold" style:text-underline-style="solid" style:text-underline-color="font-color"/>
    </style:style>
    <style:style style:name="T183_2" style:family="text">
      <style:text-properties fo:font-weight="bold" style:font-weight-asian="bold" style:font-weight-complex="bold" style:text-underline-style="solid" style:text-underline-color="font-color"/>
    </style:style>
    <style:style style:name="T183_3" style:family="text">
      <style:text-properties fo:font-weight="bold" style:font-weight-asian="bold" style:font-weight-complex="bold" style:text-underline-style="solid" style:text-underline-color="font-color"/>
    </style:style>
    <style:style style:name="T183_4" style:family="text">
      <style:text-properties fo:font-weight="bold" style:font-weight-asian="bold" style:font-weight-complex="bold" style:text-underline-style="solid" style:text-underline-color="font-color"/>
    </style:style>
    <style:style style:name="T183_5" style:family="text">
      <style:text-properties fo:font-weight="bold" style:font-weight-asian="bold" style:font-weight-complex="bold" style:text-underline-style="solid" style:text-underline-color="font-color"/>
    </style:style>
    <style:style style:name="P18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17" style:family="table">
      <style:table-properties table:align="left" style:width="15.924cm" fo:margin-left="0cm"/>
    </style:style>
    <style:style style:name="Column33" style:family="table-column">
      <style:table-column-properties style:column-width="7.962cm"/>
    </style:style>
    <style:style style:name="Column34" style:family="table-column">
      <style:table-column-properties style:column-width="7.962cm"/>
    </style:style>
    <style:style style:name="Row36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37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break-before="auto" fo:line-height="115%" style:writing-mode="lr-tb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>
      <style:text-properties fo:font-weight="bold" style:font-weight-asian="bold" style:font-weight-complex="bold" style:text-underline-style="solid" style:text-underline-color="font-color"/>
    </style:style>
    <style:style style:name="T194_2" style:family="text">
      <style:text-properties fo:font-weight="bold" style:font-weight-asian="bold" style:font-weight-complex="bold" style:text-underline-style="solid" style:text-underline-color="font-color"/>
    </style:style>
    <style:style style:name="T194_3" style:family="text">
      <style:text-properties fo:font-weight="bold" style:font-weight-asian="bold" style:font-weight-complex="bold" style:text-underline-style="solid" style:text-underline-color="font-color"/>
    </style:style>
    <style:style style:name="T194_4" style:family="text">
      <style:text-properties fo:font-weight="bold" style:font-weight-asian="bold" style:font-weight-complex="bold" style:text-underline-style="solid" style:text-underline-color="font-color"/>
    </style:style>
    <style:style style:name="T194_5" style:family="text">
      <style:text-properties fo:font-weight="bold" style:font-weight-asian="bold" style:font-weight-complex="bold" style:text-underline-style="solid" style:text-underline-color="font-color"/>
    </style:style>
    <style:style style:name="P19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18" style:family="table">
      <style:table-properties table:align="left" style:width="15.924cm" fo:margin-left="0cm"/>
    </style:style>
    <style:style style:name="Column35" style:family="table-column">
      <style:table-column-properties style:column-width="7.962cm"/>
    </style:style>
    <style:style style:name="Column36" style:family="table-column">
      <style:table-column-properties style:column-width="7.962cm"/>
    </style:style>
    <style:style style:name="Row38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39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break-before="auto" fo:line-height="115%" style:writing-mode="lr-tb"/>
    </style:style>
    <style:style style:name="P206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fo:font-weight="bold" style:font-weight-asian="bold" style:font-weight-complex="bold" style:text-underline-style="solid" style:text-underline-color="font-color"/>
    </style:style>
    <style:style style:name="P208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Table19" style:family="table">
      <style:table-properties table:align="left" style:width="15.924cm" fo:margin-left="0cm"/>
    </style:style>
    <style:style style:name="Column37" style:family="table-column">
      <style:table-column-properties style:column-width="7.962cm"/>
    </style:style>
    <style:style style:name="Column38" style:family="table-column">
      <style:table-column-properties style:column-width="7.962cm"/>
    </style:style>
    <style:style style:name="Row40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41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fo:font-weight="bold" style:font-weight-asian="bold" style:font-weight-complex="bold" style:text-underline-style="solid" style:text-underline-color="font-color"/>
    </style:style>
    <style:style style:name="P218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Table20" style:family="table">
      <style:table-properties table:align="left" style:width="15.924cm" fo:margin-left="0cm"/>
    </style:style>
    <style:style style:name="Column39" style:family="table-column">
      <style:table-column-properties style:column-width="7.962cm"/>
    </style:style>
    <style:style style:name="Column40" style:family="table-column">
      <style:table-column-properties style:column-width="7.962cm"/>
    </style:style>
    <style:style style:name="Row42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43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break-before="auto" fo:line-height="115%" style:writing-mode="lr-tb"/>
    </style:style>
    <style:style style:name="P226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>
      <style:text-properties fo:font-weight="bold" style:font-weight-asian="bold" style:font-weight-complex="bold" style:text-underline-style="solid" style:text-underline-color="font-color"/>
    </style:style>
    <style:style style:name="T227_2" style:family="text">
      <style:text-properties fo:font-weight="bold" style:font-weight-asian="bold" style:font-weight-complex="bold" style:text-underline-style="solid" style:text-underline-color="font-color"/>
    </style:style>
    <style:style style:name="T227_3" style:family="text">
      <style:text-properties fo:font-weight="bold" style:font-weight-asian="bold" style:font-weight-complex="bold" style:text-underline-style="solid" style:text-underline-color="font-color"/>
    </style:style>
    <style:style style:name="T227_4" style:family="text">
      <style:text-properties fo:font-weight="bold" style:font-weight-asian="bold" style:font-weight-complex="bold" style:text-underline-style="solid" style:text-underline-color="font-color"/>
    </style:style>
    <style:style style:name="T227_5" style:family="text">
      <style:text-properties fo:font-weight="bold" style:font-weight-asian="bold" style:font-weight-complex="bold" style:text-underline-style="solid" style:text-underline-color="font-color"/>
    </style:style>
    <style:style style:name="T227_6" style:family="text">
      <style:text-properties fo:font-weight="bold" style:font-weight-asian="bold" style:font-weight-complex="bold" style:text-underline-style="solid" style:text-underline-color="font-color"/>
    </style:style>
    <style:style style:name="T227_7" style:family="text">
      <style:text-properties fo:font-weight="bold" style:font-weight-asian="bold" style:font-weight-complex="bold" style:text-underline-style="solid" style:text-underline-color="font-color"/>
    </style:style>
    <style:style style:name="T227_8" style:family="text">
      <style:text-properties fo:font-weight="bold" style:font-weight-asian="bold" style:font-weight-complex="bold" style:text-underline-style="solid" style:text-underline-color="font-color"/>
    </style:style>
    <style:style style:name="T227_9" style:family="text">
      <style:text-properties fo:font-weight="bold" style:font-weight-asian="bold" style:font-weight-complex="bold" style:text-underline-style="solid" style:text-underline-color="font-color"/>
    </style:style>
    <style:style style:name="P228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21" style:family="table">
      <style:table-properties table:align="left" style:width="15.924cm" fo:margin-left="0cm"/>
    </style:style>
    <style:style style:name="Column41" style:family="table-column">
      <style:table-column-properties style:column-width="7.962cm"/>
    </style:style>
    <style:style style:name="Column42" style:family="table-column">
      <style:table-column-properties style:column-width="7.962cm"/>
    </style:style>
    <style:style style:name="Row44" style:family="table-row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45" style:family="table-row"/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>
      <style:text-properties fo:font-weight="bold" style:font-weight-asian="bold" style:font-weight-complex="bold" style:text-underline-style="solid" style:text-underline-color="font-color"/>
    </style:style>
    <style:style style:name="T238_2" style:family="text">
      <style:text-properties fo:font-weight="bold" style:font-weight-asian="bold" style:font-weight-complex="bold" style:text-underline-style="solid" style:text-underline-color="font-color"/>
    </style:style>
    <style:style style:name="T238_3" style:family="text">
      <style:text-properties fo:font-weight="bold" style:font-weight-asian="bold" style:font-weight-complex="bold" style:text-underline-style="solid" style:text-underline-color="font-color"/>
    </style:style>
    <style:style style:name="T238_4" style:family="text">
      <style:text-properties fo:font-weight="bold" style:font-weight-asian="bold" style:font-weight-complex="bold" style:text-underline-style="solid" style:text-underline-color="font-color"/>
    </style:style>
    <style:style style:name="T238_5" style:family="text">
      <style:text-properties fo:font-weight="bold" style:font-weight-asian="bold" style:font-weight-complex="bold" style:text-underline-style="solid" style:text-underline-color="font-color"/>
    </style:style>
    <style:style style:name="P239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4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22" style:family="table">
      <style:table-properties table:align="left" style:width="15.924cm" fo:margin-left="0cm"/>
    </style:style>
    <style:style style:name="Column43" style:family="table-column">
      <style:table-column-properties style:column-width="7.962cm"/>
    </style:style>
    <style:style style:name="Column44" style:family="table-column">
      <style:table-column-properties style:column-width="7.962cm"/>
    </style:style>
    <style:style style:name="Row46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47" style:family="table-row"/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break-before="auto" fo:line-height="115%" style:writing-mode="lr-tb"/>
    </style:style>
    <style:style style:name="P250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51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>
      <style:text-properties fo:font-weight="bold" style:font-weight-asian="bold" style:font-weight-complex="bold" style:text-underline-style="solid" style:text-underline-color="font-color"/>
    </style:style>
    <style:style style:name="T252_2" style:family="text">
      <style:text-properties fo:font-weight="bold" style:font-weight-asian="bold" style:font-weight-complex="bold" style:text-underline-style="solid" style:text-underline-color="font-color"/>
    </style:style>
    <style:style style:name="T252_3" style:family="text">
      <style:text-properties fo:font-weight="bold" style:font-weight-asian="bold" style:font-weight-complex="bold" style:text-underline-style="solid" style:text-underline-color="font-color"/>
    </style:style>
    <style:style style:name="T252_4" style:family="text">
      <style:text-properties fo:font-weight="bold" style:font-weight-asian="bold" style:font-weight-complex="bold" style:text-underline-style="solid" style:text-underline-color="font-color"/>
    </style:style>
    <style:style style:name="T252_5" style:family="text">
      <style:text-properties fo:font-weight="bold" style:font-weight-asian="bold" style:font-weight-complex="bold" style:text-underline-style="solid" style:text-underline-color="font-color"/>
    </style:style>
    <style:style style:name="T252_6" style:family="text">
      <style:text-properties fo:font-weight="bold" style:font-weight-asian="bold" style:font-weight-complex="bold" style:text-underline-style="solid" style:text-underline-color="font-color"/>
    </style:style>
    <style:style style:name="T252_7" style:family="text">
      <style:text-properties fo:font-weight="bold" style:font-weight-asian="bold" style:font-weight-complex="bold" style:text-underline-style="solid" style:text-underline-color="font-color"/>
    </style:style>
    <style:style style:name="T252_8" style:family="text">
      <style:text-properties fo:font-weight="bold" style:font-weight-asian="bold" style:font-weight-complex="bold" style:text-underline-style="solid" style:text-underline-color="font-color"/>
    </style:style>
    <style:style style:name="T252_9" style:family="text">
      <style:text-properties fo:font-weight="bold" style:font-weight-asian="bold" style:font-weight-complex="bold" style:text-underline-style="solid" style:text-underline-color="font-color"/>
    </style:style>
    <style:style style:name="P25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23" style:family="table">
      <style:table-properties table:align="left" style:width="15.924cm" fo:margin-left="0cm"/>
    </style:style>
    <style:style style:name="Column45" style:family="table-column">
      <style:table-column-properties style:column-width="7.962cm"/>
    </style:style>
    <style:style style:name="Column46" style:family="table-column">
      <style:table-column-properties style:column-width="7.962cm"/>
    </style:style>
    <style:style style:name="Row48" style:family="table-row"/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49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break-before="auto" fo:line-height="115%" style:writing-mode="lr-tb"/>
    </style:style>
    <style:style style:name="P26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>
      <style:text-properties fo:font-weight="bold" style:font-weight-asian="bold" style:font-weight-complex="bold" style:text-underline-style="solid" style:text-underline-color="font-color"/>
    </style:style>
    <style:style style:name="T269_2" style:family="text">
      <style:text-properties fo:font-weight="bold" style:font-weight-asian="bold" style:font-weight-complex="bold" style:text-underline-style="solid" style:text-underline-color="font-color"/>
    </style:style>
    <style:style style:name="T269_3" style:family="text">
      <style:text-properties fo:font-weight="bold" style:font-weight-asian="bold" style:font-weight-complex="bold" style:text-underline-style="solid" style:text-underline-color="font-color"/>
    </style:style>
    <style:style style:name="T269_4" style:family="text">
      <style:text-properties fo:font-weight="bold" style:font-weight-asian="bold" style:font-weight-complex="bold" style:text-underline-style="solid" style:text-underline-color="font-color"/>
    </style:style>
    <style:style style:name="T269_5" style:family="text">
      <style:text-properties fo:font-weight="bold" style:font-weight-asian="bold" style:font-weight-complex="bold" style:text-underline-style="solid" style:text-underline-color="font-color"/>
    </style:style>
    <style:style style:name="T269_6" style:family="text">
      <style:text-properties fo:font-weight="bold" style:font-weight-asian="bold" style:font-weight-complex="bold" style:text-underline-style="solid" style:text-underline-color="font-color"/>
    </style:style>
    <style:style style:name="T269_7" style:family="text">
      <style:text-properties fo:font-weight="bold" style:font-weight-asian="bold" style:font-weight-complex="bold" style:text-underline-style="solid" style:text-underline-color="font-color"/>
    </style:style>
    <style:style style:name="T269_8" style:family="text">
      <style:text-properties fo:font-weight="bold" style:font-weight-asian="bold" style:font-weight-complex="bold" style:text-underline-style="solid" style:text-underline-color="font-color"/>
    </style:style>
    <style:style style:name="T269_9" style:family="text">
      <style:text-properties fo:font-weight="bold" style:font-weight-asian="bold" style:font-weight-complex="bold" style:text-underline-style="solid" style:text-underline-color="font-color"/>
    </style:style>
    <style:style style:name="P27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24" style:family="table">
      <style:table-properties table:align="left" style:width="15.924cm" fo:margin-left="0cm"/>
    </style:style>
    <style:style style:name="Column47" style:family="table-column">
      <style:table-column-properties style:column-width="7.962cm"/>
    </style:style>
    <style:style style:name="Column48" style:family="table-column">
      <style:table-column-properties style:column-width="7.962cm"/>
    </style:style>
    <style:style style:name="Row51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52" style:family="table-row"/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break-before="auto" fo:line-height="115%" style:writing-mode="lr-tb"/>
    </style:style>
    <style:style style:name="P28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>
      <style:text-properties fo:font-weight="bold" style:font-weight-asian="bold" style:font-weight-complex="bold" style:text-underline-style="solid" style:text-underline-color="font-color"/>
    </style:style>
    <style:style style:name="T283_2" style:family="text">
      <style:text-properties fo:font-weight="bold" style:font-weight-asian="bold" style:font-weight-complex="bold" style:text-underline-style="solid" style:text-underline-color="font-color"/>
    </style:style>
    <style:style style:name="T283_3" style:family="text">
      <style:text-properties fo:font-weight="bold" style:font-weight-asian="bold" style:font-weight-complex="bold" style:text-underline-style="solid" style:text-underline-color="font-color"/>
    </style:style>
    <style:style style:name="T283_4" style:family="text">
      <style:text-properties fo:font-weight="bold" style:font-weight-asian="bold" style:font-weight-complex="bold" style:text-underline-style="solid" style:text-underline-color="font-color"/>
    </style:style>
    <style:style style:name="T283_5" style:family="text">
      <style:text-properties fo:font-weight="bold" style:font-weight-asian="bold" style:font-weight-complex="bold" style:text-underline-style="solid" style:text-underline-color="font-color"/>
    </style:style>
    <style:style style:name="T283_6" style:family="text">
      <style:text-properties fo:font-weight="bold" style:font-weight-asian="bold" style:font-weight-complex="bold" style:text-underline-style="solid" style:text-underline-color="font-color"/>
    </style:style>
    <style:style style:name="T283_7" style:family="text">
      <style:text-properties fo:font-weight="bold" style:font-weight-asian="bold" style:font-weight-complex="bold" style:text-underline-style="solid" style:text-underline-color="font-color"/>
    </style:style>
    <style:style style:name="T283_8" style:family="text">
      <style:text-properties fo:font-weight="bold" style:font-weight-asian="bold" style:font-weight-complex="bold" style:text-underline-style="solid" style:text-underline-color="font-color"/>
    </style:style>
    <style:style style:name="T283_9" style:family="text">
      <style:text-properties fo:font-weight="bold" style:font-weight-asian="bold" style:font-weight-complex="bold" style:text-underline-style="solid" style:text-underline-color="font-color"/>
    </style:style>
    <style:style style:name="P28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25" style:family="table">
      <style:table-properties table:align="left" style:width="15.924cm" fo:margin-left="0cm"/>
    </style:style>
    <style:style style:name="Column49" style:family="table-column">
      <style:table-column-properties style:column-width="7.962cm"/>
    </style:style>
    <style:style style:name="Column50" style:family="table-column">
      <style:table-column-properties style:column-width="7.962cm"/>
    </style:style>
    <style:style style:name="Row54" style:family="table-row"/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55" style:family="table-row"/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break-before="auto" fo:line-height="115%" style:writing-mode="lr-tb"/>
    </style:style>
    <style:style style:name="P29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>
      <style:text-properties fo:font-weight="bold" style:font-weight-asian="bold" style:font-weight-complex="bold" style:text-underline-style="solid" style:text-underline-color="font-color"/>
    </style:style>
    <style:style style:name="T293_2" style:family="text">
      <style:text-properties fo:font-weight="bold" style:font-weight-asian="bold" style:font-weight-complex="bold" style:text-underline-style="solid" style:text-underline-color="font-color"/>
    </style:style>
    <style:style style:name="T293_3" style:family="text">
      <style:text-properties fo:font-weight="bold" style:font-weight-asian="bold" style:font-weight-complex="bold" style:text-underline-style="solid" style:text-underline-color="font-color"/>
    </style:style>
    <style:style style:name="T293_4" style:family="text">
      <style:text-properties fo:font-weight="bold" style:font-weight-asian="bold" style:font-weight-complex="bold" style:text-underline-style="solid" style:text-underline-color="font-color"/>
    </style:style>
    <style:style style:name="T293_5" style:family="text">
      <style:text-properties fo:font-weight="bold" style:font-weight-asian="bold" style:font-weight-complex="bold" style:text-underline-style="solid" style:text-underline-color="font-color"/>
    </style:style>
    <style:style style:name="P29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9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26" style:family="table">
      <style:table-properties table:align="left" style:width="15.924cm" fo:margin-left="0cm"/>
    </style:style>
    <style:style style:name="Column51" style:family="table-column">
      <style:table-column-properties style:column-width="7.962cm"/>
    </style:style>
    <style:style style:name="Column52" style:family="table-column">
      <style:table-column-properties style:column-width="7.962cm"/>
    </style:style>
    <style:style style:name="Row56" style:family="table-row"/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57" style:family="table-row"/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break-before="auto" fo:line-height="115%" style:writing-mode="lr-tb"/>
    </style:style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>
      <style:text-properties fo:font-weight="bold" style:font-weight-asian="bold" style:font-weight-complex="bold" style:text-underline-style="solid" style:text-underline-color="font-color"/>
    </style:style>
    <style:style style:name="T303_2" style:family="text">
      <style:text-properties fo:font-weight="bold" style:font-weight-asian="bold" style:font-weight-complex="bold" style:text-underline-style="solid" style:text-underline-color="font-color"/>
    </style:style>
    <style:style style:name="T303_3" style:family="text">
      <style:text-properties fo:font-weight="bold" style:font-weight-asian="bold" style:font-weight-complex="bold" style:text-underline-style="solid" style:text-underline-color="font-color"/>
    </style:style>
    <style:style style:name="T303_4" style:family="text">
      <style:text-properties fo:font-weight="bold" style:font-weight-asian="bold" style:font-weight-complex="bold" style:text-underline-style="solid" style:text-underline-color="font-color"/>
    </style:style>
    <style:style style:name="T303_5" style:family="text">
      <style:text-properties fo:font-weight="bold" style:font-weight-asian="bold" style:font-weight-complex="bold" style:text-underline-style="solid" style:text-underline-color="font-color"/>
    </style:style>
    <style:style style:name="P30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27" style:family="table">
      <style:table-properties table:align="left" style:width="15.924cm" fo:margin-left="0cm"/>
    </style:style>
    <style:style style:name="Column53" style:family="table-column">
      <style:table-column-properties style:column-width="7.962cm"/>
    </style:style>
    <style:style style:name="Column54" style:family="table-column">
      <style:table-column-properties style:column-width="7.962cm"/>
    </style:style>
    <style:style style:name="Row58" style:family="table-row"/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59" style:family="table-row"/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0" style:family="table-row"/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break-before="auto" fo:line-height="115%" style:writing-mode="lr-tb"/>
    </style:style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>
      <style:text-properties fo:font-weight="bold" style:font-weight-asian="bold" style:font-weight-complex="bold" style:text-underline-style="solid" style:text-underline-color="font-color"/>
    </style:style>
    <style:style style:name="T319_2" style:family="text">
      <style:text-properties fo:font-weight="bold" style:font-weight-asian="bold" style:font-weight-complex="bold" style:text-underline-style="solid" style:text-underline-color="font-color"/>
    </style:style>
    <style:style style:name="T319_3" style:family="text">
      <style:text-properties fo:font-weight="bold" style:font-weight-asian="bold" style:font-weight-complex="bold" style:text-underline-style="solid" style:text-underline-color="font-color"/>
    </style:style>
    <style:style style:name="T319_4" style:family="text">
      <style:text-properties fo:font-weight="bold" style:font-weight-asian="bold" style:font-weight-complex="bold" style:text-underline-style="solid" style:text-underline-color="font-color"/>
    </style:style>
    <style:style style:name="T319_5" style:family="text">
      <style:text-properties fo:font-weight="bold" style:font-weight-asian="bold" style:font-weight-complex="bold" style:text-underline-style="solid" style:text-underline-color="font-color"/>
    </style:style>
    <style:style style:name="P32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28" style:family="table">
      <style:table-properties table:align="left" style:width="15.924cm" fo:margin-left="0cm"/>
    </style:style>
    <style:style style:name="Column55" style:family="table-column">
      <style:table-column-properties style:column-width="7.962cm"/>
    </style:style>
    <style:style style:name="Column56" style:family="table-column">
      <style:table-column-properties style:column-width="7.962cm"/>
    </style:style>
    <style:style style:name="Row61" style:family="table-row"/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62" style:family="table-row"/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break-before="auto" fo:line-height="115%" style:writing-mode="lr-tb"/>
    </style:style>
    <style:style style:name="P330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>
      <style:text-properties fo:font-weight="bold" style:font-weight-asian="bold" style:font-weight-complex="bold" style:text-underline-style="solid" style:text-underline-color="font-color"/>
    </style:style>
    <style:style style:name="T331_2" style:family="text">
      <style:text-properties fo:font-weight="bold" style:font-weight-asian="bold" style:font-weight-complex="bold" style:text-underline-style="solid" style:text-underline-color="font-color"/>
    </style:style>
    <style:style style:name="T331_3" style:family="text">
      <style:text-properties fo:font-weight="bold" style:font-weight-asian="bold" style:font-weight-complex="bold" style:text-underline-style="solid" style:text-underline-color="font-color"/>
    </style:style>
    <style:style style:name="T331_4" style:family="text">
      <style:text-properties fo:font-weight="bold" style:font-weight-asian="bold" style:font-weight-complex="bold" style:text-underline-style="solid" style:text-underline-color="font-color"/>
    </style:style>
    <style:style style:name="T331_5" style:family="text">
      <style:text-properties fo:font-weight="bold" style:font-weight-asian="bold" style:font-weight-complex="bold" style:text-underline-style="solid" style:text-underline-color="font-color"/>
    </style:style>
    <style:style style:name="T331_6" style:family="text">
      <style:text-properties fo:font-weight="bold" style:font-weight-asian="bold" style:font-weight-complex="bold" style:text-underline-style="solid" style:text-underline-color="font-color"/>
    </style:style>
    <style:style style:name="T331_7" style:family="text">
      <style:text-properties fo:font-weight="bold" style:font-weight-asian="bold" style:font-weight-complex="bold" style:text-underline-style="solid" style:text-underline-color="font-color"/>
    </style:style>
    <style:style style:name="P33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3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29" style:family="table">
      <style:table-properties table:align="left" style:width="15.924cm" fo:margin-left="0cm"/>
    </style:style>
    <style:style style:name="Column57" style:family="table-column">
      <style:table-column-properties style:column-width="7.962cm"/>
    </style:style>
    <style:style style:name="Column58" style:family="table-column">
      <style:table-column-properties style:column-width="7.962cm"/>
    </style:style>
    <style:style style:name="Row63" style:family="table-row"/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64" style:family="table-row"/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break-before="auto" fo:line-height="115%" style:writing-mode="lr-tb"/>
    </style:style>
    <style:style style:name="P341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>
      <style:text-properties fo:font-weight="bold" style:font-weight-asian="bold" style:font-weight-complex="bold" style:text-underline-style="solid" style:text-underline-color="font-color"/>
    </style:style>
    <style:style style:name="T342_2" style:family="text">
      <style:text-properties fo:font-weight="bold" style:font-weight-asian="bold" style:font-weight-complex="bold" style:text-underline-style="solid" style:text-underline-color="font-color"/>
    </style:style>
    <style:style style:name="T342_3" style:family="text">
      <style:text-properties fo:font-weight="bold" style:font-weight-asian="bold" style:font-weight-complex="bold" style:text-underline-style="solid" style:text-underline-color="font-color"/>
    </style:style>
    <style:style style:name="T342_4" style:family="text">
      <style:text-properties fo:font-weight="bold" style:font-weight-asian="bold" style:font-weight-complex="bold" style:text-underline-style="solid" style:text-underline-color="font-color"/>
    </style:style>
    <style:style style:name="T342_5" style:family="text">
      <style:text-properties fo:font-weight="bold" style:font-weight-asian="bold" style:font-weight-complex="bold" style:text-underline-style="solid" style:text-underline-color="font-color"/>
    </style:style>
    <style:style style:name="T342_6" style:family="text">
      <style:text-properties fo:font-weight="bold" style:font-weight-asian="bold" style:font-weight-complex="bold" style:text-underline-style="solid" style:text-underline-color="font-color"/>
    </style:style>
    <style:style style:name="T342_7" style:family="text">
      <style:text-properties fo:font-weight="bold" style:font-weight-asian="bold" style:font-weight-complex="bold" style:text-underline-style="solid" style:text-underline-color="font-color"/>
    </style:style>
    <style:style style:name="T342_8" style:family="text">
      <style:text-properties fo:font-weight="bold" style:font-weight-asian="bold" style:font-weight-complex="bold" style:text-underline-style="solid" style:text-underline-color="font-color"/>
    </style:style>
    <style:style style:name="T342_9" style:family="text">
      <style:text-properties fo:font-weight="bold" style:font-weight-asian="bold" style:font-weight-complex="bold" style:text-underline-style="solid" style:text-underline-color="font-color"/>
    </style:style>
    <style:style style:name="T342_10" style:family="text">
      <style:text-properties fo:font-weight="bold" style:font-weight-asian="bold" style:font-weight-complex="bold" style:text-underline-style="solid" style:text-underline-color="font-color"/>
    </style:style>
    <style:style style:name="T342_11" style:family="text">
      <style:text-properties fo:font-weight="bold" style:font-weight-asian="bold" style:font-weight-complex="bold" style:text-underline-style="solid" style:text-underline-color="font-color"/>
    </style:style>
    <style:style style:name="T342_12" style:family="text">
      <style:text-properties fo:font-weight="bold" style:font-weight-asian="bold" style:font-weight-complex="bold" style:text-underline-style="solid" style:text-underline-color="font-color"/>
    </style:style>
    <style:style style:name="T342_13" style:family="text">
      <style:text-properties fo:font-weight="bold" style:font-weight-asian="bold" style:font-weight-complex="bold" style:text-underline-style="solid" style:text-underline-color="font-color"/>
    </style:style>
    <style:style style:name="T342_14" style:family="text">
      <style:text-properties fo:font-weight="bold" style:font-weight-asian="bold" style:font-weight-complex="bold" style:text-underline-style="solid" style:text-underline-color="font-color"/>
    </style:style>
    <style:style style:name="T342_15" style:family="text">
      <style:text-properties fo:font-weight="bold" style:font-weight-asian="bold" style:font-weight-complex="bold" style:text-underline-style="solid" style:text-underline-color="font-color"/>
    </style:style>
    <style:style style:name="P343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4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30" style:family="table">
      <style:table-properties table:align="left" style:width="15.924cm" fo:margin-left="0cm"/>
    </style:style>
    <style:style style:name="Column59" style:family="table-column">
      <style:table-column-properties style:column-width="7.962cm"/>
    </style:style>
    <style:style style:name="Column60" style:family="table-column">
      <style:table-column-properties style:column-width="7.962cm"/>
    </style:style>
    <style:style style:name="Row65" style:family="table-row"/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66" style:family="table-row"/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9" style:family="paragraph" style:parent-style-name="Standard">
      <style:paragraph-properties fo:break-before="auto" fo:line-height="115%" style:writing-mode="lr-tb"/>
    </style:style>
    <style:style style:name="P360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>
      <style:text-properties fo:font-weight="bold" style:font-weight-asian="bold" style:font-weight-complex="bold" style:text-underline-style="solid" style:text-underline-color="font-color"/>
    </style:style>
    <style:style style:name="T361_2" style:family="text">
      <style:text-properties fo:font-weight="bold" style:font-weight-asian="bold" style:font-weight-complex="bold" style:text-underline-style="solid" style:text-underline-color="font-color"/>
    </style:style>
    <style:style style:name="T361_3" style:family="text">
      <style:text-properties fo:font-weight="bold" style:font-weight-asian="bold" style:font-weight-complex="bold" style:text-underline-style="solid" style:text-underline-color="font-color"/>
    </style:style>
    <style:style style:name="T361_4" style:family="text">
      <style:text-properties fo:font-weight="bold" style:font-weight-asian="bold" style:font-weight-complex="bold" style:text-underline-style="solid" style:text-underline-color="font-color"/>
    </style:style>
    <style:style style:name="T361_5" style:family="text">
      <style:text-properties fo:font-weight="bold" style:font-weight-asian="bold" style:font-weight-complex="bold" style:text-underline-style="solid" style:text-underline-color="font-color"/>
    </style:style>
    <style:style style:name="T361_6" style:family="text">
      <style:text-properties fo:font-weight="bold" style:font-weight-asian="bold" style:font-weight-complex="bold" style:text-underline-style="solid" style:text-underline-color="font-color"/>
    </style:style>
    <style:style style:name="T361_7" style:family="text">
      <style:text-properties fo:font-weight="bold" style:font-weight-asian="bold" style:font-weight-complex="bold" style:text-underline-style="solid" style:text-underline-color="font-color"/>
    </style:style>
    <style:style style:name="T361_8" style:family="text">
      <style:text-properties fo:font-weight="bold" style:font-weight-asian="bold" style:font-weight-complex="bold" style:text-underline-style="solid" style:text-underline-color="font-color"/>
    </style:style>
    <style:style style:name="T361_9" style:family="text">
      <style:text-properties fo:font-weight="bold" style:font-weight-asian="bold" style:font-weight-complex="bold" style:text-underline-style="solid" style:text-underline-color="font-color"/>
    </style:style>
    <style:style style:name="T361_10" style:family="text">
      <style:text-properties fo:font-weight="bold" style:font-weight-asian="bold" style:font-weight-complex="bold" style:text-underline-style="solid" style:text-underline-color="font-color"/>
    </style:style>
    <style:style style:name="T361_11" style:family="text">
      <style:text-properties fo:font-weight="bold" style:font-weight-asian="bold" style:font-weight-complex="bold" style:text-underline-style="solid" style:text-underline-color="font-color"/>
    </style:style>
    <style:style style:name="P36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6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31" style:family="table">
      <style:table-properties table:align="left" style:width="15.924cm" fo:margin-left="0cm"/>
    </style:style>
    <style:style style:name="Column61" style:family="table-column">
      <style:table-column-properties style:column-width="7.962cm"/>
    </style:style>
    <style:style style:name="Column62" style:family="table-column">
      <style:table-column-properties style:column-width="7.962cm"/>
    </style:style>
    <style:style style:name="Row67" style:family="table-row"/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68" style:family="table-row"/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3" style:family="paragraph" style:parent-style-name="Standard">
      <style:paragraph-properties fo:break-before="auto" fo:line-height="115%" style:writing-mode="lr-tb"/>
    </style:style>
    <style:style style:name="P37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>
      <style:text-properties fo:font-weight="bold" style:font-weight-asian="bold" style:font-weight-complex="bold" style:text-underline-style="solid" style:text-underline-color="font-color"/>
    </style:style>
    <style:style style:name="T375_2" style:family="text">
      <style:text-properties fo:font-weight="bold" style:font-weight-asian="bold" style:font-weight-complex="bold" style:text-underline-style="solid" style:text-underline-color="font-color"/>
    </style:style>
    <style:style style:name="T375_3" style:family="text">
      <style:text-properties fo:font-weight="bold" style:font-weight-asian="bold" style:font-weight-complex="bold" style:text-underline-style="solid" style:text-underline-color="font-color"/>
    </style:style>
    <style:style style:name="T375_4" style:family="text">
      <style:text-properties fo:font-weight="bold" style:font-weight-asian="bold" style:font-weight-complex="bold" style:text-underline-style="solid" style:text-underline-color="font-color"/>
    </style:style>
    <style:style style:name="T375_5" style:family="text">
      <style:text-properties fo:font-weight="bold" style:font-weight-asian="bold" style:font-weight-complex="bold" style:text-underline-style="solid" style:text-underline-color="font-color"/>
    </style:style>
    <style:style style:name="T375_6" style:family="text">
      <style:text-properties fo:font-weight="bold" style:font-weight-asian="bold" style:font-weight-complex="bold" style:text-underline-style="solid" style:text-underline-color="font-color"/>
    </style:style>
    <style:style style:name="T375_7" style:family="text">
      <style:text-properties fo:font-weight="bold" style:font-weight-asian="bold" style:font-weight-complex="bold" style:text-underline-style="solid" style:text-underline-color="font-color"/>
    </style:style>
    <style:style style:name="T375_8" style:family="text">
      <style:text-properties fo:font-weight="bold" style:font-weight-asian="bold" style:font-weight-complex="bold" style:text-underline-style="solid" style:text-underline-color="font-color"/>
    </style:style>
    <style:style style:name="T375_9" style:family="text">
      <style:text-properties fo:font-weight="bold" style:font-weight-asian="bold" style:font-weight-complex="bold" style:text-underline-style="solid" style:text-underline-color="font-color"/>
    </style:style>
    <style:style style:name="T375_10" style:family="text">
      <style:text-properties fo:font-weight="bold" style:font-weight-asian="bold" style:font-weight-complex="bold" style:text-underline-style="solid" style:text-underline-color="font-color"/>
    </style:style>
    <style:style style:name="T375_11" style:family="text">
      <style:text-properties fo:font-weight="bold" style:font-weight-asian="bold" style:font-weight-complex="bold" style:text-underline-style="solid" style:text-underline-color="font-color"/>
    </style:style>
    <style:style style:name="P37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32" style:family="table">
      <style:table-properties table:align="left" style:width="15.924cm" fo:margin-left="0cm"/>
    </style:style>
    <style:style style:name="Column63" style:family="table-column">
      <style:table-column-properties style:column-width="7.962cm"/>
    </style:style>
    <style:style style:name="Column64" style:family="table-column">
      <style:table-column-properties style:column-width="7.962cm"/>
    </style:style>
    <style:style style:name="Row69" style:family="table-row"/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70" style:family="table-row"/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3" style:family="paragraph" style:parent-style-name="Standard">
      <style:paragraph-properties fo:break-before="auto" fo:line-height="115%" style:writing-mode="lr-tb"/>
    </style:style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>
      <style:text-properties fo:font-weight="bold" style:font-weight-asian="bold" style:font-weight-complex="bold" style:text-underline-style="solid" style:text-underline-color="font-color"/>
    </style:style>
    <style:style style:name="T384_2" style:family="text">
      <style:text-properties fo:font-weight="bold" style:font-weight-asian="bold" style:font-weight-complex="bold" style:text-underline-style="solid" style:text-underline-color="font-color"/>
    </style:style>
    <style:style style:name="T384_3" style:family="text">
      <style:text-properties fo:font-weight="bold" style:font-weight-asian="bold" style:font-weight-complex="bold" style:text-underline-style="solid" style:text-underline-color="font-color"/>
    </style:style>
    <style:style style:name="T384_4" style:family="text">
      <style:text-properties fo:font-weight="bold" style:font-weight-asian="bold" style:font-weight-complex="bold" style:text-underline-style="solid" style:text-underline-color="font-color"/>
    </style:style>
    <style:style style:name="T384_5" style:family="text">
      <style:text-properties fo:font-weight="bold" style:font-weight-asian="bold" style:font-weight-complex="bold" style:text-underline-style="solid" style:text-underline-color="font-color"/>
    </style:style>
    <style:style style:name="T384_6" style:family="text">
      <style:text-properties fo:font-weight="bold" style:font-weight-asian="bold" style:font-weight-complex="bold" style:text-underline-style="solid" style:text-underline-color="font-color"/>
    </style:style>
    <style:style style:name="T384_7" style:family="text">
      <style:text-properties fo:font-weight="bold" style:font-weight-asian="bold" style:font-weight-complex="bold" style:text-underline-style="solid" style:text-underline-color="font-color"/>
    </style:style>
    <style:style style:name="T384_8" style:family="text">
      <style:text-properties fo:font-weight="bold" style:font-weight-asian="bold" style:font-weight-complex="bold" style:text-underline-style="solid" style:text-underline-color="font-color"/>
    </style:style>
    <style:style style:name="T384_9" style:family="text">
      <style:text-properties fo:font-weight="bold" style:font-weight-asian="bold" style:font-weight-complex="bold" style:text-underline-style="solid" style:text-underline-color="font-color"/>
    </style:style>
    <style:style style:name="T384_10" style:family="text">
      <style:text-properties fo:font-weight="bold" style:font-weight-asian="bold" style:font-weight-complex="bold" style:text-underline-style="solid" style:text-underline-color="font-color"/>
    </style:style>
    <style:style style:name="T384_11" style:family="text">
      <style:text-properties fo:font-weight="bold" style:font-weight-asian="bold" style:font-weight-complex="bold" style:text-underline-style="solid" style:text-underline-color="font-color"/>
    </style:style>
    <style:style style:name="T384_12" style:family="text">
      <style:text-properties fo:font-weight="bold" style:font-weight-asian="bold" style:font-weight-complex="bold" style:text-underline-style="solid" style:text-underline-color="font-color"/>
    </style:style>
    <style:style style:name="T384_13" style:family="text">
      <style:text-properties fo:font-weight="bold" style:font-weight-asian="bold" style:font-weight-complex="bold" style:text-underline-style="solid" style:text-underline-color="font-color"/>
    </style:style>
    <style:style style:name="P38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33" style:family="table">
      <style:table-properties table:align="left" style:width="15.924cm" fo:margin-left="0cm"/>
    </style:style>
    <style:style style:name="Column65" style:family="table-column">
      <style:table-column-properties style:column-width="7.962cm"/>
    </style:style>
    <style:style style:name="Column66" style:family="table-column">
      <style:table-column-properties style:column-width="7.962cm"/>
    </style:style>
    <style:style style:name="Row71" style:family="table-row"/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72" style:family="table-row"/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2" style:family="paragraph" style:parent-style-name="Standard">
      <style:paragraph-properties fo:break-before="auto" fo:line-height="115%" style:writing-mode="lr-tb"/>
    </style:style>
    <style:style style:name="P393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9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>
      <style:text-properties fo:font-weight="bold" style:font-weight-asian="bold" style:font-weight-complex="bold" style:text-underline-style="solid" style:text-underline-color="font-color"/>
    </style:style>
    <style:style style:name="T395_2" style:family="text">
      <style:text-properties fo:font-weight="bold" style:font-weight-asian="bold" style:font-weight-complex="bold" style:text-underline-style="solid" style:text-underline-color="font-color"/>
    </style:style>
    <style:style style:name="T395_3" style:family="text">
      <style:text-properties fo:font-weight="bold" style:font-weight-asian="bold" style:font-weight-complex="bold" style:text-underline-style="solid" style:text-underline-color="font-color"/>
    </style:style>
    <style:style style:name="T395_4" style:family="text">
      <style:text-properties fo:font-weight="bold" style:font-weight-asian="bold" style:font-weight-complex="bold" style:text-underline-style="solid" style:text-underline-color="font-color"/>
    </style:style>
    <style:style style:name="T395_5" style:family="text">
      <style:text-properties fo:font-weight="bold" style:font-weight-asian="bold" style:font-weight-complex="bold" style:text-underline-style="solid" style:text-underline-color="font-color"/>
    </style:style>
    <style:style style:name="T395_6" style:family="text">
      <style:text-properties fo:font-weight="bold" style:font-weight-asian="bold" style:font-weight-complex="bold" style:text-underline-style="solid" style:text-underline-color="font-color"/>
    </style:style>
    <style:style style:name="T395_7" style:family="text">
      <style:text-properties fo:font-weight="bold" style:font-weight-asian="bold" style:font-weight-complex="bold" style:text-underline-style="solid" style:text-underline-color="font-color"/>
    </style:style>
    <style:style style:name="T395_8" style:family="text">
      <style:text-properties fo:font-weight="bold" style:font-weight-asian="bold" style:font-weight-complex="bold" style:text-underline-style="solid" style:text-underline-color="font-color"/>
    </style:style>
    <style:style style:name="T395_9" style:family="text">
      <style:text-properties fo:font-weight="bold" style:font-weight-asian="bold" style:font-weight-complex="bold" style:text-underline-style="solid" style:text-underline-color="font-color"/>
    </style:style>
    <style:style style:name="T395_10" style:family="text">
      <style:text-properties fo:font-weight="bold" style:font-weight-asian="bold" style:font-weight-complex="bold" style:text-underline-style="solid" style:text-underline-color="font-color"/>
    </style:style>
    <style:style style:name="T395_11" style:family="text">
      <style:text-properties fo:font-weight="bold" style:font-weight-asian="bold" style:font-weight-complex="bold" style:text-underline-style="solid" style:text-underline-color="font-color"/>
    </style:style>
    <style:style style:name="T395_12" style:family="text">
      <style:text-properties fo:font-weight="bold" style:font-weight-asian="bold" style:font-weight-complex="bold" style:text-underline-style="solid" style:text-underline-color="font-color"/>
    </style:style>
    <style:style style:name="T395_13" style:family="text">
      <style:text-properties fo:font-weight="bold" style:font-weight-asian="bold" style:font-weight-complex="bold" style:text-underline-style="solid" style:text-underline-color="font-color"/>
    </style:style>
    <style:style style:name="T395_14" style:family="text">
      <style:text-properties fo:font-weight="bold" style:font-weight-asian="bold" style:font-weight-complex="bold" style:text-underline-style="solid" style:text-underline-color="font-color"/>
    </style:style>
    <style:style style:name="T395_15" style:family="text">
      <style:text-properties fo:font-weight="bold" style:font-weight-asian="bold" style:font-weight-complex="bold" style:text-underline-style="solid" style:text-underline-color="font-color"/>
    </style:style>
    <style:style style:name="T395_16" style:family="text">
      <style:text-properties fo:font-weight="bold" style:font-weight-asian="bold" style:font-weight-complex="bold" style:text-underline-style="solid" style:text-underline-color="font-color"/>
    </style:style>
    <style:style style:name="T395_17" style:family="text">
      <style:text-properties fo:font-weight="bold" style:font-weight-asian="bold" style:font-weight-complex="bold" style:text-underline-style="solid" style:text-underline-color="font-color"/>
    </style:style>
    <style:style style:name="T395_18" style:family="text">
      <style:text-properties fo:font-weight="bold" style:font-weight-asian="bold" style:font-weight-complex="bold" style:text-underline-style="solid" style:text-underline-color="font-color"/>
    </style:style>
    <style:style style:name="T395_19" style:family="text">
      <style:text-properties fo:font-weight="bold" style:font-weight-asian="bold" style:font-weight-complex="bold" style:text-underline-style="solid" style:text-underline-color="font-color"/>
    </style:style>
    <style:style style:name="T395_20" style:family="text">
      <style:text-properties fo:font-weight="bold" style:font-weight-asian="bold" style:font-weight-complex="bold" style:text-underline-style="solid" style:text-underline-color="font-color"/>
    </style:style>
    <style:style style:name="T395_21" style:family="text">
      <style:text-properties fo:font-weight="bold" style:font-weight-asian="bold" style:font-weight-complex="bold" style:text-underline-style="solid" style:text-underline-color="font-color"/>
    </style:style>
    <style:style style:name="P396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9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34" style:family="table">
      <style:table-properties table:align="left" style:width="15.924cm" fo:margin-left="0cm"/>
    </style:style>
    <style:style style:name="Column67" style:family="table-column">
      <style:table-column-properties style:column-width="7.962cm"/>
    </style:style>
    <style:style style:name="Column68" style:family="table-column">
      <style:table-column-properties style:column-width="7.962cm"/>
    </style:style>
    <style:style style:name="Row73" style:family="table-row"/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74" style:family="table-row"/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9" style:family="paragraph" style:parent-style-name="Standard">
      <style:paragraph-properties fo:break-before="auto" fo:line-height="115%" style:writing-mode="lr-tb"/>
    </style:style>
    <style:style style:name="P410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>
      <style:text-properties fo:font-weight="bold" style:font-weight-asian="bold" style:font-weight-complex="bold" style:text-underline-style="solid" style:text-underline-color="font-color"/>
    </style:style>
    <style:style style:name="T411_2" style:family="text">
      <style:text-properties fo:font-weight="bold" style:font-weight-asian="bold" style:font-weight-complex="bold" style:text-underline-style="solid" style:text-underline-color="font-color"/>
    </style:style>
    <style:style style:name="T411_3" style:family="text">
      <style:text-properties fo:font-weight="bold" style:font-weight-asian="bold" style:font-weight-complex="bold" style:text-underline-style="solid" style:text-underline-color="font-color"/>
    </style:style>
    <style:style style:name="T411_4" style:family="text">
      <style:text-properties fo:font-weight="bold" style:font-weight-asian="bold" style:font-weight-complex="bold" style:text-underline-style="solid" style:text-underline-color="font-color"/>
    </style:style>
    <style:style style:name="T411_5" style:family="text">
      <style:text-properties fo:font-weight="bold" style:font-weight-asian="bold" style:font-weight-complex="bold" style:text-underline-style="solid" style:text-underline-color="font-color"/>
    </style:style>
    <style:style style:name="T411_6" style:family="text">
      <style:text-properties fo:font-weight="bold" style:font-weight-asian="bold" style:font-weight-complex="bold" style:text-underline-style="solid" style:text-underline-color="font-color"/>
    </style:style>
    <style:style style:name="T411_7" style:family="text">
      <style:text-properties fo:font-weight="bold" style:font-weight-asian="bold" style:font-weight-complex="bold" style:text-underline-style="solid" style:text-underline-color="font-color"/>
    </style:style>
    <style:style style:name="T411_8" style:family="text">
      <style:text-properties fo:font-weight="bold" style:font-weight-asian="bold" style:font-weight-complex="bold" style:text-underline-style="solid" style:text-underline-color="font-color"/>
    </style:style>
    <style:style style:name="T411_9" style:family="text">
      <style:text-properties fo:font-weight="bold" style:font-weight-asian="bold" style:font-weight-complex="bold" style:text-underline-style="solid" style:text-underline-color="font-color"/>
    </style:style>
    <style:style style:name="T411_10" style:family="text">
      <style:text-properties fo:font-weight="bold" style:font-weight-asian="bold" style:font-weight-complex="bold" style:text-underline-style="solid" style:text-underline-color="font-color"/>
    </style:style>
    <style:style style:name="T411_11" style:family="text">
      <style:text-properties fo:font-weight="bold" style:font-weight-asian="bold" style:font-weight-complex="bold" style:text-underline-style="solid" style:text-underline-color="font-color"/>
    </style:style>
    <style:style style:name="T411_12" style:family="text">
      <style:text-properties fo:font-weight="bold" style:font-weight-asian="bold" style:font-weight-complex="bold" style:text-underline-style="solid" style:text-underline-color="font-color"/>
    </style:style>
    <style:style style:name="T411_13" style:family="text">
      <style:text-properties fo:font-weight="bold" style:font-weight-asian="bold" style:font-weight-complex="bold" style:text-underline-style="solid" style:text-underline-color="font-color"/>
    </style:style>
    <style:style style:name="T411_14" style:family="text">
      <style:text-properties fo:font-weight="bold" style:font-weight-asian="bold" style:font-weight-complex="bold" style:text-underline-style="solid" style:text-underline-color="font-color"/>
    </style:style>
    <style:style style:name="T411_15" style:family="text">
      <style:text-properties fo:font-weight="bold" style:font-weight-asian="bold" style:font-weight-complex="bold" style:text-underline-style="solid" style:text-underline-color="font-color"/>
    </style:style>
    <style:style style:name="T411_16" style:family="text">
      <style:text-properties fo:font-weight="bold" style:font-weight-asian="bold" style:font-weight-complex="bold" style:text-underline-style="solid" style:text-underline-color="font-color"/>
    </style:style>
    <style:style style:name="T411_17" style:family="text">
      <style:text-properties fo:font-weight="bold" style:font-weight-asian="bold" style:font-weight-complex="bold" style:text-underline-style="solid" style:text-underline-color="font-color"/>
    </style:style>
    <style:style style:name="P41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35" style:family="table">
      <style:table-properties table:align="left" style:width="15.924cm" fo:margin-left="0cm"/>
    </style:style>
    <style:style style:name="Column69" style:family="table-column">
      <style:table-column-properties style:column-width="7.962cm"/>
    </style:style>
    <style:style style:name="Column70" style:family="table-column">
      <style:table-column-properties style:column-width="7.962cm"/>
    </style:style>
    <style:style style:name="Row75" style:family="table-row"/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76" style:family="table-row"/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1" style:family="paragraph" style:parent-style-name="Standard">
      <style:paragraph-properties fo:break-before="auto" fo:line-height="115%" style:writing-mode="lr-tb"/>
    </style:style>
    <style:style style:name="P42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>
      <style:text-properties fo:font-weight="bold" style:font-weight-asian="bold" style:font-weight-complex="bold" style:text-underline-style="solid" style:text-underline-color="font-color"/>
    </style:style>
    <style:style style:name="T423_2" style:family="text">
      <style:text-properties fo:font-weight="bold" style:font-weight-asian="bold" style:font-weight-complex="bold" style:text-underline-style="solid" style:text-underline-color="font-color"/>
    </style:style>
    <style:style style:name="T423_3" style:family="text">
      <style:text-properties fo:font-weight="bold" style:font-weight-asian="bold" style:font-weight-complex="bold" style:text-underline-style="solid" style:text-underline-color="font-color"/>
    </style:style>
    <style:style style:name="T423_4" style:family="text">
      <style:text-properties fo:font-weight="bold" style:font-weight-asian="bold" style:font-weight-complex="bold" style:text-underline-style="solid" style:text-underline-color="font-color"/>
    </style:style>
    <style:style style:name="T423_5" style:family="text">
      <style:text-properties fo:font-weight="bold" style:font-weight-asian="bold" style:font-weight-complex="bold" style:text-underline-style="solid" style:text-underline-color="font-color"/>
    </style:style>
    <style:style style:name="T423_6" style:family="text">
      <style:text-properties fo:font-weight="bold" style:font-weight-asian="bold" style:font-weight-complex="bold" style:text-underline-style="solid" style:text-underline-color="font-color"/>
    </style:style>
    <style:style style:name="T423_7" style:family="text">
      <style:text-properties fo:font-weight="bold" style:font-weight-asian="bold" style:font-weight-complex="bold" style:text-underline-style="solid" style:text-underline-color="font-color"/>
    </style:style>
    <style:style style:name="T423_8" style:family="text">
      <style:text-properties fo:font-weight="bold" style:font-weight-asian="bold" style:font-weight-complex="bold" style:text-underline-style="solid" style:text-underline-color="font-color"/>
    </style:style>
    <style:style style:name="T423_9" style:family="text">
      <style:text-properties fo:font-weight="bold" style:font-weight-asian="bold" style:font-weight-complex="bold" style:text-underline-style="solid" style:text-underline-color="font-color"/>
    </style:style>
    <style:style style:name="T423_10" style:family="text">
      <style:text-properties fo:font-weight="bold" style:font-weight-asian="bold" style:font-weight-complex="bold" style:text-underline-style="solid" style:text-underline-color="font-color"/>
    </style:style>
    <style:style style:name="T423_11" style:family="text">
      <style:text-properties fo:font-weight="bold" style:font-weight-asian="bold" style:font-weight-complex="bold" style:text-underline-style="solid" style:text-underline-color="font-color"/>
    </style:style>
    <style:style style:name="T423_12" style:family="text">
      <style:text-properties fo:font-weight="bold" style:font-weight-asian="bold" style:font-weight-complex="bold" style:text-underline-style="solid" style:text-underline-color="font-color"/>
    </style:style>
    <style:style style:name="T423_13" style:family="text">
      <style:text-properties fo:font-weight="bold" style:font-weight-asian="bold" style:font-weight-complex="bold" style:text-underline-style="solid" style:text-underline-color="font-color"/>
    </style:style>
    <style:style style:name="T423_14" style:family="text">
      <style:text-properties fo:font-weight="bold" style:font-weight-asian="bold" style:font-weight-complex="bold" style:text-underline-style="solid" style:text-underline-color="font-color"/>
    </style:style>
    <style:style style:name="T423_15" style:family="text">
      <style:text-properties fo:font-weight="bold" style:font-weight-asian="bold" style:font-weight-complex="bold" style:text-underline-style="solid" style:text-underline-color="font-color"/>
    </style:style>
    <style:style style:name="P42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36" style:family="table">
      <style:table-properties table:align="left" style:width="15.924cm" fo:margin-left="0cm"/>
    </style:style>
    <style:style style:name="Column71" style:family="table-column">
      <style:table-column-properties style:column-width="7.962cm"/>
    </style:style>
    <style:style style:name="Column72" style:family="table-column">
      <style:table-column-properties style:column-width="7.962cm"/>
    </style:style>
    <style:style style:name="Row77" style:family="table-row"/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78" style:family="table-row"/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1" style:family="paragraph" style:parent-style-name="Standard">
      <style:paragraph-properties fo:break-before="auto" fo:line-height="115%" style:writing-mode="lr-tb"/>
    </style:style>
    <style:style style:name="P43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33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3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35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>
      <style:text-properties fo:font-weight="bold" style:font-weight-asian="bold" style:font-weight-complex="bold" style:text-underline-style="solid" style:text-underline-color="font-color"/>
    </style:style>
    <style:style style:name="T436_2" style:family="text">
      <style:text-properties fo:font-weight="bold" style:font-weight-asian="bold" style:font-weight-complex="bold" style:text-underline-style="solid" style:text-underline-color="font-color"/>
    </style:style>
    <style:style style:name="T436_3" style:family="text">
      <style:text-properties fo:font-weight="bold" style:font-weight-asian="bold" style:font-weight-complex="bold" style:text-underline-style="solid" style:text-underline-color="font-color"/>
    </style:style>
    <style:style style:name="P437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3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37" style:family="table">
      <style:table-properties table:align="left" style:width="15.924cm" fo:margin-left="0cm"/>
    </style:style>
    <style:style style:name="Column73" style:family="table-column">
      <style:table-column-properties style:column-width="7.962cm"/>
    </style:style>
    <style:style style:name="Column74" style:family="table-column">
      <style:table-column-properties style:column-width="7.962cm"/>
    </style:style>
    <style:style style:name="Row79" style:family="table-row"/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80" style:family="table-row"/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5" style:family="paragraph" style:parent-style-name="Standard">
      <style:paragraph-properties fo:break-before="auto" fo:line-height="115%" style:writing-mode="lr-tb"/>
    </style:style>
    <style:style style:name="P446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47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>
      <style:text-properties fo:font-weight="bold" style:font-weight-asian="bold" style:font-weight-complex="bold" style:text-underline-style="solid" style:text-underline-color="font-color"/>
    </style:style>
    <style:style style:name="T448_2" style:family="text">
      <style:text-properties fo:font-weight="bold" style:font-weight-asian="bold" style:font-weight-complex="bold" style:text-underline-style="solid" style:text-underline-color="font-color"/>
    </style:style>
    <style:style style:name="T448_3" style:family="text">
      <style:text-properties fo:font-weight="bold" style:font-weight-asian="bold" style:font-weight-complex="bold" style:text-underline-style="solid" style:text-underline-color="font-color"/>
    </style:style>
    <style:style style:name="T448_4" style:family="text">
      <style:text-properties fo:font-weight="bold" style:font-weight-asian="bold" style:font-weight-complex="bold" style:text-underline-style="solid" style:text-underline-color="font-color"/>
    </style:style>
    <style:style style:name="T448_5" style:family="text">
      <style:text-properties fo:font-weight="bold" style:font-weight-asian="bold" style:font-weight-complex="bold" style:text-underline-style="solid" style:text-underline-color="font-color"/>
    </style:style>
    <style:style style:name="T448_6" style:family="text">
      <style:text-properties fo:font-weight="bold" style:font-weight-asian="bold" style:font-weight-complex="bold" style:text-underline-style="solid" style:text-underline-color="font-color"/>
    </style:style>
    <style:style style:name="T448_7" style:family="text">
      <style:text-properties fo:font-weight="bold" style:font-weight-asian="bold" style:font-weight-complex="bold" style:text-underline-style="solid" style:text-underline-color="font-color"/>
    </style:style>
    <style:style style:name="T448_8" style:family="text">
      <style:text-properties fo:font-weight="bold" style:font-weight-asian="bold" style:font-weight-complex="bold" style:text-underline-style="solid" style:text-underline-color="font-color"/>
    </style:style>
    <style:style style:name="T448_9" style:family="text">
      <style:text-properties fo:font-weight="bold" style:font-weight-asian="bold" style:font-weight-complex="bold" style:text-underline-style="solid" style:text-underline-color="font-color"/>
    </style:style>
    <style:style style:name="T448_10" style:family="text">
      <style:text-properties fo:font-weight="bold" style:font-weight-asian="bold" style:font-weight-complex="bold" style:text-underline-style="solid" style:text-underline-color="font-color"/>
    </style:style>
    <style:style style:name="T448_11" style:family="text">
      <style:text-properties fo:font-weight="bold" style:font-weight-asian="bold" style:font-weight-complex="bold" style:text-underline-style="solid" style:text-underline-color="font-color"/>
    </style:style>
    <style:style style:name="T448_12" style:family="text">
      <style:text-properties fo:font-weight="bold" style:font-weight-asian="bold" style:font-weight-complex="bold" style:text-underline-style="solid" style:text-underline-color="font-color"/>
    </style:style>
    <style:style style:name="T448_13" style:family="text">
      <style:text-properties fo:font-weight="bold" style:font-weight-asian="bold" style:font-weight-complex="bold" style:text-underline-style="solid" style:text-underline-color="font-color"/>
    </style:style>
    <style:style style:name="P449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5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38" style:family="table">
      <style:table-properties table:align="left" style:width="15.924cm" fo:margin-left="0cm"/>
    </style:style>
    <style:style style:name="Column75" style:family="table-column">
      <style:table-column-properties style:column-width="7.962cm"/>
    </style:style>
    <style:style style:name="Column76" style:family="table-column">
      <style:table-column-properties style:column-width="7.962cm"/>
    </style:style>
    <style:style style:name="Row81" style:family="table-row"/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82" style:family="table-row"/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3" style:family="paragraph" style:parent-style-name="Standard">
      <style:paragraph-properties fo:break-before="auto" fo:line-height="115%" style:writing-mode="lr-tb"/>
    </style:style>
    <style:style style:name="P46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>
      <style:text-properties fo:font-weight="bold" style:font-weight-asian="bold" style:font-weight-complex="bold" style:text-underline-style="solid" style:text-underline-color="font-color"/>
    </style:style>
    <style:style style:name="T465_2" style:family="text">
      <style:text-properties fo:font-weight="bold" style:font-weight-asian="bold" style:font-weight-complex="bold" style:text-underline-style="solid" style:text-underline-color="font-color"/>
    </style:style>
    <style:style style:name="T465_3" style:family="text">
      <style:text-properties fo:font-weight="bold" style:font-weight-asian="bold" style:font-weight-complex="bold" style:text-underline-style="solid" style:text-underline-color="font-color"/>
    </style:style>
    <style:style style:name="T465_4" style:family="text">
      <style:text-properties fo:font-weight="bold" style:font-weight-asian="bold" style:font-weight-complex="bold" style:text-underline-style="solid" style:text-underline-color="font-color"/>
    </style:style>
    <style:style style:name="T465_5" style:family="text">
      <style:text-properties fo:font-weight="bold" style:font-weight-asian="bold" style:font-weight-complex="bold" style:text-underline-style="solid" style:text-underline-color="font-color"/>
    </style:style>
    <style:style style:name="T465_6" style:family="text">
      <style:text-properties fo:font-weight="bold" style:font-weight-asian="bold" style:font-weight-complex="bold" style:text-underline-style="solid" style:text-underline-color="font-color"/>
    </style:style>
    <style:style style:name="T465_7" style:family="text">
      <style:text-properties fo:font-weight="bold" style:font-weight-asian="bold" style:font-weight-complex="bold" style:text-underline-style="solid" style:text-underline-color="font-color"/>
    </style:style>
    <style:style style:name="T465_8" style:family="text">
      <style:text-properties fo:font-weight="bold" style:font-weight-asian="bold" style:font-weight-complex="bold" style:text-underline-style="solid" style:text-underline-color="font-color"/>
    </style:style>
    <style:style style:name="T465_9" style:family="text">
      <style:text-properties fo:font-weight="bold" style:font-weight-asian="bold" style:font-weight-complex="bold" style:text-underline-style="solid" style:text-underline-color="font-color"/>
    </style:style>
    <style:style style:name="P466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6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39" style:family="table">
      <style:table-properties table:align="left" style:width="15.924cm" fo:margin-left="0cm"/>
    </style:style>
    <style:style style:name="Column77" style:family="table-column">
      <style:table-column-properties style:column-width="7.962cm"/>
    </style:style>
    <style:style style:name="Column78" style:family="table-column">
      <style:table-column-properties style:column-width="7.962cm"/>
    </style:style>
    <style:style style:name="Row83" style:family="table-row"/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84" style:family="table-row"/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8" style:family="paragraph" style:parent-style-name="Standard">
      <style:paragraph-properties fo:break-before="auto" fo:line-height="115%" style:writing-mode="lr-tb"/>
    </style:style>
    <style:style style:name="P47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>
      <style:text-properties fo:font-weight="bold" style:font-weight-asian="bold" style:font-weight-complex="bold" style:text-underline-style="solid" style:text-underline-color="font-color"/>
    </style:style>
    <style:style style:name="T480_2" style:family="text">
      <style:text-properties fo:font-weight="bold" style:font-weight-asian="bold" style:font-weight-complex="bold" style:text-underline-style="solid" style:text-underline-color="font-color"/>
    </style:style>
    <style:style style:name="T480_3" style:family="text">
      <style:text-properties fo:font-weight="bold" style:font-weight-asian="bold" style:font-weight-complex="bold" style:text-underline-style="solid" style:text-underline-color="font-color"/>
    </style:style>
    <style:style style:name="T480_4" style:family="text">
      <style:text-properties fo:font-weight="bold" style:font-weight-asian="bold" style:font-weight-complex="bold" style:text-underline-style="solid" style:text-underline-color="font-color"/>
    </style:style>
    <style:style style:name="T480_5" style:family="text">
      <style:text-properties fo:font-weight="bold" style:font-weight-asian="bold" style:font-weight-complex="bold" style:text-underline-style="solid" style:text-underline-color="font-color"/>
    </style:style>
    <style:style style:name="T480_6" style:family="text">
      <style:text-properties fo:font-weight="bold" style:font-weight-asian="bold" style:font-weight-complex="bold" style:text-underline-style="solid" style:text-underline-color="font-color"/>
    </style:style>
    <style:style style:name="T480_7" style:family="text">
      <style:text-properties fo:font-weight="bold" style:font-weight-asian="bold" style:font-weight-complex="bold" style:text-underline-style="solid" style:text-underline-color="font-color"/>
    </style:style>
    <style:style style:name="T480_8" style:family="text">
      <style:text-properties fo:font-weight="bold" style:font-weight-asian="bold" style:font-weight-complex="bold" style:text-underline-style="solid" style:text-underline-color="font-color"/>
    </style:style>
    <style:style style:name="T480_9" style:family="text">
      <style:text-properties fo:font-weight="bold" style:font-weight-asian="bold" style:font-weight-complex="bold" style:text-underline-style="solid" style:text-underline-color="font-color"/>
    </style:style>
    <style:style style:name="P481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8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40" style:family="table">
      <style:table-properties table:align="left" style:width="15.924cm" fo:margin-left="0cm"/>
    </style:style>
    <style:style style:name="Column79" style:family="table-column">
      <style:table-column-properties style:column-width="7.962cm"/>
    </style:style>
    <style:style style:name="Column80" style:family="table-column">
      <style:table-column-properties style:column-width="7.962cm"/>
    </style:style>
    <style:style style:name="Row85" style:family="table-row"/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86" style:family="table-row"/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9" style:family="paragraph" style:parent-style-name="Standard">
      <style:paragraph-properties fo:break-before="auto" fo:line-height="115%" style:writing-mode="lr-tb"/>
    </style:style>
    <style:style style:name="P49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>
      <style:text-properties fo:font-weight="bold" style:font-weight-asian="bold" style:font-weight-complex="bold" style:text-underline-style="solid" style:text-underline-color="font-color"/>
    </style:style>
    <style:style style:name="T491_2" style:family="text">
      <style:text-properties fo:font-weight="bold" style:font-weight-asian="bold" style:font-weight-complex="bold" style:text-underline-style="solid" style:text-underline-color="font-color"/>
    </style:style>
    <style:style style:name="T491_3" style:family="text">
      <style:text-properties fo:font-weight="bold" style:font-weight-asian="bold" style:font-weight-complex="bold" style:text-underline-style="solid" style:text-underline-color="font-color"/>
    </style:style>
    <style:style style:name="P49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9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41" style:family="table">
      <style:table-properties table:align="left" style:width="15.924cm" fo:margin-left="0cm"/>
    </style:style>
    <style:style style:name="Column81" style:family="table-column">
      <style:table-column-properties style:column-width="7.962cm"/>
    </style:style>
    <style:style style:name="Column82" style:family="table-column">
      <style:table-column-properties style:column-width="7.962cm"/>
    </style:style>
    <style:style style:name="Row87" style:family="table-row"/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88" style:family="table-row"/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0" style:family="paragraph" style:parent-style-name="Standard">
      <style:paragraph-properties fo:break-before="auto" fo:line-height="115%" style:writing-mode="lr-tb"/>
    </style:style>
    <style:style style:name="P501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>
      <style:text-properties fo:font-weight="bold" style:font-weight-asian="bold" style:font-weight-complex="bold" style:text-underline-style="solid" style:text-underline-color="font-color"/>
    </style:style>
    <style:style style:name="T502_2" style:family="text">
      <style:text-properties fo:font-weight="bold" style:font-weight-asian="bold" style:font-weight-complex="bold" style:text-underline-style="solid" style:text-underline-color="font-color"/>
    </style:style>
    <style:style style:name="T502_3" style:family="text">
      <style:text-properties fo:font-weight="bold" style:font-weight-asian="bold" style:font-weight-complex="bold" style:text-underline-style="solid" style:text-underline-color="font-color"/>
    </style:style>
    <style:style style:name="T502_4" style:family="text">
      <style:text-properties fo:font-weight="bold" style:font-weight-asian="bold" style:font-weight-complex="bold" style:text-underline-style="solid" style:text-underline-color="font-color"/>
    </style:style>
    <style:style style:name="T502_5" style:family="text">
      <style:text-properties fo:font-weight="bold" style:font-weight-asian="bold" style:font-weight-complex="bold" style:text-underline-style="solid" style:text-underline-color="font-color"/>
    </style:style>
    <style:style style:name="T502_6" style:family="text">
      <style:text-properties fo:font-weight="bold" style:font-weight-asian="bold" style:font-weight-complex="bold" style:text-underline-style="solid" style:text-underline-color="font-color"/>
    </style:style>
    <style:style style:name="T502_7" style:family="text">
      <style:text-properties fo:font-weight="bold" style:font-weight-asian="bold" style:font-weight-complex="bold" style:text-underline-style="solid" style:text-underline-color="font-color"/>
    </style:style>
    <style:style style:name="T502_8" style:family="text">
      <style:text-properties fo:font-weight="bold" style:font-weight-asian="bold" style:font-weight-complex="bold" style:text-underline-style="solid" style:text-underline-color="font-color"/>
    </style:style>
    <style:style style:name="T502_9" style:family="text">
      <style:text-properties fo:font-weight="bold" style:font-weight-asian="bold" style:font-weight-complex="bold" style:text-underline-style="solid" style:text-underline-color="font-color"/>
    </style:style>
    <style:style style:name="T502_10" style:family="text">
      <style:text-properties fo:font-weight="bold" style:font-weight-asian="bold" style:font-weight-complex="bold" style:text-underline-style="solid" style:text-underline-color="font-color"/>
    </style:style>
    <style:style style:name="T502_11" style:family="text">
      <style:text-properties fo:font-weight="bold" style:font-weight-asian="bold" style:font-weight-complex="bold" style:text-underline-style="solid" style:text-underline-color="font-color"/>
    </style:style>
    <style:style style:name="T502_12" style:family="text">
      <style:text-properties fo:font-weight="bold" style:font-weight-asian="bold" style:font-weight-complex="bold" style:text-underline-style="solid" style:text-underline-color="font-color"/>
    </style:style>
    <style:style style:name="T502_13" style:family="text">
      <style:text-properties fo:font-weight="bold" style:font-weight-asian="bold" style:font-weight-complex="bold" style:text-underline-style="solid" style:text-underline-color="font-color"/>
    </style:style>
    <style:style style:name="P503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50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42" style:family="table">
      <style:table-properties table:align="left" style:width="15.924cm" fo:margin-left="0cm"/>
    </style:style>
    <style:style style:name="Column83" style:family="table-column">
      <style:table-column-properties style:column-width="7.962cm"/>
    </style:style>
    <style:style style:name="Column84" style:family="table-column">
      <style:table-column-properties style:column-width="7.962cm"/>
    </style:style>
    <style:style style:name="Row89" style:family="table-row"/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90" style:family="table-row"/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6" style:family="paragraph" style:parent-style-name="Standard">
      <style:paragraph-properties fo:break-before="auto" fo:line-height="115%" style:writing-mode="lr-tb"/>
    </style:style>
    <style:style style:name="P517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>
      <style:text-properties fo:font-weight="bold" style:font-weight-asian="bold" style:font-weight-complex="bold" style:text-underline-style="solid" style:text-underline-color="font-color"/>
    </style:style>
    <style:style style:name="T518_2" style:family="text">
      <style:text-properties fo:font-weight="bold" style:font-weight-asian="bold" style:font-weight-complex="bold" style:text-underline-style="solid" style:text-underline-color="font-color"/>
    </style:style>
    <style:style style:name="T518_3" style:family="text">
      <style:text-properties fo:font-weight="bold" style:font-weight-asian="bold" style:font-weight-complex="bold" style:text-underline-style="solid" style:text-underline-color="font-color"/>
    </style:style>
    <style:style style:name="T518_4" style:family="text">
      <style:text-properties fo:font-weight="bold" style:font-weight-asian="bold" style:font-weight-complex="bold" style:text-underline-style="solid" style:text-underline-color="font-color"/>
    </style:style>
    <style:style style:name="T518_5" style:family="text">
      <style:text-properties fo:font-weight="bold" style:font-weight-asian="bold" style:font-weight-complex="bold" style:text-underline-style="solid" style:text-underline-color="font-color"/>
    </style:style>
    <style:style style:name="T518_6" style:family="text">
      <style:text-properties fo:font-weight="bold" style:font-weight-asian="bold" style:font-weight-complex="bold" style:text-underline-style="solid" style:text-underline-color="font-color"/>
    </style:style>
    <style:style style:name="T518_7" style:family="text">
      <style:text-properties fo:font-weight="bold" style:font-weight-asian="bold" style:font-weight-complex="bold" style:text-underline-style="solid" style:text-underline-color="font-color"/>
    </style:style>
    <style:style style:name="T518_8" style:family="text">
      <style:text-properties fo:font-weight="bold" style:font-weight-asian="bold" style:font-weight-complex="bold" style:text-underline-style="solid" style:text-underline-color="font-color"/>
    </style:style>
    <style:style style:name="T518_9" style:family="text">
      <style:text-properties fo:font-weight="bold" style:font-weight-asian="bold" style:font-weight-complex="bold" style:text-underline-style="solid" style:text-underline-color="font-color"/>
    </style:style>
    <style:style style:name="P519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52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43" style:family="table">
      <style:table-properties table:align="left" style:width="15.924cm" fo:margin-left="0cm"/>
    </style:style>
    <style:style style:name="Column85" style:family="table-column">
      <style:table-column-properties style:column-width="7.962cm"/>
    </style:style>
    <style:style style:name="Column86" style:family="table-column">
      <style:table-column-properties style:column-width="7.962cm"/>
    </style:style>
    <style:style style:name="Row91" style:family="table-row"/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92" style:family="table-row"/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8" style:family="paragraph" style:parent-style-name="Standard">
      <style:paragraph-properties fo:break-before="auto" fo:line-height="115%" style:writing-mode="lr-tb"/>
    </style:style>
    <style:style style:name="P529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530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>
      <style:text-properties fo:font-weight="bold" style:font-weight-asian="bold" style:font-weight-complex="bold" style:text-underline-style="solid" style:text-underline-color="font-color"/>
    </style:style>
    <style:style style:name="T531_2" style:family="text">
      <style:text-properties fo:font-weight="bold" style:font-weight-asian="bold" style:font-weight-complex="bold" style:text-underline-style="solid" style:text-underline-color="font-color"/>
    </style:style>
    <style:style style:name="T531_3" style:family="text">
      <style:text-properties fo:font-weight="bold" style:font-weight-asian="bold" style:font-weight-complex="bold" style:text-underline-style="solid" style:text-underline-color="font-color"/>
    </style:style>
    <style:style style:name="T531_4" style:family="text">
      <style:text-properties fo:font-weight="bold" style:font-weight-asian="bold" style:font-weight-complex="bold" style:text-underline-style="solid" style:text-underline-color="font-color"/>
    </style:style>
    <style:style style:name="T531_5" style:family="text">
      <style:text-properties fo:font-weight="bold" style:font-weight-asian="bold" style:font-weight-complex="bold" style:text-underline-style="solid" style:text-underline-color="font-color"/>
    </style:style>
    <style:style style:name="T531_6" style:family="text">
      <style:text-properties fo:font-weight="bold" style:font-weight-asian="bold" style:font-weight-complex="bold" style:text-underline-style="solid" style:text-underline-color="font-color"/>
    </style:style>
    <style:style style:name="T531_7" style:family="text">
      <style:text-properties fo:font-weight="bold" style:font-weight-asian="bold" style:font-weight-complex="bold" style:text-underline-style="solid" style:text-underline-color="font-color"/>
    </style:style>
    <style:style style:name="T531_8" style:family="text">
      <style:text-properties fo:font-weight="bold" style:font-weight-asian="bold" style:font-weight-complex="bold" style:text-underline-style="solid" style:text-underline-color="font-color"/>
    </style:style>
    <style:style style:name="T531_9" style:family="text">
      <style:text-properties fo:font-weight="bold" style:font-weight-asian="bold" style:font-weight-complex="bold" style:text-underline-style="solid" style:text-underline-color="font-color"/>
    </style:style>
    <style:style style:name="P53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53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44" style:family="table">
      <style:table-properties table:align="left" style:width="15.924cm" fo:margin-left="0cm"/>
    </style:style>
    <style:style style:name="Column87" style:family="table-column">
      <style:table-column-properties style:column-width="7.962cm"/>
    </style:style>
    <style:style style:name="Column88" style:family="table-column">
      <style:table-column-properties style:column-width="7.962cm"/>
    </style:style>
    <style:style style:name="Row93" style:family="table-row"/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94" style:family="table-row"/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<text:tab/><text:tab/><text:tab/></text:span><text:span text:style-name="T1_2">Misiones</text:span><text:span text:style-name="T1_3"><text:s/></text:span><text:span text:style-name="T1_4">y</text:span><text:span text:style-name="T1_5"><text:s/></text:span><text:span text:style-name="T1_6">Funciones</text:span><text:span text:style-name="T1_7"><text:s/></text:span><text:span text:style-name="T1_8">de</text:span><text:span text:style-name="T1_9"><text:s/></text:span><text:span text:style-name="T1_10">cada</text:span><text:span text:style-name="T1_11"><text:s/></text:span><text:span text:style-name="T1_12">Área</text:span><text:span text:style-name="T1_13"><text:line-break/><text:line-break/></text:span><text:span text:style-name="T1_14">Alta</text:span><text:span text:style-name="T1_15"><text:s/></text:span><text:span text:style-name="T1_16">Dirección</text:span></text:p>
      <text:p text:style-name="P2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3"><text:span text:style-name="T3_1">MISIONES</text:span></text:p>
          </table:table-cell>
          <table:table-cell table:style-name="Cell2">
            <text:p text:style-name="P4"><text:span text:style-name="T4_1">FUNCIONES</text:span></text:p>
          </table:table-cell>
        </table:table-row>
        <table:table-row table:style-name="Row2">
          <table:table-cell table:style-name="Cell3">
            <text:p text:style-name="P5"><text:span text:style-name="T5_1">Proveer</text:span><text:span text:style-name="T5_2"><text:s/></text:span><text:span text:style-name="T5_3">a</text:span><text:span text:style-name="T5_4"><text:s/></text:span><text:span text:style-name="T5_5">la</text:span><text:span text:style-name="T5_6"><text:s/></text:span><text:span text:style-name="T5_7">organización</text:span><text:span text:style-name="T5_8"><text:s/></text:span><text:span text:style-name="T5_9">de</text:span><text:span text:style-name="T5_10"><text:s/></text:span><text:span text:style-name="T5_11">estructura</text:span><text:span text:style-name="T5_12"><text:s/></text:span><text:span text:style-name="T5_13">y</text:span><text:span text:style-name="T5_14"><text:s/></text:span><text:span text:style-name="T5_15">recursos</text:span></text:p>
          </table:table-cell>
          <table:table-cell table:style-name="Cell4">
            <text:p text:style-name="P6"><text:span text:style-name="T6_1">-</text:span><text:span text:style-name="T6_2">Definir</text:span><text:span text:style-name="T6_3"><text:s/></text:span><text:span text:style-name="T6_4">y</text:span><text:span text:style-name="T6_5"><text:s/></text:span><text:span text:style-name="T6_6">potenciar</text:span><text:span text:style-name="T6_7"><text:s/></text:span><text:span text:style-name="T6_8">una</text:span><text:span text:style-name="T6_9"><text:s/></text:span><text:span text:style-name="T6_10">cultura</text:span><text:span text:style-name="T6_11"><text:s/></text:span><text:span text:style-name="T6_12">corporativa</text:span></text:p>
            <text:p text:style-name="P7"><text:span text:style-name="T7_1">-</text:span><text:span text:style-name="T7_2">Evaluar</text:span><text:span text:style-name="T7_3">,<text:s/></text:span><text:span text:style-name="T7_4">reclutar</text:span><text:span text:style-name="T7_5"><text:s/></text:span><text:span text:style-name="T7_6">y</text:span><text:span text:style-name="T7_7"><text:s/></text:span><text:span text:style-name="T7_8">desarrollar</text:span><text:span text:style-name="T7_9"><text:s/></text:span><text:span text:style-name="T7_10">a</text:span><text:span text:style-name="T7_11"><text:s/></text:span><text:span text:style-name="T7_12">todos</text:span><text:span text:style-name="T7_13"><text:s/></text:span><text:span text:style-name="T7_14">los</text:span><text:span text:style-name="T7_15"><text:s/></text:span><text:span text:style-name="T7_16">empleados</text:span><text:span text:style-name="T7_17"><text:s/></text:span><text:span text:style-name="T7_18">o</text:span><text:span text:style-name="T7_19"><text:s/></text:span><text:span text:style-name="T7_20">participantes</text:span><text:span text:style-name="T7_21"><text:s/></text:span><text:span text:style-name="T7_22">de</text:span><text:span text:style-name="T7_23"><text:s/></text:span><text:span text:style-name="T7_24">la</text:span><text:span text:style-name="T7_25"><text:s/></text:span><text:span text:style-name="T7_26">empresa</text:span><text:span text:style-name="T7_27"><text:line-break/>-</text:span><text:span text:style-name="T7_28">Realizar</text:span><text:span text:style-name="T7_29"><text:s/></text:span><text:span text:style-name="T7_30">y</text:span><text:span text:style-name="T7_31"><text:s/></text:span><text:span text:style-name="T7_32">firmar</text:span><text:span text:style-name="T7_33"><text:s/></text:span><text:span text:style-name="T7_34">contratos</text:span><text:span text:style-name="T7_35"><text:s/></text:span><text:span text:style-name="T7_36">con</text:span><text:span text:style-name="T7_37"><text:s/></text:span><text:span text:style-name="T7_38">los</text:span><text:span text:style-name="T7_39"><text:s/></text:span><text:span text:style-name="T7_40">empleados</text:span><text:span text:style-name="T7_41">,<text:s/></text:span><text:span text:style-name="T7_42">compañías</text:span><text:span text:style-name="T7_43"><text:s/></text:span><text:span text:style-name="T7_44">aseguradoras</text:span><text:span text:style-name="T7_45"><text:s/></text:span><text:span text:style-name="T7_46">de</text:span><text:span text:style-name="T7_47"><text:s/></text:span><text:span text:style-name="T7_48">salud</text:span><text:span text:style-name="T7_49"><text:s/></text:span><text:span text:style-name="T7_50">grupal</text:span><text:span text:style-name="T7_51"><text:s/></text:span><text:span text:style-name="T7_52">y</text:span><text:span text:style-name="T7_53"><text:s/></text:span><text:span text:style-name="T7_54">los</text:span><text:span text:style-name="T7_55"><text:s/></text:span><text:span text:style-name="T7_56">proveedores</text:span><text:span text:style-name="T7_57"><text:s/></text:span><text:span text:style-name="T7_58">de</text:span><text:span text:style-name="T7_59"><text:s/></text:span><text:span text:style-name="T7_60">servicios</text:span><text:span text:style-name="T7_61"><text:s/></text:span><text:span text:style-name="T7_62">de</text:span><text:span text:style-name="T7_63"><text:s/></text:span><text:span text:style-name="T7_64">terceros</text:span></text:p>
          </table:table-cell>
        </table:table-row>
        <table:table-row table:style-name="Row3">
          <table:table-cell table:style-name="Cell5">
            <text:p text:style-name="P8"><text:span text:style-name="T8_1">Establecer</text:span><text:span text:style-name="T8_2"><text:s/></text:span><text:span text:style-name="T8_3">políticas</text:span><text:span text:style-name="T8_4">,<text:s/></text:span><text:span text:style-name="T8_5">objetivos</text:span><text:span text:style-name="T8_6"><text:s/></text:span><text:span text:style-name="T8_7">y</text:span><text:span text:style-name="T8_8"><text:s/></text:span><text:span text:style-name="T8_9">conducir</text:span><text:span text:style-name="T8_10"><text:s/></text:span><text:span text:style-name="T8_11">la</text:span><text:span text:style-name="T8_12"><text:s/></text:span><text:span text:style-name="T8_13">organización</text:span></text:p>
          </table:table-cell>
          <table:table-cell table:style-name="Cell6">
            <text:p text:style-name="P9"><text:span text:style-name="T9_1">-</text:span><text:span text:style-name="T9_2">Definir</text:span><text:span text:style-name="T9_3"><text:s/></text:span><text:span text:style-name="T9_4">metas</text:span><text:span text:style-name="T9_5"><text:s/></text:span><text:span text:style-name="T9_6">y</text:span><text:span text:style-name="T9_7"><text:s/></text:span><text:span text:style-name="T9_8">responsabilidades</text:span><text:span text:style-name="T9_9"><text:s/></text:span><text:span text:style-name="T9_10">de</text:span><text:span text:style-name="T9_11"><text:s/></text:span><text:span text:style-name="T9_12">la</text:span><text:span text:style-name="T9_13"><text:s/></text:span><text:span text:style-name="T9_14">empresa</text:span><text:span text:style-name="T9_15"><text:s/></text:span><text:span text:style-name="T9_16">brindándoles</text:span><text:span text:style-name="T9_17"><text:s/></text:span><text:span text:style-name="T9_18">seguimiento</text:span><text:span text:style-name="T9_19"><text:s/></text:span><text:span text:style-name="T9_20">correctivo</text:span><text:span text:style-name="T9_21"><text:s/></text:span><text:span text:style-name="T9_22">constante</text:span></text:p>
            <text:p text:style-name="P10"><text:span text:style-name="T10_1">-</text:span><text:span text:style-name="T10_2">Resolver</text:span><text:span text:style-name="T10_3"><text:s/></text:span><text:span text:style-name="T10_4">conflictos</text:span><text:span text:style-name="T10_5"><text:s/></text:span><text:span text:style-name="T10_6">críticos</text:span><text:span text:style-name="T10_7"><text:s/></text:span><text:span text:style-name="T10_8">eficientemente</text:span></text:p>
            <text:p text:style-name="P11"><text:span text:style-name="T11_1">-</text:span><text:span text:style-name="T11_2">Realizar</text:span><text:span text:style-name="T11_3"><text:s/></text:span><text:span text:style-name="T11_4">mediciones</text:span><text:span text:style-name="T11_5"><text:s/></text:span><text:span text:style-name="T11_6">financieras</text:span></text:p>
            <text:p text:style-name="P12"><text:span text:style-name="T12_1">-</text:span><text:span text:style-name="T12_2">Establecer</text:span><text:span text:style-name="T12_3"><text:s/></text:span><text:span text:style-name="T12_4">la</text:span><text:span text:style-name="T12_5"><text:s/></text:span><text:span text:style-name="T12_6">gestión</text:span><text:span text:style-name="T12_7"><text:s/></text:span><text:span text:style-name="T12_8">de</text:span><text:span text:style-name="T12_9"><text:s/></text:span><text:span text:style-name="T12_10">riesgos</text:span><text:span text:style-name="T12_11"><text:s/></text:span><text:span text:style-name="T12_12">y</text:span><text:span text:style-name="T12_13"><text:s/></text:span><text:span text:style-name="T12_14">oportunidades</text:span></text:p>
          </table:table-cell>
        </table:table-row>
        <table:table-row table:style-name="Row4">
          <table:table-cell table:style-name="Cell7">
            <text:p text:style-name="P13"><text:span text:style-name="T13_1">Lograr</text:span><text:span text:style-name="T13_2"><text:s/></text:span><text:span text:style-name="T13_3">una</text:span><text:span text:style-name="T13_4"><text:s/></text:span><text:span text:style-name="T13_5">mejora</text:span><text:span text:style-name="T13_6"><text:s/></text:span><text:span text:style-name="T13_7">continua</text:span></text:p>
          </table:table-cell>
          <table:table-cell table:style-name="Cell8">
            <text:p text:style-name="P14"><text:span text:style-name="T14_1">-</text:span><text:span text:style-name="T14_2">Evaluar</text:span><text:span text:style-name="T14_3"><text:s/></text:span><text:span text:style-name="T14_4">el</text:span><text:span text:style-name="T14_5"><text:s/></text:span><text:span text:style-name="T14_6">nivel</text:span><text:span text:style-name="T14_7"><text:s/></text:span><text:span text:style-name="T14_8">de</text:span><text:span text:style-name="T14_9"><text:s/></text:span><text:span text:style-name="T14_10">satisfacción</text:span><text:span text:style-name="T14_11"><text:s/></text:span><text:span text:style-name="T14_12">de</text:span><text:span text:style-name="T14_13"><text:s/></text:span><text:span text:style-name="T14_14">los</text:span><text:span text:style-name="T14_15"><text:s/></text:span><text:span text:style-name="T14_16">clientes</text:span></text:p>
            <text:p text:style-name="P15"><text:span text:style-name="T15_1">-</text:span><text:span text:style-name="T15_2">Medir</text:span><text:span text:style-name="T15_3"><text:s/></text:span><text:span text:style-name="T15_4">las</text:span><text:span text:style-name="T15_5"><text:s/></text:span><text:span text:style-name="T15_6">prestaciones</text:span><text:span text:style-name="T15_7"><text:s/></text:span><text:span text:style-name="T15_8">del</text:span><text:span text:style-name="T15_9"><text:s/></text:span><text:span text:style-name="T15_10">proceso</text:span></text:p>
          </table:table-cell>
        </table:table-row>
      </table:table>
      <text:p text:style-name="P16"/>
      <text:p text:style-name="P17"><text:span text:style-name="T17_1">Gerencia</text:span><text:span text:style-name="T17_2"><text:s/></text:span><text:span text:style-name="T17_3">de</text:span><text:span text:style-name="T17_4"><text:s/></text:span><text:span text:style-name="T17_5">TICs</text:span></text:p>
      <text:p text:style-name="P18"/>
      <table:table table:style-name="Table2">
        <table:table-column table:style-name="Column3"/>
        <table:table-column table:style-name="Column4"/>
        <table:table-row table:style-name="Row5">
          <table:table-cell table:style-name="Cell9">
            <text:p text:style-name="P19"><text:span text:style-name="T19_1">MISIONES</text:span></text:p>
          </table:table-cell>
          <table:table-cell table:style-name="Cell10">
            <text:p text:style-name="P20"><text:span text:style-name="T20_1">FUNCIONES</text:span></text:p>
          </table:table-cell>
        </table:table-row>
        <table:table-row table:style-name="Row6">
          <table:table-cell table:style-name="Cell11">
            <text:p text:style-name="P21"><text:span text:style-name="T21_1">Planificar</text:span><text:span text:style-name="T21_2">,<text:s/></text:span><text:span text:style-name="T21_3">dirigir</text:span><text:span text:style-name="T21_4">,<text:s/></text:span><text:span text:style-name="T21_5">controlar</text:span><text:span text:style-name="T21_6"><text:s/></text:span><text:span text:style-name="T21_7">y</text:span><text:span text:style-name="T21_8"><text:s/></text:span><text:span text:style-name="T21_9">definir</text:span><text:span text:style-name="T21_10"><text:s/></text:span><text:span text:style-name="T21_11">los</text:span><text:span text:style-name="T21_12"><text:s/></text:span><text:span text:style-name="T21_13">procesos</text:span><text:span text:style-name="T21_14"><text:s/></text:span><text:span text:style-name="T21_15">para</text:span><text:span text:style-name="T21_16"><text:s/></text:span><text:span text:style-name="T21_17">el</text:span><text:span text:style-name="T21_18"><text:s/></text:span><text:span text:style-name="T21_19">desarrollo</text:span><text:span text:style-name="T21_20"><text:s/></text:span><text:span text:style-name="T21_21">de</text:span><text:span text:style-name="T21_22"><text:s/></text:span><text:span text:style-name="T21_23">las</text:span><text:span text:style-name="T21_24"><text:s/></text:span><text:span text:style-name="T21_25">tecnologías</text:span><text:span text:style-name="T21_26"><text:s/></text:span><text:span text:style-name="T21_27">de</text:span><text:span text:style-name="T21_28"><text:s/></text:span><text:span text:style-name="T21_29">la</text:span><text:span text:style-name="T21_30"><text:s/></text:span><text:span text:style-name="T21_31">información</text:span><text:span text:style-name="T21_32"><text:s/></text:span><text:span text:style-name="T21_33">y</text:span><text:span text:style-name="T21_34"><text:s/></text:span><text:span text:style-name="T21_35">comunicación</text:span><text:span text:style-name="T21_36">,<text:s/></text:span><text:span text:style-name="T21_37">alineándose</text:span><text:span text:style-name="T21_38"><text:s/></text:span><text:span text:style-name="T21_39">con</text:span><text:span text:style-name="T21_40"><text:s/></text:span><text:span text:style-name="T21_41">los</text:span><text:span text:style-name="T21_42"><text:s/></text:span><text:span text:style-name="T21_43">objetivos</text:span><text:span text:style-name="T21_44"><text:s/></text:span><text:span text:style-name="T21_45">estratégicos</text:span><text:span text:style-name="T21_46"><text:s/></text:span><text:span text:style-name="T21_47">y</text:span><text:span text:style-name="T21_48"><text:s/></text:span><text:span text:style-name="T21_49">proyectos</text:span><text:span text:style-name="T21_50"><text:s/></text:span><text:span text:style-name="T21_51">empresariales</text:span></text:p>
          </table:table-cell>
          <table:table-cell table:style-name="Cell12">
            <text:p text:style-name="P22"><text:span text:style-name="T22_1">-</text:span><text:span text:style-name="T22_2">Elaboración</text:span><text:span text:style-name="T22_3"><text:s/></text:span><text:span text:style-name="T22_4">del</text:span><text:span text:style-name="T22_5"><text:s/></text:span><text:span text:style-name="T22_6">Plan</text:span><text:span text:style-name="T22_7"><text:s/></text:span><text:span text:style-name="T22_8">Estratégico</text:span><text:span text:style-name="T22_9"><text:s/></text:span><text:span text:style-name="T22_10">anual</text:span></text:p>
            <text:p text:style-name="P23"><text:span text:style-name="T23_1">-</text:span><text:span text:style-name="T23_2">Elaboración</text:span><text:span text:style-name="T23_3"><text:s/></text:span><text:span text:style-name="T23_4">y</text:span><text:span text:style-name="T23_5"><text:s/></text:span><text:span text:style-name="T23_6">propuesta</text:span><text:span text:style-name="T23_7"><text:s/></text:span><text:span text:style-name="T23_8">del</text:span><text:span text:style-name="T23_9"><text:s/></text:span><text:span text:style-name="T23_10">presupuesto</text:span><text:span text:style-name="T23_11"><text:s/></text:span><text:span text:style-name="T23_12">del</text:span><text:span text:style-name="T23_13"><text:s/></text:span><text:span text:style-name="T23_14">área</text:span></text:p>
            <text:p text:style-name="P24"><text:span text:style-name="T24_1">-</text:span><text:span text:style-name="T24_2">Promover</text:span><text:span text:style-name="T24_3"><text:s/></text:span><text:span text:style-name="T24_4">en</text:span><text:span text:style-name="T24_5"><text:s/></text:span><text:span text:style-name="T24_6">conjunto</text:span><text:span text:style-name="T24_7"><text:s/></text:span><text:span text:style-name="T24_8">con</text:span><text:span text:style-name="T24_9"><text:s/></text:span><text:span text:style-name="T24_10">el</text:span><text:span text:style-name="T24_11"><text:s/></text:span><text:span text:style-name="T24_12">área</text:span><text:span text:style-name="T24_13"><text:s/></text:span><text:span text:style-name="T24_14">de</text:span><text:span text:style-name="T24_15"><text:s/></text:span><text:span text:style-name="T24_16">Recursos</text:span><text:span text:style-name="T24_17"><text:s/></text:span><text:span text:style-name="T24_18">Humanos</text:span><text:span text:style-name="T24_19"><text:s/></text:span><text:span text:style-name="T24_20">el</text:span><text:span text:style-name="T24_21"><text:s/></text:span><text:span text:style-name="T24_22">desarrollo</text:span><text:span text:style-name="T24_23">,<text:s/></text:span><text:span text:style-name="T24_24">capacitación</text:span><text:span text:style-name="T24_25"><text:s/></text:span><text:span text:style-name="T24_26">y</text:span><text:span text:style-name="T24_27"><text:s/></text:span><text:span text:style-name="T24_28">evaluación</text:span><text:span text:style-name="T24_29"><text:s/></text:span><text:span text:style-name="T24_30">de</text:span><text:span text:style-name="T24_31"><text:s/></text:span><text:span text:style-name="T24_32">los</text:span><text:span text:style-name="T24_33"><text:s/></text:span><text:span text:style-name="T24_34">recursos</text:span><text:span text:style-name="T24_35"><text:s/></text:span><text:span text:style-name="T24_36">humanos</text:span><text:span text:style-name="T24_37"><text:s/></text:span><text:span text:style-name="T24_38">del</text:span><text:span text:style-name="T24_39"><text:s/></text:span><text:span text:style-name="T24_40">área</text:span></text:p>
            <text:p text:style-name="P25"><text:span text:style-name="T25_1">-</text:span><text:span text:style-name="T25_2">Supervisión</text:span><text:span text:style-name="T25_3"><text:s/></text:span><text:span text:style-name="T25_4">de</text:span><text:span text:style-name="T25_5"><text:s/></text:span><text:span text:style-name="T25_6">todas</text:span><text:span text:style-name="T25_7"><text:s/></text:span><text:span text:style-name="T25_8">las</text:span><text:span text:style-name="T25_9"><text:s/></text:span><text:span text:style-name="T25_10">áreas</text:span><text:span text:style-name="T25_11"><text:s/></text:span><text:span text:style-name="T25_12">de</text:span><text:span text:style-name="T25_13"><text:s/></text:span><text:span text:style-name="T25_14">TICs</text:span><text:span text:style-name="T25_15"><text:s/></text:span><text:span text:style-name="T25_16">y</text:span><text:span text:style-name="T25_17"><text:s/></text:span><text:span text:style-name="T25_18">su</text:span><text:span text:style-name="T25_19"><text:s/></text:span><text:span text:style-name="T25_20">inspección</text:span><text:span text:style-name="T25_21"><text:s/></text:span><text:span text:style-name="T25_22">continua</text:span></text:p>
            <text:p text:style-name="P26"><text:span text:style-name="T26_1">-</text:span><text:span text:style-name="T26_2">Aprobar</text:span><text:span text:style-name="T26_3"><text:s/></text:span><text:span text:style-name="T26_4">o</text:span><text:span text:style-name="T26_5"><text:s/></text:span><text:span text:style-name="T26_6">rechazar</text:span><text:span text:style-name="T26_7"><text:s/></text:span><text:span text:style-name="T26_8">propuestas</text:span><text:span text:style-name="T26_9"><text:s/></text:span><text:span text:style-name="T26_10">de</text:span><text:span text:style-name="T26_11"><text:s/></text:span><text:span text:style-name="T26_12">nuevos</text:span><text:span text:style-name="T26_13"><text:s/></text:span><text:span text:style-name="T26_14">proyectos</text:span></text:p>
          </table:table-cell>
        </table:table-row>
      </table:table>
      <text:p text:style-name="P27"/>
      <text:p text:style-name="P28"/>
      <text:p text:style-name="P29"><text:span text:style-name="T29_1">Área</text:span><text:span text:style-name="T29_2"><text:s/></text:span><text:span text:style-name="T29_3">de</text:span><text:span text:style-name="T29_4"><text:s/></text:span><text:span text:style-name="T29_5">desarrollo</text:span></text:p>
      <text:p text:style-name="P30"/>
      <table:table table:style-name="Table3">
        <table:table-column table:style-name="Column5"/>
        <table:table-column table:style-name="Column6"/>
        <table:table-row table:style-name="Row7">
          <table:table-cell table:style-name="Cell13">
            <text:p text:style-name="P31"><text:span text:style-name="T31_1">MISIONES</text:span></text:p>
          </table:table-cell>
          <table:table-cell table:style-name="Cell14">
            <text:p text:style-name="P32"><text:span text:style-name="T32_1">FUNCIONES</text:span></text:p>
          </table:table-cell>
        </table:table-row>
        <table:table-row table:style-name="Row8">
          <table:table-cell table:style-name="Cell15">
            <text:p text:style-name="P33"><text:span text:style-name="T33_1">Gestionar</text:span><text:span text:style-name="T33_2"><text:s/></text:span><text:span text:style-name="T33_3">eficientemente</text:span><text:span text:style-name="T33_4"><text:s/></text:span><text:span text:style-name="T33_5">el</text:span><text:span text:style-name="T33_6"><text:s/></text:span><text:span text:style-name="T33_7">desarrollo</text:span><text:span text:style-name="T33_8"><text:s/></text:span><text:span text:style-name="T33_9">de</text:span><text:span text:style-name="T33_10"><text:s/></text:span><text:span text:style-name="T33_11">software</text:span></text:p>
          </table:table-cell>
          <table:table-cell table:style-name="Cell16">
            <text:p text:style-name="P34"><text:span text:style-name="T34_1">-</text:span><text:span text:style-name="T34_2">Coordinar</text:span><text:span text:style-name="T34_3"><text:s/></text:span><text:span text:style-name="T34_4">los</text:span><text:span text:style-name="T34_5"><text:s/></text:span><text:span text:style-name="T34_6">distintos</text:span><text:span text:style-name="T34_7"><text:s/></text:span><text:span text:style-name="T34_8">proyectos</text:span></text:p>
            <text:p text:style-name="P35"><text:span text:style-name="T35_1">-</text:span><text:span text:style-name="T35_2">Dar</text:span><text:span text:style-name="T35_3"><text:s/></text:span><text:span text:style-name="T35_4">seguimiento</text:span><text:span text:style-name="T35_5"><text:s/></text:span><text:span text:style-name="T35_6">de</text:span><text:span text:style-name="T35_7"><text:s/></text:span><text:span text:style-name="T35_8">las</text:span><text:span text:style-name="T35_9"><text:s/></text:span><text:span text:style-name="T35_10">actividades</text:span><text:span text:style-name="T35_11"><text:s/></text:span><text:span text:style-name="T35_12">de</text:span><text:span text:style-name="T35_13"><text:s/></text:span><text:span text:style-name="T35_14">los</text:span><text:span text:style-name="T35_15"><text:s/></text:span><text:span text:style-name="T35_16">proyectos</text:span></text:p>
            <text:p text:style-name="P36"><text:span text:style-name="T36_1">-</text:span><text:span text:style-name="T36_2">Generar</text:span><text:span text:style-name="T36_3"><text:s/></text:span><text:span text:style-name="T36_4">reportes</text:span><text:span text:style-name="T36_5"><text:s/></text:span><text:span text:style-name="T36_6">sobre</text:span><text:span text:style-name="T36_7"><text:s/></text:span><text:span text:style-name="T36_8">los</text:span><text:span text:style-name="T36_9"><text:s/></text:span><text:span text:style-name="T36_10">avances</text:span><text:span text:style-name="T36_11"><text:s/></text:span><text:span text:style-name="T36_12">de</text:span><text:span text:style-name="T36_13"><text:s/></text:span><text:span text:style-name="T36_14">cada</text:span><text:span text:style-name="T36_15"><text:s/></text:span><text:span text:style-name="T36_16">proyecto</text:span></text:p>
          </table:table-cell>
        </table:table-row>
      </table:table>
      <text:p text:style-name="P37"/>
      <text:p text:style-name="P38"><text:span text:style-name="T38_1">Programador</text:span></text:p>
      <text:p text:style-name="P39"/>
      <table:table table:style-name="Table4">
        <table:table-column table:style-name="Column7"/>
        <table:table-column table:style-name="Column8"/>
        <table:table-row table:style-name="Row9">
          <table:table-cell table:style-name="Cell17">
            <text:p text:style-name="P40"><text:span text:style-name="T40_1">MISIONES</text:span></text:p>
          </table:table-cell>
          <table:table-cell table:style-name="Cell18">
            <text:p text:style-name="P41"><text:span text:style-name="T41_1">FUNCIONES</text:span></text:p>
          </table:table-cell>
        </table:table-row>
        <table:table-row table:style-name="Row10">
          <table:table-cell table:style-name="Cell19">
            <text:p text:style-name="P42"><text:span text:style-name="T42_1">Realizar</text:span><text:span text:style-name="T42_2"><text:s/></text:span><text:span text:style-name="T42_3">correctamente</text:span><text:span text:style-name="T42_4"><text:s/></text:span><text:span text:style-name="T42_5">el</text:span><text:span text:style-name="T42_6"><text:s/></text:span><text:span text:style-name="T42_7">desarrollo</text:span><text:span text:style-name="T42_8"><text:s/></text:span><text:span text:style-name="T42_9">y</text:span><text:span text:style-name="T42_10"><text:s/></text:span><text:span text:style-name="T42_11">mantenimiento</text:span><text:span text:style-name="T42_12"><text:s/></text:span><text:span text:style-name="T42_13">del</text:span><text:span text:style-name="T42_14"><text:s/></text:span><text:span text:style-name="T42_15">software</text:span></text:p>
          </table:table-cell>
          <table:table-cell table:style-name="Cell20">
            <text:p text:style-name="P43"><text:span text:style-name="T43_1">-</text:span><text:span text:style-name="T43_2">Programar</text:span><text:span text:style-name="T43_3"><text:s/></text:span><text:span text:style-name="T43_4">el</text:span><text:span text:style-name="T43_5"><text:s/></text:span><text:span text:style-name="T43_6">software</text:span><text:span text:style-name="T43_7"><text:s/></text:span><text:span text:style-name="T43_8">necesario</text:span></text:p>
            <text:p text:style-name="P44"><text:span text:style-name="T44_1">-</text:span><text:span text:style-name="T44_2">Documentar</text:span><text:span text:style-name="T44_3"><text:s/></text:span><text:span text:style-name="T44_4">correctamente</text:span><text:span text:style-name="T44_5"><text:s/></text:span><text:span text:style-name="T44_6">el</text:span><text:span text:style-name="T44_7"><text:s/></text:span><text:span text:style-name="T44_8">software</text:span></text:p>
            <text:p text:style-name="P45"><text:span text:style-name="T45_1">-</text:span><text:span text:style-name="T45_2">Capacitar</text:span><text:span text:style-name="T45_3"><text:s/></text:span><text:span text:style-name="T45_4">al</text:span><text:span text:style-name="T45_5"><text:s/></text:span><text:span text:style-name="T45_6">personal</text:span><text:span text:style-name="T45_7"><text:s/></text:span><text:span text:style-name="T45_8">que</text:span><text:span text:style-name="T45_9"><text:s/></text:span><text:span text:style-name="T45_10">utilizará</text:span><text:span text:style-name="T45_11"><text:s/></text:span><text:span text:style-name="T45_12">el</text:span><text:span text:style-name="T45_13"><text:s/></text:span><text:span text:style-name="T45_14">software</text:span></text:p>
          </table:table-cell>
        </table:table-row>
      </table:table>
      <text:p text:style-name="P46"/>
      <text:p text:style-name="P47"><text:span text:style-name="T47_1">Analista</text:span><text:span text:style-name="T47_2">-</text:span><text:span text:style-name="T47_3">Diseñador</text:span></text:p>
      <text:p text:style-name="P48"/>
      <table:table table:style-name="Table5">
        <table:table-column table:style-name="Column9"/>
        <table:table-column table:style-name="Column10"/>
        <table:table-row table:style-name="Row11">
          <table:table-cell table:style-name="Cell21">
            <text:p text:style-name="P49"><text:span text:style-name="T49_1">MISIONES</text:span></text:p>
          </table:table-cell>
          <table:table-cell table:style-name="Cell22">
            <text:p text:style-name="P50"><text:span text:style-name="T50_1">FUNCIONES</text:span></text:p>
          </table:table-cell>
        </table:table-row>
        <table:table-row table:style-name="Row12">
          <table:table-cell table:style-name="Cell23">
            <text:p text:style-name="P51"><text:span text:style-name="T51_1">Realizar</text:span><text:span text:style-name="T51_2"><text:s/></text:span><text:span text:style-name="T51_3">un</text:span><text:span text:style-name="T51_4"><text:s/></text:span><text:span text:style-name="T51_5">diseño</text:span><text:span text:style-name="T51_6"><text:s/></text:span><text:span text:style-name="T51_7">de</text:span><text:span text:style-name="T51_8"><text:s/></text:span><text:span text:style-name="T51_9">software</text:span><text:span text:style-name="T51_10"><text:s/></text:span><text:span text:style-name="T51_11">acorde</text:span><text:span text:style-name="T51_12"><text:s/></text:span><text:span text:style-name="T51_13">a</text:span><text:span text:style-name="T51_14"><text:s/></text:span><text:span text:style-name="T51_15">las</text:span><text:span text:style-name="T51_16"><text:s/></text:span><text:span text:style-name="T51_17">necesidades</text:span><text:span text:style-name="T51_18"><text:s/></text:span><text:span text:style-name="T51_19">requeridas</text:span><text:span text:style-name="T51_20"><text:s/></text:span><text:span text:style-name="T51_21">por</text:span><text:span text:style-name="T51_22"><text:s/></text:span><text:span text:style-name="T51_23">la</text:span><text:span text:style-name="T51_24"><text:s/></text:span><text:span text:style-name="T51_25">empresa</text:span></text:p>
          </table:table-cell>
          <table:table-cell table:style-name="Cell24">
            <text:p text:style-name="P52"><text:span text:style-name="T52_1">-</text:span><text:span text:style-name="T52_2">Establecer</text:span><text:span text:style-name="T52_3"><text:s/></text:span><text:span text:style-name="T52_4">el</text:span><text:span text:style-name="T52_5"><text:s/></text:span><text:span text:style-name="T52_6">dominio</text:span><text:span text:style-name="T52_7"><text:s/></text:span><text:span text:style-name="T52_8">del</text:span><text:span text:style-name="T52_9"><text:s/></text:span><text:span text:style-name="T52_10">problema</text:span><text:span text:style-name="T52_11"><text:s/></text:span><text:span text:style-name="T52_12">a</text:span><text:span text:style-name="T52_13"><text:s/></text:span><text:span text:style-name="T52_14">resolver</text:span></text:p>
            <text:p text:style-name="P53"><text:span text:style-name="T53_1">-</text:span><text:span text:style-name="T53_2">Realizar</text:span><text:span text:style-name="T53_3"><text:s/></text:span><text:span text:style-name="T53_4">encuestas</text:span><text:span text:style-name="T53_5">,<text:s/></text:span><text:span text:style-name="T53_6">entrevistas</text:span><text:span text:style-name="T53_7"><text:s/></text:span><text:span text:style-name="T53_8">y</text:span><text:span text:style-name="T53_9"><text:s/></text:span><text:span text:style-name="T53_10">la</text:span><text:span text:style-name="T53_11"><text:s/></text:span><text:span text:style-name="T53_12">investigación</text:span><text:span text:style-name="T53_13"><text:s/></text:span><text:span text:style-name="T53_14">necesaria</text:span><text:span text:style-name="T53_15"><text:s/></text:span><text:span text:style-name="T53_16">para</text:span><text:span text:style-name="T53_17"><text:s/></text:span><text:span text:style-name="T53_18">comprender</text:span><text:span text:style-name="T53_19"><text:s/></text:span><text:span text:style-name="T53_20">el</text:span><text:span text:style-name="T53_21"><text:s/></text:span><text:span text:style-name="T53_22">dominio</text:span><text:span text:style-name="T53_23"><text:s/></text:span><text:span text:style-name="T53_24">del</text:span><text:span text:style-name="T53_25"><text:s/></text:span><text:span text:style-name="T53_26">problema</text:span></text:p>
            <text:p text:style-name="P54"><text:span text:style-name="T54_1">-</text:span><text:span text:style-name="T54_2">Diseñar</text:span><text:span text:style-name="T54_3"><text:s/></text:span><text:span text:style-name="T54_4">una</text:span><text:span text:style-name="T54_5"><text:s/></text:span><text:span text:style-name="T54_6">solución</text:span><text:span text:style-name="T54_7"><text:s/></text:span><text:span text:style-name="T54_8">eficiente</text:span><text:span text:style-name="T54_9"><text:s/></text:span><text:span text:style-name="T54_10">que</text:span><text:span text:style-name="T54_11"><text:s/></text:span><text:span text:style-name="T54_12">resuelva</text:span><text:span text:style-name="T54_13"><text:s/></text:span><text:span text:style-name="T54_14">el</text:span><text:span text:style-name="T54_15"><text:s/></text:span><text:span text:style-name="T54_16">problema</text:span></text:p>
            <text:p text:style-name="P55"><text:span text:style-name="T55_1">-</text:span><text:span text:style-name="T55_2">Entregar</text:span><text:span text:style-name="T55_3"><text:s/></text:span><text:span text:style-name="T55_4">los</text:span><text:span text:style-name="T55_5"><text:s/></text:span><text:span text:style-name="T55_6">diseños</text:span><text:span text:style-name="T55_7"><text:s/></text:span><text:span text:style-name="T55_8">al</text:span><text:span text:style-name="T55_9"><text:s/></text:span><text:span text:style-name="T55_10">programador</text:span><text:span text:style-name="T55_11"><text:s/></text:span><text:span text:style-name="T55_12">de</text:span><text:span text:style-name="T55_13"><text:s/></text:span><text:span text:style-name="T55_14">una</text:span><text:span text:style-name="T55_15"><text:s/></text:span><text:span text:style-name="T55_16">forma</text:span><text:span text:style-name="T55_17"><text:s/></text:span><text:span text:style-name="T55_18">clara</text:span><text:span text:style-name="T55_19"><text:s/></text:span><text:span text:style-name="T55_20">y</text:span><text:span text:style-name="T55_21"><text:s/></text:span><text:span text:style-name="T55_22">sin</text:span><text:span text:style-name="T55_23"><text:s/></text:span><text:span text:style-name="T55_24">ambigüedades</text:span></text:p>
          </table:table-cell>
        </table:table-row>
      </table:table>
      <text:p text:style-name="P56"/>
      <text:p text:style-name="P57"><text:span text:style-name="T57_1">Área</text:span><text:span text:style-name="T57_2"><text:s/></text:span><text:span text:style-name="T57_3">de</text:span><text:span text:style-name="T57_4"><text:s/></text:span><text:span text:style-name="T57_5">mantenimiento</text:span></text:p>
      <text:p text:style-name="P58"/>
      <text:p text:style-name="P59"/>
      <table:table table:style-name="Table6">
        <table:table-column table:style-name="Column11"/>
        <table:table-column table:style-name="Column12"/>
        <table:table-row table:style-name="Row13">
          <table:table-cell table:style-name="Cell25">
            <text:p text:style-name="P60"><text:span text:style-name="T60_1">MISIONES</text:span></text:p>
          </table:table-cell>
          <table:table-cell table:style-name="Cell26">
            <text:p text:style-name="P61"><text:span text:style-name="T61_1">FUNCIONES</text:span></text:p>
          </table:table-cell>
        </table:table-row>
        <table:table-row table:style-name="Row14">
          <table:table-cell table:style-name="Cell27">
            <text:p text:style-name="P62"><text:span text:style-name="T62_1">Proporcionar</text:span><text:span text:style-name="T62_2"><text:s/></text:span><text:span text:style-name="T62_3">servicios</text:span><text:span text:style-name="T62_4"><text:s/></text:span><text:span text:style-name="T62_5">de</text:span><text:span text:style-name="T62_6"><text:s/></text:span><text:span text:style-name="T62_7">mantenimiento</text:span><text:span text:style-name="T62_8"><text:s/></text:span><text:span text:style-name="T62_9">preventivo</text:span><text:span text:style-name="T62_10"><text:s/></text:span><text:span text:style-name="T62_11">y</text:span><text:span text:style-name="T62_12"><text:s/></text:span><text:span text:style-name="T62_13">correctivo</text:span></text:p>
          </table:table-cell>
          <table:table-cell table:style-name="Cell28">
            <text:p text:style-name="P63"><text:span text:style-name="T63_1">-</text:span><text:span text:style-name="T63_2">Supervisar</text:span><text:span text:style-name="T63_3"><text:s/></text:span><text:span text:style-name="T63_4">los</text:span><text:span text:style-name="T63_5"><text:s/></text:span><text:span text:style-name="T63_6">trabajos</text:span><text:span text:style-name="T63_7"><text:s/></text:span><text:span text:style-name="T63_8">de</text:span><text:span text:style-name="T63_9"><text:s/></text:span><text:span text:style-name="T63_10">los</text:span><text:span text:style-name="T63_11"><text:s/></text:span><text:span text:style-name="T63_12">contratistas</text:span><text:span text:style-name="T63_13">,<text:s/></text:span><text:span text:style-name="T63_14">verificando</text:span><text:span text:style-name="T63_15"><text:s/></text:span><text:span text:style-name="T63_16">que</text:span><text:span text:style-name="T63_17"><text:s/></text:span><text:span text:style-name="T63_18">los</text:span><text:span text:style-name="T63_19"><text:s/></text:span><text:span text:style-name="T63_20">servicios</text:span><text:span text:style-name="T63_21"><text:s/></text:span><text:span text:style-name="T63_22">que</text:span><text:span text:style-name="T63_23"><text:s/></text:span><text:span text:style-name="T63_24">presten</text:span><text:span text:style-name="T63_25"><text:s/></text:span><text:span text:style-name="T63_26">se</text:span><text:span text:style-name="T63_27"><text:s/></text:span><text:span text:style-name="T63_28">apeguen</text:span><text:span text:style-name="T63_29"><text:s/></text:span><text:span text:style-name="T63_30">a</text:span><text:span text:style-name="T63_31"><text:s/></text:span><text:span text:style-name="T63_32">las</text:span><text:span text:style-name="T63_33"><text:s/></text:span><text:span text:style-name="T63_34">condiciones</text:span><text:span text:style-name="T63_35"><text:s/></text:span><text:span text:style-name="T63_36">estipuladas</text:span><text:span text:style-name="T63_37"><text:s/></text:span><text:span text:style-name="T63_38">en</text:span><text:span text:style-name="T63_39"><text:s/></text:span><text:span text:style-name="T63_40">los</text:span><text:span text:style-name="T63_41"><text:s/></text:span><text:span text:style-name="T63_42">contratos</text:span><text:span text:style-name="T63_43"><text:s/></text:span><text:span text:style-name="T63_44">y</text:span><text:span text:style-name="T63_45"><text:s/></text:span><text:span text:style-name="T63_46">a</text:span><text:span text:style-name="T63_47"><text:s/></text:span><text:span text:style-name="T63_48">las</text:span><text:span text:style-name="T63_49"><text:s/></text:span><text:span text:style-name="T63_50">especificaciones</text:span><text:span text:style-name="T63_51"><text:s/></text:span><text:span text:style-name="T63_52">requeridas</text:span></text:p>
            <text:p text:style-name="P64"><text:span text:style-name="T64_1">-</text:span><text:span text:style-name="T64_2">Formular</text:span><text:span text:style-name="T64_3"><text:s/></text:span><text:span text:style-name="T64_4">presupuestos</text:span><text:span text:style-name="T64_5"><text:s/></text:span><text:span text:style-name="T64_6">anuales</text:span></text:p>
            <text:p text:style-name="P65"><text:span text:style-name="T65_1">-</text:span><text:span text:style-name="T65_2">Elaborar</text:span><text:span text:style-name="T65_3"><text:s/></text:span><text:span text:style-name="T65_4">el</text:span><text:span text:style-name="T65_5"><text:s/></text:span><text:span text:style-name="T65_6">programa</text:span><text:span text:style-name="T65_7"><text:s/></text:span><text:span text:style-name="T65_8">anual</text:span><text:span text:style-name="T65_9"><text:s/></text:span><text:span text:style-name="T65_10">de</text:span><text:span text:style-name="T65_11"><text:s/></text:span><text:span text:style-name="T65_12">mantenimiento</text:span><text:span text:style-name="T65_13"><text:s/></text:span><text:span text:style-name="T65_14">preventivo</text:span><text:span text:style-name="T65_15"><text:s/></text:span><text:span text:style-name="T65_16">y</text:span><text:span text:style-name="T65_17"><text:s/></text:span><text:span text:style-name="T65_18">correctivo</text:span></text:p>
            <text:p text:style-name="P66"><text:span text:style-name="T66_1">-</text:span><text:span text:style-name="T66_2">Realizar</text:span><text:span text:style-name="T66_3"><text:s/></text:span><text:span text:style-name="T66_4">visitas</text:span><text:span text:style-name="T66_5"><text:s/></text:span><text:span text:style-name="T66_6">de</text:span><text:span text:style-name="T66_7"><text:s/></text:span><text:span text:style-name="T66_8">supervisión</text:span><text:span text:style-name="T66_9"><text:s/></text:span><text:span text:style-name="T66_10">a</text:span><text:span text:style-name="T66_11"><text:s/></text:span><text:span text:style-name="T66_12">las</text:span><text:span text:style-name="T66_13"><text:s/></text:span><text:span text:style-name="T66_14">instalaciones</text:span></text:p>
            <text:p text:style-name="P67"><text:span text:style-name="T67_1">-</text:span><text:span text:style-name="T67_2">Coordinar</text:span><text:span text:style-name="T67_3">,<text:s/></text:span><text:span text:style-name="T67_4">orientar</text:span><text:span text:style-name="T67_5"><text:s/></text:span><text:span text:style-name="T67_6">y</text:span><text:span text:style-name="T67_7"><text:s/></text:span><text:span text:style-name="T67_8">apoyar</text:span><text:span text:style-name="T67_9"><text:s/></text:span><text:span text:style-name="T67_10">las</text:span><text:span text:style-name="T67_11"><text:s/></text:span><text:span text:style-name="T67_12">actividades</text:span><text:span text:style-name="T67_13"><text:s/></text:span><text:span text:style-name="T67_14">de</text:span><text:span text:style-name="T67_15"><text:s/></text:span><text:span text:style-name="T67_16">su</text:span><text:span text:style-name="T67_17"><text:s/></text:span><text:span text:style-name="T67_18">personal</text:span><text:span text:style-name="T67_19"><text:s/></text:span><text:span text:style-name="T67_20">de</text:span><text:span text:style-name="T67_21"><text:s/></text:span><text:span text:style-name="T67_22">mantenimiento</text:span></text:p>
            <text:p text:style-name="P68"><text:span text:style-name="T68_1">-</text:span><text:span text:style-name="T68_2">Realizar</text:span><text:span text:style-name="T68_3"><text:s/></text:span><text:span text:style-name="T68_4">reportes</text:span><text:span text:style-name="T68_5"><text:s/></text:span><text:span text:style-name="T68_6">de</text:span><text:span text:style-name="T68_7"><text:s/></text:span><text:span text:style-name="T68_8">compras</text:span><text:span text:style-name="T68_9"><text:s/></text:span><text:span text:style-name="T68_10">necesarias</text:span></text:p>
          </table:table-cell>
        </table:table-row>
      </table:table>
      <text:p text:style-name="P69"/>
      <text:p text:style-name="P70"><text:span text:style-name="T70_1">Técnico</text:span><text:span text:style-name="T70_2"><text:s/></text:span><text:span text:style-name="T70_3">de</text:span><text:span text:style-name="T70_4"><text:s/></text:span><text:span text:style-name="T70_5">redes</text:span></text:p>
      <text:p text:style-name="P71"/>
      <text:p text:style-name="P72"/>
      <table:table table:style-name="Table7">
        <table:table-column table:style-name="Column13"/>
        <table:table-column table:style-name="Column14"/>
        <table:table-row table:style-name="Row15">
          <table:table-cell table:style-name="Cell29">
            <text:p text:style-name="P73"><text:span text:style-name="T73_1">MISIONES</text:span></text:p>
          </table:table-cell>
          <table:table-cell table:style-name="Cell30">
            <text:p text:style-name="P74"><text:span text:style-name="T74_1">FUNCIONES</text:span></text:p>
          </table:table-cell>
        </table:table-row>
        <table:table-row table:style-name="Row16">
          <table:table-cell table:style-name="Cell31">
            <text:p text:style-name="P75"><text:span text:style-name="T75_1">Asegurar</text:span><text:span text:style-name="T75_2"><text:s/></text:span><text:span text:style-name="T75_3">el</text:span><text:span text:style-name="T75_4"><text:s/></text:span><text:span text:style-name="T75_5">mantenimiento</text:span><text:span text:style-name="T75_6"><text:s/></text:span><text:span text:style-name="T75_7">de</text:span><text:span text:style-name="T75_8"><text:s/></text:span><text:span text:style-name="T75_9">la</text:span><text:span text:style-name="T75_10"><text:s/></text:span><text:span text:style-name="T75_11">red</text:span></text:p>
          </table:table-cell>
          <table:table-cell table:style-name="Cell32">
            <text:p text:style-name="P76"><text:span text:style-name="T76_1">-</text:span><text:span text:style-name="T76_2">Desarrollar</text:span><text:span text:style-name="T76_3"><text:s/></text:span><text:span text:style-name="T76_4">tareas</text:span><text:span text:style-name="T76_5"><text:s/></text:span><text:span text:style-name="T76_6">de</text:span><text:span text:style-name="T76_7"><text:s/></text:span><text:span text:style-name="T76_8">mantenimiento</text:span><text:span text:style-name="T76_9"><text:s/></text:span><text:span text:style-name="T76_10">sobre</text:span><text:span text:style-name="T76_11"><text:s/></text:span><text:span text:style-name="T76_12">el</text:span><text:span text:style-name="T76_13"><text:s/></text:span><text:span text:style-name="T76_14">servidor</text:span></text:p>
            <text:p text:style-name="P77"><text:span text:style-name="T77_1">-</text:span><text:span text:style-name="T77_2">Asistir</text:span><text:span text:style-name="T77_3"><text:s/></text:span><text:span text:style-name="T77_4">técnicamente</text:span><text:span text:style-name="T77_5"><text:s/></text:span><text:span text:style-name="T77_6">brindando</text:span><text:span text:style-name="T77_7"><text:s/></text:span><text:span text:style-name="T77_8">soporte</text:span><text:span text:style-name="T77_9"><text:s/></text:span><text:span text:style-name="T77_10">cuando</text:span><text:span text:style-name="T77_11"><text:s/></text:span><text:span text:style-name="T77_12">se</text:span><text:span text:style-name="T77_13"><text:s/></text:span><text:span text:style-name="T77_14">requiera</text:span></text:p>
            <text:p text:style-name="P78"><text:span text:style-name="T78_1">-</text:span><text:span text:style-name="T78_2">Realizar</text:span><text:span text:style-name="T78_3"><text:s/></text:span><text:span text:style-name="T78_4">relevamientos</text:span><text:span text:style-name="T78_5"><text:s/></text:span><text:span text:style-name="T78_6">sobre</text:span><text:span text:style-name="T78_7"><text:s/></text:span><text:span text:style-name="T78_8">el</text:span><text:span text:style-name="T78_9"><text:s/></text:span><text:span text:style-name="T78_10">estado</text:span><text:span text:style-name="T78_11"><text:s/></text:span><text:span text:style-name="T78_12">de</text:span><text:span text:style-name="T78_13"><text:s/></text:span><text:span text:style-name="T78_14">la</text:span><text:span text:style-name="T78_15"><text:s/></text:span><text:span text:style-name="T78_16">red</text:span></text:p>
          </table:table-cell>
        </table:table-row>
      </table:table>
      <text:p text:style-name="P79"/>
      <text:p text:style-name="P80"/>
      <text:p text:style-name="P81"><text:span text:style-name="T81_1">Técnico</text:span><text:span text:style-name="T81_2"><text:s/></text:span><text:span text:style-name="T81_3">de</text:span><text:span text:style-name="T81_4"><text:s/></text:span><text:span text:style-name="T81_5">mantenimiento</text:span><text:span text:style-name="T81_6"><text:s/></text:span><text:span text:style-name="T81_7">de</text:span><text:span text:style-name="T81_8"><text:s/></text:span><text:span text:style-name="T81_9">Hardware</text:span></text:p>
      <text:p text:style-name="P82"/>
      <table:table table:style-name="Table8">
        <table:table-column table:style-name="Column15"/>
        <table:table-column table:style-name="Column16"/>
        <table:table-row table:style-name="Row17">
          <table:table-cell table:style-name="Cell33">
            <text:p text:style-name="P83"><text:span text:style-name="T83_1">MISIONES</text:span></text:p>
          </table:table-cell>
          <table:table-cell table:style-name="Cell34">
            <text:p text:style-name="P84"><text:span text:style-name="T84_1">FUNCIONES</text:span></text:p>
          </table:table-cell>
        </table:table-row>
        <table:table-row table:style-name="Row18">
          <table:table-cell table:style-name="Cell35">
            <text:p text:style-name="P85"><text:span text:style-name="T85_1">Asegurar</text:span><text:span text:style-name="T85_2"><text:s/></text:span><text:span text:style-name="T85_3">el</text:span><text:span text:style-name="T85_4"><text:s/></text:span><text:span text:style-name="T85_5">correcto</text:span><text:span text:style-name="T85_6"><text:s/></text:span><text:span text:style-name="T85_7">funcionamiento</text:span><text:span text:style-name="T85_8"><text:s/></text:span><text:span text:style-name="T85_9">de</text:span><text:span text:style-name="T85_10"><text:s/></text:span><text:span text:style-name="T85_11">los</text:span><text:span text:style-name="T85_12"><text:s/></text:span><text:span text:style-name="T85_13">equipos</text:span><text:span text:style-name="T85_14"><text:s/></text:span><text:span text:style-name="T85_15">utilizados</text:span></text:p>
          </table:table-cell>
          <table:table-cell table:style-name="Cell36">
            <text:p text:style-name="P86"><text:span text:style-name="T86_1">-</text:span><text:span text:style-name="T86_2">Resolver</text:span><text:span text:style-name="T86_3"><text:s/></text:span><text:span text:style-name="T86_4">problemas</text:span><text:span text:style-name="T86_5"><text:s/></text:span><text:span text:style-name="T86_6">técnicos</text:span></text:p>
            <text:p text:style-name="P87"><text:span text:style-name="T87_1">-</text:span><text:span text:style-name="T87_2">Instalación</text:span><text:span text:style-name="T87_3"><text:s/></text:span><text:span text:style-name="T87_4">física</text:span><text:span text:style-name="T87_5"><text:s/></text:span><text:span text:style-name="T87_6">de</text:span><text:span text:style-name="T87_7"><text:s/></text:span><text:span text:style-name="T87_8">computadoras</text:span><text:span text:style-name="T87_9"><text:s/></text:span><text:span text:style-name="T87_10">y</text:span><text:span text:style-name="T87_11">/</text:span><text:span text:style-name="T87_12">o</text:span><text:span text:style-name="T87_13"><text:s/></text:span><text:span text:style-name="T87_14">dispositivos</text:span><text:span text:style-name="T87_15"><text:s/></text:span><text:span text:style-name="T87_16">de</text:span><text:span text:style-name="T87_17"><text:s/></text:span><text:span text:style-name="T87_18">hardware</text:span></text:p>
            <text:p text:style-name="P88"><text:span text:style-name="T88_1">-</text:span><text:span text:style-name="T88_2">Realizar</text:span><text:span text:style-name="T88_3"><text:s/></text:span><text:span text:style-name="T88_4">relevamientos</text:span><text:span text:style-name="T88_5"><text:s/></text:span><text:span text:style-name="T88_6">sobre</text:span><text:span text:style-name="T88_7"><text:s/></text:span><text:span text:style-name="T88_8">el</text:span><text:span text:style-name="T88_9"><text:s/></text:span><text:span text:style-name="T88_10">estado</text:span><text:span text:style-name="T88_11"><text:s/></text:span><text:span text:style-name="T88_12">de</text:span><text:span text:style-name="T88_13"><text:s/></text:span><text:span text:style-name="T88_14">los</text:span><text:span text:style-name="T88_15"><text:s/></text:span><text:span text:style-name="T88_16">dispositivos</text:span><text:span text:style-name="T88_17"><text:s/></text:span><text:span text:style-name="T88_18">en</text:span><text:span text:style-name="T88_19"><text:s/></text:span><text:span text:style-name="T88_20">uso</text:span><text:span text:style-name="T88_21">.</text:span></text:p>
          </table:table-cell>
        </table:table-row>
      </table:table>
      <text:p text:style-name="P89"/>
      <text:p text:style-name="P90"><text:span text:style-name="T90_1">Asistente</text:span><text:span text:style-name="T90_2"><text:s/></text:span><text:span text:style-name="T90_3">técnico</text:span><text:span text:style-name="T90_4"><text:s/></text:span><text:span text:style-name="T90_5">de</text:span><text:span text:style-name="T90_6"><text:s/></text:span><text:span text:style-name="T90_7">Software</text:span></text:p>
      <text:p text:style-name="P91"/>
      <text:p text:style-name="P92"/>
      <table:table table:style-name="Table9">
        <table:table-column table:style-name="Column17"/>
        <table:table-column table:style-name="Column18"/>
        <table:table-row table:style-name="Row19">
          <table:table-cell table:style-name="Cell37">
            <text:p text:style-name="P93"><text:span text:style-name="T93_1">MISIONES</text:span></text:p>
          </table:table-cell>
          <table:table-cell table:style-name="Cell38">
            <text:p text:style-name="P94"><text:span text:style-name="T94_1">FUNCIONES</text:span></text:p>
          </table:table-cell>
        </table:table-row>
        <table:table-row table:style-name="Row20">
          <table:table-cell table:style-name="Cell39">
            <text:p text:style-name="P95"><text:span text:style-name="T95_1">Asegurar</text:span><text:span text:style-name="T95_2"><text:s/></text:span><text:span text:style-name="T95_3">el</text:span><text:span text:style-name="T95_4"><text:s/></text:span><text:span text:style-name="T95_5">correcto</text:span><text:span text:style-name="T95_6"><text:s/></text:span><text:span text:style-name="T95_7">funcionamiento</text:span><text:span text:style-name="T95_8"><text:s/></text:span><text:span text:style-name="T95_9">del</text:span><text:span text:style-name="T95_10"><text:s/></text:span><text:span text:style-name="T95_11">software</text:span></text:p>
          </table:table-cell>
          <table:table-cell table:style-name="Cell40">
            <text:p text:style-name="P96"><text:span text:style-name="T96_1">-</text:span><text:span text:style-name="T96_2">Instalación</text:span><text:span text:style-name="T96_3"><text:s/></text:span><text:span text:style-name="T96_4">del</text:span><text:span text:style-name="T96_5"><text:s/></text:span><text:span text:style-name="T96_6">Sistema</text:span><text:span text:style-name="T96_7"><text:s/></text:span><text:span text:style-name="T96_8">Operativo</text:span></text:p>
            <text:p text:style-name="P97"><text:span text:style-name="T97_1">-</text:span><text:span text:style-name="T97_2">Instalación</text:span><text:span text:style-name="T97_3"><text:s/></text:span><text:span text:style-name="T97_4">de</text:span><text:span text:style-name="T97_5"><text:s/></text:span><text:span text:style-name="T97_6">drivers</text:span><text:span text:style-name="T97_7"><text:s/></text:span><text:span text:style-name="T97_8">necesarios</text:span></text:p>
            <text:p text:style-name="P98"><text:span text:style-name="T98_1">-</text:span><text:span text:style-name="T98_2">Configuración</text:span><text:span text:style-name="T98_3"><text:s/></text:span><text:span text:style-name="T98_4">de</text:span><text:span text:style-name="T98_5"><text:s/></text:span><text:span text:style-name="T98_6">programas</text:span></text:p>
          </table:table-cell>
        </table:table-row>
      </table:table>
      <text:p text:style-name="P99"/>
      <text:p text:style-name="P100"/>
      <text:p text:style-name="P101"><text:span text:style-name="T101_1">Área</text:span><text:span text:style-name="T101_2"><text:s/></text:span><text:span text:style-name="T101_3">de</text:span><text:span text:style-name="T101_4"><text:s/></text:span><text:span text:style-name="T101_5">Infraestructura</text:span></text:p>
      <text:p text:style-name="P102"/>
      <text:p text:style-name="P103"/>
      <table:table table:style-name="Table10">
        <table:table-column table:style-name="Column19"/>
        <table:table-column table:style-name="Column20"/>
        <table:table-row table:style-name="Row21">
          <table:table-cell table:style-name="Cell41">
            <text:p text:style-name="P104"><text:span text:style-name="T104_1">MISIONES</text:span></text:p>
          </table:table-cell>
          <table:table-cell table:style-name="Cell42">
            <text:p text:style-name="P105"><text:span text:style-name="T105_1">FUNCIONES</text:span></text:p>
          </table:table-cell>
        </table:table-row>
        <table:table-row table:style-name="Row22">
          <table:table-cell table:style-name="Cell43">
            <text:p text:style-name="P106"><text:span text:style-name="T106_1">Administrar</text:span><text:span text:style-name="T106_2"><text:s/></text:span><text:span text:style-name="T106_3">la</text:span><text:span text:style-name="T106_4"><text:s/></text:span><text:span text:style-name="T106_5">Infraestructura</text:span><text:span text:style-name="T106_6"><text:s/></text:span><text:span text:style-name="T106_7">tecnológica</text:span><text:span text:style-name="T106_8"><text:s/></text:span><text:span text:style-name="T106_9">y</text:span><text:span text:style-name="T106_10"><text:s/></text:span><text:span text:style-name="T106_11">la</text:span><text:span text:style-name="T106_12"><text:s/></text:span><text:span text:style-name="T106_13">seguridad</text:span><text:span text:style-name="T106_14"><text:s/></text:span><text:span text:style-name="T106_15">de</text:span><text:span text:style-name="T106_16"><text:s/></text:span><text:span text:style-name="T106_17">la</text:span><text:span text:style-name="T106_18"><text:s/></text:span><text:span text:style-name="T106_19">redes</text:span><text:span text:style-name="T106_20"><text:s/></text:span><text:span text:style-name="T106_21">informáticas</text:span></text:p>
          </table:table-cell>
          <table:table-cell table:style-name="Cell44">
            <text:p text:style-name="P107"><text:span text:style-name="T107_1">-</text:span><text:span text:style-name="T107_2">Administración</text:span><text:span text:style-name="T107_3"><text:s/></text:span><text:span text:style-name="T107_4">de</text:span><text:span text:style-name="T107_5"><text:s/></text:span><text:span text:style-name="T107_6">los</text:span><text:span text:style-name="T107_7"><text:s/></text:span><text:span text:style-name="T107_8">servidores</text:span></text:p>
            <text:p text:style-name="P108"><text:span text:style-name="T108_1">-</text:span><text:span text:style-name="T108_2">Administración</text:span><text:span text:style-name="T108_3"><text:s/></text:span><text:span text:style-name="T108_4">de</text:span><text:span text:style-name="T108_5"><text:s/></text:span><text:span text:style-name="T108_6">los</text:span><text:span text:style-name="T108_7"><text:s/></text:span><text:span text:style-name="T108_8">sistemas</text:span></text:p>
            <text:p text:style-name="P109"><text:span text:style-name="T109_1">-</text:span><text:span text:style-name="T109_2">Definición</text:span><text:span text:style-name="T109_3"><text:s/></text:span><text:span text:style-name="T109_4">de</text:span><text:span text:style-name="T109_5"><text:s/></text:span><text:span text:style-name="T109_6">configuraciones</text:span><text:span text:style-name="T109_7"><text:s/></text:span><text:span text:style-name="T109_8">y</text:span><text:span text:style-name="T109_9"><text:s/></text:span><text:span text:style-name="T109_10">modelos</text:span><text:span text:style-name="T109_11"><text:s/></text:span><text:span text:style-name="T109_12">de</text:span><text:span text:style-name="T109_13"><text:s/></text:span><text:span text:style-name="T109_14">trabajo</text:span></text:p>
          </table:table-cell>
        </table:table-row>
      </table:table>
      <text:p text:style-name="P110"/>
      <text:p text:style-name="P111"/>
      <text:p text:style-name="P112"/>
      <text:p text:style-name="P113"><text:span text:style-name="T113_1">Administrador</text:span><text:span text:style-name="T113_2"><text:s/></text:span><text:span text:style-name="T113_3">de</text:span><text:span text:style-name="T113_4"><text:s/></text:span><text:span text:style-name="T113_5">la</text:span><text:span text:style-name="T113_6"><text:s/></text:span><text:span text:style-name="T113_7">Base</text:span><text:span text:style-name="T113_8"><text:s/></text:span><text:span text:style-name="T113_9">de</text:span><text:span text:style-name="T113_10"><text:s/></text:span><text:span text:style-name="T113_11">Datos</text:span></text:p>
      <text:p text:style-name="P114"/>
      <text:p text:style-name="P115"/>
      <table:table table:style-name="Table11">
        <table:table-column table:style-name="Column21"/>
        <table:table-column table:style-name="Column22"/>
        <table:table-row table:style-name="Row23">
          <table:table-cell table:style-name="Cell45">
            <text:p text:style-name="P116"><text:span text:style-name="T116_1">MISIONES</text:span></text:p>
          </table:table-cell>
          <table:table-cell table:style-name="Cell46">
            <text:p text:style-name="P117"><text:span text:style-name="T117_1">FUNCIONES</text:span></text:p>
          </table:table-cell>
        </table:table-row>
        <table:table-row table:style-name="Row24">
          <table:table-cell table:style-name="Cell47">
            <text:p text:style-name="P118"><text:span text:style-name="T118_1">Diseñar</text:span><text:span text:style-name="T118_2"><text:s/></text:span><text:span text:style-name="T118_3">y</text:span><text:span text:style-name="T118_4"><text:s/></text:span><text:span text:style-name="T118_5">Gestionar</text:span><text:span text:style-name="T118_6"><text:s/></text:span><text:span text:style-name="T118_7">de</text:span><text:span text:style-name="T118_8"><text:s/></text:span><text:span text:style-name="T118_9">la</text:span><text:span text:style-name="T118_10"><text:s/></text:span><text:span text:style-name="T118_11">Base</text:span><text:span text:style-name="T118_12"><text:s/></text:span><text:span text:style-name="T118_13">de</text:span><text:span text:style-name="T118_14"><text:s/></text:span><text:span text:style-name="T118_15">Datos</text:span></text:p>
          </table:table-cell>
          <table:table-cell table:style-name="Cell48">
            <text:p text:style-name="P119"><text:span text:style-name="T119_1">-</text:span><text:span text:style-name="T119_2">Entender</text:span><text:span text:style-name="T119_3"><text:s/></text:span><text:span text:style-name="T119_4">las</text:span><text:span text:style-name="T119_5"><text:s/></text:span><text:span text:style-name="T119_6">reglas</text:span><text:span text:style-name="T119_7"><text:s/></text:span><text:span text:style-name="T119_8">básicas</text:span><text:span text:style-name="T119_9"><text:s/></text:span><text:span text:style-name="T119_10">de</text:span><text:span text:style-name="T119_11"><text:s/></text:span><text:span text:style-name="T119_12">la</text:span><text:span text:style-name="T119_13"><text:s/></text:span><text:span text:style-name="T119_14">tecnología</text:span></text:p>
            <text:p text:style-name="P120"><text:span text:style-name="T120_1">-</text:span><text:span text:style-name="T120_2">Analizar</text:span><text:span text:style-name="T120_3"><text:s/></text:span><text:span text:style-name="T120_4">las</text:span><text:span text:style-name="T120_5"><text:s/></text:span><text:span text:style-name="T120_6">necesidades</text:span><text:span text:style-name="T120_7"><text:s/></text:span><text:span text:style-name="T120_8">del</text:span><text:span text:style-name="T120_9"><text:s/></text:span><text:span text:style-name="T120_10">usuario</text:span></text:p>
            <text:p text:style-name="P121"><text:span text:style-name="T121_1">-</text:span><text:span text:style-name="T121_2">Ofrecer</text:span><text:span text:style-name="T121_3"><text:s/></text:span><text:span text:style-name="T121_4">modelos</text:span><text:span text:style-name="T121_5"><text:s/></text:span><text:span text:style-name="T121_6">de</text:span><text:span text:style-name="T121_7"><text:s/></text:span><text:span text:style-name="T121_8">datos</text:span><text:span text:style-name="T121_9"><text:s/></text:span><text:span text:style-name="T121_10">que</text:span><text:span text:style-name="T121_11"><text:s/></text:span><text:span text:style-name="T121_12">reflejen</text:span><text:span text:style-name="T121_13"><text:s/></text:span><text:span text:style-name="T121_14">las</text:span><text:span text:style-name="T121_15"><text:s/></text:span><text:span text:style-name="T121_16">necesidades</text:span><text:span text:style-name="T121_17"><text:s/></text:span><text:span text:style-name="T121_18">de</text:span><text:span text:style-name="T121_19"><text:s/></text:span><text:span text:style-name="T121_20">la</text:span><text:span text:style-name="T121_21"><text:s/></text:span><text:span text:style-name="T121_22">empresa</text:span></text:p>
            <text:p text:style-name="P122"><text:span text:style-name="T122_1">-</text:span><text:span text:style-name="T122_2">Identificar</text:span><text:span text:style-name="T122_3"><text:s/></text:span><text:span text:style-name="T122_4">qué</text:span><text:span text:style-name="T122_5"><text:s/></text:span><text:span text:style-name="T122_6">usuarios</text:span><text:span text:style-name="T122_7"><text:s/></text:span><text:span text:style-name="T122_8">tienen</text:span><text:span text:style-name="T122_9"><text:s/></text:span><text:span text:style-name="T122_10">acceso</text:span><text:span text:style-name="T122_11"><text:s/></text:span><text:span text:style-name="T122_12">a</text:span><text:span text:style-name="T122_13"><text:s/></text:span><text:span text:style-name="T122_14">insertar</text:span><text:span text:style-name="T122_15">,<text:s/></text:span><text:span text:style-name="T122_16">eliminar</text:span><text:span text:style-name="T122_17"><text:s/></text:span><text:span text:style-name="T122_18">o</text:span><text:span text:style-name="T122_19"><text:s/></text:span><text:span text:style-name="T122_20">modificar</text:span><text:span text:style-name="T122_21"><text:s/></text:span><text:span text:style-name="T122_22">la</text:span><text:span text:style-name="T122_23"><text:s/></text:span><text:span text:style-name="T122_24">base</text:span><text:span text:style-name="T122_25"><text:s/></text:span><text:span text:style-name="T122_26">de</text:span><text:span text:style-name="T122_27"><text:s/></text:span><text:span text:style-name="T122_28">datos</text:span><text:span text:style-name="T122_29"><text:s/></text:span><text:span text:style-name="T122_30">y</text:span><text:span text:style-name="T122_31"><text:s/></text:span><text:span text:style-name="T122_32">cuándo</text:span></text:p>
            <text:p text:style-name="P123"><text:span text:style-name="T123_1">-</text:span><text:span text:style-name="T123_2">Integrar</text:span><text:span text:style-name="T123_3"><text:s/></text:span><text:span text:style-name="T123_4">la</text:span><text:span text:style-name="T123_5"><text:s/></text:span><text:span text:style-name="T123_6">base</text:span><text:span text:style-name="T123_7"><text:s/></text:span><text:span text:style-name="T123_8">de</text:span><text:span text:style-name="T123_9"><text:s/></text:span><text:span text:style-name="T123_10">datos</text:span><text:span text:style-name="T123_11"><text:s/></text:span><text:span text:style-name="T123_12">a</text:span><text:span text:style-name="T123_13"><text:s/></text:span><text:span text:style-name="T123_14">las</text:span><text:span text:style-name="T123_15"><text:s/></text:span><text:span text:style-name="T123_16">aplicaciones</text:span><text:span text:style-name="T123_17"><text:s/></text:span><text:span text:style-name="T123_18">existentes</text:span></text:p>
          </table:table-cell>
        </table:table-row>
        <table:table-row table:style-name="Row25">
          <table:table-cell table:style-name="Cell49">
            <text:p text:style-name="P124"><text:span text:style-name="T124_1">Proteger</text:span><text:span text:style-name="T124_2"><text:s/></text:span><text:span text:style-name="T124_3">los</text:span><text:span text:style-name="T124_4"><text:s/></text:span><text:span text:style-name="T124_5">datos</text:span></text:p>
          </table:table-cell>
          <table:table-cell table:style-name="Cell50">
            <text:p text:style-name="P125"><text:span text:style-name="T125_1">-</text:span><text:span text:style-name="T125_2">Realizar</text:span><text:span text:style-name="T125_3"><text:s/></text:span><text:span text:style-name="T125_4">copias</text:span><text:span text:style-name="T125_5"><text:s/></text:span><text:span text:style-name="T125_6">de</text:span><text:span text:style-name="T125_7"><text:s/></text:span><text:span text:style-name="T125_8">seguridad</text:span><text:span text:style-name="T125_9"><text:s/></text:span><text:span text:style-name="T125_10">periódicas</text:span></text:p>
            <text:p text:style-name="P126"><text:span text:style-name="T126_1">-</text:span><text:span text:style-name="T126_2">Implementar</text:span><text:span text:style-name="T126_3"><text:s/></text:span><text:span text:style-name="T126_4">planes</text:span><text:span text:style-name="T126_5"><text:s/></text:span><text:span text:style-name="T126_6">de</text:span><text:span text:style-name="T126_7"><text:s/></text:span><text:span text:style-name="T126_8">recuperación</text:span></text:p>
            <text:p text:style-name="P127"><text:span text:style-name="T127_1">-</text:span><text:span text:style-name="T127_2">Mantener</text:span><text:span text:style-name="T127_3"><text:s/></text:span><text:span text:style-name="T127_4">los</text:span><text:span text:style-name="T127_5"><text:s/></text:span><text:span text:style-name="T127_6">datos</text:span><text:span text:style-name="T127_7"><text:s/></text:span><text:span text:style-name="T127_8">a</text:span><text:span text:style-name="T127_9"><text:s/></text:span><text:span text:style-name="T127_10">salvo</text:span><text:span text:style-name="T127_11"><text:s/></text:span><text:span text:style-name="T127_12">de</text:span><text:span text:style-name="T127_13"><text:s/></text:span><text:span text:style-name="T127_14">su</text:span><text:span text:style-name="T127_15"><text:s/></text:span><text:span text:style-name="T127_16">destrucción</text:span></text:p>
          </table:table-cell>
        </table:table-row>
      </table:table>
      <text:p text:style-name="P128"/>
      <text:p text:style-name="P129"/>
      <text:p text:style-name="P130"><text:span text:style-name="T130_1">Administrador</text:span><text:span text:style-name="T130_2"><text:s/></text:span><text:span text:style-name="T130_3">de</text:span><text:span text:style-name="T130_4"><text:s/></text:span><text:span text:style-name="T130_5">Seguridad</text:span></text:p>
      <text:p text:style-name="P131"/>
      <text:p text:style-name="P132"/>
      <table:table table:style-name="Table12">
        <table:table-column table:style-name="Column23"/>
        <table:table-column table:style-name="Column24"/>
        <table:table-row table:style-name="Row26">
          <table:table-cell table:style-name="Cell51">
            <text:p text:style-name="P133"><text:span text:style-name="T133_1">MISIONES</text:span></text:p>
          </table:table-cell>
          <table:table-cell table:style-name="Cell52">
            <text:p text:style-name="P134"><text:span text:style-name="T134_1">FUNCIONES</text:span></text:p>
          </table:table-cell>
        </table:table-row>
        <table:table-row table:style-name="Row27">
          <table:table-cell table:style-name="Cell53">
            <text:p text:style-name="P135"><text:span text:style-name="T135_1">Lograr</text:span><text:span text:style-name="T135_2"><text:s/></text:span><text:span text:style-name="T135_3">exactitud</text:span><text:span text:style-name="T135_4">,<text:s/></text:span><text:span text:style-name="T135_5">integridad</text:span><text:span text:style-name="T135_6"><text:s/></text:span><text:span text:style-name="T135_7">y</text:span><text:span text:style-name="T135_8"><text:s/></text:span><text:span text:style-name="T135_9">protección</text:span><text:span text:style-name="T135_10"><text:s/></text:span><text:span text:style-name="T135_11">de</text:span><text:span text:style-name="T135_12"><text:s/></text:span><text:span text:style-name="T135_13">todos</text:span><text:span text:style-name="T135_14"><text:s/></text:span><text:span text:style-name="T135_15">los</text:span><text:span text:style-name="T135_16"><text:s/></text:span><text:span text:style-name="T135_17">procesos</text:span><text:span text:style-name="T135_18"><text:s/></text:span><text:span text:style-name="T135_19">y</text:span><text:span text:style-name="T135_20"><text:s/></text:span><text:span text:style-name="T135_21">recursos</text:span><text:span text:style-name="T135_22"><text:s/></text:span><text:span text:style-name="T135_23">de</text:span><text:span text:style-name="T135_24"><text:s/></text:span><text:span text:style-name="T135_25">los</text:span><text:span text:style-name="T135_26"><text:s/></text:span><text:span text:style-name="T135_27">sistemas</text:span><text:span text:style-name="T135_28"><text:s/></text:span><text:span text:style-name="T135_29">de</text:span><text:span text:style-name="T135_30"><text:s/></text:span><text:span text:style-name="T135_31">información</text:span></text:p>
          </table:table-cell>
          <table:table-cell table:style-name="Cell54">
            <text:p text:style-name="P136"><text:span text:style-name="T136_1">-</text:span><text:span text:style-name="T136_2">Establecer</text:span><text:span text:style-name="T136_3"><text:s/></text:span><text:span text:style-name="T136_4">y</text:span><text:span text:style-name="T136_5"><text:s/></text:span><text:span text:style-name="T136_6">comprobar</text:span><text:span text:style-name="T136_7"><text:s/></text:span><text:span text:style-name="T136_8">la</text:span><text:span text:style-name="T136_9"><text:s/></text:span><text:span text:style-name="T136_10">correcta</text:span><text:span text:style-name="T136_11"><text:s/></text:span><text:span text:style-name="T136_12">aplicación</text:span><text:span text:style-name="T136_13"><text:s/></text:span><text:span text:style-name="T136_14">de</text:span><text:span text:style-name="T136_15"><text:s/></text:span><text:span text:style-name="T136_16">los</text:span><text:span text:style-name="T136_17"><text:s/></text:span><text:span text:style-name="T136_18">procedimientos</text:span><text:span text:style-name="T136_19"><text:s/></text:span><text:span text:style-name="T136_20">relacionados</text:span><text:span text:style-name="T136_21"><text:s/></text:span><text:span text:style-name="T136_22">con</text:span><text:span text:style-name="T136_23"><text:s/></text:span><text:span text:style-name="T136_24">la</text:span></text:p>
            <text:p text:style-name="P137"><text:span text:style-name="T137_1">seguridad</text:span><text:span text:style-name="T137_2"><text:s/></text:span><text:span text:style-name="T137_3">de</text:span><text:span text:style-name="T137_4"><text:s/></text:span><text:span text:style-name="T137_5">los</text:span><text:span text:style-name="T137_6"><text:s/></text:span><text:span text:style-name="T137_7">datos</text:span></text:p>
            <text:p text:style-name="P138"><text:span text:style-name="T138_1">-</text:span><text:span text:style-name="T138_2">Realizar</text:span><text:span text:style-name="T138_3"><text:s/></text:span><text:span text:style-name="T138_4">controles</text:span><text:span text:style-name="T138_5"><text:s/></text:span><text:span text:style-name="T138_6">periódicos</text:span><text:span text:style-name="T138_7"><text:s/></text:span><text:span text:style-name="T138_8">sobre</text:span><text:span text:style-name="T138_9"><text:s/></text:span><text:span text:style-name="T138_10">el</text:span><text:span text:style-name="T138_11"><text:s/></text:span><text:span text:style-name="T138_12">cumplimiento</text:span><text:span text:style-name="T138_13"><text:s/></text:span><text:span text:style-name="T138_14">del</text:span><text:span text:style-name="T138_15"><text:s/></text:span><text:span text:style-name="T138_16">documento</text:span><text:span text:style-name="T138_17"><text:s/></text:span><text:span text:style-name="T138_18">de</text:span><text:span text:style-name="T138_19"><text:s/></text:span><text:span text:style-name="T138_20">seguridad</text:span></text:p>
          </table:table-cell>
        </table:table-row>
      </table:table>
      <text:p text:style-name="P139"/>
      <text:p text:style-name="P140"><text:span text:style-name="T140_1">Gerencia</text:span><text:span text:style-name="T140_2"><text:s/></text:span><text:span text:style-name="T140_3">de</text:span><text:span text:style-name="T140_4"><text:s/></text:span><text:span text:style-name="T140_5">Administración</text:span></text:p>
      <text:p text:style-name="P141"/>
      <table:table table:style-name="Table13">
        <table:table-column table:style-name="Column25"/>
        <table:table-column table:style-name="Column26"/>
        <table:table-row table:style-name="Row28">
          <table:table-cell table:style-name="Cell55">
            <text:p text:style-name="P142"><text:span text:style-name="T142_1">MISIONES</text:span></text:p>
          </table:table-cell>
          <table:table-cell table:style-name="Cell56">
            <text:p text:style-name="P143"><text:span text:style-name="T143_1">FUNCIONES</text:span></text:p>
          </table:table-cell>
        </table:table-row>
        <table:table-row table:style-name="Row29">
          <table:table-cell table:style-name="Cell57">
            <text:p text:style-name="P144"><text:span text:style-name="T144_1">Realizar</text:span><text:span text:style-name="T144_2"><text:s/></text:span><text:span text:style-name="T144_3">una</text:span><text:span text:style-name="T144_4"><text:s/></text:span><text:span text:style-name="T144_5">correcta</text:span><text:span text:style-name="T144_6"><text:s/></text:span><text:span text:style-name="T144_7">administración</text:span><text:span text:style-name="T144_8"><text:s/></text:span><text:span text:style-name="T144_9">de</text:span><text:span text:style-name="T144_10"><text:s/></text:span><text:span text:style-name="T144_11">administrativos</text:span><text:span text:style-name="T144_12"><text:s/></text:span><text:span text:style-name="T144_13">y</text:span><text:span text:style-name="T144_14"><text:s/></text:span><text:span text:style-name="T144_15">contables</text:span></text:p>
          </table:table-cell>
          <table:table-cell table:style-name="Cell58">
            <text:p text:style-name="P145"><text:span text:style-name="T145_1">-</text:span><text:span text:style-name="T145_2">Elaboración</text:span><text:span text:style-name="T145_3"><text:s/></text:span><text:span text:style-name="T145_4">y</text:span><text:span text:style-name="T145_5"><text:s/></text:span><text:span text:style-name="T145_6">control</text:span><text:span text:style-name="T145_7"><text:s/></text:span><text:span text:style-name="T145_8">de</text:span><text:span text:style-name="T145_9"><text:s/></text:span><text:span text:style-name="T145_10">presupuestos</text:span></text:p>
            <text:p text:style-name="P146"><text:span text:style-name="T146_1">-</text:span><text:span text:style-name="T146_2">Control</text:span><text:span text:style-name="T146_3"><text:s/></text:span><text:span text:style-name="T146_4">y</text:span><text:span text:style-name="T146_5"><text:s/></text:span><text:span text:style-name="T146_6">revisión</text:span><text:span text:style-name="T146_7"><text:s/></text:span><text:span text:style-name="T146_8">de</text:span><text:span text:style-name="T146_9"><text:s/></text:span><text:span text:style-name="T146_10">contratos</text:span><text:span text:style-name="T146_11"><text:s/></text:span><text:span text:style-name="T146_12">en</text:span><text:span text:style-name="T146_13"><text:s/></text:span><text:span text:style-name="T146_14">vigencia</text:span></text:p>
            <text:p text:style-name="P147"><text:span text:style-name="T147_1">-</text:span><text:span text:style-name="T147_2">Apoyar</text:span><text:span text:style-name="T147_3"><text:s/></text:span><text:span text:style-name="T147_4">a</text:span><text:span text:style-name="T147_5"><text:s/></text:span><text:span text:style-name="T147_6">la</text:span><text:span text:style-name="T147_7"><text:s/></text:span><text:span text:style-name="T147_8">empresa</text:span><text:span text:style-name="T147_9"><text:s/></text:span><text:span text:style-name="T147_10">en</text:span><text:span text:style-name="T147_11"><text:s/></text:span><text:span text:style-name="T147_12">gestiones</text:span><text:span text:style-name="T147_13"><text:s/></text:span><text:span text:style-name="T147_14">legales</text:span><text:span text:style-name="T147_15"><text:s/></text:span><text:span text:style-name="T147_16">y</text:span><text:span text:style-name="T147_17"><text:s/></text:span><text:span text:style-name="T147_18">reglamentarias</text:span></text:p>
            <text:p text:style-name="P148"><text:span text:style-name="T148_1">-</text:span><text:span text:style-name="T148_2">Proponer</text:span><text:span text:style-name="T148_3"><text:s/></text:span><text:span text:style-name="T148_4">políticas</text:span><text:span text:style-name="T148_5"><text:s/></text:span><text:span text:style-name="T148_6">y</text:span><text:span text:style-name="T148_7"><text:s/></text:span><text:span text:style-name="T148_8">estrategias</text:span><text:span text:style-name="T148_9"><text:s/></text:span><text:span text:style-name="T148_10">vinculadas</text:span><text:span text:style-name="T148_11"><text:s/></text:span><text:span text:style-name="T148_12">con</text:span><text:span text:style-name="T148_13"><text:s/></text:span><text:span text:style-name="T148_14">los</text:span><text:span text:style-name="T148_15"><text:s/></text:span><text:span text:style-name="T148_16">recursos</text:span><text:span text:style-name="T148_17"><text:s/></text:span><text:span text:style-name="T148_18">humanos</text:span></text:p>
          </table:table-cell>
        </table:table-row>
      </table:table>
      <text:p text:style-name="P149"/>
      <text:p text:style-name="P150"/>
      <text:p text:style-name="P151"><text:span text:style-name="T151_1">Departamento</text:span><text:span text:style-name="T151_2"><text:s/></text:span><text:span text:style-name="T151_3">de</text:span><text:span text:style-name="T151_4"><text:s/></text:span><text:span text:style-name="T151_5">Compras</text:span></text:p>
      <text:p text:style-name="P152"/>
      <table:table table:style-name="Table14">
        <table:table-column table:style-name="Column27"/>
        <table:table-column table:style-name="Column28"/>
        <table:table-row table:style-name="Row30">
          <table:table-cell table:style-name="Cell59">
            <text:p text:style-name="P153"><text:span text:style-name="T153_1">MISIONES</text:span></text:p>
          </table:table-cell>
          <table:table-cell table:style-name="Cell60">
            <text:p text:style-name="P154"><text:span text:style-name="T154_1">FUNCIONES</text:span></text:p>
          </table:table-cell>
        </table:table-row>
        <table:table-row table:style-name="Row31">
          <table:table-cell table:style-name="Cell61">
            <text:p text:style-name="P155"><text:span text:style-name="T155_1">Realizar</text:span><text:span text:style-name="T155_2"><text:s/></text:span><text:span text:style-name="T155_3">eficientemente</text:span><text:span text:style-name="T155_4"><text:s/></text:span><text:span text:style-name="T155_5">las</text:span><text:span text:style-name="T155_6"><text:s/></text:span><text:span text:style-name="T155_7">compras</text:span><text:span text:style-name="T155_8"><text:s/></text:span><text:span text:style-name="T155_9">de</text:span><text:span text:style-name="T155_10"><text:s/></text:span><text:span text:style-name="T155_11">la</text:span><text:span text:style-name="T155_12"><text:s/></text:span><text:span text:style-name="T155_13">empresa</text:span></text:p>
          </table:table-cell>
          <table:table-cell table:style-name="Cell62">
            <text:p text:style-name="P156"><text:span text:style-name="T156_1">-</text:span><text:span text:style-name="T156_2">Seleccionar</text:span><text:span text:style-name="T156_3"><text:s/></text:span><text:span text:style-name="T156_4">proveedores</text:span><text:span text:style-name="T156_5"><text:s/></text:span><text:span text:style-name="T156_6">y</text:span><text:span text:style-name="T156_7"><text:s/></text:span><text:span text:style-name="T156_8">buscar</text:span><text:span text:style-name="T156_9"><text:s/></text:span><text:span text:style-name="T156_10">alternativas</text:span></text:p>
            <text:p text:style-name="P157"><text:span text:style-name="T157_1">-</text:span><text:span text:style-name="T157_2">Pedir</text:span><text:span text:style-name="T157_3"><text:s/></text:span><text:span text:style-name="T157_4">presupuestos</text:span><text:span text:style-name="T157_5"><text:s/></text:span><text:span text:style-name="T157_6">y</text:span><text:span text:style-name="T157_7"><text:s/></text:span><text:span text:style-name="T157_8">realizar</text:span><text:span text:style-name="T157_9"><text:s/></text:span><text:span text:style-name="T157_10">compras</text:span><text:span text:style-name="T157_11"><text:s/></text:span><text:span text:style-name="T157_12">específicas</text:span></text:p>
            <text:p text:style-name="P158"><text:span text:style-name="T158_1">-</text:span><text:span text:style-name="T158_2">Gestionar</text:span><text:span text:style-name="T158_3"><text:s/></text:span><text:span text:style-name="T158_4">la</text:span><text:span text:style-name="T158_5"><text:s/></text:span><text:span text:style-name="T158_6">relación</text:span><text:span text:style-name="T158_7"><text:s/></text:span><text:span text:style-name="T158_8">con</text:span><text:span text:style-name="T158_9"><text:s/></text:span><text:span text:style-name="T158_10">los</text:span><text:span text:style-name="T158_11"><text:s/></text:span><text:span text:style-name="T158_12">proveedores</text:span></text:p>
            <text:p text:style-name="P159"><text:span text:style-name="T159_1">-</text:span><text:span text:style-name="T159_2">Comparar</text:span><text:span text:style-name="T159_3"><text:s/></text:span><text:span text:style-name="T159_4">precios</text:span></text:p>
          </table:table-cell>
        </table:table-row>
      </table:table>
      <text:p text:style-name="P160"/>
      <text:p text:style-name="P161"/>
      <text:p text:style-name="P162"><text:span text:style-name="T162_1">RR</text:span><text:span text:style-name="T162_2">.</text:span><text:span text:style-name="T162_3">HH</text:span><text:span text:style-name="T162_4">.</text:span></text:p>
      <text:p text:style-name="P163"/>
      <table:table table:style-name="Table15">
        <table:table-column table:style-name="Column29"/>
        <table:table-column table:style-name="Column30"/>
        <table:table-row table:style-name="Row32">
          <table:table-cell table:style-name="Cell63">
            <text:p text:style-name="P164"><text:span text:style-name="T164_1">MISIONES</text:span></text:p>
          </table:table-cell>
          <table:table-cell table:style-name="Cell64">
            <text:p text:style-name="P165"><text:span text:style-name="T165_1">FUNCIONES</text:span></text:p>
          </table:table-cell>
        </table:table-row>
        <table:table-row table:style-name="Row33">
          <table:table-cell table:style-name="Cell65">
            <text:p text:style-name="P166"><text:span text:style-name="T166_1">Garantizar</text:span><text:span text:style-name="T166_2"><text:s/></text:span><text:span text:style-name="T166_3">la</text:span><text:span text:style-name="T166_4"><text:s/></text:span><text:span text:style-name="T166_5">excelencia</text:span><text:span text:style-name="T166_6"><text:s/></text:span><text:span text:style-name="T166_7">del</text:span><text:span text:style-name="T166_8"><text:s/></text:span><text:span text:style-name="T166_9">personal</text:span><text:span text:style-name="T166_10"><text:s/></text:span><text:span text:style-name="T166_11">de</text:span><text:span text:style-name="T166_12"><text:s/></text:span><text:span text:style-name="T166_13">la</text:span><text:span text:style-name="T166_14"><text:s/></text:span><text:span text:style-name="T166_15">empresa</text:span></text:p>
          </table:table-cell>
          <table:table-cell table:style-name="Cell66">
            <text:p text:style-name="P167"><text:span text:style-name="T167_1">-</text:span><text:span text:style-name="T167_2">Reclutamiento</text:span><text:span text:style-name="T167_3"><text:s/></text:span><text:span text:style-name="T167_4">y</text:span><text:span text:style-name="T167_5"><text:s/></text:span><text:span text:style-name="T167_6">selección</text:span><text:span text:style-name="T167_7"><text:s/></text:span><text:span text:style-name="T167_8">de</text:span><text:span text:style-name="T167_9"><text:s/></text:span><text:span text:style-name="T167_10">personal</text:span></text:p>
            <text:p text:style-name="P168"><text:span text:style-name="T168_1">-</text:span><text:span text:style-name="T168_2">Transmitir</text:span><text:span text:style-name="T168_3"><text:s/></text:span><text:span text:style-name="T168_4">la</text:span><text:span text:style-name="T168_5"><text:s/></text:span><text:span text:style-name="T168_6">cultura</text:span><text:span text:style-name="T168_7"><text:s/></text:span><text:span text:style-name="T168_8">de</text:span><text:span text:style-name="T168_9"><text:s/></text:span><text:span text:style-name="T168_10">la</text:span><text:span text:style-name="T168_11"><text:s/></text:span><text:span text:style-name="T168_12">empresa</text:span><text:span text:style-name="T168_13"><text:s/></text:span><text:span text:style-name="T168_14">al</text:span><text:span text:style-name="T168_15"><text:s/></text:span><text:span text:style-name="T168_16">personal</text:span></text:p>
            <text:p text:style-name="P169"><text:span text:style-name="T169_1">-</text:span><text:span text:style-name="T169_2">Brindar</text:span><text:span text:style-name="T169_3"><text:s/></text:span><text:span text:style-name="T169_4">capacitaciones</text:span><text:span text:style-name="T169_5"><text:s/></text:span><text:span text:style-name="T169_6">continuas</text:span><text:span text:style-name="T169_7"><text:s/></text:span><text:span text:style-name="T169_8">al</text:span><text:span text:style-name="T169_9"><text:s/></text:span><text:span text:style-name="T169_10">personal</text:span></text:p>
            <text:p text:style-name="P170"><text:span text:style-name="T170_1">-</text:span><text:span text:style-name="T170_2">Motivación</text:span><text:span text:style-name="T170_3"><text:s/></text:span><text:span text:style-name="T170_4">y</text:span><text:span text:style-name="T170_5"><text:s/></text:span><text:span text:style-name="T170_6">creación</text:span><text:span text:style-name="T170_7"><text:s/></text:span><text:span text:style-name="T170_8">de</text:span><text:span text:style-name="T170_9"><text:s/></text:span><text:span text:style-name="T170_10">un</text:span><text:span text:style-name="T170_11"><text:s/></text:span><text:span text:style-name="T170_12">clima</text:span><text:span text:style-name="T170_13"><text:s/></text:span><text:span text:style-name="T170_14">laboral</text:span><text:span text:style-name="T170_15"><text:s/></text:span><text:span text:style-name="T170_16">provechoso</text:span></text:p>
            <text:p text:style-name="P171"><text:span text:style-name="T171_1">-</text:span><text:span text:style-name="T171_2">Remuneración</text:span><text:span text:style-name="T171_3"><text:s/></text:span><text:span text:style-name="T171_4">justa</text:span><text:span text:style-name="T171_5"><text:s/></text:span><text:span text:style-name="T171_6">y</text:span><text:span text:style-name="T171_7"><text:s/></text:span><text:span text:style-name="T171_8">equitativa</text:span><text:span text:style-name="T171_9"><text:s/></text:span><text:span text:style-name="T171_10">al</text:span><text:span text:style-name="T171_11"><text:s/></text:span><text:span text:style-name="T171_12">personal</text:span></text:p>
          </table:table-cell>
        </table:table-row>
      </table:table>
      <text:p text:style-name="P172"/>
      <text:p text:style-name="P173"><text:span text:style-name="T173_1">Departamento</text:span><text:span text:style-name="T173_2"><text:s/></text:span><text:span text:style-name="T173_3">Contable</text:span></text:p>
      <text:p text:style-name="P174"/>
      <table:table table:style-name="Table16">
        <table:table-column table:style-name="Column31"/>
        <table:table-column table:style-name="Column32"/>
        <table:table-row table:style-name="Row34">
          <table:table-cell table:style-name="Cell67">
            <text:p text:style-name="P175"><text:span text:style-name="T175_1">MISIONES</text:span></text:p>
          </table:table-cell>
          <table:table-cell table:style-name="Cell68">
            <text:p text:style-name="P176"><text:span text:style-name="T176_1">FUNCIONES</text:span></text:p>
          </table:table-cell>
        </table:table-row>
        <table:table-row table:style-name="Row35">
          <table:table-cell table:style-name="Cell69">
            <text:p text:style-name="P177"><text:span text:style-name="T177_1">Garantizar</text:span><text:span text:style-name="T177_2"><text:s/></text:span><text:span text:style-name="T177_3">la</text:span><text:span text:style-name="T177_4"><text:s/></text:span><text:span text:style-name="T177_5">exactitud</text:span><text:span text:style-name="T177_6"><text:s/></text:span><text:span text:style-name="T177_7">y</text:span><text:span text:style-name="T177_8"><text:s/></text:span><text:span text:style-name="T177_9">seguridad</text:span><text:span text:style-name="T177_10"><text:s/></text:span><text:span text:style-name="T177_11">en</text:span><text:span text:style-name="T177_12"><text:s/></text:span><text:span text:style-name="T177_13">la</text:span><text:span text:style-name="T177_14"><text:s/></text:span><text:span text:style-name="T177_15">captación</text:span><text:span text:style-name="T177_16"><text:s/></text:span><text:span text:style-name="T177_17">y</text:span><text:span text:style-name="T177_18"><text:s/></text:span><text:span text:style-name="T177_19">registro</text:span><text:span text:style-name="T177_20"><text:s/></text:span><text:span text:style-name="T177_21">de</text:span><text:span text:style-name="T177_22"><text:s/></text:span><text:span text:style-name="T177_23">las</text:span><text:span text:style-name="T177_24"><text:s/></text:span><text:span text:style-name="T177_25">operaciones</text:span><text:span text:style-name="T177_26"><text:s/></text:span><text:span text:style-name="T177_27">financieras</text:span></text:p>
          </table:table-cell>
          <table:table-cell table:style-name="Cell70">
            <text:p text:style-name="P178"><text:span text:style-name="T178_1">-</text:span><text:span text:style-name="T178_2">Llevar</text:span><text:span text:style-name="T178_3"><text:s/></text:span><text:span text:style-name="T178_4">a</text:span><text:span text:style-name="T178_5"><text:s/></text:span><text:span text:style-name="T178_6">cabo</text:span><text:span text:style-name="T178_7"><text:s/></text:span><text:span text:style-name="T178_8">la</text:span><text:span text:style-name="T178_9"><text:s/></text:span><text:span text:style-name="T178_10">contabilidad</text:span><text:span text:style-name="T178_11"><text:s/></text:span><text:span text:style-name="T178_12">de</text:span><text:span text:style-name="T178_13"><text:s/></text:span><text:span text:style-name="T178_14">la</text:span><text:span text:style-name="T178_15"><text:s/></text:span><text:span text:style-name="T178_16">empresa</text:span></text:p>
            <text:p text:style-name="P179"><text:span text:style-name="T179_1">-</text:span><text:span text:style-name="T179_2">Planificar</text:span><text:span text:style-name="T179_3">,<text:s/></text:span><text:span text:style-name="T179_4">organizar</text:span><text:span text:style-name="T179_5">,<text:s/></text:span><text:span text:style-name="T179_6">dirigir</text:span><text:span text:style-name="T179_7">,<text:s/></text:span><text:span text:style-name="T179_8">controlar</text:span><text:span text:style-name="T179_9"><text:s/></text:span><text:span text:style-name="T179_10">y</text:span><text:span text:style-name="T179_11"><text:s/></text:span><text:span text:style-name="T179_12">coordinar</text:span><text:span text:style-name="T179_13"><text:s/></text:span><text:span text:style-name="T179_14">todas</text:span><text:span text:style-name="T179_15"><text:s/></text:span><text:span text:style-name="T179_16">los</text:span><text:span text:style-name="T179_17"><text:s/></text:span><text:span text:style-name="T179_18">eventos</text:span><text:span text:style-name="T179_19"><text:s/></text:span><text:span text:style-name="T179_20">relacionados</text:span><text:span text:style-name="T179_21"><text:s/></text:span><text:span text:style-name="T179_22">con</text:span><text:span text:style-name="T179_23"><text:s/></text:span><text:span text:style-name="T179_24">el</text:span><text:span text:style-name="T179_25"><text:s/></text:span><text:span text:style-name="T179_26">registro</text:span><text:span text:style-name="T179_27"><text:s/></text:span><text:span text:style-name="T179_28">de</text:span><text:span text:style-name="T179_29"><text:s/></text:span><text:span text:style-name="T179_30">las</text:span><text:span text:style-name="T179_31"><text:s/></text:span><text:span text:style-name="T179_32">operaciones</text:span><text:span text:style-name="T179_33"><text:s/></text:span><text:span text:style-name="T179_34">de</text:span><text:span text:style-name="T179_35"><text:s/></text:span><text:span text:style-name="T179_36">orden</text:span><text:span text:style-name="T179_37"><text:s/></text:span><text:span text:style-name="T179_38">económico</text:span></text:p>
            <text:p text:style-name="P180"><text:span text:style-name="T180_1">-</text:span><text:span text:style-name="T180_2">Supervisar</text:span><text:span text:style-name="T180_3"><text:s/></text:span><text:span text:style-name="T180_4">y</text:span><text:span text:style-name="T180_5"><text:s/></text:span><text:span text:style-name="T180_6">controlar</text:span><text:span text:style-name="T180_7"><text:s/></text:span><text:span text:style-name="T180_8">todas</text:span><text:span text:style-name="T180_9"><text:s/></text:span><text:span text:style-name="T180_10">las</text:span><text:span text:style-name="T180_11"><text:s/></text:span><text:span text:style-name="T180_12">actividades</text:span><text:span text:style-name="T180_13"><text:s/></text:span><text:span text:style-name="T180_14">relacionadas</text:span><text:span text:style-name="T180_15"><text:s/></text:span><text:span text:style-name="T180_16">con</text:span><text:span text:style-name="T180_17"><text:s/></text:span><text:span text:style-name="T180_18">las</text:span><text:span text:style-name="T180_19"><text:s/></text:span><text:span text:style-name="T180_20">declaraciones</text:span><text:span text:style-name="T180_21"><text:s/></text:span><text:span text:style-name="T180_22">y</text:span><text:span text:style-name="T180_23"><text:s/></text:span><text:span text:style-name="T180_24">pagos</text:span><text:span text:style-name="T180_25"><text:s/></text:span><text:span text:style-name="T180_26">de</text:span><text:span text:style-name="T180_27"><text:s/></text:span><text:span text:style-name="T180_28">los</text:span><text:span text:style-name="T180_29"><text:s/></text:span><text:span text:style-name="T180_30">impuestos</text:span></text:p>
            <text:p text:style-name="P181"><text:span text:style-name="T181_1">-</text:span><text:span text:style-name="T181_2">Confeccionar</text:span><text:span text:style-name="T181_3"><text:s/></text:span><text:span text:style-name="T181_4">información</text:span><text:span text:style-name="T181_5"><text:s/></text:span><text:span text:style-name="T181_6">referida</text:span><text:span text:style-name="T181_7"><text:s/></text:span><text:span text:style-name="T181_8">a</text:span><text:span text:style-name="T181_9"><text:s/></text:span><text:span text:style-name="T181_10">los</text:span><text:span text:style-name="T181_11"><text:s/></text:span><text:span text:style-name="T181_12">movimientos</text:span><text:span text:style-name="T181_13"><text:s/></text:span><text:span text:style-name="T181_14">y</text:span><text:span text:style-name="T181_15"><text:s/></text:span><text:span text:style-name="T181_16">registros</text:span><text:span text:style-name="T181_17"><text:s/></text:span><text:span text:style-name="T181_18">contables</text:span></text:p>
          </table:table-cell>
        </table:table-row>
      </table:table>
      <text:p text:style-name="P182"/>
      <text:p text:style-name="P183"><text:span text:style-name="T183_1">Departamento</text:span><text:span text:style-name="T183_2"><text:s/></text:span><text:span text:style-name="T183_3">de</text:span><text:span text:style-name="T183_4"><text:s/></text:span><text:span text:style-name="T183_5">Tesorería</text:span></text:p>
      <text:p text:style-name="P184"/>
      <table:table table:style-name="Table17">
        <table:table-column table:style-name="Column33"/>
        <table:table-column table:style-name="Column34"/>
        <table:table-row table:style-name="Row36">
          <table:table-cell table:style-name="Cell71">
            <text:p text:style-name="P185"><text:span text:style-name="T185_1">MISIONES</text:span></text:p>
          </table:table-cell>
          <table:table-cell table:style-name="Cell72">
            <text:p text:style-name="P186"><text:span text:style-name="T186_1">FUNCIONES</text:span></text:p>
          </table:table-cell>
        </table:table-row>
        <table:table-row table:style-name="Row37">
          <table:table-cell table:style-name="Cell73">
            <text:p text:style-name="P187"><text:span text:style-name="T187_1">Salvaguardar</text:span><text:span text:style-name="T187_2"><text:s/></text:span><text:span text:style-name="T187_3">los</text:span><text:span text:style-name="T187_4"><text:s/></text:span><text:span text:style-name="T187_5">recursos</text:span><text:span text:style-name="T187_6"><text:s/></text:span><text:span text:style-name="T187_7">financieros</text:span><text:span text:style-name="T187_8"><text:s/></text:span><text:span text:style-name="T187_9">de</text:span><text:span text:style-name="T187_10"><text:s/></text:span><text:span text:style-name="T187_11">la</text:span><text:span text:style-name="T187_12"><text:s/></text:span><text:span text:style-name="T187_13">empresa</text:span></text:p>
          </table:table-cell>
          <table:table-cell table:style-name="Cell74">
            <text:p text:style-name="P188"><text:span text:style-name="T188_1">-</text:span><text:span text:style-name="T188_2">Gestionar</text:span><text:span text:style-name="T188_3"><text:s/></text:span><text:span text:style-name="T188_4">cobros</text:span></text:p>
            <text:p text:style-name="P189"><text:span text:style-name="T189_1">-</text:span><text:span text:style-name="T189_2">Realizar</text:span><text:span text:style-name="T189_3"><text:s/></text:span><text:span text:style-name="T189_4">pagos</text:span><text:span text:style-name="T189_5"><text:s/></text:span><text:span text:style-name="T189_6">a</text:span><text:span text:style-name="T189_7"><text:s/></text:span><text:span text:style-name="T189_8">proveedores</text:span></text:p>
            <text:p text:style-name="P190"><text:span text:style-name="T190_1">-</text:span><text:span text:style-name="T190_2">Contabilizar</text:span><text:span text:style-name="T190_3"><text:s/></text:span><text:span text:style-name="T190_4">todas</text:span><text:span text:style-name="T190_5"><text:s/></text:span><text:span text:style-name="T190_6">las</text:span><text:span text:style-name="T190_7"><text:s/></text:span><text:span text:style-name="T190_8">operaciones</text:span><text:span text:style-name="T190_9"><text:s/></text:span><text:span text:style-name="T190_10">de</text:span><text:span text:style-name="T190_11"><text:s/></text:span><text:span text:style-name="T190_12">la</text:span><text:span text:style-name="T190_13"><text:s/></text:span><text:span text:style-name="T190_14">tesorería</text:span></text:p>
            <text:p text:style-name="P191"><text:span text:style-name="T191_1">-</text:span><text:span text:style-name="T191_2">Pago</text:span><text:span text:style-name="T191_3"><text:s/></text:span><text:span text:style-name="T191_4">de</text:span><text:span text:style-name="T191_5"><text:s/></text:span><text:span text:style-name="T191_6">nóminas</text:span></text:p>
            <text:p text:style-name="P192"><text:span text:style-name="T192_1">-</text:span><text:span text:style-name="T192_2">Controlar</text:span><text:span text:style-name="T192_3"><text:s/></text:span><text:span text:style-name="T192_4">expedición</text:span><text:span text:style-name="T192_5"><text:s/></text:span><text:span text:style-name="T192_6">y</text:span><text:span text:style-name="T192_7"><text:s/></text:span><text:span text:style-name="T192_8">entrega</text:span><text:span text:style-name="T192_9"><text:s/></text:span><text:span text:style-name="T192_10">de</text:span><text:span text:style-name="T192_11"><text:s/></text:span><text:span text:style-name="T192_12">cheques</text:span></text:p>
          </table:table-cell>
        </table:table-row>
      </table:table>
      <text:p text:style-name="P193"/>
      <text:p text:style-name="P194"><text:span text:style-name="T194_1">Gerencia</text:span><text:span text:style-name="T194_2"><text:s/></text:span><text:span text:style-name="T194_3">de</text:span><text:span text:style-name="T194_4"><text:s/></text:span><text:span text:style-name="T194_5">Finanzas</text:span></text:p>
      <text:p text:style-name="P195"/>
      <table:table table:style-name="Table18">
        <table:table-column table:style-name="Column35"/>
        <table:table-column table:style-name="Column36"/>
        <table:table-row table:style-name="Row38">
          <table:table-cell table:style-name="Cell75">
            <text:p text:style-name="P196"><text:span text:style-name="T196_1">MISIONES</text:span></text:p>
          </table:table-cell>
          <table:table-cell table:style-name="Cell76">
            <text:p text:style-name="P197"><text:span text:style-name="T197_1">FUNCIONES</text:span></text:p>
          </table:table-cell>
        </table:table-row>
        <table:table-row table:style-name="Row39">
          <table:table-cell table:style-name="Cell77">
            <text:p text:style-name="P198"><text:span text:style-name="T198_1">Planificar</text:span><text:span text:style-name="T198_2">,<text:s/></text:span><text:span text:style-name="T198_3">organizar</text:span><text:span text:style-name="T198_4">,<text:s/></text:span><text:span text:style-name="T198_5">dirigir</text:span><text:span text:style-name="T198_6"><text:s/></text:span><text:span text:style-name="T198_7">y</text:span><text:span text:style-name="T198_8"><text:s/></text:span><text:span text:style-name="T198_9">controlar</text:span><text:span text:style-name="T198_10"><text:s/></text:span><text:span text:style-name="T198_11">de</text:span><text:span text:style-name="T198_12"><text:s/></text:span><text:span text:style-name="T198_13">manera</text:span><text:span text:style-name="T198_14"><text:s/></text:span><text:span text:style-name="T198_15">eficiente</text:span><text:span text:style-name="T198_16"><text:s/></text:span><text:span text:style-name="T198_17">y</text:span><text:span text:style-name="T198_18"><text:s/></text:span><text:span text:style-name="T198_19">eficaz</text:span><text:span text:style-name="T198_20">,<text:s/></text:span><text:span text:style-name="T198_21">los</text:span><text:span text:style-name="T198_22"><text:s/></text:span><text:span text:style-name="T198_23">recursos</text:span><text:span text:style-name="T198_24"><text:s/></text:span><text:span text:style-name="T198_25">financieros</text:span><text:span text:style-name="T198_26"><text:s/></text:span><text:span text:style-name="T198_27">de</text:span><text:span text:style-name="T198_28"><text:s/></text:span><text:span text:style-name="T198_29">la</text:span><text:span text:style-name="T198_30"><text:s/></text:span><text:span text:style-name="T198_31">empresa</text:span><text:span text:style-name="T198_32">.</text:span></text:p>
          </table:table-cell>
          <table:table-cell table:style-name="Cell78">
            <text:p text:style-name="P199"><text:span text:style-name="T199_1">-</text:span><text:span text:style-name="T199_2">Efectuar</text:span><text:span text:style-name="T199_3"><text:s/></text:span><text:span text:style-name="T199_4">los</text:span><text:span text:style-name="T199_5"><text:s/></text:span><text:span text:style-name="T199_6">registros</text:span><text:span text:style-name="T199_7"><text:s/></text:span><text:span text:style-name="T199_8">contables</text:span><text:span text:style-name="T199_9"><text:s/></text:span><text:span text:style-name="T199_10">y</text:span><text:span text:style-name="T199_11"><text:s/></text:span><text:span text:style-name="T199_12">estados</text:span><text:span text:style-name="T199_13"><text:s/></text:span><text:span text:style-name="T199_14">financieros</text:span></text:p>
            <text:p text:style-name="P200"><text:span text:style-name="T200_1">-</text:span><text:span text:style-name="T200_2">Gestionar</text:span><text:span text:style-name="T200_3"><text:s/></text:span><text:span text:style-name="T200_4">el</text:span><text:span text:style-name="T200_5"><text:s/></text:span><text:span text:style-name="T200_6">pago</text:span><text:span text:style-name="T200_7"><text:s/></text:span><text:span text:style-name="T200_8">del</text:span><text:span text:style-name="T200_9"><text:s/></text:span><text:span text:style-name="T200_10">personal</text:span><text:span text:style-name="T200_11"><text:s/></text:span><text:span text:style-name="T200_12">de</text:span><text:span text:style-name="T200_13"><text:s/></text:span><text:span text:style-name="T200_14">toda</text:span><text:span text:style-name="T200_15"><text:s/></text:span><text:span text:style-name="T200_16">la</text:span><text:span text:style-name="T200_17"><text:s/></text:span><text:span text:style-name="T200_18">empresa</text:span></text:p>
            <text:p text:style-name="P201"><text:span text:style-name="T201_1">-</text:span><text:span text:style-name="T201_2">Maximizar</text:span><text:span text:style-name="T201_3"><text:s/></text:span><text:span text:style-name="T201_4">ganancias</text:span></text:p>
            <text:p text:style-name="P202"><text:span text:style-name="T202_1">-</text:span><text:span text:style-name="T202_2">Revisión</text:span><text:span text:style-name="T202_3"><text:s/></text:span><text:span text:style-name="T202_4">de</text:span><text:span text:style-name="T202_5"><text:s/></text:span><text:span text:style-name="T202_6">todos</text:span><text:span text:style-name="T202_7"><text:s/></text:span><text:span text:style-name="T202_8">los</text:span><text:span text:style-name="T202_9"><text:s/></text:span><text:span text:style-name="T202_10">cheques</text:span><text:span text:style-name="T202_11"><text:s/></text:span><text:span text:style-name="T202_12">emitidos</text:span></text:p>
            <text:p text:style-name="P203"><text:span text:style-name="T203_1">-</text:span><text:span text:style-name="T203_2">Control</text:span><text:span text:style-name="T203_3"><text:s/></text:span><text:span text:style-name="T203_4">de</text:span><text:span text:style-name="T203_5"><text:s/></text:span><text:span text:style-name="T203_6">ingresos</text:span><text:span text:style-name="T203_7"><text:s/></text:span><text:span text:style-name="T203_8">y</text:span><text:span text:style-name="T203_9"><text:s/></text:span><text:span text:style-name="T203_10">egresos</text:span></text:p>
            <text:p text:style-name="P204"><text:span text:style-name="T204_1">-</text:span><text:span text:style-name="T204_2">Programar</text:span><text:span text:style-name="T204_3"><text:s/></text:span><text:span text:style-name="T204_4">y</text:span><text:span text:style-name="T204_5"><text:s/></text:span><text:span text:style-name="T204_6">controlar</text:span><text:span text:style-name="T204_7"><text:s/></text:span><text:span text:style-name="T204_8">inversiones</text:span></text:p>
          </table:table-cell>
        </table:table-row>
      </table:table>
      <text:p text:style-name="P205"/>
      <text:p text:style-name="P206"/>
      <text:p text:style-name="P207"><text:span text:style-name="T207_1">Facturación</text:span></text:p>
      <text:p text:style-name="P208"/>
      <table:table table:style-name="Table19">
        <table:table-column table:style-name="Column37"/>
        <table:table-column table:style-name="Column38"/>
        <table:table-row table:style-name="Row40">
          <table:table-cell table:style-name="Cell79">
            <text:p text:style-name="P209"><text:span text:style-name="T209_1">MISIONES</text:span></text:p>
          </table:table-cell>
          <table:table-cell table:style-name="Cell80">
            <text:p text:style-name="P210"><text:span text:style-name="T210_1">FUNCIONES</text:span></text:p>
          </table:table-cell>
        </table:table-row>
        <table:table-row table:style-name="Row41">
          <table:table-cell table:style-name="Cell81">
            <text:p text:style-name="P211"><text:span text:style-name="T211_1">Efectuar</text:span><text:span text:style-name="T211_2"><text:s/></text:span><text:span text:style-name="T211_3">en</text:span><text:span text:style-name="T211_4"><text:s/></text:span><text:span text:style-name="T211_5">forma</text:span><text:span text:style-name="T211_6"><text:s/></text:span><text:span text:style-name="T211_7">eficiente</text:span><text:span text:style-name="T211_8"><text:s/></text:span><text:span text:style-name="T211_9">y</text:span><text:span text:style-name="T211_10"><text:s/></text:span><text:span text:style-name="T211_11">oportuna</text:span><text:span text:style-name="T211_12"><text:s/></text:span><text:span text:style-name="T211_13">el</text:span><text:span text:style-name="T211_14"><text:s/></text:span><text:span text:style-name="T211_15">registro</text:span><text:span text:style-name="T211_16"><text:s/></text:span><text:span text:style-name="T211_17">adecuado</text:span><text:span text:style-name="T211_18"><text:s/></text:span><text:span text:style-name="T211_19">del</text:span><text:span text:style-name="T211_20"><text:s/></text:span><text:span text:style-name="T211_21">consumo</text:span><text:span text:style-name="T211_22"><text:s/></text:span><text:span text:style-name="T211_23">de</text:span><text:span text:style-name="T211_24"><text:s/></text:span><text:span text:style-name="T211_25">la</text:span><text:span text:style-name="T211_26"><text:s/></text:span><text:span text:style-name="T211_27">empresa</text:span></text:p>
          </table:table-cell>
          <table:table-cell table:style-name="Cell82">
            <text:p text:style-name="P212"><text:span text:style-name="T212_1">-</text:span><text:span text:style-name="T212_2">Formular</text:span><text:span text:style-name="T212_3"><text:s/></text:span><text:span text:style-name="T212_4">y</text:span><text:span text:style-name="T212_5"><text:s/></text:span><text:span text:style-name="T212_6">ejecutar</text:span><text:span text:style-name="T212_7"><text:s/></text:span><text:span text:style-name="T212_8">el</text:span><text:span text:style-name="T212_9"><text:s/></text:span><text:span text:style-name="T212_10">Plan</text:span><text:span text:style-name="T212_11"><text:s/></text:span><text:span text:style-name="T212_12">de</text:span><text:span text:style-name="T212_13"><text:s/></text:span><text:span text:style-name="T212_14">Captación</text:span><text:span text:style-name="T212_15"><text:s/></text:span><text:span text:style-name="T212_16">de</text:span><text:span text:style-name="T212_17"><text:s/></text:span><text:span text:style-name="T212_18">ingresos</text:span><text:span text:style-name="T212_19"><text:s/></text:span><text:span text:style-name="T212_20">por</text:span><text:span text:style-name="T212_21"><text:s/></text:span><text:span text:style-name="T212_22">la</text:span><text:span text:style-name="T212_23"><text:s/></text:span><text:span text:style-name="T212_24">venta</text:span><text:span text:style-name="T212_25"><text:s/></text:span><text:span text:style-name="T212_26">y</text:span><text:span text:style-name="T212_27"><text:s/></text:span><text:span text:style-name="T212_28">comercialización</text:span><text:span text:style-name="T212_29"><text:s/></text:span><text:span text:style-name="T212_30">de</text:span><text:span text:style-name="T212_31"><text:s/></text:span><text:span text:style-name="T212_32">los</text:span><text:span text:style-name="T212_33"><text:s/></text:span><text:span text:style-name="T212_34">servicios</text:span><text:span text:style-name="T212_35">.</text:span></text:p>
            <text:p text:style-name="P213"><text:span text:style-name="T213_1">-</text:span><text:span text:style-name="T213_2">Promover</text:span><text:span text:style-name="T213_3"><text:s/></text:span><text:span text:style-name="T213_4">el</text:span><text:span text:style-name="T213_5"><text:s/></text:span><text:span text:style-name="T213_6">pago</text:span><text:span text:style-name="T213_7"><text:s/></text:span><text:span text:style-name="T213_8">puntual</text:span><text:span text:style-name="T213_9"><text:s/></text:span><text:span text:style-name="T213_10">y</text:span><text:span text:style-name="T213_11"><text:s/></text:span><text:span text:style-name="T213_12">reducción</text:span><text:span text:style-name="T213_13"><text:s/></text:span><text:span text:style-name="T213_14">de</text:span><text:span text:style-name="T213_15"><text:s/></text:span><text:span text:style-name="T213_16">los</text:span><text:span text:style-name="T213_17"><text:s/></text:span><text:span text:style-name="T213_18">índices</text:span><text:span text:style-name="T213_19"><text:s/></text:span><text:span text:style-name="T213_20">de</text:span><text:span text:style-name="T213_21"><text:s/></text:span><text:span text:style-name="T213_22">morosidad</text:span><text:span text:style-name="T213_23">.</text:span></text:p>
            <text:p text:style-name="P214"><text:span text:style-name="T214_1">-</text:span><text:span text:style-name="T214_2">Efectuar</text:span><text:span text:style-name="T214_3"><text:s/></text:span><text:span text:style-name="T214_4">la</text:span><text:span text:style-name="T214_5"><text:s/></text:span><text:span text:style-name="T214_6">facturación</text:span><text:span text:style-name="T214_7"><text:s/></text:span><text:span text:style-name="T214_8">y</text:span><text:span text:style-name="T214_9"><text:s/></text:span><text:span text:style-name="T214_10">cobranza</text:span><text:span text:style-name="T214_11"><text:s/></text:span><text:span text:style-name="T214_12">por</text:span><text:span text:style-name="T214_13"><text:s/></text:span><text:span text:style-name="T214_14">los</text:span><text:span text:style-name="T214_15"><text:s/></text:span><text:span text:style-name="T214_16">servicios</text:span><text:span text:style-name="T214_17"><text:s/></text:span><text:span text:style-name="T214_18">que</text:span><text:span text:style-name="T214_19"><text:s/></text:span><text:span text:style-name="T214_20">brinda</text:span><text:span text:style-name="T214_21"><text:s/></text:span><text:span text:style-name="T214_22">la</text:span><text:span text:style-name="T214_23"><text:s/></text:span><text:span text:style-name="T214_24">empresa</text:span><text:span text:style-name="T214_25"><text:s/></text:span><text:span text:style-name="T214_26">con</text:span><text:span text:style-name="T214_27"><text:s/></text:span><text:span text:style-name="T214_28">eficiencia</text:span><text:span text:style-name="T214_29"><text:s/></text:span><text:span text:style-name="T214_30">y</text:span><text:span text:style-name="T214_31"><text:s/></text:span><text:span text:style-name="T214_32">oportunidad</text:span><text:span text:style-name="T214_33">.</text:span></text:p>
            <text:p text:style-name="P215"><text:span text:style-name="T215_1">-</text:span><text:span text:style-name="T215_2">Efectuar</text:span><text:span text:style-name="T215_3"><text:s/></text:span><text:span text:style-name="T215_4">la</text:span><text:span text:style-name="T215_5"><text:s/></text:span><text:span text:style-name="T215_6">correcta</text:span><text:span text:style-name="T215_7"><text:s/></text:span><text:span text:style-name="T215_8">aplicación</text:span><text:span text:style-name="T215_9"><text:s/></text:span><text:span text:style-name="T215_10">de</text:span><text:span text:style-name="T215_11"><text:s/></text:span><text:span text:style-name="T215_12">las</text:span><text:span text:style-name="T215_13"><text:s/></text:span><text:span text:style-name="T215_14">normas</text:span><text:span text:style-name="T215_15"><text:s/></text:span><text:span text:style-name="T215_16">tarifarias</text:span><text:span text:style-name="T215_17">.</text:span></text:p>
          </table:table-cell>
        </table:table-row>
      </table:table>
      <text:p text:style-name="P216"/>
      <text:p text:style-name="P217"><text:span text:style-name="T217_1">Costos</text:span></text:p>
      <text:p text:style-name="P218"/>
      <table:table table:style-name="Table20">
        <table:table-column table:style-name="Column39"/>
        <table:table-column table:style-name="Column40"/>
        <table:table-row table:style-name="Row42">
          <table:table-cell table:style-name="Cell83">
            <text:p text:style-name="P219"><text:span text:style-name="T219_1">MISIONES</text:span></text:p>
          </table:table-cell>
          <table:table-cell table:style-name="Cell84">
            <text:p text:style-name="P220"><text:span text:style-name="T220_1">FUNCIONES</text:span></text:p>
          </table:table-cell>
        </table:table-row>
        <table:table-row table:style-name="Row43">
          <table:table-cell table:style-name="Cell85">
            <text:p text:style-name="P221"><text:span text:style-name="T221_1">Facilitar</text:span><text:span text:style-name="T221_2"><text:s/></text:span><text:span text:style-name="T221_3">la</text:span><text:span text:style-name="T221_4"><text:s/></text:span><text:span text:style-name="T221_5">toma</text:span><text:span text:style-name="T221_6"><text:s/></text:span><text:span text:style-name="T221_7">de</text:span><text:span text:style-name="T221_8"><text:s/></text:span><text:span text:style-name="T221_9">decisiones</text:span><text:span text:style-name="T221_10"><text:s/></text:span><text:span text:style-name="T221_11">con</text:span><text:span text:style-name="T221_12"><text:s/></text:span><text:span text:style-name="T221_13">el</text:span><text:span text:style-name="T221_14"><text:s/></text:span><text:span text:style-name="T221_15">gasto</text:span><text:span text:style-name="T221_16"><text:s/></text:span><text:span text:style-name="T221_17">mínimo</text:span><text:span text:style-name="T221_18"><text:s/></text:span><text:span text:style-name="T221_19">para</text:span><text:span text:style-name="T221_20"><text:s/></text:span><text:span text:style-name="T221_21">la</text:span><text:span text:style-name="T221_22"><text:s/></text:span><text:span text:style-name="T221_23">empresa</text:span></text:p>
          </table:table-cell>
          <table:table-cell table:style-name="Cell86">
            <text:p text:style-name="P222"><text:span text:style-name="T222_1">-</text:span><text:span text:style-name="T222_2">Proporcionar</text:span><text:span text:style-name="T222_3"><text:s/></text:span><text:span text:style-name="T222_4">informes</text:span><text:span text:style-name="T222_5"><text:s/></text:span><text:span text:style-name="T222_6">de</text:span><text:span text:style-name="T222_7"><text:s/></text:span><text:span text:style-name="T222_8">costos</text:span><text:span text:style-name="T222_9"><text:s/></text:span><text:span text:style-name="T222_10">para</text:span><text:span text:style-name="T222_11"><text:s/></text:span><text:span text:style-name="T222_12">medir</text:span><text:span text:style-name="T222_13"><text:s/></text:span><text:span text:style-name="T222_14">la</text:span><text:span text:style-name="T222_15"><text:s/></text:span><text:span text:style-name="T222_16">utilidad</text:span><text:span text:style-name="T222_17"><text:s/></text:span><text:span text:style-name="T222_18">y</text:span><text:span text:style-name="T222_19"><text:s/></text:span><text:span text:style-name="T222_20">evaluar</text:span><text:span text:style-name="T222_21"><text:s/></text:span><text:span text:style-name="T222_22">el</text:span><text:span text:style-name="T222_23"><text:s/></text:span><text:span text:style-name="T222_24">inventario</text:span><text:span text:style-name="T222_25">.</text:span></text:p>
            <text:p text:style-name="P223"><text:span text:style-name="T223_1">-</text:span><text:span text:style-name="T223_2">Ofrecer</text:span><text:span text:style-name="T223_3"><text:s/></text:span><text:span text:style-name="T223_4">información</text:span><text:span text:style-name="T223_5"><text:s/></text:span><text:span text:style-name="T223_6">para</text:span><text:span text:style-name="T223_7"><text:s/></text:span><text:span text:style-name="T223_8">el</text:span><text:span text:style-name="T223_9"><text:s/></text:span><text:span text:style-name="T223_10">control</text:span><text:span text:style-name="T223_11"><text:s/></text:span><text:span text:style-name="T223_12">administrativo</text:span><text:span text:style-name="T223_13"><text:s/></text:span><text:span text:style-name="T223_14">de</text:span><text:span text:style-name="T223_15"><text:s/></text:span><text:span text:style-name="T223_16">las</text:span><text:span text:style-name="T223_17"><text:s/></text:span><text:span text:style-name="T223_18">operaciones</text:span><text:span text:style-name="T223_19"><text:s/></text:span><text:span text:style-name="T223_20">y</text:span><text:span text:style-name="T223_21"><text:s/></text:span><text:span text:style-name="T223_22">actividades</text:span><text:span text:style-name="T223_23"><text:s/></text:span><text:span text:style-name="T223_24">de</text:span><text:span text:style-name="T223_25"><text:s/></text:span><text:span text:style-name="T223_26">la</text:span><text:span text:style-name="T223_27"><text:s/></text:span><text:span text:style-name="T223_28">empresa</text:span></text:p>
            <text:p text:style-name="P224"><text:span text:style-name="T224_1">-</text:span><text:span text:style-name="T224_2">Proporcionar</text:span><text:span text:style-name="T224_3"><text:s/></text:span><text:span text:style-name="T224_4">información</text:span><text:span text:style-name="T224_5"><text:s/></text:span><text:span text:style-name="T224_6">a</text:span><text:span text:style-name="T224_7"><text:s/></text:span><text:span text:style-name="T224_8">la</text:span><text:span text:style-name="T224_9"><text:s/></text:span><text:span text:style-name="T224_10">administración</text:span><text:span text:style-name="T224_11"><text:s/></text:span><text:span text:style-name="T224_12">para</text:span><text:span text:style-name="T224_13"><text:s/></text:span><text:span text:style-name="T224_14">fundamentar</text:span><text:span text:style-name="T224_15"><text:s/></text:span><text:span text:style-name="T224_16">la</text:span><text:span text:style-name="T224_17"><text:s/></text:span><text:span text:style-name="T224_18">planeación</text:span><text:span text:style-name="T224_19"><text:s/></text:span><text:span text:style-name="T224_20">y</text:span><text:span text:style-name="T224_21"><text:s/></text:span><text:span text:style-name="T224_22">la</text:span><text:span text:style-name="T224_23"><text:s/></text:span><text:span text:style-name="T224_24">toma</text:span><text:span text:style-name="T224_25"><text:s/></text:span><text:span text:style-name="T224_26">de</text:span><text:span text:style-name="T224_27"><text:s/></text:span><text:span text:style-name="T224_28">decisiones</text:span></text:p>
          </table:table-cell>
        </table:table-row>
      </table:table>
      <text:p text:style-name="P225"/>
      <text:p text:style-name="P226"/>
      <text:p text:style-name="P227"><text:span text:style-name="T227_1">Área</text:span><text:span text:style-name="T227_2"><text:s/></text:span><text:span text:style-name="T227_3">de</text:span><text:span text:style-name="T227_4"><text:s/></text:span><text:span text:style-name="T227_5">Gerencia</text:span><text:span text:style-name="T227_6"><text:s/></text:span><text:span text:style-name="T227_7">de</text:span><text:span text:style-name="T227_8"><text:s/></text:span><text:span text:style-name="T227_9">Comercialización</text:span></text:p>
      <text:p text:style-name="P228"/>
      <text:p text:style-name="P229"/>
      <table:table table:style-name="Table21">
        <table:table-column table:style-name="Column41"/>
        <table:table-column table:style-name="Column42"/>
        <table:table-row table:style-name="Row44">
          <table:table-cell table:style-name="Cell87">
            <text:p text:style-name="P230"><text:span text:style-name="T230_1">MISIONES</text:span></text:p>
          </table:table-cell>
          <table:table-cell table:style-name="Cell88">
            <text:p text:style-name="P231"><text:span text:style-name="T231_1">FUNCIONES</text:span></text:p>
          </table:table-cell>
        </table:table-row>
        <table:table-row table:style-name="Row45">
          <table:table-cell table:style-name="Cell89">
            <text:p text:style-name="P232"><text:span text:style-name="T232_1">Realizar</text:span><text:span text:style-name="T232_2"><text:s/></text:span><text:span text:style-name="T232_3">de</text:span><text:span text:style-name="T232_4"><text:s/></text:span><text:span text:style-name="T232_5">manera</text:span><text:span text:style-name="T232_6"><text:s/></text:span><text:span text:style-name="T232_7">eficiente</text:span><text:span text:style-name="T232_8"><text:s/></text:span><text:span text:style-name="T232_9">la</text:span><text:span text:style-name="T232_10"><text:s/></text:span><text:span text:style-name="T232_11">publicidad</text:span><text:span text:style-name="T232_12"><text:s/></text:span><text:span text:style-name="T232_13">y</text:span><text:span text:style-name="T232_14"><text:s/></text:span><text:span text:style-name="T232_15">las</text:span><text:span text:style-name="T232_16"><text:s/></text:span><text:span text:style-name="T232_17">ventas</text:span><text:span text:style-name="T232_18"><text:s/></text:span><text:span text:style-name="T232_19">de</text:span><text:span text:style-name="T232_20"><text:s/></text:span><text:span text:style-name="T232_21">la</text:span><text:span text:style-name="T232_22"><text:s/></text:span><text:span text:style-name="T232_23">empresa</text:span><text:span text:style-name="T232_24"><text:s/></text:span><text:span text:style-name="T232_25">a</text:span><text:span text:style-name="T232_26"><text:s/></text:span><text:span text:style-name="T232_27">fin</text:span><text:span text:style-name="T232_28"><text:s/></text:span><text:span text:style-name="T232_29">de</text:span><text:span text:style-name="T232_30"><text:s/></text:span><text:span text:style-name="T232_31">maximizar</text:span><text:span text:style-name="T232_32"><text:s/></text:span><text:span text:style-name="T232_33">las</text:span><text:span text:style-name="T232_34"><text:s/></text:span><text:span text:style-name="T232_35">ganancias</text:span></text:p>
          </table:table-cell>
          <table:table-cell table:style-name="Cell90">
            <text:p text:style-name="P233"><text:span text:style-name="T233_1">-</text:span><text:span text:style-name="T233_2">Administración</text:span><text:span text:style-name="T233_3"><text:s/></text:span><text:span text:style-name="T233_4">del</text:span><text:span text:style-name="T233_5"><text:s/></text:span><text:span text:style-name="T233_6">departamento</text:span><text:span text:style-name="T233_7"><text:s/></text:span><text:span text:style-name="T233_8">de</text:span><text:span text:style-name="T233_9"><text:s/></text:span><text:span text:style-name="T233_10">ventas</text:span></text:p>
            <text:p text:style-name="P234"><text:span text:style-name="T234_1">-</text:span><text:span text:style-name="T234_2">Controlar</text:span><text:span text:style-name="T234_3"><text:s/></text:span><text:span text:style-name="T234_4">la</text:span><text:span text:style-name="T234_5"><text:s/></text:span><text:span text:style-name="T234_6">fijación</text:span><text:span text:style-name="T234_7"><text:s/></text:span><text:span text:style-name="T234_8">de</text:span><text:span text:style-name="T234_9"><text:s/></text:span><text:span text:style-name="T234_10">precios</text:span><text:span text:style-name="T234_11"><text:s/></text:span><text:span text:style-name="T234_12">y</text:span><text:span text:style-name="T234_13"><text:s/></text:span><text:span text:style-name="T234_14">productos</text:span><text:span text:style-name="T234_15"><text:s/></text:span><text:span text:style-name="T234_16">así</text:span><text:span text:style-name="T234_17"><text:s/></text:span><text:span text:style-name="T234_18">como</text:span><text:span text:style-name="T234_19"><text:s/></text:span><text:span text:style-name="T234_20">también</text:span><text:span text:style-name="T234_21"><text:s/></text:span><text:span text:style-name="T234_22">su</text:span><text:span text:style-name="T234_23"><text:s/></text:span><text:span text:style-name="T234_24">distribución</text:span></text:p>
            <text:p text:style-name="P235"><text:span text:style-name="T235_1">-</text:span><text:span text:style-name="T235_2">Administración</text:span><text:span text:style-name="T235_3"><text:s/></text:span><text:span text:style-name="T235_4">y</text:span><text:span text:style-name="T235_5"><text:s/></text:span><text:span text:style-name="T235_6">supervisión</text:span><text:span text:style-name="T235_7"><text:s/></text:span><text:span text:style-name="T235_8">del</text:span><text:span text:style-name="T235_9"><text:s/></text:span><text:span text:style-name="T235_10">área</text:span><text:span text:style-name="T235_11"><text:s/></text:span><text:span text:style-name="T235_12">publicitaria</text:span><text:span text:style-name="T235_13"><text:s/></text:span><text:span text:style-name="T235_14">de</text:span><text:span text:style-name="T235_15"><text:s/></text:span><text:span text:style-name="T235_16">la</text:span><text:span text:style-name="T235_17"><text:s/></text:span><text:span text:style-name="T235_18">empresa</text:span><text:span text:style-name="T235_19"><text:s/></text:span></text:p>
          </table:table-cell>
        </table:table-row>
      </table:table>
      <text:p text:style-name="P236"/>
      <text:p text:style-name="P237"/>
      <text:p text:style-name="P238"><text:span text:style-name="T238_1">Área</text:span><text:span text:style-name="T238_2"><text:s/></text:span><text:span text:style-name="T238_3">de</text:span><text:span text:style-name="T238_4"><text:s/></text:span><text:span text:style-name="T238_5">Ventas</text:span></text:p>
      <text:p text:style-name="P239"/>
      <text:p text:style-name="P240"/>
      <table:table table:style-name="Table22">
        <table:table-column table:style-name="Column43"/>
        <table:table-column table:style-name="Column44"/>
        <table:table-row table:style-name="Row46">
          <table:table-cell table:style-name="Cell91">
            <text:p text:style-name="P241"><text:span text:style-name="T241_1">MISIONES</text:span></text:p>
          </table:table-cell>
          <table:table-cell table:style-name="Cell92">
            <text:p text:style-name="P242"><text:span text:style-name="T242_1">FUNCIONES</text:span></text:p>
          </table:table-cell>
        </table:table-row>
        <table:table-row table:style-name="Row47">
          <table:table-cell table:style-name="Cell93">
            <text:p text:style-name="P243"><text:span text:style-name="T243_1">Gestionar</text:span><text:span text:style-name="T243_2"><text:s/></text:span><text:span text:style-name="T243_3">el</text:span><text:span text:style-name="T243_4"><text:s/></text:span><text:span text:style-name="T243_5">desarrollo</text:span><text:span text:style-name="T243_6">,<text:s/></text:span><text:span text:style-name="T243_7">planificación</text:span><text:span text:style-name="T243_8"><text:s/></text:span><text:span text:style-name="T243_9">y</text:span><text:span text:style-name="T243_10"><text:s/></text:span><text:span text:style-name="T243_11">realización</text:span><text:span text:style-name="T243_12"><text:s/></text:span><text:span text:style-name="T243_13">de</text:span><text:span text:style-name="T243_14"><text:s/></text:span><text:span text:style-name="T243_15">las</text:span><text:span text:style-name="T243_16"><text:s/></text:span><text:span text:style-name="T243_17">ventas</text:span><text:span text:style-name="T243_18"><text:s/></text:span><text:span text:style-name="T243_19">de</text:span><text:span text:style-name="T243_20"><text:s/></text:span><text:span text:style-name="T243_21">la</text:span><text:span text:style-name="T243_22"><text:s/></text:span><text:span text:style-name="T243_23">empresa</text:span></text:p>
          </table:table-cell>
          <table:table-cell table:style-name="Cell94">
            <text:p text:style-name="P244"><text:span text:style-name="T244_1">-</text:span><text:span text:style-name="T244_2">Fijación</text:span><text:span text:style-name="T244_3"><text:s/></text:span><text:span text:style-name="T244_4">de</text:span><text:span text:style-name="T244_5"><text:s/></text:span><text:span text:style-name="T244_6">precios</text:span><text:span text:style-name="T244_7"><text:s/></text:span><text:span text:style-name="T244_8">en</text:span><text:span text:style-name="T244_9"><text:s/></text:span><text:span text:style-name="T244_10">base</text:span><text:span text:style-name="T244_11"><text:s/></text:span><text:span text:style-name="T244_12">a</text:span><text:span text:style-name="T244_13"><text:s/></text:span><text:span text:style-name="T244_14">costes</text:span><text:span text:style-name="T244_15">,<text:s/></text:span><text:span text:style-name="T244_16">mercado</text:span><text:span text:style-name="T244_17"><text:s/></text:span><text:span text:style-name="T244_18">y</text:span><text:span text:style-name="T244_19"><text:s/></text:span><text:span text:style-name="T244_20">competencia</text:span></text:p>
            <text:p text:style-name="P245"><text:span text:style-name="T245_1">-</text:span><text:span text:style-name="T245_2">Estrategia</text:span><text:span text:style-name="T245_3">,<text:s/></text:span><text:span text:style-name="T245_4">financiamiento</text:span><text:span text:style-name="T245_5"><text:s/></text:span><text:span text:style-name="T245_6">y</text:span><text:span text:style-name="T245_7"><text:s/></text:span><text:span text:style-name="T245_8">planeación</text:span><text:span text:style-name="T245_9"><text:s/></text:span><text:span text:style-name="T245_10">de</text:span><text:span text:style-name="T245_11"><text:s/></text:span><text:span text:style-name="T245_12">ventas</text:span></text:p>
            <text:p text:style-name="P246"><text:span text:style-name="T246_1">-</text:span><text:span text:style-name="T246_2">Realización</text:span><text:span text:style-name="T246_3"><text:s/></text:span><text:span text:style-name="T246_4">de</text:span><text:span text:style-name="T246_5"><text:s/></text:span><text:span text:style-name="T246_6">reuniones</text:span><text:span text:style-name="T246_7"><text:s/></text:span><text:span text:style-name="T246_8">de</text:span><text:span text:style-name="T246_9"><text:s/></text:span><text:span text:style-name="T246_10">gestión</text:span></text:p>
            <text:p text:style-name="P247"><text:span text:style-name="T247_1">-</text:span><text:span text:style-name="T247_2">Desarrollar</text:span><text:span text:style-name="T247_3"><text:s/></text:span><text:span text:style-name="T247_4">técnicas</text:span><text:span text:style-name="T247_5"><text:s/></text:span><text:span text:style-name="T247_6">y</text:span><text:span text:style-name="T247_7"><text:s/></text:span><text:span text:style-name="T247_8">políticas</text:span><text:span text:style-name="T247_9"><text:s/></text:span><text:span text:style-name="T247_10">de</text:span><text:span text:style-name="T247_11"><text:s/></text:span><text:span text:style-name="T247_12">ventas</text:span></text:p>
            <text:p text:style-name="P248"><text:span text:style-name="T248_1">-</text:span><text:span text:style-name="T248_2">Definir</text:span><text:span text:style-name="T248_3"><text:s/></text:span><text:span text:style-name="T248_4">un</text:span><text:span text:style-name="T248_5"><text:s/></text:span><text:span text:style-name="T248_6">territorio</text:span><text:span text:style-name="T248_7"><text:s/></text:span><text:span text:style-name="T248_8">de</text:span><text:span text:style-name="T248_9"><text:s/></text:span><text:span text:style-name="T248_10">venta</text:span><text:span text:style-name="T248_11"><text:s/></text:span><text:span text:style-name="T248_12">a</text:span><text:span text:style-name="T248_13"><text:s/></text:span><text:span text:style-name="T248_14">partir</text:span><text:span text:style-name="T248_15"><text:s/></text:span><text:span text:style-name="T248_16">de</text:span><text:span text:style-name="T248_17"><text:s/></text:span><text:span text:style-name="T248_18">un</text:span><text:span text:style-name="T248_19"><text:s/></text:span><text:span text:style-name="T248_20">riguroso</text:span><text:span text:style-name="T248_21"><text:s/></text:span><text:span text:style-name="T248_22">estudio</text:span><text:span text:style-name="T248_23"><text:s/></text:span><text:span text:style-name="T248_24">del</text:span><text:span text:style-name="T248_25"><text:s/></text:span><text:span text:style-name="T248_26">mercado</text:span></text:p>
          </table:table-cell>
        </table:table-row>
      </table:table>
      <text:p text:style-name="P249"/>
      <text:p text:style-name="P250"/>
      <text:p text:style-name="P251"/>
      <text:p text:style-name="P252"><text:span text:style-name="T252_1">Área</text:span><text:span text:style-name="T252_2"><text:s/></text:span><text:span text:style-name="T252_3">de</text:span><text:span text:style-name="T252_4"><text:s/></text:span><text:span text:style-name="T252_5">Marketing</text:span><text:span text:style-name="T252_6"><text:s/></text:span><text:span text:style-name="T252_7">y</text:span><text:span text:style-name="T252_8"><text:s/></text:span><text:span text:style-name="T252_9">Publicidad</text:span></text:p>
      <text:p text:style-name="P253"/>
      <table:table table:style-name="Table23">
        <table:table-column table:style-name="Column45"/>
        <table:table-column table:style-name="Column46"/>
        <table:table-row table:style-name="Row48">
          <table:table-cell table:style-name="Cell95">
            <text:p text:style-name="P254"><text:span text:style-name="T254_1">MISIONES</text:span></text:p>
          </table:table-cell>
          <table:table-cell table:style-name="Cell96">
            <text:p text:style-name="P255"><text:span text:style-name="T255_1">FUNCIONES</text:span></text:p>
          </table:table-cell>
        </table:table-row>
        <table:table-row table:style-name="Row49">
          <table:table-cell table:style-name="Cell97">
            <text:p text:style-name="P256"><text:span text:style-name="T256_1">Gestionar</text:span><text:span text:style-name="T256_2"><text:s/></text:span><text:span text:style-name="T256_3">las</text:span><text:span text:style-name="T256_4"><text:s/></text:span><text:span text:style-name="T256_5">actividades</text:span><text:span text:style-name="T256_6"><text:s/></text:span><text:span text:style-name="T256_7">publicitarias</text:span><text:span text:style-name="T256_8"><text:s/></text:span><text:span text:style-name="T256_9">de</text:span><text:span text:style-name="T256_10"><text:s/></text:span><text:span text:style-name="T256_11">la</text:span><text:span text:style-name="T256_12"><text:s/></text:span><text:span text:style-name="T256_13">empresa</text:span><text:span text:style-name="T256_14"><text:s/></text:span></text:p>
          </table:table-cell>
          <table:table-cell table:style-name="Cell98">
            <text:p text:style-name="P257"><text:span text:style-name="T257_1">-</text:span><text:span text:style-name="T257_2">Creación</text:span><text:span text:style-name="T257_3"><text:s/></text:span><text:span text:style-name="T257_4">y</text:span><text:span text:style-name="T257_5"><text:s/></text:span><text:span text:style-name="T257_6">mantenimiento</text:span><text:span text:style-name="T257_7"><text:s/></text:span><text:span text:style-name="T257_8">de</text:span><text:span text:style-name="T257_9"><text:s/></text:span><text:span text:style-name="T257_10">páginas</text:span><text:span text:style-name="T257_11"><text:s/></text:span><text:span text:style-name="T257_12">web</text:span></text:p>
            <text:p text:style-name="P258"><text:span text:style-name="T258_1">-</text:span><text:span text:style-name="T258_2">Planificación</text:span><text:span text:style-name="T258_3">,<text:s/></text:span><text:span text:style-name="T258_4">diseño</text:span><text:span text:style-name="T258_5"><text:s/></text:span><text:span text:style-name="T258_6">y</text:span><text:span text:style-name="T258_7"><text:s/></text:span><text:span text:style-name="T258_8">realización</text:span><text:span text:style-name="T258_9"><text:s/></text:span><text:span text:style-name="T258_10">de</text:span><text:span text:style-name="T258_11"><text:s/></text:span><text:span text:style-name="T258_12">acciones</text:span><text:span text:style-name="T258_13"><text:s/></text:span><text:span text:style-name="T258_14">publicitarias</text:span><text:span text:style-name="T258_15"><text:line-break/>-</text:span><text:span text:style-name="T258_16">Diseño</text:span><text:span text:style-name="T258_17"><text:s/></text:span><text:span text:style-name="T258_18">de</text:span><text:span text:style-name="T258_19"><text:s/></text:span><text:span text:style-name="T258_20">logos</text:span><text:span text:style-name="T258_21"><text:s/></text:span><text:span text:style-name="T258_22">y</text:span><text:span text:style-name="T258_23"><text:s/></text:span><text:span text:style-name="T258_24">naming</text:span></text:p>
            <text:p text:style-name="P259"><text:span text:style-name="T259_1">-</text:span><text:span text:style-name="T259_2">Diseño</text:span><text:span text:style-name="T259_3"><text:s/></text:span><text:span text:style-name="T259_4">y</text:span><text:span text:style-name="T259_5"><text:s/></text:span><text:span text:style-name="T259_6">ejecución</text:span><text:span text:style-name="T259_7"><text:s/></text:span><text:span text:style-name="T259_8">de</text:span><text:span text:style-name="T259_9"><text:s/></text:span><text:span text:style-name="T259_10">anuncios</text:span></text:p>
            <text:p text:style-name="P260"/>
          </table:table-cell>
        </table:table-row>
        <table:table-row table:style-name="Row50">
          <table:table-cell table:style-name="Cell99">
            <text:p text:style-name="P261"><text:span text:style-name="T261_1">Investigar</text:span><text:span text:style-name="T261_2"><text:s/></text:span><text:span text:style-name="T261_3">las</text:span><text:span text:style-name="T261_4"><text:s/></text:span><text:span text:style-name="T261_5">necesidades</text:span><text:span text:style-name="T261_6"><text:s/></text:span><text:span text:style-name="T261_7">del</text:span><text:span text:style-name="T261_8"><text:s/></text:span><text:span text:style-name="T261_9">mercado</text:span><text:span text:style-name="T261_10"><text:s/></text:span><text:span text:style-name="T261_11">con</text:span><text:span text:style-name="T261_12"><text:s/></text:span><text:span text:style-name="T261_13">el</text:span><text:span text:style-name="T261_14"><text:s/></text:span><text:span text:style-name="T261_15">objetivo</text:span><text:span text:style-name="T261_16"><text:s/></text:span><text:span text:style-name="T261_17">de</text:span><text:span text:style-name="T261_18"><text:s/></text:span><text:span text:style-name="T261_19">incrementar</text:span><text:span text:style-name="T261_20"><text:s/></text:span><text:span text:style-name="T261_21">el</text:span><text:span text:style-name="T261_22"><text:s/></text:span><text:span text:style-name="T261_23">número</text:span><text:span text:style-name="T261_24"><text:s/></text:span><text:span text:style-name="T261_25">de</text:span><text:span text:style-name="T261_26"><text:s/></text:span><text:span text:style-name="T261_27">clientes</text:span></text:p>
          </table:table-cell>
          <table:table-cell table:style-name="Cell100">
            <text:p text:style-name="P262"><text:span text:style-name="T262_1">-</text:span><text:span text:style-name="T262_2">Análisis</text:span><text:span text:style-name="T262_3"><text:s/></text:span><text:span text:style-name="T262_4">y</text:span><text:span text:style-name="T262_5"><text:s/></text:span><text:span text:style-name="T262_6">seguimiento</text:span><text:span text:style-name="T262_7"><text:s/></text:span><text:span text:style-name="T262_8">de</text:span><text:span text:style-name="T262_9"><text:s/></text:span><text:span text:style-name="T262_10">las</text:span><text:span text:style-name="T262_11"><text:s/></text:span><text:span text:style-name="T262_12">demandas</text:span><text:span text:style-name="T262_13"><text:s/></text:span><text:span text:style-name="T262_14">y</text:span><text:span text:style-name="T262_15"><text:s/></text:span><text:span text:style-name="T262_16">tendencias</text:span><text:span text:style-name="T262_17"><text:s/></text:span><text:span text:style-name="T262_18">del</text:span><text:span text:style-name="T262_19"><text:s/></text:span><text:span text:style-name="T262_20">mercado</text:span></text:p>
            <text:p text:style-name="P263"><text:span text:style-name="T263_1">-</text:span><text:span text:style-name="T263_2">Análisis</text:span><text:span text:style-name="T263_3"><text:s/></text:span><text:span text:style-name="T263_4">de</text:span><text:span text:style-name="T263_5"><text:s/></text:span><text:span text:style-name="T263_6">rentabilidad</text:span><text:span text:style-name="T263_7"><text:s/></text:span><text:span text:style-name="T263_8">de</text:span><text:span text:style-name="T263_9"><text:s/></text:span><text:span text:style-name="T263_10">productos</text:span></text:p>
            <text:p text:style-name="P264"><text:span text:style-name="T264_1">-</text:span><text:span text:style-name="T264_2">Organización</text:span><text:span text:style-name="T264_3"><text:s/></text:span><text:span text:style-name="T264_4">y</text:span><text:span text:style-name="T264_5"><text:s/></text:span><text:span text:style-name="T264_6">clasificación</text:span><text:span text:style-name="T264_7"><text:s/></text:span><text:span text:style-name="T264_8">de</text:span><text:span text:style-name="T264_9"><text:s/></text:span><text:span text:style-name="T264_10">la</text:span><text:span text:style-name="T264_11"><text:s/></text:span><text:span text:style-name="T264_12">cartelera</text:span><text:span text:style-name="T264_13"><text:s/></text:span><text:span text:style-name="T264_14">de</text:span><text:span text:style-name="T264_15"><text:s/></text:span><text:span text:style-name="T264_16">productos</text:span></text:p>
            <text:p text:style-name="P265"><text:span text:style-name="T265_1">-</text:span><text:span text:style-name="T265_2">Búsqueda</text:span><text:span text:style-name="T265_3"><text:s/></text:span><text:span text:style-name="T265_4">de</text:span><text:span text:style-name="T265_5"><text:s/></text:span><text:span text:style-name="T265_6">distribuidores</text:span><text:span text:style-name="T265_7"><text:s/></text:span><text:span text:style-name="T265_8">y</text:span><text:span text:style-name="T265_9"><text:s/></text:span><text:span text:style-name="T265_10">negociación</text:span><text:span text:style-name="T265_11"><text:s/></text:span><text:span text:style-name="T265_12">de</text:span><text:span text:style-name="T265_13"><text:s/></text:span><text:span text:style-name="T265_14">precios</text:span><text:span text:style-name="T265_15">,<text:s/></text:span><text:span text:style-name="T265_16">márgenes</text:span><text:span text:style-name="T265_17"><text:s/></text:span><text:span text:style-name="T265_18">y</text:span><text:span text:style-name="T265_19"><text:s/></text:span><text:span text:style-name="T265_20">condiciones</text:span></text:p>
            <text:p text:style-name="P266"><text:span text:style-name="T266_1">-</text:span><text:span text:style-name="T266_2">Medición</text:span><text:span text:style-name="T266_3"><text:s/></text:span><text:span text:style-name="T266_4">del</text:span><text:span text:style-name="T266_5"><text:s/></text:span><text:span text:style-name="T266_6">resultado</text:span><text:span text:style-name="T266_7"><text:s/></text:span><text:span text:style-name="T266_8">de</text:span><text:span text:style-name="T266_9"><text:s/></text:span><text:span text:style-name="T266_10">la</text:span><text:span text:style-name="T266_11"><text:s/></text:span><text:span text:style-name="T266_12">inversión</text:span><text:span text:style-name="T266_13"><text:s/></text:span><text:span text:style-name="T266_14">en</text:span><text:span text:style-name="T266_15"><text:s/></text:span><text:span text:style-name="T266_16">marketing</text:span></text:p>
          </table:table-cell>
        </table:table-row>
      </table:table>
      <text:p text:style-name="P267"/>
      <text:p text:style-name="P268"/>
      <text:p text:style-name="P269"><text:span text:style-name="T269_1">Área</text:span><text:span text:style-name="T269_2"><text:s/></text:span><text:span text:style-name="T269_3">de</text:span><text:span text:style-name="T269_4"><text:s/></text:span><text:span text:style-name="T269_5">Gerencia</text:span><text:span text:style-name="T269_6"><text:s/></text:span><text:span text:style-name="T269_7">de</text:span><text:span text:style-name="T269_8"><text:s/></text:span><text:span text:style-name="T269_9">Calidad</text:span></text:p>
      <text:p text:style-name="P270"/>
      <table:table table:style-name="Table24">
        <table:table-column table:style-name="Column47"/>
        <table:table-column table:style-name="Column48"/>
        <table:table-row table:style-name="Row51">
          <table:table-cell table:style-name="Cell101">
            <text:p text:style-name="P271"><text:span text:style-name="T271_1">MISIONES</text:span></text:p>
            <text:p text:style-name="P272"/>
          </table:table-cell>
          <table:table-cell table:style-name="Cell102">
            <text:p text:style-name="P273"><text:span text:style-name="T273_1">FUNCIONES</text:span></text:p>
          </table:table-cell>
        </table:table-row>
        <table:table-row table:style-name="Row52">
          <table:table-cell table:style-name="Cell103">
            <text:p text:style-name="P274"><text:span text:style-name="T274_1">Asegurar</text:span><text:span text:style-name="T274_2"><text:s/></text:span><text:span text:style-name="T274_3">la</text:span><text:span text:style-name="T274_4"><text:s/></text:span><text:span text:style-name="T274_5">gestión</text:span><text:span text:style-name="T274_6"><text:s/></text:span><text:span text:style-name="T274_7">de</text:span><text:span text:style-name="T274_8"><text:s/></text:span><text:span text:style-name="T274_9">pruebas</text:span><text:span text:style-name="T274_10"><text:s/></text:span><text:span text:style-name="T274_11">de</text:span><text:span text:style-name="T274_12"><text:s/></text:span><text:span text:style-name="T274_13">calidad</text:span><text:span text:style-name="T274_14"><text:s/></text:span><text:span text:style-name="T274_15">sobre</text:span><text:span text:style-name="T274_16"><text:s/></text:span><text:span text:style-name="T274_17">los</text:span><text:span text:style-name="T274_18"><text:s/></text:span><text:span text:style-name="T274_19">productos</text:span><text:span text:style-name="T274_20"><text:s/></text:span><text:span text:style-name="T274_21">terminados</text:span></text:p>
            <text:p text:style-name="P275"/>
          </table:table-cell>
          <table:table-cell table:style-name="Cell104">
            <text:p text:style-name="P276"><text:span text:style-name="T276_1">-</text:span><text:span text:style-name="T276_2">Definir</text:span><text:span text:style-name="T276_3"><text:s/></text:span><text:span text:style-name="T276_4">mecanismos</text:span><text:span text:style-name="T276_5"><text:s/></text:span><text:span text:style-name="T276_6">de</text:span><text:span text:style-name="T276_7"><text:s/></text:span><text:span text:style-name="T276_8">pruebas</text:span></text:p>
            <text:p text:style-name="P277"><text:span text:style-name="T277_1">-</text:span><text:span text:style-name="T277_2">Planificar</text:span><text:span text:style-name="T277_3"><text:s/></text:span><text:span text:style-name="T277_4">un</text:span><text:span text:style-name="T277_5"><text:s/></text:span><text:span text:style-name="T277_6">ciclo</text:span><text:span text:style-name="T277_7"><text:s/></text:span><text:span text:style-name="T277_8">de</text:span><text:span text:style-name="T277_9"><text:s/></text:span><text:span text:style-name="T277_10">reparación</text:span><text:span text:style-name="T277_11"><text:s/></text:span><text:span text:style-name="T277_12">de</text:span><text:span text:style-name="T277_13"><text:s/></text:span><text:span text:style-name="T277_14">productos</text:span><text:span text:style-name="T277_15"><text:s/></text:span><text:span text:style-name="T277_16">dañados</text:span></text:p>
          </table:table-cell>
        </table:table-row>
        <table:table-row table:style-name="Row53">
          <table:table-cell table:style-name="Cell105">
            <text:p text:style-name="P278"><text:span text:style-name="T278_1">Asegurar</text:span><text:span text:style-name="T278_2"><text:s/></text:span><text:span text:style-name="T278_3">atención</text:span><text:span text:style-name="T278_4"><text:s/></text:span><text:span text:style-name="T278_5">Post</text:span><text:span text:style-name="T278_6">-</text:span><text:span text:style-name="T278_7">Venta</text:span><text:span text:style-name="T278_8"><text:s/></text:span><text:span text:style-name="T278_9">al</text:span><text:span text:style-name="T278_10"><text:s/></text:span><text:span text:style-name="T278_11">cliente</text:span></text:p>
          </table:table-cell>
          <table:table-cell table:style-name="Cell106">
            <text:p text:style-name="P279"><text:span text:style-name="T279_1">-</text:span><text:span text:style-name="T279_2">Supervisar</text:span><text:span text:style-name="T279_3"><text:s/></text:span><text:span text:style-name="T279_4">reportes</text:span><text:span text:style-name="T279_5"><text:s/></text:span><text:span text:style-name="T279_6">generados</text:span><text:span text:style-name="T279_7"><text:s/></text:span><text:span text:style-name="T279_8">por</text:span><text:span text:style-name="T279_9"><text:s/></text:span><text:span text:style-name="T279_10">ésta</text:span><text:span text:style-name="T279_11"><text:s/></text:span><text:span text:style-name="T279_12">área</text:span></text:p>
            <text:p text:style-name="P280"><text:span text:style-name="T280_1">-</text:span><text:span text:style-name="T280_2">Garantizar</text:span><text:span text:style-name="T280_3"><text:s/></text:span><text:span text:style-name="T280_4">buena</text:span><text:span text:style-name="T280_5"><text:s/></text:span><text:span text:style-name="T280_6">comunicación</text:span><text:span text:style-name="T280_7"><text:s/></text:span><text:span text:style-name="T280_8">entre</text:span><text:span text:style-name="T280_9"><text:s/></text:span><text:span text:style-name="T280_10">clientes</text:span><text:span text:style-name="T280_11"><text:s/></text:span><text:span text:style-name="T280_12">y</text:span><text:span text:style-name="T280_13"><text:s/></text:span><text:span text:style-name="T280_14">operadores</text:span></text:p>
          </table:table-cell>
        </table:table-row>
      </table:table>
      <text:p text:style-name="P281"/>
      <text:p text:style-name="P282"/>
      <text:p text:style-name="P283"><text:span text:style-name="T283_1">Área</text:span><text:span text:style-name="T283_2"><text:s/></text:span><text:span text:style-name="T283_3">de</text:span><text:span text:style-name="T283_4"><text:s/></text:span><text:span text:style-name="T283_5">Atención</text:span><text:span text:style-name="T283_6"><text:s/></text:span><text:span text:style-name="T283_7">Post</text:span><text:span text:style-name="T283_8">-</text:span><text:span text:style-name="T283_9">Venta</text:span></text:p>
      <text:p text:style-name="P284"/>
      <table:table table:style-name="Table25">
        <table:table-column table:style-name="Column49"/>
        <table:table-column table:style-name="Column50"/>
        <table:table-row table:style-name="Row54">
          <table:table-cell table:style-name="Cell107">
            <text:p text:style-name="P285"><text:span text:style-name="T285_1">MISIONES</text:span></text:p>
          </table:table-cell>
          <table:table-cell table:style-name="Cell108">
            <text:p text:style-name="P286"><text:span text:style-name="T286_1">FUNCIONES</text:span></text:p>
          </table:table-cell>
        </table:table-row>
        <table:table-row table:style-name="Row55">
          <table:table-cell table:style-name="Cell109">
            <text:p text:style-name="P287"><text:span text:style-name="T287_1">Garantizar</text:span><text:span text:style-name="T287_2"><text:s/></text:span><text:span text:style-name="T287_3">la</text:span><text:span text:style-name="T287_4"><text:s/></text:span><text:span text:style-name="T287_5">correcta</text:span><text:span text:style-name="T287_6"><text:s/></text:span><text:span text:style-name="T287_7">atención</text:span><text:span text:style-name="T287_8"><text:s/></text:span><text:span text:style-name="T287_9">al</text:span><text:span text:style-name="T287_10"><text:s/></text:span><text:span text:style-name="T287_11">cliente</text:span></text:p>
          </table:table-cell>
          <table:table-cell table:style-name="Cell110">
            <text:p text:style-name="P288"><text:span text:style-name="T288_1">-</text:span><text:span text:style-name="T288_2">Entender</text:span><text:span text:style-name="T288_3"><text:s/></text:span><text:span text:style-name="T288_4">el</text:span><text:span text:style-name="T288_5"><text:s/></text:span><text:span text:style-name="T288_6">problema</text:span><text:span text:style-name="T288_7"><text:s/></text:span><text:span text:style-name="T288_8">del</text:span><text:span text:style-name="T288_9"><text:s/></text:span><text:span text:style-name="T288_10">cliente</text:span></text:p>
            <text:p text:style-name="P289"><text:span text:style-name="T289_1">-</text:span><text:span text:style-name="T289_2">Realizar</text:span><text:span text:style-name="T289_3"><text:s/></text:span><text:span text:style-name="T289_4">reportes</text:span><text:span text:style-name="T289_5"><text:s/></text:span><text:span text:style-name="T289_6">sobre</text:span><text:span text:style-name="T289_7"><text:s/></text:span><text:span text:style-name="T289_8">problemas</text:span><text:span text:style-name="T289_9"><text:s/></text:span><text:span text:style-name="T289_10">frecuentes</text:span><text:span text:style-name="T289_11"><text:s/></text:span><text:span text:style-name="T289_12">de</text:span><text:span text:style-name="T289_13"><text:s/></text:span><text:span text:style-name="T289_14">los</text:span><text:span text:style-name="T289_15"><text:s/></text:span><text:span text:style-name="T289_16">clientes</text:span><text:span text:style-name="T289_17"><text:s/></text:span><text:span text:style-name="T289_18">para</text:span><text:span text:style-name="T289_19"><text:s/></text:span><text:span text:style-name="T289_20">prestar</text:span><text:span text:style-name="T289_21"><text:s/></text:span><text:span text:style-name="T289_22">un</text:span><text:span text:style-name="T289_23"><text:s/></text:span><text:span text:style-name="T289_24">mejor</text:span><text:span text:style-name="T289_25"><text:s/></text:span><text:span text:style-name="T289_26">servicio</text:span></text:p>
            <text:p text:style-name="P290"><text:span text:style-name="T290_1">-</text:span><text:span text:style-name="T290_2">Gestionar</text:span><text:span text:style-name="T290_3"><text:s/></text:span><text:span text:style-name="T290_4">las</text:span><text:span text:style-name="T290_5"><text:s/></text:span><text:span text:style-name="T290_6">solicitudes</text:span><text:span text:style-name="T290_7"><text:s/></text:span><text:span text:style-name="T290_8">de</text:span><text:span text:style-name="T290_9"><text:s/></text:span><text:span text:style-name="T290_10">los</text:span><text:span text:style-name="T290_11"><text:s/></text:span><text:span text:style-name="T290_12">clientes</text:span><text:span text:style-name="T290_13"><text:s/></text:span><text:span text:style-name="T290_14">y</text:span><text:span text:style-name="T290_15"><text:s/></text:span><text:span text:style-name="T290_16">buscar</text:span><text:span text:style-name="T290_17"><text:s/></text:span><text:span text:style-name="T290_18">una</text:span><text:span text:style-name="T290_19"><text:s/></text:span><text:span text:style-name="T290_20">solución</text:span><text:span text:style-name="T290_21"><text:s/></text:span><text:span text:style-name="T290_22">efectiva</text:span></text:p>
          </table:table-cell>
        </table:table-row>
      </table:table>
      <text:p text:style-name="P291"/>
      <text:p text:style-name="P292"/>
      <text:p text:style-name="P293"><text:span text:style-name="T293_1">Área</text:span><text:span text:style-name="T293_2"><text:s/></text:span><text:span text:style-name="T293_3">de</text:span><text:span text:style-name="T293_4"><text:s/></text:span><text:span text:style-name="T293_5">Reparaciones</text:span></text:p>
      <text:p text:style-name="P294"/>
      <text:p text:style-name="P295"/>
      <table:table table:style-name="Table26">
        <table:table-column table:style-name="Column51"/>
        <table:table-column table:style-name="Column52"/>
        <table:table-row table:style-name="Row56">
          <table:table-cell table:style-name="Cell111">
            <text:p text:style-name="P296"><text:span text:style-name="T296_1">MISIONES</text:span></text:p>
          </table:table-cell>
          <table:table-cell table:style-name="Cell112">
            <text:p text:style-name="P297"><text:span text:style-name="T297_1">FUNCIONES</text:span></text:p>
          </table:table-cell>
        </table:table-row>
        <table:table-row table:style-name="Row57">
          <table:table-cell table:style-name="Cell113">
            <text:p text:style-name="P298"><text:span text:style-name="T298_1">Gestionar</text:span><text:span text:style-name="T298_2"><text:s/></text:span><text:span text:style-name="T298_3">las</text:span><text:span text:style-name="T298_4"><text:s/></text:span><text:span text:style-name="T298_5">órdenes</text:span><text:span text:style-name="T298_6"><text:s/></text:span><text:span text:style-name="T298_7">de</text:span><text:span text:style-name="T298_8"><text:s/></text:span><text:span text:style-name="T298_9">reparación</text:span><text:span text:style-name="T298_10"><text:s/></text:span><text:span text:style-name="T298_11">de</text:span><text:span text:style-name="T298_12"><text:s/></text:span><text:span text:style-name="T298_13">la</text:span><text:span text:style-name="T298_14"><text:s/></text:span><text:span text:style-name="T298_15">empresa</text:span></text:p>
          </table:table-cell>
          <table:table-cell table:style-name="Cell114">
            <text:p text:style-name="P299"><text:span text:style-name="T299_1">-</text:span><text:span text:style-name="T299_2">Separar</text:span><text:span text:style-name="T299_3"><text:s/></text:span><text:span text:style-name="T299_4">en</text:span><text:span text:style-name="T299_5"><text:s/></text:span><text:span text:style-name="T299_6">secciones</text:span><text:span text:style-name="T299_7"><text:s/></text:span><text:span text:style-name="T299_8">los</text:span><text:span text:style-name="T299_9"><text:s/></text:span><text:span text:style-name="T299_10">productos</text:span><text:span text:style-name="T299_11"><text:s/></text:span><text:span text:style-name="T299_12">a</text:span><text:span text:style-name="T299_13"><text:s/></text:span><text:span text:style-name="T299_14">ser</text:span><text:span text:style-name="T299_15"><text:s/></text:span><text:span text:style-name="T299_16">reparados</text:span></text:p>
            <text:p text:style-name="P300"><text:span text:style-name="T300_1">-</text:span><text:span text:style-name="T300_2">Diferenciar</text:span><text:span text:style-name="T300_3"><text:s/></text:span><text:span text:style-name="T300_4">las</text:span><text:span text:style-name="T300_5"><text:s/></text:span><text:span text:style-name="T300_6">etapas</text:span><text:span text:style-name="T300_7"><text:s/></text:span><text:span text:style-name="T300_8">durante</text:span><text:span text:style-name="T300_9"><text:s/></text:span><text:span text:style-name="T300_10">el</text:span><text:span text:style-name="T300_11"><text:s/></text:span><text:span text:style-name="T300_12">proceso</text:span><text:span text:style-name="T300_13"><text:s/></text:span><text:span text:style-name="T300_14">de</text:span><text:span text:style-name="T300_15"><text:s/></text:span><text:span text:style-name="T300_16">reparación</text:span><text:span text:style-name="T300_17"><text:s/></text:span><text:span text:style-name="T300_18">de</text:span><text:span text:style-name="T300_19"><text:s/></text:span><text:span text:style-name="T300_20">un</text:span><text:span text:style-name="T300_21"><text:s/></text:span><text:span text:style-name="T300_22">equipo</text:span><text:span text:style-name="T300_23"><text:s/></text:span><text:span text:style-name="T300_24">y</text:span><text:span text:style-name="T300_25"><text:s/></text:span><text:span text:style-name="T300_26">establecer</text:span><text:span text:style-name="T300_27"><text:s/></text:span><text:span text:style-name="T300_28">fechas</text:span><text:span text:style-name="T300_29"><text:s/></text:span><text:span text:style-name="T300_30">para</text:span><text:span text:style-name="T300_31"><text:s/></text:span><text:span text:style-name="T300_32">cada</text:span><text:span text:style-name="T300_33"><text:s/></text:span><text:span text:style-name="T300_34">una</text:span><text:span text:style-name="T300_35"><text:s/></text:span><text:span text:style-name="T300_36">de</text:span><text:span text:style-name="T300_37"><text:s/></text:span><text:span text:style-name="T300_38">éstas</text:span></text:p>
            <text:p text:style-name="P301"><text:span text:style-name="T301_1">-</text:span><text:span text:style-name="T301_2">Realizar</text:span><text:span text:style-name="T301_3"><text:s/></text:span><text:span text:style-name="T301_4">reportes</text:span><text:span text:style-name="T301_5"><text:s/></text:span><text:span text:style-name="T301_6">diarios</text:span><text:span text:style-name="T301_7"><text:s/></text:span><text:span text:style-name="T301_8">de</text:span><text:span text:style-name="T301_9"><text:s/></text:span><text:span text:style-name="T301_10">los</text:span><text:span text:style-name="T301_11"><text:s/></text:span><text:span text:style-name="T301_12">distintos</text:span><text:span text:style-name="T301_13"><text:s/></text:span><text:span text:style-name="T301_14">estados</text:span><text:span text:style-name="T301_15"><text:s/></text:span><text:span text:style-name="T301_16">de</text:span><text:span text:style-name="T301_17"><text:s/></text:span><text:span text:style-name="T301_18">las</text:span><text:span text:style-name="T301_19"><text:s/></text:span><text:span text:style-name="T301_20">órdenes</text:span><text:span text:style-name="T301_21"><text:s/></text:span><text:span text:style-name="T301_22">de</text:span><text:span text:style-name="T301_23"><text:s/></text:span><text:span text:style-name="T301_24">reparación</text:span></text:p>
          </table:table-cell>
        </table:table-row>
      </table:table>
      <text:p text:style-name="P302"/>
      <text:p text:style-name="P303"><text:span text:style-name="T303_1">Área</text:span><text:span text:style-name="T303_2"><text:s/></text:span><text:span text:style-name="T303_3">de</text:span><text:span text:style-name="T303_4"><text:s/></text:span><text:span text:style-name="T303_5">Testing</text:span></text:p>
      <text:p text:style-name="P304"/>
      <table:table table:style-name="Table27">
        <table:table-column table:style-name="Column53"/>
        <table:table-column table:style-name="Column54"/>
        <table:table-row table:style-name="Row58">
          <table:table-cell table:style-name="Cell115">
            <text:p text:style-name="P305"><text:span text:style-name="T305_1">MISIONES</text:span></text:p>
          </table:table-cell>
          <table:table-cell table:style-name="Cell116">
            <text:p text:style-name="P306"><text:span text:style-name="T306_1">FUNCIONES</text:span></text:p>
            <text:p text:style-name="P307"/>
          </table:table-cell>
        </table:table-row>
        <table:table-row table:style-name="Row59">
          <table:table-cell table:style-name="Cell117">
            <text:p text:style-name="P308"><text:span text:style-name="T308_1">Gestionar</text:span><text:span text:style-name="T308_2"><text:s/></text:span><text:span text:style-name="T308_3">las</text:span><text:span text:style-name="T308_4"><text:s/></text:span><text:span text:style-name="T308_5">distintas</text:span><text:span text:style-name="T308_6"><text:s/></text:span><text:span text:style-name="T308_7">pruebas</text:span><text:span text:style-name="T308_8"><text:s/></text:span><text:span text:style-name="T308_9">del</text:span><text:span text:style-name="T308_10"><text:s/></text:span><text:span text:style-name="T308_11">sistema</text:span></text:p>
          </table:table-cell>
          <table:table-cell table:style-name="Cell118">
            <text:p text:style-name="P309"><text:span text:style-name="T309_1">-</text:span><text:span text:style-name="T309_2">Estimar</text:span><text:span text:style-name="T309_3"><text:s/></text:span><text:span text:style-name="T309_4">y</text:span><text:span text:style-name="T309_5"><text:s/></text:span><text:span text:style-name="T309_6">planificar</text:span><text:span text:style-name="T309_7"><text:s/></text:span><text:span text:style-name="T309_8">las</text:span><text:span text:style-name="T309_9"><text:s/></text:span><text:span text:style-name="T309_10">pruebas</text:span></text:p>
            <text:p text:style-name="P310"><text:span text:style-name="T310_1">-</text:span><text:span text:style-name="T310_2">Definir</text:span><text:span text:style-name="T310_3"><text:s/></text:span><text:span text:style-name="T310_4">y</text:span><text:span text:style-name="T310_5"><text:s/></text:span><text:span text:style-name="T310_6">ejecutar</text:span><text:span text:style-name="T310_7"><text:s/></text:span><text:span text:style-name="T310_8">un</text:span><text:span text:style-name="T310_9"><text:s/></text:span><text:span text:style-name="T310_10">plan</text:span><text:span text:style-name="T310_11"><text:s/></text:span><text:span text:style-name="T310_12">para</text:span><text:span text:style-name="T310_13"><text:s/></text:span><text:span text:style-name="T310_14">cada</text:span><text:span text:style-name="T310_15"><text:s/></text:span><text:span text:style-name="T310_16">prueba</text:span></text:p>
            <text:p text:style-name="P311"><text:span text:style-name="T311_1">-</text:span><text:span text:style-name="T311_2">Realizar</text:span><text:span text:style-name="T311_3"><text:s/></text:span><text:span text:style-name="T311_4">análisis</text:span><text:span text:style-name="T311_5"><text:s/></text:span><text:span text:style-name="T311_6">y</text:span><text:span text:style-name="T311_7"><text:s/></text:span><text:span text:style-name="T311_8">registrar</text:span><text:span text:style-name="T311_9"><text:s/></text:span><text:span text:style-name="T311_10">estimaciones</text:span></text:p>
            <text:p text:style-name="P312"><text:span text:style-name="T312_1">-</text:span><text:span text:style-name="T312_2">Realizar</text:span><text:span text:style-name="T312_3"><text:s/></text:span><text:span text:style-name="T312_4">pruebas</text:span><text:span text:style-name="T312_5"><text:s/></text:span><text:span text:style-name="T312_6">funcionales</text:span><text:span text:style-name="T312_7"><text:s/></text:span><text:span text:style-name="T312_8">y</text:span><text:span text:style-name="T312_9"><text:s/></text:span><text:span text:style-name="T312_10">de</text:span><text:span text:style-name="T312_11"><text:s/></text:span><text:span text:style-name="T312_12">integración</text:span></text:p>
            <text:p text:style-name="P313"><text:span text:style-name="T313_1">-</text:span><text:span text:style-name="T313_2">Documentar</text:span><text:span text:style-name="T313_3"><text:s/></text:span><text:span text:style-name="T313_4">los</text:span><text:span text:style-name="T313_5"><text:s/></text:span><text:span text:style-name="T313_6">casos</text:span><text:span text:style-name="T313_7"><text:s/></text:span><text:span text:style-name="T313_8">de</text:span><text:span text:style-name="T313_9"><text:s/></text:span><text:span text:style-name="T313_10">prueba</text:span></text:p>
          </table:table-cell>
        </table:table-row>
        <table:table-row table:style-name="Row60">
          <table:table-cell table:style-name="Cell119">
            <text:p text:style-name="P314"><text:span text:style-name="T314_1">Realizar</text:span><text:span text:style-name="T314_2"><text:s/></text:span><text:span text:style-name="T314_3">reportes</text:span><text:span text:style-name="T314_4"><text:s/></text:span><text:span text:style-name="T314_5">sobre</text:span><text:span text:style-name="T314_6"><text:s/></text:span><text:span text:style-name="T314_7">el</text:span><text:span text:style-name="T314_8"><text:s/></text:span><text:span text:style-name="T314_9">estado</text:span><text:span text:style-name="T314_10"><text:s/></text:span><text:span text:style-name="T314_11">de</text:span><text:span text:style-name="T314_12"><text:s/></text:span><text:span text:style-name="T314_13">las</text:span><text:span text:style-name="T314_14"><text:s/></text:span><text:span text:style-name="T314_15">pruebas</text:span></text:p>
          </table:table-cell>
          <table:table-cell table:style-name="Cell120">
            <text:p text:style-name="P315"><text:span text:style-name="T315_1">-</text:span><text:span text:style-name="T315_2">Asegurar</text:span><text:span text:style-name="T315_3"><text:s/></text:span><text:span text:style-name="T315_4">la</text:span><text:span text:style-name="T315_5"><text:s/></text:span><text:span text:style-name="T315_6">conformidad</text:span><text:span text:style-name="T315_7"><text:s/></text:span><text:span text:style-name="T315_8">de</text:span><text:span text:style-name="T315_9"><text:s/></text:span><text:span text:style-name="T315_10">los</text:span><text:span text:style-name="T315_11"><text:s/></text:span><text:span text:style-name="T315_12">datos</text:span><text:span text:style-name="T315_13"><text:s/></text:span><text:span text:style-name="T315_14">entregados</text:span></text:p>
            <text:p text:style-name="P316"><text:span text:style-name="T316_1">-</text:span><text:span text:style-name="T316_2">Reportar</text:span><text:span text:style-name="T316_3"><text:s/></text:span><text:span text:style-name="T316_4">defectos</text:span><text:span text:style-name="T316_5"><text:s/></text:span><text:span text:style-name="T316_6">de</text:span><text:span text:style-name="T316_7"><text:s/></text:span><text:span text:style-name="T316_8">los</text:span><text:span text:style-name="T316_9"><text:s/></text:span><text:span text:style-name="T316_10">dispositivos</text:span><text:span text:style-name="T316_11"><text:s/></text:span><text:span text:style-name="T316_12">a</text:span><text:span text:style-name="T316_13"><text:s/></text:span><text:span text:style-name="T316_14">su</text:span><text:span text:style-name="T316_15"><text:s/></text:span><text:span text:style-name="T316_16">correspondiente</text:span><text:span text:style-name="T316_17"><text:s/></text:span><text:span text:style-name="T316_18">área</text:span><text:span text:style-name="T316_19"><text:s/></text:span><text:span text:style-name="T316_20">de</text:span><text:span text:style-name="T316_21"><text:s/></text:span><text:span text:style-name="T316_22">desarrollo</text:span></text:p>
            <text:p text:style-name="P317"><text:span text:style-name="T317_1">-</text:span><text:span text:style-name="T317_2">Preparar</text:span><text:span text:style-name="T317_3"><text:s/></text:span><text:span text:style-name="T317_4">informes</text:span><text:span text:style-name="T317_5"><text:s/></text:span><text:span text:style-name="T317_6">de</text:span><text:span text:style-name="T317_7"><text:s/></text:span><text:span text:style-name="T317_8">avances</text:span><text:span text:style-name="T317_9"><text:s/></text:span><text:span text:style-name="T317_10">periódicos</text:span></text:p>
          </table:table-cell>
        </table:table-row>
      </table:table>
      <text:p text:style-name="P318"/>
      <text:p text:style-name="P319"><text:span text:style-name="T319_1">Área</text:span><text:span text:style-name="T319_2"><text:s/></text:span><text:span text:style-name="T319_3">de</text:span><text:span text:style-name="T319_4"><text:s/></text:span><text:span text:style-name="T319_5">Producción</text:span></text:p>
      <text:p text:style-name="P320"/>
      <table:table table:style-name="Table28">
        <table:table-column table:style-name="Column55"/>
        <table:table-column table:style-name="Column56"/>
        <table:table-row table:style-name="Row61">
          <table:table-cell table:style-name="Cell121">
            <text:p text:style-name="P321"><text:span text:style-name="T321_1">MISIONES</text:span></text:p>
          </table:table-cell>
          <table:table-cell table:style-name="Cell122">
            <text:p text:style-name="P322"><text:span text:style-name="T322_1">FUNCIONES</text:span></text:p>
          </table:table-cell>
        </table:table-row>
        <table:table-row table:style-name="Row62">
          <table:table-cell table:style-name="Cell123">
            <text:p text:style-name="P323"><text:span text:style-name="T323_1">C</text:span><text:span text:style-name="T323_2">rear</text:span><text:span text:style-name="T323_3"><text:s/></text:span><text:span text:style-name="T323_4">un</text:span><text:span text:style-name="T323_5"><text:s/></text:span><text:span text:style-name="T323_6">producto</text:span><text:span text:style-name="T323_7"><text:s/></text:span><text:span text:style-name="T323_8">final</text:span><text:span text:style-name="T323_9"><text:s/></text:span><text:span text:style-name="T323_10">en</text:span><text:span text:style-name="T323_11"><text:s/></text:span><text:span text:style-name="T323_12">la</text:span><text:span text:style-name="T323_13"><text:s/></text:span><text:span text:style-name="T323_14">forma</text:span><text:span text:style-name="T323_15"><text:s/></text:span><text:span text:style-name="T323_16">más</text:span><text:span text:style-name="T323_17"><text:s/></text:span><text:span text:style-name="T323_18">económica</text:span><text:span text:style-name="T323_19"><text:s/></text:span><text:span text:style-name="T323_20">y</text:span><text:span text:style-name="T323_21"><text:s/></text:span><text:span text:style-name="T323_22">eficiente</text:span><text:span text:style-name="T323_23"><text:s/></text:span><text:span text:style-name="T323_24">posible</text:span></text:p>
          </table:table-cell>
          <table:table-cell table:style-name="Cell124">
            <text:p text:style-name="P324"><text:span text:style-name="T324_1">-</text:span><text:span text:style-name="T324_2">Producir</text:span><text:span text:style-name="T324_3"><text:s/></text:span><text:span text:style-name="T324_4">un</text:span><text:span text:style-name="T324_5"><text:s/></text:span><text:span text:style-name="T324_6">producto</text:span><text:span text:style-name="T324_7"><text:s/></text:span><text:span text:style-name="T324_8">que</text:span><text:span text:style-name="T324_9"><text:s/></text:span><text:span text:style-name="T324_10">cree</text:span><text:span text:style-name="T324_11"><text:s/></text:span><text:span text:style-name="T324_12">ganancias</text:span><text:span text:style-name="T324_13"><text:s/></text:span><text:span text:style-name="T324_14">e</text:span><text:span text:style-name="T324_15"><text:s/></text:span><text:span text:style-name="T324_16">ingresos</text:span><text:span text:style-name="T324_17"><text:s/></text:span><text:span text:style-name="T324_18">para</text:span><text:span text:style-name="T324_19"><text:s/></text:span><text:span text:style-name="T324_20">la</text:span><text:span text:style-name="T324_21"><text:s/></text:span><text:span text:style-name="T324_22">empresa</text:span></text:p>
            <text:p text:style-name="P325"><text:span text:style-name="T325_1">-</text:span><text:span text:style-name="T325_2">Realizar</text:span><text:span text:style-name="T325_3"><text:s/></text:span><text:span text:style-name="T325_4">métricas</text:span><text:span text:style-name="T325_5">,<text:s/></text:span><text:span text:style-name="T325_6">estadísticas</text:span><text:span text:style-name="T325_7"><text:s/></text:span><text:span text:style-name="T325_8">y</text:span><text:span text:style-name="T325_9"><text:s/></text:span><text:span text:style-name="T325_10">evaluación</text:span><text:span text:style-name="T325_11"><text:s/></text:span><text:span text:style-name="T325_12">exhaustiva</text:span><text:span text:style-name="T325_13"><text:s/></text:span><text:span text:style-name="T325_14">de</text:span><text:span text:style-name="T325_15"><text:s/></text:span><text:span text:style-name="T325_16">la</text:span><text:span text:style-name="T325_17"><text:s/></text:span><text:span text:style-name="T325_18">producción</text:span></text:p>
            <text:p text:style-name="P326"><text:span text:style-name="T326_1">-</text:span><text:span text:style-name="T326_2">Previsión</text:span><text:span text:style-name="T326_3"><text:s/></text:span><text:span text:style-name="T326_4">y</text:span><text:span text:style-name="T326_5"><text:s/></text:span><text:span text:style-name="T326_6">planificación</text:span><text:span text:style-name="T326_7"><text:s/></text:span><text:span text:style-name="T326_8">de</text:span><text:span text:style-name="T326_9"><text:s/></text:span><text:span text:style-name="T326_10">la</text:span><text:span text:style-name="T326_11"><text:s/></text:span><text:span text:style-name="T326_12">estrategia</text:span><text:span text:style-name="T326_13"><text:s/></text:span><text:span text:style-name="T326_14">de</text:span><text:span text:style-name="T326_15"><text:s/></text:span><text:span text:style-name="T326_16">producción</text:span><text:span text:style-name="T326_17"><text:s/></text:span><text:span text:style-name="T326_18">a</text:span><text:span text:style-name="T326_19"><text:s/></text:span><text:span text:style-name="T326_20">utilizar</text:span></text:p>
            <text:p text:style-name="P327"><text:span text:style-name="T327_1">-</text:span><text:span text:style-name="T327_2">Dirigir</text:span><text:span text:style-name="T327_3"><text:s/></text:span><text:span text:style-name="T327_4">y</text:span><text:span text:style-name="T327_5"><text:s/></text:span><text:span text:style-name="T327_6">coordinar</text:span><text:span text:style-name="T327_7"><text:s/></text:span><text:span text:style-name="T327_8">las</text:span><text:span text:style-name="T327_9"><text:s/></text:span><text:span text:style-name="T327_10">áreas</text:span><text:span text:style-name="T327_11"><text:s/></text:span><text:span text:style-name="T327_12">individuales</text:span><text:span text:style-name="T327_13"><text:s/></text:span><text:span text:style-name="T327_14">de</text:span><text:span text:style-name="T327_15">l</text:span><text:span text:style-name="T327_16"><text:s/></text:span><text:span text:style-name="T327_17">desarrollo</text:span><text:span text:style-name="T327_18"><text:s/></text:span><text:span text:style-name="T327_19">de</text:span><text:span text:style-name="T327_20"><text:s/></text:span><text:span text:style-name="T327_21">los</text:span><text:span text:style-name="T327_22"><text:s/></text:span><text:span text:style-name="T327_23">dispositivos</text:span></text:p>
            <text:p text:style-name="P328"><text:span text:style-name="T328_1">-</text:span><text:span text:style-name="T328_2">Garantizar</text:span><text:span text:style-name="T328_3"><text:s/></text:span><text:span text:style-name="T328_4">la</text:span><text:span text:style-name="T328_5"><text:s/></text:span><text:span text:style-name="T328_6">finalización</text:span><text:span text:style-name="T328_7"><text:s/></text:span><text:span text:style-name="T328_8">de</text:span><text:span text:style-name="T328_9"><text:s/></text:span><text:span text:style-name="T328_10">los</text:span><text:span text:style-name="T328_11"><text:s/></text:span><text:span text:style-name="T328_12">productos</text:span><text:span text:style-name="T328_13"><text:s/></text:span><text:span text:style-name="T328_14">en</text:span><text:span text:style-name="T328_15"><text:s/></text:span><text:span text:style-name="T328_16">fechas</text:span><text:span text:style-name="T328_17"><text:s/></text:span><text:span text:style-name="T328_18">establecidas</text:span></text:p>
          </table:table-cell>
        </table:table-row>
      </table:table>
      <text:p text:style-name="P329"/>
      <text:p text:style-name="P330"/>
      <text:p text:style-name="P331"><text:span text:style-name="T331_1">División</text:span><text:span text:style-name="T331_2"><text:s/></text:span><text:span text:style-name="T331_3">de</text:span><text:span text:style-name="T331_4"><text:s/></text:span><text:span text:style-name="T331_5">dispositivos</text:span><text:span text:style-name="T331_6"><text:s/></text:span><text:span text:style-name="T331_7">móviles</text:span></text:p>
      <text:p text:style-name="P332"/>
      <text:p text:style-name="P333"/>
      <table:table table:style-name="Table29">
        <table:table-column table:style-name="Column57"/>
        <table:table-column table:style-name="Column58"/>
        <table:table-row table:style-name="Row63">
          <table:table-cell table:style-name="Cell125">
            <text:p text:style-name="P334"><text:span text:style-name="T334_1">MISIONES</text:span></text:p>
          </table:table-cell>
          <table:table-cell table:style-name="Cell126">
            <text:p text:style-name="P335"><text:span text:style-name="T335_1">FUNCIONES</text:span></text:p>
          </table:table-cell>
        </table:table-row>
        <table:table-row table:style-name="Row64">
          <table:table-cell table:style-name="Cell127">
            <text:p text:style-name="P336"><text:span text:style-name="T336_1">Planificar</text:span><text:span text:style-name="T336_2">,<text:s/></text:span><text:span text:style-name="T336_3">dirigir</text:span><text:span text:style-name="T336_4">,<text:s/></text:span><text:span text:style-name="T336_5">controlar</text:span><text:span text:style-name="T336_6"><text:s/></text:span><text:span text:style-name="T336_7">y</text:span><text:span text:style-name="T336_8"><text:s/></text:span><text:span text:style-name="T336_9">definir</text:span><text:span text:style-name="T336_10"><text:s/></text:span><text:span text:style-name="T336_11">los</text:span><text:span text:style-name="T336_12"><text:s/></text:span><text:span text:style-name="T336_13">procesos</text:span><text:span text:style-name="T336_14"><text:s/></text:span><text:span text:style-name="T336_15">para</text:span><text:span text:style-name="T336_16"><text:s/></text:span><text:span text:style-name="T336_17">el</text:span><text:span text:style-name="T336_18"><text:s/></text:span><text:span text:style-name="T336_19">análisis</text:span><text:span text:style-name="T336_20">,<text:s/></text:span><text:span text:style-name="T336_21">desarrollo</text:span><text:span text:style-name="T336_22"><text:s/></text:span><text:span text:style-name="T336_23">y</text:span><text:span text:style-name="T336_24"><text:s/></text:span><text:span text:style-name="T336_25">testing</text:span><text:span text:style-name="T336_26"><text:s/></text:span><text:span text:style-name="T336_27">de</text:span><text:span text:style-name="T336_28"><text:s/></text:span><text:span text:style-name="T336_29">productos</text:span><text:span text:style-name="T336_30"><text:s/></text:span><text:span text:style-name="T336_31">de</text:span><text:span text:style-name="T336_32"><text:s/></text:span><text:span text:style-name="T336_33">dispositivos</text:span></text:p>
          </table:table-cell>
          <table:table-cell table:style-name="Cell128">
            <text:p text:style-name="P337"><text:span text:style-name="T337_1">-</text:span><text:span text:style-name="T337_2">Aceptar</text:span><text:span text:style-name="T337_3"><text:s/></text:span><text:span text:style-name="T337_4">o</text:span><text:span text:style-name="T337_5"><text:s/></text:span><text:span text:style-name="T337_6">rechazar</text:span><text:span text:style-name="T337_7"><text:s/></text:span><text:span text:style-name="T337_8">proyectos</text:span><text:span text:style-name="T337_9"><text:s/></text:span><text:span text:style-name="T337_10">para</text:span><text:span text:style-name="T337_11"><text:s/></text:span><text:span text:style-name="T337_12">el</text:span><text:span text:style-name="T337_13"><text:s/></text:span><text:span text:style-name="T337_14">desarrollo</text:span><text:span text:style-name="T337_15"><text:s/></text:span><text:span text:style-name="T337_16">de</text:span><text:span text:style-name="T337_17"><text:s/></text:span><text:span text:style-name="T337_18">nuevos</text:span><text:span text:style-name="T337_19"><text:s/></text:span><text:span text:style-name="T337_20">dispositivos</text:span><text:span text:style-name="T337_21"><text:s/></text:span><text:span text:style-name="T337_22">móviles</text:span></text:p>
            <text:p text:style-name="P338"><text:span text:style-name="T338_1">-</text:span><text:span text:style-name="T338_2">Asegurar</text:span><text:span text:style-name="T338_3"><text:s/></text:span><text:span text:style-name="T338_4">el</text:span><text:span text:style-name="T338_5"><text:s/></text:span><text:span text:style-name="T338_6">desarrollo</text:span><text:span text:style-name="T338_7"><text:s/></text:span><text:span text:style-name="T338_8">de</text:span><text:span text:style-name="T338_9"><text:s/></text:span><text:span text:style-name="T338_10">los</text:span><text:span text:style-name="T338_11"><text:s/></text:span><text:span text:style-name="T338_12">productos</text:span><text:span text:style-name="T338_13"><text:s/></text:span><text:span text:style-name="T338_14">aprobados</text:span><text:span text:style-name="T338_15"><text:s/></text:span><text:span text:style-name="T338_16">por</text:span><text:span text:style-name="T338_17"><text:s/></text:span><text:span text:style-name="T338_18">el</text:span><text:span text:style-name="T338_19"><text:s/></text:span><text:span text:style-name="T338_20">área</text:span><text:span text:style-name="T338_21"><text:s/></text:span><text:span text:style-name="T338_22">de</text:span><text:span text:style-name="T338_23"><text:s/></text:span><text:span text:style-name="T338_24">análisis</text:span></text:p>
            <text:p text:style-name="P339"><text:span text:style-name="T339_1">-</text:span><text:span text:style-name="T339_2">Asegurar</text:span><text:span text:style-name="T339_3"><text:s/></text:span><text:span text:style-name="T339_4">el</text:span><text:span text:style-name="T339_5"><text:s/></text:span><text:span text:style-name="T339_6">correcto</text:span><text:span text:style-name="T339_7"><text:s/></text:span><text:span text:style-name="T339_8">funcionamiento</text:span><text:span text:style-name="T339_9"><text:s/></text:span><text:span text:style-name="T339_10">de</text:span><text:span text:style-name="T339_11"><text:s/></text:span><text:span text:style-name="T339_12">los</text:span><text:span text:style-name="T339_13"><text:s/></text:span><text:span text:style-name="T339_14">productos</text:span><text:span text:style-name="T339_15"><text:s/></text:span><text:span text:style-name="T339_16">desarrollados</text:span></text:p>
          </table:table-cell>
        </table:table-row>
      </table:table>
      <text:p text:style-name="P340"/>
      <text:p text:style-name="P341"/>
      <text:p text:style-name="P342"><text:span text:style-name="T342_1">Área</text:span><text:span text:style-name="T342_2"><text:s/></text:span><text:span text:style-name="T342_3">de</text:span><text:span text:style-name="T342_4"><text:s/></text:span><text:span text:style-name="T342_5">ánalisis</text:span><text:span text:style-name="T342_6"><text:s/></text:span><text:span text:style-name="T342_7">y</text:span><text:span text:style-name="T342_8"><text:s/></text:span><text:span text:style-name="T342_9">diseño</text:span><text:span text:style-name="T342_10"><text:s/></text:span><text:span text:style-name="T342_11">de</text:span><text:span text:style-name="T342_12"><text:s/></text:span><text:span text:style-name="T342_13">dispositivos</text:span><text:span text:style-name="T342_14"><text:s/></text:span><text:span text:style-name="T342_15">móviles</text:span></text:p>
      <text:p text:style-name="P343"/>
      <text:p text:style-name="P344"/>
      <table:table table:style-name="Table30">
        <table:table-column table:style-name="Column59"/>
        <table:table-column table:style-name="Column60"/>
        <table:table-row table:style-name="Row65">
          <table:table-cell table:style-name="Cell129">
            <text:p text:style-name="P345"><text:span text:style-name="T345_1">MISIONES</text:span></text:p>
          </table:table-cell>
          <table:table-cell table:style-name="Cell130">
            <text:p text:style-name="P346"><text:span text:style-name="T346_1">FUNCIONES</text:span></text:p>
          </table:table-cell>
        </table:table-row>
        <table:table-row table:style-name="Row66">
          <table:table-cell table:style-name="Cell131">
            <text:p text:style-name="P347"><text:span text:style-name="T347_1">Desarrollar</text:span><text:span text:style-name="T347_2"><text:s/></text:span><text:span text:style-name="T347_3">dispositivos</text:span><text:span text:style-name="T347_4"><text:s/></text:span><text:span text:style-name="T347_5">móviles</text:span><text:span text:style-name="T347_6"><text:s/></text:span><text:span text:style-name="T347_7">que</text:span><text:span text:style-name="T347_8"><text:s/></text:span><text:span text:style-name="T347_9">cumplan</text:span><text:span text:style-name="T347_10"><text:s/></text:span><text:span text:style-name="T347_11">competentemente</text:span><text:span text:style-name="T347_12"><text:s/></text:span><text:span text:style-name="T347_13">las</text:span><text:span text:style-name="T347_14"><text:s/></text:span><text:span text:style-name="T347_15">exigencias</text:span><text:span text:style-name="T347_16"><text:s/></text:span><text:span text:style-name="T347_17">del</text:span><text:span text:style-name="T347_18"><text:s/></text:span><text:span text:style-name="T347_19">mercado</text:span><text:span text:style-name="T347_20"><text:s/></text:span><text:span text:style-name="T347_21">actual</text:span></text:p>
          </table:table-cell>
          <table:table-cell table:style-name="Cell132">
            <text:p text:style-name="P348"><text:span text:style-name="T348_1">-</text:span><text:span text:style-name="T348_2">Entender</text:span><text:span text:style-name="T348_3"><text:s/></text:span><text:span text:style-name="T348_4">la</text:span><text:span text:style-name="T348_5"><text:s/></text:span><text:span text:style-name="T348_6">importancia</text:span><text:span text:style-name="T348_7"><text:s/></text:span><text:span text:style-name="T348_8">sociológica</text:span><text:span text:style-name="T348_9"><text:s/></text:span><text:span text:style-name="T348_10">y</text:span><text:span text:style-name="T348_11"><text:s/></text:span><text:span text:style-name="T348_12">cultural</text:span><text:span text:style-name="T348_13"><text:s/></text:span><text:span text:style-name="T348_14">de</text:span><text:span text:style-name="T348_15"><text:s/></text:span><text:span text:style-name="T348_16">las</text:span><text:span text:style-name="T348_17"><text:s/></text:span><text:span text:style-name="T348_18">tecnologías</text:span><text:span text:style-name="T348_19"><text:s/></text:span><text:span text:style-name="T348_20">móviles</text:span><text:span text:style-name="T348_21"><text:s/></text:span><text:span text:style-name="T348_22">y</text:span><text:span text:style-name="T348_23"><text:s/></text:span><text:span text:style-name="T348_24">su</text:span><text:span text:style-name="T348_25"><text:s/></text:span><text:span text:style-name="T348_26">impacto</text:span><text:span text:style-name="T348_27"><text:s/></text:span><text:span text:style-name="T348_28">en</text:span><text:span text:style-name="T348_29"><text:s/></text:span><text:span text:style-name="T348_30">la</text:span><text:span text:style-name="T348_31"><text:s/></text:span><text:span text:style-name="T348_32">sociedad</text:span></text:p>
            <text:p text:style-name="P349"><text:span text:style-name="T349_1">-</text:span><text:span text:style-name="T349_2">Analizar</text:span><text:span text:style-name="T349_3"><text:s/></text:span><text:span text:style-name="T349_4">costos</text:span><text:span text:style-name="T349_5"><text:s/></text:span><text:span text:style-name="T349_6">y</text:span><text:span text:style-name="T349_7"><text:s/></text:span><text:span text:style-name="T349_8">rentabilidad</text:span></text:p>
            <text:p text:style-name="P350"><text:span text:style-name="T350_1">-</text:span><text:span text:style-name="T350_2">Desarrollar</text:span><text:span text:style-name="T350_3"><text:s/></text:span><text:span text:style-name="T350_4">prototipos</text:span><text:span text:style-name="T350_5"><text:s/></text:span><text:span text:style-name="T350_6">de</text:span><text:span text:style-name="T350_7"><text:s/></text:span><text:span text:style-name="T350_8">distintos</text:span><text:span text:style-name="T350_9"><text:s/></text:span><text:span text:style-name="T350_10">dispositivos</text:span><text:span text:style-name="T350_11"><text:s/></text:span><text:span text:style-name="T350_12">como</text:span><text:span text:style-name="T350_13"><text:s/></text:span><text:span text:style-name="T350_14">laptops</text:span><text:span text:style-name="T350_15">,<text:s/></text:span><text:span text:style-name="T350_16">smartphones</text:span><text:span text:style-name="T350_17">,<text:s/></text:span><text:span text:style-name="T350_18">PDA</text:span><text:span text:style-name="T350_19">’</text:span><text:span text:style-name="T350_20">s</text:span><text:span text:style-name="T350_21">,<text:s/></text:span><text:span text:style-name="T350_22">GPS</text:span><text:span text:style-name="T350_23">’</text:span><text:span text:style-name="T350_24">s</text:span><text:span text:style-name="T350_25">,<text:s text:c="2"/></text:span><text:span text:style-name="T350_26">e</text:span><text:span text:style-name="T350_27"><text:s/></text:span><text:span text:style-name="T350_28">IPOD</text:span><text:span text:style-name="T350_29">’</text:span><text:span text:style-name="T350_30">s</text:span><text:span text:style-name="T350_31">.</text:span></text:p>
            <text:p text:style-name="P351"><text:span text:style-name="T351_1">-</text:span><text:span text:style-name="T351_2">Analizar</text:span><text:span text:style-name="T351_3"><text:s/></text:span><text:span text:style-name="T351_4">resultados</text:span><text:span text:style-name="T351_5"><text:s/></text:span><text:span text:style-name="T351_6">de</text:span><text:span text:style-name="T351_7"><text:s/></text:span><text:span text:style-name="T351_8">encuestas</text:span><text:span text:style-name="T351_9"><text:s/></text:span><text:span text:style-name="T351_10">a</text:span><text:span text:style-name="T351_11"><text:s/></text:span><text:span text:style-name="T351_12">posibles</text:span><text:span text:style-name="T351_13"><text:s/></text:span><text:span text:style-name="T351_14">usuarios</text:span><text:span text:style-name="T351_15"><text:s/></text:span><text:span text:style-name="T351_16">del</text:span><text:span text:style-name="T351_17"><text:s/></text:span><text:span text:style-name="T351_18">producto</text:span></text:p>
            <text:p text:style-name="P352"><text:span text:style-name="T352_1">-</text:span><text:span text:style-name="T352_2">Investigar</text:span><text:span text:style-name="T352_3"><text:s/></text:span><text:span text:style-name="T352_4">y</text:span><text:span text:style-name="T352_5"><text:s/></text:span><text:span text:style-name="T352_6">comparar</text:span><text:span text:style-name="T352_7"><text:s/></text:span><text:span text:style-name="T352_8">componentes</text:span><text:span text:style-name="T352_9"><text:s/></text:span><text:span text:style-name="T352_10">existentes</text:span><text:span text:style-name="T352_11"><text:s/></text:span><text:span text:style-name="T352_12">en</text:span><text:span text:style-name="T352_13"><text:s/></text:span><text:span text:style-name="T352_14">el</text:span><text:span text:style-name="T352_15"><text:s/></text:span><text:span text:style-name="T352_16">mercado</text:span><text:span text:style-name="T352_17"><text:s/></text:span><text:span text:style-name="T352_18">que</text:span><text:span text:style-name="T352_19"><text:s/></text:span><text:span text:style-name="T352_20">podrían</text:span><text:span text:style-name="T352_21"><text:s/></text:span><text:span text:style-name="T352_22">llegar</text:span><text:span text:style-name="T352_23"><text:s/></text:span><text:span text:style-name="T352_24">a</text:span><text:span text:style-name="T352_25"><text:s/></text:span><text:span text:style-name="T352_26">integrar</text:span><text:span text:style-name="T352_27"><text:s/></text:span><text:span text:style-name="T352_28">el</text:span><text:span text:style-name="T352_29"><text:s/></text:span><text:span text:style-name="T352_30">producto</text:span></text:p>
            <text:p text:style-name="P353"><text:span text:style-name="T353_1">-</text:span><text:span text:style-name="T353_2">Analizar</text:span><text:span text:style-name="T353_3"><text:s/></text:span><text:span text:style-name="T353_4">la</text:span><text:span text:style-name="T353_5"><text:s/></text:span><text:span text:style-name="T353_6">rentabilidad</text:span><text:span text:style-name="T353_7"><text:s/></text:span><text:span text:style-name="T353_8">de</text:span><text:span text:style-name="T353_9"><text:s/></text:span><text:span text:style-name="T353_10">los</text:span><text:span text:style-name="T353_11"><text:s/></text:span><text:span text:style-name="T353_12">componentes</text:span><text:span text:style-name="T353_13"><text:s/></text:span><text:span text:style-name="T353_14">ajenos</text:span><text:span text:style-name="T353_15"><text:s/></text:span><text:span text:style-name="T353_16">a</text:span><text:span text:style-name="T353_17"><text:s/></text:span><text:span text:style-name="T353_18">la</text:span><text:span text:style-name="T353_19"><text:s/></text:span><text:span text:style-name="T353_20">empresa</text:span><text:span text:style-name="T353_21"><text:s/></text:span><text:span text:style-name="T353_22">que</text:span><text:span text:style-name="T353_23"><text:s/></text:span><text:span text:style-name="T353_24">se</text:span><text:span text:style-name="T353_25"><text:s/></text:span><text:span text:style-name="T353_26">podrían</text:span><text:span text:style-name="T353_27"><text:s/></text:span><text:span text:style-name="T353_28">incorporar</text:span></text:p>
            <text:p text:style-name="P354"><text:span text:style-name="T354_1">-</text:span><text:span text:style-name="T354_2">Realizar</text:span><text:span text:style-name="T354_3"><text:s/></text:span><text:span text:style-name="T354_4">reportes</text:span><text:span text:style-name="T354_5"><text:s/></text:span><text:span text:style-name="T354_6">sobre</text:span><text:span text:style-name="T354_7"><text:s/></text:span><text:span text:style-name="T354_8">el</text:span><text:span text:style-name="T354_9"><text:s/></text:span><text:span text:style-name="T354_10">impacto</text:span><text:span text:style-name="T354_11"><text:s/></text:span><text:span text:style-name="T354_12">que</text:span><text:span text:style-name="T354_13"><text:s/></text:span><text:span text:style-name="T354_14">podría</text:span><text:span text:style-name="T354_15"><text:s/></text:span><text:span text:style-name="T354_16">tener</text:span><text:span text:style-name="T354_17"><text:s/></text:span><text:span text:style-name="T354_18">el</text:span><text:span text:style-name="T354_19"><text:s/></text:span><text:span text:style-name="T354_20">producto</text:span><text:span text:style-name="T354_21"><text:s/></text:span><text:span text:style-name="T354_22">en</text:span><text:span text:style-name="T354_23"><text:s/></text:span><text:span text:style-name="T354_24">el</text:span><text:span text:style-name="T354_25"><text:s/></text:span><text:span text:style-name="T354_26">mercado</text:span></text:p>
            <text:p text:style-name="P355"><text:span text:style-name="T355_1">-</text:span><text:span text:style-name="T355_2">Exponer</text:span><text:span text:style-name="T355_3"><text:s/></text:span><text:span text:style-name="T355_4">los</text:span><text:span text:style-name="T355_5"><text:s/></text:span><text:span text:style-name="T355_6">prototipos</text:span><text:span text:style-name="T355_7"><text:s/></text:span><text:span text:style-name="T355_8">al</text:span><text:span text:style-name="T355_9"><text:s/></text:span><text:span text:style-name="T355_10">equipo</text:span><text:span text:style-name="T355_11"><text:s/></text:span><text:span text:style-name="T355_12">de</text:span><text:span text:style-name="T355_13"><text:s/></text:span><text:span text:style-name="T355_14">trabajo</text:span><text:span text:style-name="T355_15"><text:s/></text:span><text:span text:style-name="T355_16">y</text:span><text:span text:style-name="T355_17"><text:s/></text:span><text:span text:style-name="T355_18">al</text:span><text:span text:style-name="T355_19"><text:s/></text:span><text:span text:style-name="T355_20">público</text:span></text:p>
            <text:p text:style-name="P356"><text:span text:style-name="T356_1">-</text:span><text:span text:style-name="T356_2">Adecuarse</text:span><text:span text:style-name="T356_3"><text:s/></text:span><text:span text:style-name="T356_4">al</text:span><text:span text:style-name="T356_5"><text:s/></text:span><text:span text:style-name="T356_6">presupuesto</text:span><text:span text:style-name="T356_7"><text:s/></text:span><text:span text:style-name="T356_8">de</text:span><text:span text:style-name="T356_9"><text:s/></text:span><text:span text:style-name="T356_10">la</text:span><text:span text:style-name="T356_11"><text:s/></text:span><text:span text:style-name="T356_12">empresa</text:span></text:p>
            <text:p text:style-name="P357"><text:span text:style-name="T357_1">-</text:span><text:span text:style-name="T357_2">Documentar</text:span><text:span text:style-name="T357_3"><text:s/></text:span><text:span text:style-name="T357_4">las</text:span><text:span text:style-name="T357_5"><text:s/></text:span><text:span text:style-name="T357_6">investigaciones</text:span><text:span text:style-name="T357_7"><text:s/></text:span><text:span text:style-name="T357_8">realizadas</text:span></text:p>
            <text:p text:style-name="P358"/>
          </table:table-cell>
        </table:table-row>
      </table:table>
      <text:p text:style-name="P359"/>
      <text:p text:style-name="P360"/>
      <text:p text:style-name="P361"><text:span text:style-name="T361_1">Área</text:span><text:span text:style-name="T361_2"><text:s/></text:span><text:span text:style-name="T361_3">de</text:span><text:span text:style-name="T361_4"><text:s/></text:span><text:span text:style-name="T361_5">infraestructura</text:span><text:span text:style-name="T361_6"><text:s/></text:span><text:span text:style-name="T361_7">de</text:span><text:span text:style-name="T361_8"><text:s/></text:span><text:span text:style-name="T361_9">dispositivos</text:span><text:span text:style-name="T361_10"><text:s/></text:span><text:span text:style-name="T361_11">móviles</text:span></text:p>
      <text:p text:style-name="P362"/>
      <text:p text:style-name="P363"/>
      <table:table table:style-name="Table31">
        <table:table-column table:style-name="Column61"/>
        <table:table-column table:style-name="Column62"/>
        <table:table-row table:style-name="Row67">
          <table:table-cell table:style-name="Cell133">
            <text:p text:style-name="P364"><text:span text:style-name="T364_1">MISIONES</text:span></text:p>
          </table:table-cell>
          <table:table-cell table:style-name="Cell134">
            <text:p text:style-name="P365"><text:span text:style-name="T365_1">FUNCIONES</text:span></text:p>
          </table:table-cell>
        </table:table-row>
        <table:table-row table:style-name="Row68">
          <table:table-cell table:style-name="Cell135">
            <text:p text:style-name="P366"><text:span text:style-name="T366_1">Desarrollo</text:span><text:span text:style-name="T366_2"><text:s/></text:span><text:span text:style-name="T366_3">eficaz</text:span><text:span text:style-name="T366_4"><text:s/></text:span><text:span text:style-name="T366_5">y</text:span><text:span text:style-name="T366_6"><text:s/></text:span><text:span text:style-name="T366_7">eficiente</text:span><text:span text:style-name="T366_8"><text:s/></text:span><text:span text:style-name="T366_9">de</text:span><text:span text:style-name="T366_10"><text:s/></text:span><text:span text:style-name="T366_11">hardware</text:span><text:span text:style-name="T366_12"><text:s/></text:span><text:span text:style-name="T366_13">y</text:span><text:span text:style-name="T366_14"><text:s/></text:span><text:span text:style-name="T366_15">software</text:span><text:span text:style-name="T366_16"><text:s/></text:span><text:span text:style-name="T366_17">para</text:span><text:span text:style-name="T366_18"><text:s/></text:span><text:span text:style-name="T366_19">dispositivos</text:span><text:span text:style-name="T366_20"><text:s/></text:span><text:span text:style-name="T366_21">móviles</text:span></text:p>
          </table:table-cell>
          <table:table-cell table:style-name="Cell136">
            <text:p text:style-name="P367"><text:span text:style-name="T367_1">-</text:span><text:span text:style-name="T367_2">Obtención</text:span><text:span text:style-name="T367_3"><text:s/></text:span><text:span text:style-name="T367_4">de</text:span><text:span text:style-name="T367_5"><text:s/></text:span><text:span text:style-name="T367_6">modelos</text:span><text:span text:style-name="T367_7"><text:s/></text:span><text:span text:style-name="T367_8">proporcionados</text:span><text:span text:style-name="T367_9"><text:s/></text:span><text:span text:style-name="T367_10">por</text:span><text:span text:style-name="T367_11"><text:s/></text:span><text:span text:style-name="T367_12">el</text:span><text:span text:style-name="T367_13"><text:s/></text:span><text:span text:style-name="T367_14">área</text:span><text:span text:style-name="T367_15"><text:s/></text:span><text:span text:style-name="T367_16">de</text:span><text:span text:style-name="T367_17"><text:s/></text:span><text:span text:style-name="T367_18">análisis</text:span></text:p>
            <text:p text:style-name="P368"><text:span text:style-name="T368_1">-</text:span><text:span text:style-name="T368_2">Producción</text:span><text:span text:style-name="T368_3"><text:s/></text:span><text:span text:style-name="T368_4">de</text:span><text:span text:style-name="T368_5"><text:s/></text:span><text:span text:style-name="T368_6">los</text:span><text:span text:style-name="T368_7"><text:s/></text:span><text:span text:style-name="T368_8">componentes</text:span><text:span text:style-name="T368_9"><text:s/></text:span><text:span text:style-name="T368_10">de</text:span><text:span text:style-name="T368_11"><text:s/></text:span><text:span text:style-name="T368_12">Hardware</text:span></text:p>
            <text:p text:style-name="P369"><text:span text:style-name="T369_1">-</text:span><text:span text:style-name="T369_2">Ensamblaje</text:span><text:span text:style-name="T369_3"><text:s/></text:span><text:span text:style-name="T369_4">de</text:span><text:span text:style-name="T369_5"><text:s/></text:span><text:span text:style-name="T369_6">los</text:span><text:span text:style-name="T369_7"><text:s/></text:span><text:span text:style-name="T369_8">distintos</text:span><text:span text:style-name="T369_9"><text:s/></text:span><text:span text:style-name="T369_10">componentes</text:span><text:span text:style-name="T369_11"><text:s/>(</text:span><text:span text:style-name="T369_12">antenas</text:span><text:span text:style-name="T369_13">,<text:s/></text:span><text:span text:style-name="T369_14">micrófonos</text:span><text:span text:style-name="T369_15">,<text:s/></text:span><text:span text:style-name="T369_16">pantallas</text:span><text:span text:style-name="T369_17">,<text:s/></text:span><text:span text:style-name="T369_18">placas</text:span><text:span text:style-name="T369_19"><text:s/></text:span><text:span text:style-name="T369_20">base</text:span><text:span text:style-name="T369_21">,<text:s/></text:span><text:span text:style-name="T369_22">baterías</text:span><text:span text:style-name="T369_23">)</text:span></text:p>
            <text:p text:style-name="P370"><text:span text:style-name="T370_1">-</text:span><text:span text:style-name="T370_2">Elección</text:span><text:span text:style-name="T370_3"><text:s/></text:span><text:span text:style-name="T370_4">del</text:span><text:span text:style-name="T370_5"><text:s/></text:span><text:span text:style-name="T370_6">sistema</text:span><text:span text:style-name="T370_7"><text:s/></text:span><text:span text:style-name="T370_8">operativo</text:span><text:span text:style-name="T370_9"><text:s/></text:span><text:span text:style-name="T370_10">adecuado</text:span><text:span text:style-name="T370_11"><text:s/></text:span><text:span text:style-name="T370_12">en</text:span><text:span text:style-name="T370_13"><text:s/></text:span><text:span text:style-name="T370_14">base</text:span><text:span text:style-name="T370_15"><text:s/></text:span><text:span text:style-name="T370_16">a</text:span><text:span text:style-name="T370_17"><text:s/></text:span><text:span text:style-name="T370_18">las</text:span><text:span text:style-name="T370_19"><text:s/></text:span><text:span text:style-name="T370_20">prestaciones</text:span><text:span text:style-name="T370_21"><text:s/></text:span><text:span text:style-name="T370_22">de</text:span><text:span text:style-name="T370_23"><text:s/></text:span><text:span text:style-name="T370_24">cada</text:span><text:span text:style-name="T370_25"><text:s/></text:span><text:span text:style-name="T370_26">dispositivo</text:span><text:span text:style-name="T370_27"><text:s/></text:span></text:p>
            <text:p text:style-name="P371"><text:span text:style-name="T371_1">-</text:span><text:span text:style-name="T371_2">Determinar</text:span><text:span text:style-name="T371_3"><text:s/></text:span><text:span text:style-name="T371_4">cualidades</text:span><text:span text:style-name="T371_5"><text:s/></text:span><text:span text:style-name="T371_6">operativas</text:span><text:span text:style-name="T371_7"><text:s/></text:span><text:span text:style-name="T371_8">del</text:span><text:span text:style-name="T371_9"><text:s/></text:span><text:span text:style-name="T371_10">producto</text:span><text:span text:style-name="T371_11"><text:s/></text:span><text:span text:style-name="T371_12">en</text:span><text:span text:style-name="T371_13"><text:s/></text:span><text:span text:style-name="T371_14">base</text:span><text:span text:style-name="T371_15"><text:s/></text:span><text:span text:style-name="T371_16">a</text:span><text:span text:style-name="T371_17"><text:s/></text:span><text:span text:style-name="T371_18">tamaño</text:span><text:span text:style-name="T371_19">,<text:s/></text:span><text:span text:style-name="T371_20">peso</text:span><text:span text:style-name="T371_21">,<text:s/></text:span><text:span text:style-name="T371_22">costo</text:span><text:span text:style-name="T371_23"><text:s/></text:span><text:span text:style-name="T371_24">y</text:span><text:span text:style-name="T371_25"><text:s/></text:span><text:span text:style-name="T371_26">mantenibilidad</text:span></text:p>
            <text:p text:style-name="P372"><text:span text:style-name="T372_1">-</text:span><text:span text:style-name="T372_2">Desarrollo</text:span><text:span text:style-name="T372_3"><text:s/></text:span><text:span text:style-name="T372_4">de</text:span><text:span text:style-name="T372_5"><text:s/></text:span><text:span text:style-name="T372_6">programas</text:span><text:span text:style-name="T372_7"><text:s/></text:span><text:span text:style-name="T372_8">que</text:span><text:span text:style-name="T372_9"><text:s/></text:span><text:span text:style-name="T372_10">den</text:span><text:span text:style-name="T372_11"><text:s/></text:span><text:span text:style-name="T372_12">soporte</text:span><text:span text:style-name="T372_13"><text:s/></text:span><text:span text:style-name="T372_14">a</text:span><text:span text:style-name="T372_15"><text:s/></text:span><text:span text:style-name="T372_16">los</text:span><text:span text:style-name="T372_17"><text:s/></text:span><text:span text:style-name="T372_18">servicios</text:span><text:span text:style-name="T372_19"><text:s/></text:span><text:span text:style-name="T372_20">que</text:span><text:span text:style-name="T372_21"><text:s/></text:span><text:span text:style-name="T372_22">presenta</text:span><text:span text:style-name="T372_23"><text:s/></text:span><text:span text:style-name="T372_24">el</text:span><text:span text:style-name="T372_25"><text:s/></text:span><text:span text:style-name="T372_26">producto</text:span></text:p>
          </table:table-cell>
        </table:table-row>
      </table:table>
      <text:p text:style-name="P373"/>
      <text:p text:style-name="P374"/>
      <text:p text:style-name="P375"><text:span text:style-name="T375_1">Área</text:span><text:span text:style-name="T375_2"><text:s/></text:span><text:span text:style-name="T375_3">de</text:span><text:span text:style-name="T375_4"><text:s/></text:span><text:span text:style-name="T375_5">testing</text:span><text:span text:style-name="T375_6"><text:s/></text:span><text:span text:style-name="T375_7">de</text:span><text:span text:style-name="T375_8"><text:s/></text:span><text:span text:style-name="T375_9">dispositivos</text:span><text:span text:style-name="T375_10"><text:s/></text:span><text:span text:style-name="T375_11">móviles</text:span></text:p>
      <text:p text:style-name="P376"/>
      <table:table table:style-name="Table32">
        <table:table-column table:style-name="Column63"/>
        <table:table-column table:style-name="Column64"/>
        <table:table-row table:style-name="Row69">
          <table:table-cell table:style-name="Cell137">
            <text:p text:style-name="P377"><text:span text:style-name="T377_1">MISIONES</text:span></text:p>
          </table:table-cell>
          <table:table-cell table:style-name="Cell138">
            <text:p text:style-name="P378"><text:span text:style-name="T378_1">FUNCIONES</text:span></text:p>
          </table:table-cell>
        </table:table-row>
        <table:table-row table:style-name="Row70">
          <table:table-cell table:style-name="Cell139">
            <text:p text:style-name="P379"><text:span text:style-name="T379_1">Verificar</text:span><text:span text:style-name="T379_2"><text:s/></text:span><text:span text:style-name="T379_3">el</text:span><text:span text:style-name="T379_4"><text:s/></text:span><text:span text:style-name="T379_5">correcto</text:span><text:span text:style-name="T379_6"><text:s/></text:span><text:span text:style-name="T379_7">funcionamiento</text:span><text:span text:style-name="T379_8"><text:s/></text:span><text:span text:style-name="T379_9">de</text:span><text:span text:style-name="T379_10"><text:s/></text:span><text:span text:style-name="T379_11">los</text:span><text:span text:style-name="T379_12"><text:s/></text:span><text:span text:style-name="T379_13">dispositivos</text:span><text:span text:style-name="T379_14"><text:s/></text:span><text:span text:style-name="T379_15">desarrollados</text:span><text:span text:style-name="T379_16"><text:s/></text:span><text:span text:style-name="T379_17">en</text:span><text:span text:style-name="T379_18"><text:s/></text:span><text:span text:style-name="T379_19">esta</text:span><text:span text:style-name="T379_20"><text:s/></text:span><text:span text:style-name="T379_21">área</text:span></text:p>
          </table:table-cell>
          <table:table-cell table:style-name="Cell140">
            <text:p text:style-name="P380"><text:span text:style-name="T380_1">-</text:span><text:span text:style-name="T380_2">Diseñar</text:span><text:span text:style-name="T380_3"><text:s/></text:span><text:span text:style-name="T380_4">y</text:span><text:span text:style-name="T380_5"><text:s/></text:span><text:span text:style-name="T380_6">ejecutar</text:span><text:span text:style-name="T380_7"><text:s/></text:span><text:span text:style-name="T380_8">un</text:span><text:span text:style-name="T380_9"><text:s/></text:span><text:span text:style-name="T380_10">plan</text:span><text:span text:style-name="T380_11"><text:s/></text:span><text:span text:style-name="T380_12">de</text:span><text:span text:style-name="T380_13"><text:s/></text:span><text:span text:style-name="T380_14">pruebas</text:span><text:span text:style-name="T380_15"><text:s/></text:span></text:p>
            <text:p text:style-name="P381"><text:span text:style-name="T381_1">-</text:span><text:span text:style-name="T381_2">Definir</text:span><text:span text:style-name="T381_3"><text:s/></text:span><text:span text:style-name="T381_4">la</text:span><text:span text:style-name="T381_5"><text:s/></text:span><text:span text:style-name="T381_6">estrategia</text:span><text:span text:style-name="T381_7"><text:s/></text:span><text:span text:style-name="T381_8">de</text:span><text:span text:style-name="T381_9"><text:s/></text:span><text:span text:style-name="T381_10">pruebas</text:span><text:span text:style-name="T381_11"><text:s/></text:span><text:span text:style-name="T381_12">a</text:span><text:span text:style-name="T381_13"><text:s/></text:span><text:span text:style-name="T381_14">utilizar</text:span></text:p>
            <text:p text:style-name="P382"><text:span text:style-name="T382_1">-</text:span><text:span text:style-name="T382_2">Realizar</text:span><text:span text:style-name="T382_3"><text:s/></text:span><text:span text:style-name="T382_4">pruebas</text:span><text:span text:style-name="T382_5"><text:s/></text:span><text:span text:style-name="T382_6">de</text:span><text:span text:style-name="T382_7"><text:s/></text:span><text:span text:style-name="T382_8">velocidad</text:span><text:span text:style-name="T382_9">,<text:s/></text:span><text:span text:style-name="T382_10">tiempos</text:span><text:span text:style-name="T382_11"><text:s/></text:span><text:span text:style-name="T382_12">de</text:span><text:span text:style-name="T382_13"><text:s/></text:span><text:span text:style-name="T382_14">respuesta</text:span><text:span text:style-name="T382_15">,<text:s/></text:span><text:span text:style-name="T382_16">tiempos</text:span><text:span text:style-name="T382_17"><text:s/></text:span><text:span text:style-name="T382_18">de</text:span><text:span text:style-name="T382_19"><text:s/></text:span><text:span text:style-name="T382_20">arranque</text:span><text:span text:style-name="T382_21">,<text:s/></text:span><text:span text:style-name="T382_22">sobre</text:span><text:span text:style-name="T382_23"><text:s/></text:span><text:span text:style-name="T382_24">el</text:span><text:span text:style-name="T382_25"><text:s/></text:span><text:span text:style-name="T382_26">hardware</text:span><text:span text:style-name="T382_27"><text:s/></text:span><text:span text:style-name="T382_28">y</text:span><text:span text:style-name="T382_29"><text:s/></text:span><text:span text:style-name="T382_30">software</text:span><text:span text:style-name="T382_31"><text:s/></text:span><text:span text:style-name="T382_32">del</text:span><text:span text:style-name="T382_33"><text:s/></text:span><text:span text:style-name="T382_34">producto</text:span><text:span text:style-name="T382_35"><text:s/></text:span><text:span text:style-name="T382_36">en</text:span><text:span text:style-name="T382_37"><text:s/></text:span><text:span text:style-name="T382_38">cuestión</text:span></text:p>
          </table:table-cell>
        </table:table-row>
      </table:table>
      <text:p text:style-name="P383"/>
      <text:p text:style-name="P384"><text:span text:style-name="T384_1">División</text:span><text:span text:style-name="T384_2"><text:s/></text:span><text:span text:style-name="T384_3">de</text:span><text:span text:style-name="T384_4"><text:s/></text:span><text:span text:style-name="T384_5">dispositivos</text:span><text:span text:style-name="T384_6"><text:s/></text:span><text:span text:style-name="T384_7">de</text:span><text:span text:style-name="T384_8"><text:s/></text:span><text:span text:style-name="T384_9">Audio</text:span><text:span text:style-name="T384_10"><text:s/></text:span><text:span text:style-name="T384_11">y</text:span><text:span text:style-name="T384_12"><text:s/></text:span><text:span text:style-name="T384_13">Video</text:span></text:p>
      <text:p text:style-name="P385"/>
      <table:table table:style-name="Table33">
        <table:table-column table:style-name="Column65"/>
        <table:table-column table:style-name="Column66"/>
        <table:table-row table:style-name="Row71">
          <table:table-cell table:style-name="Cell141">
            <text:p text:style-name="P386"><text:span text:style-name="T386_1">MISIONES</text:span></text:p>
          </table:table-cell>
          <table:table-cell table:style-name="Cell142">
            <text:p text:style-name="P387"><text:span text:style-name="T387_1">FUNCIONES</text:span></text:p>
          </table:table-cell>
        </table:table-row>
        <table:table-row table:style-name="Row72">
          <table:table-cell table:style-name="Cell143">
            <text:p text:style-name="P388"><text:span text:style-name="T388_1">Planificar</text:span><text:span text:style-name="T388_2">,<text:s/></text:span><text:span text:style-name="T388_3">dirigir</text:span><text:span text:style-name="T388_4">,<text:s/></text:span><text:span text:style-name="T388_5">controlar</text:span><text:span text:style-name="T388_6"><text:s/></text:span><text:span text:style-name="T388_7">y</text:span><text:span text:style-name="T388_8"><text:s/></text:span><text:span text:style-name="T388_9">definir</text:span><text:span text:style-name="T388_10"><text:s/></text:span><text:span text:style-name="T388_11">los</text:span><text:span text:style-name="T388_12"><text:s/></text:span><text:span text:style-name="T388_13">procesos</text:span><text:span text:style-name="T388_14"><text:s/></text:span><text:span text:style-name="T388_15">para</text:span><text:span text:style-name="T388_16"><text:s/></text:span><text:span text:style-name="T388_17">el</text:span><text:span text:style-name="T388_18"><text:s/></text:span><text:span text:style-name="T388_19">análisis</text:span><text:span text:style-name="T388_20">,<text:s/></text:span><text:span text:style-name="T388_21">desarrollo</text:span><text:span text:style-name="T388_22"><text:s/></text:span><text:span text:style-name="T388_23">y</text:span><text:span text:style-name="T388_24"><text:s/></text:span><text:span text:style-name="T388_25">testing</text:span><text:span text:style-name="T388_26"><text:s/></text:span><text:span text:style-name="T388_27">de</text:span><text:span text:style-name="T388_28"><text:s/></text:span><text:span text:style-name="T388_29">productos</text:span><text:span text:style-name="T388_30"><text:s/></text:span><text:span text:style-name="T388_31">de</text:span><text:span text:style-name="T388_32"><text:s/></text:span><text:span text:style-name="T388_33">dispositivos</text:span></text:p>
          </table:table-cell>
          <table:table-cell table:style-name="Cell144">
            <text:p text:style-name="P389"><text:span text:style-name="T389_1">-</text:span><text:span text:style-name="T389_2">Aceptar</text:span><text:span text:style-name="T389_3"><text:s/></text:span><text:span text:style-name="T389_4">o</text:span><text:span text:style-name="T389_5"><text:s/></text:span><text:span text:style-name="T389_6">rechazar</text:span><text:span text:style-name="T389_7"><text:s/></text:span><text:span text:style-name="T389_8">proyectos</text:span><text:span text:style-name="T389_9"><text:s/></text:span><text:span text:style-name="T389_10">para</text:span><text:span text:style-name="T389_11"><text:s/></text:span><text:span text:style-name="T389_12">el</text:span><text:span text:style-name="T389_13"><text:s/></text:span><text:span text:style-name="T389_14">desarrollo</text:span><text:span text:style-name="T389_15"><text:s/></text:span><text:span text:style-name="T389_16">de</text:span><text:span text:style-name="T389_17"><text:s/></text:span><text:span text:style-name="T389_18">nuevos</text:span><text:span text:style-name="T389_19"><text:s/></text:span><text:span text:style-name="T389_20">dispositivos</text:span><text:span text:style-name="T389_21"><text:s/></text:span><text:span text:style-name="T389_22">de</text:span><text:span text:style-name="T389_23"><text:s/></text:span><text:span text:style-name="T389_24">audio</text:span><text:span text:style-name="T389_25"><text:s/></text:span><text:span text:style-name="T389_26">o</text:span><text:span text:style-name="T389_27"><text:s/></text:span><text:span text:style-name="T389_28">de</text:span><text:span text:style-name="T389_29"><text:s/></text:span><text:span text:style-name="T389_30">video</text:span></text:p>
            <text:p text:style-name="P390"><text:span text:style-name="T390_1">-</text:span><text:span text:style-name="T390_2">Asegurar</text:span><text:span text:style-name="T390_3"><text:s/></text:span><text:span text:style-name="T390_4">el</text:span><text:span text:style-name="T390_5"><text:s/></text:span><text:span text:style-name="T390_6">desarrollo</text:span><text:span text:style-name="T390_7"><text:s/></text:span><text:span text:style-name="T390_8">de</text:span><text:span text:style-name="T390_9"><text:s/></text:span><text:span text:style-name="T390_10">los</text:span><text:span text:style-name="T390_11"><text:s/></text:span><text:span text:style-name="T390_12">productos</text:span><text:span text:style-name="T390_13"><text:s/></text:span><text:span text:style-name="T390_14">aprobados</text:span><text:span text:style-name="T390_15"><text:s/></text:span><text:span text:style-name="T390_16">por</text:span><text:span text:style-name="T390_17"><text:s/></text:span><text:span text:style-name="T390_18">el</text:span><text:span text:style-name="T390_19"><text:s/></text:span><text:span text:style-name="T390_20">área</text:span><text:span text:style-name="T390_21"><text:s/></text:span><text:span text:style-name="T390_22">de</text:span><text:span text:style-name="T390_23"><text:s/></text:span><text:span text:style-name="T390_24">análisis</text:span></text:p>
            <text:p text:style-name="P391"><text:span text:style-name="T391_1">-</text:span><text:span text:style-name="T391_2">Asegurar</text:span><text:span text:style-name="T391_3"><text:s/></text:span><text:span text:style-name="T391_4">el</text:span><text:span text:style-name="T391_5"><text:s/></text:span><text:span text:style-name="T391_6">correcto</text:span><text:span text:style-name="T391_7"><text:s/></text:span><text:span text:style-name="T391_8">funcionamiento</text:span><text:span text:style-name="T391_9"><text:s/></text:span><text:span text:style-name="T391_10">de</text:span><text:span text:style-name="T391_11"><text:s/></text:span><text:span text:style-name="T391_12">los</text:span><text:span text:style-name="T391_13"><text:s/></text:span><text:span text:style-name="T391_14">productos</text:span><text:span text:style-name="T391_15"><text:s/></text:span><text:span text:style-name="T391_16">desarrollados</text:span></text:p>
          </table:table-cell>
        </table:table-row>
      </table:table>
      <text:p text:style-name="P392"/>
      <text:p text:style-name="P393"/>
      <text:p text:style-name="P394"/>
      <text:p text:style-name="P395"><text:span text:style-name="T395_1">Área</text:span><text:span text:style-name="T395_2"><text:s/></text:span><text:span text:style-name="T395_3">de</text:span><text:span text:style-name="T395_4"><text:s/></text:span><text:span text:style-name="T395_5">análisis</text:span><text:span text:style-name="T395_6"><text:s/></text:span><text:span text:style-name="T395_7">y</text:span><text:span text:style-name="T395_8"><text:s/></text:span><text:span text:style-name="T395_9">diseño</text:span><text:span text:style-name="T395_10"><text:s/></text:span><text:span text:style-name="T395_11">de</text:span><text:span text:style-name="T395_12"><text:s/></text:span><text:span text:style-name="T395_13">dispositivos</text:span><text:span text:style-name="T395_14"><text:s/></text:span><text:span text:style-name="T395_15">de</text:span><text:span text:style-name="T395_16"><text:s/></text:span><text:span text:style-name="T395_17">audio</text:span><text:span text:style-name="T395_18"><text:s/></text:span><text:span text:style-name="T395_19">y</text:span><text:span text:style-name="T395_20"><text:s/></text:span><text:span text:style-name="T395_21">video</text:span></text:p>
      <text:p text:style-name="P396"/>
      <text:p text:style-name="P397"/>
      <table:table table:style-name="Table34">
        <table:table-column table:style-name="Column67"/>
        <table:table-column table:style-name="Column68"/>
        <table:table-row table:style-name="Row73">
          <table:table-cell table:style-name="Cell145">
            <text:p text:style-name="P398"><text:span text:style-name="T398_1">MISIONES</text:span></text:p>
          </table:table-cell>
          <table:table-cell table:style-name="Cell146">
            <text:p text:style-name="P399"><text:span text:style-name="T399_1">FUNCIONES</text:span></text:p>
          </table:table-cell>
        </table:table-row>
        <table:table-row table:style-name="Row74">
          <table:table-cell table:style-name="Cell147">
            <text:p text:style-name="P400"><text:span text:style-name="T400_1">Desarrollar</text:span><text:span text:style-name="T400_2"><text:s/></text:span><text:span text:style-name="T400_3">dispositivos</text:span><text:span text:style-name="T400_4"><text:s/></text:span><text:span text:style-name="T400_5">móviles</text:span><text:span text:style-name="T400_6"><text:s/></text:span><text:span text:style-name="T400_7">que</text:span><text:span text:style-name="T400_8"><text:s/></text:span><text:span text:style-name="T400_9">cumplan</text:span><text:span text:style-name="T400_10"><text:s/></text:span><text:span text:style-name="T400_11">competentemente</text:span><text:span text:style-name="T400_12"><text:s/></text:span><text:span text:style-name="T400_13">las</text:span><text:span text:style-name="T400_14"><text:s/></text:span><text:span text:style-name="T400_15">exigencias</text:span><text:span text:style-name="T400_16"><text:s/></text:span><text:span text:style-name="T400_17">del</text:span><text:span text:style-name="T400_18"><text:s/></text:span><text:span text:style-name="T400_19">mercado</text:span><text:span text:style-name="T400_20"><text:s/></text:span><text:span text:style-name="T400_21">actual</text:span></text:p>
          </table:table-cell>
          <table:table-cell table:style-name="Cell148">
            <text:p text:style-name="P401"><text:span text:style-name="T401_1">-</text:span><text:span text:style-name="T401_2">Entender</text:span><text:span text:style-name="T401_3"><text:s/></text:span><text:span text:style-name="T401_4">la</text:span><text:span text:style-name="T401_5"><text:s/></text:span><text:span text:style-name="T401_6">importancia</text:span><text:span text:style-name="T401_7"><text:s/></text:span><text:span text:style-name="T401_8">y</text:span><text:span text:style-name="T401_9"><text:s/></text:span><text:span text:style-name="T401_10">el</text:span><text:span text:style-name="T401_11"><text:s/></text:span><text:span text:style-name="T401_12">impacto</text:span><text:span text:style-name="T401_13"><text:s/></text:span><text:span text:style-name="T401_14">en</text:span><text:span text:style-name="T401_15"><text:s/></text:span><text:span text:style-name="T401_16">la</text:span><text:span text:style-name="T401_17"><text:s/></text:span><text:span text:style-name="T401_18">sociedad</text:span><text:span text:style-name="T401_19"><text:s/></text:span><text:span text:style-name="T401_20">de</text:span><text:span text:style-name="T401_21"><text:s/></text:span><text:span text:style-name="T401_22">los</text:span><text:span text:style-name="T401_23"><text:s/></text:span><text:span text:style-name="T401_24">dispositivos</text:span><text:span text:style-name="T401_25"><text:s/></text:span><text:span text:style-name="T401_26">de</text:span><text:span text:style-name="T401_27"><text:s/></text:span><text:span text:style-name="T401_28">audio</text:span><text:span text:style-name="T401_29"><text:s/></text:span><text:span text:style-name="T401_30">y</text:span><text:span text:style-name="T401_31"><text:s/></text:span><text:span text:style-name="T401_32">video</text:span></text:p>
            <text:p text:style-name="P402"><text:span text:style-name="T402_1">-</text:span><text:span text:style-name="T402_2">Analizar</text:span><text:span text:style-name="T402_3"><text:s/></text:span><text:span text:style-name="T402_4">costos</text:span><text:span text:style-name="T402_5"><text:s/></text:span><text:span text:style-name="T402_6">y</text:span><text:span text:style-name="T402_7"><text:s/></text:span><text:span text:style-name="T402_8">rentabilidad</text:span><text:span text:style-name="T402_9"><text:s/></text:span><text:span text:style-name="T402_10">de</text:span><text:span text:style-name="T402_11"><text:s/></text:span><text:span text:style-name="T402_12">los</text:span><text:span text:style-name="T402_13"><text:s/></text:span><text:span text:style-name="T402_14">productos</text:span></text:p>
            <text:p text:style-name="P403"><text:span text:style-name="T403_1">-</text:span><text:span text:style-name="T403_2">Desarrollar</text:span><text:span text:style-name="T403_3"><text:s/></text:span><text:span text:style-name="T403_4">prototipos</text:span><text:span text:style-name="T403_5"><text:s/></text:span><text:span text:style-name="T403_6">de</text:span><text:span text:style-name="T403_7"><text:s/></text:span><text:span text:style-name="T403_8">distintos</text:span><text:span text:style-name="T403_9"><text:s/></text:span><text:span text:style-name="T403_10">dispositivos</text:span><text:span text:style-name="T403_11"><text:s/></text:span><text:span text:style-name="T403_12">como</text:span><text:span text:style-name="T403_13"><text:s/></text:span><text:span text:style-name="T403_14">auriculares</text:span><text:span text:style-name="T403_15">,<text:s/></text:span><text:span text:style-name="T403_16">home</text:span><text:span text:style-name="T403_17"><text:s/></text:span><text:span text:style-name="T403_18">theaters</text:span><text:span text:style-name="T403_19">,<text:s/></text:span><text:span text:style-name="T403_20">reproductores</text:span><text:span text:style-name="T403_21"><text:s/></text:span><text:span text:style-name="T403_22">mp</text:span><text:span text:style-name="T403_23">3,<text:s/></text:span><text:span text:style-name="T403_24">mp</text:span><text:span text:style-name="T403_25">4,<text:s/></text:span><text:span text:style-name="T403_26">etc</text:span><text:span text:style-name="T403_27">.</text:span></text:p>
            <text:p text:style-name="P404"><text:span text:style-name="T404_1">-</text:span><text:span text:style-name="T404_2">Analizar</text:span><text:span text:style-name="T404_3"><text:s/></text:span><text:span text:style-name="T404_4">resultados</text:span><text:span text:style-name="T404_5"><text:s/></text:span><text:span text:style-name="T404_6">de</text:span><text:span text:style-name="T404_7"><text:s/></text:span><text:span text:style-name="T404_8">encuestas</text:span><text:span text:style-name="T404_9"><text:s/></text:span><text:span text:style-name="T404_10">a</text:span><text:span text:style-name="T404_11"><text:s/></text:span><text:span text:style-name="T404_12">posibles</text:span><text:span text:style-name="T404_13"><text:s/></text:span><text:span text:style-name="T404_14">usuarios</text:span><text:span text:style-name="T404_15"><text:s/></text:span><text:span text:style-name="T404_16">del</text:span><text:span text:style-name="T404_17"><text:s/></text:span><text:span text:style-name="T404_18">producto</text:span></text:p>
            <text:p text:style-name="P405"><text:span text:style-name="T405_1">-</text:span><text:span text:style-name="T405_2">Realizar</text:span><text:span text:style-name="T405_3"><text:s/></text:span><text:span text:style-name="T405_4">reportes</text:span><text:span text:style-name="T405_5"><text:s/></text:span><text:span text:style-name="T405_6">sobre</text:span><text:span text:style-name="T405_7"><text:s/></text:span><text:span text:style-name="T405_8">el</text:span><text:span text:style-name="T405_9"><text:s/></text:span><text:span text:style-name="T405_10">impacto</text:span><text:span text:style-name="T405_11"><text:s/></text:span><text:span text:style-name="T405_12">que</text:span><text:span text:style-name="T405_13"><text:s/></text:span><text:span text:style-name="T405_14">podría</text:span><text:span text:style-name="T405_15"><text:s/></text:span><text:span text:style-name="T405_16">tener</text:span><text:span text:style-name="T405_17"><text:s/></text:span><text:span text:style-name="T405_18">el</text:span><text:span text:style-name="T405_19"><text:s/></text:span><text:span text:style-name="T405_20">producto</text:span><text:span text:style-name="T405_21"><text:s/></text:span><text:span text:style-name="T405_22">en</text:span><text:span text:style-name="T405_23"><text:s/></text:span><text:span text:style-name="T405_24">el</text:span><text:span text:style-name="T405_25"><text:s/></text:span><text:span text:style-name="T405_26">mercado</text:span></text:p>
            <text:p text:style-name="P406"><text:span text:style-name="T406_1">-</text:span><text:span text:style-name="T406_2">Exponer</text:span><text:span text:style-name="T406_3"><text:s/></text:span><text:span text:style-name="T406_4">los</text:span><text:span text:style-name="T406_5"><text:s/></text:span><text:span text:style-name="T406_6">prototipos</text:span><text:span text:style-name="T406_7"><text:s/></text:span><text:span text:style-name="T406_8">al</text:span><text:span text:style-name="T406_9"><text:s/></text:span><text:span text:style-name="T406_10">equipo</text:span><text:span text:style-name="T406_11"><text:s/></text:span><text:span text:style-name="T406_12">de</text:span><text:span text:style-name="T406_13"><text:s/></text:span><text:span text:style-name="T406_14">trabajo</text:span><text:span text:style-name="T406_15"><text:s/></text:span><text:span text:style-name="T406_16">y</text:span><text:span text:style-name="T406_17"><text:s/></text:span><text:span text:style-name="T406_18">al</text:span><text:span text:style-name="T406_19"><text:s/></text:span><text:span text:style-name="T406_20">público</text:span></text:p>
            <text:p text:style-name="P407"><text:span text:style-name="T407_1">-</text:span><text:span text:style-name="T407_2">Adecuarse</text:span><text:span text:style-name="T407_3"><text:s/></text:span><text:span text:style-name="T407_4">al</text:span><text:span text:style-name="T407_5"><text:s/></text:span><text:span text:style-name="T407_6">presupuesto</text:span><text:span text:style-name="T407_7"><text:s/></text:span><text:span text:style-name="T407_8">de</text:span><text:span text:style-name="T407_9"><text:s/></text:span><text:span text:style-name="T407_10">la</text:span><text:span text:style-name="T407_11"><text:s/></text:span><text:span text:style-name="T407_12">empresa</text:span></text:p>
            <text:p text:style-name="P408"><text:span text:style-name="T408_1">-</text:span><text:span text:style-name="T408_2">Documentar</text:span><text:span text:style-name="T408_3"><text:s/></text:span><text:span text:style-name="T408_4">las</text:span><text:span text:style-name="T408_5"><text:s/></text:span><text:span text:style-name="T408_6">investigaciones</text:span><text:span text:style-name="T408_7"><text:s/></text:span><text:span text:style-name="T408_8">realizadas</text:span></text:p>
          </table:table-cell>
        </table:table-row>
      </table:table>
      <text:p text:style-name="P409"/>
      <text:p text:style-name="P410"/>
      <text:p text:style-name="P411"><text:span text:style-name="T411_1">Área</text:span><text:span text:style-name="T411_2"><text:s/></text:span><text:span text:style-name="T411_3">de</text:span><text:span text:style-name="T411_4"><text:s/></text:span><text:span text:style-name="T411_5">infraestructura</text:span><text:span text:style-name="T411_6"><text:s/></text:span><text:span text:style-name="T411_7">de</text:span><text:span text:style-name="T411_8"><text:s/></text:span><text:span text:style-name="T411_9">dispositivos</text:span><text:span text:style-name="T411_10"><text:s/></text:span><text:span text:style-name="T411_11">de</text:span><text:span text:style-name="T411_12"><text:s/></text:span><text:span text:style-name="T411_13">audio</text:span><text:span text:style-name="T411_14"><text:s/></text:span><text:span text:style-name="T411_15">y</text:span><text:span text:style-name="T411_16"><text:s/></text:span><text:span text:style-name="T411_17">video</text:span></text:p>
      <text:p text:style-name="P412"/>
      <text:p text:style-name="P413"/>
      <table:table table:style-name="Table35">
        <table:table-column table:style-name="Column69"/>
        <table:table-column table:style-name="Column70"/>
        <table:table-row table:style-name="Row75">
          <table:table-cell table:style-name="Cell149">
            <text:p text:style-name="P414"><text:span text:style-name="T414_1">MISIONES</text:span></text:p>
          </table:table-cell>
          <table:table-cell table:style-name="Cell150">
            <text:p text:style-name="P415"><text:span text:style-name="T415_1">FUNCIONES</text:span></text:p>
          </table:table-cell>
        </table:table-row>
        <table:table-row table:style-name="Row76">
          <table:table-cell table:style-name="Cell151">
            <text:p text:style-name="P416"><text:span text:style-name="T416_1">Desarrollo</text:span><text:span text:style-name="T416_2"><text:s/></text:span><text:span text:style-name="T416_3">eficaz</text:span><text:span text:style-name="T416_4"><text:s/></text:span><text:span text:style-name="T416_5">y</text:span><text:span text:style-name="T416_6"><text:s/></text:span><text:span text:style-name="T416_7">eficiente</text:span><text:span text:style-name="T416_8"><text:s/></text:span><text:span text:style-name="T416_9">de</text:span><text:span text:style-name="T416_10"><text:s/></text:span><text:span text:style-name="T416_11">hardware</text:span><text:span text:style-name="T416_12"><text:s/></text:span><text:span text:style-name="T416_13">y</text:span><text:span text:style-name="T416_14"><text:s/></text:span><text:span text:style-name="T416_15">software</text:span><text:span text:style-name="T416_16"><text:s/></text:span><text:span text:style-name="T416_17">para</text:span><text:span text:style-name="T416_18"><text:s/></text:span><text:span text:style-name="T416_19">dispositivos</text:span><text:span text:style-name="T416_20"><text:s/></text:span><text:span text:style-name="T416_21">de</text:span><text:span text:style-name="T416_22"><text:s/></text:span><text:span text:style-name="T416_23">audio</text:span><text:span text:style-name="T416_24"><text:s/></text:span><text:span text:style-name="T416_25">y</text:span><text:span text:style-name="T416_26"><text:s/></text:span><text:span text:style-name="T416_27">video</text:span></text:p>
          </table:table-cell>
          <table:table-cell table:style-name="Cell152">
            <text:p text:style-name="P417"><text:span text:style-name="T417_1">-</text:span><text:span text:style-name="T417_2">Obtención</text:span><text:span text:style-name="T417_3"><text:s/></text:span><text:span text:style-name="T417_4">de</text:span><text:span text:style-name="T417_5"><text:s/></text:span><text:span text:style-name="T417_6">modelos</text:span><text:span text:style-name="T417_7"><text:s/></text:span><text:span text:style-name="T417_8">proporcionados</text:span><text:span text:style-name="T417_9"><text:s/></text:span><text:span text:style-name="T417_10">por</text:span><text:span text:style-name="T417_11"><text:s/></text:span><text:span text:style-name="T417_12">el</text:span><text:span text:style-name="T417_13"><text:s/></text:span><text:span text:style-name="T417_14">área</text:span><text:span text:style-name="T417_15"><text:s/></text:span><text:span text:style-name="T417_16">de</text:span><text:span text:style-name="T417_17"><text:s/></text:span><text:span text:style-name="T417_18">análisis</text:span></text:p>
            <text:p text:style-name="P418"><text:span text:style-name="T418_1">-</text:span><text:span text:style-name="T418_2">Producción</text:span><text:span text:style-name="T418_3"><text:s/></text:span><text:span text:style-name="T418_4">de</text:span><text:span text:style-name="T418_5"><text:s/></text:span><text:span text:style-name="T418_6">los</text:span><text:span text:style-name="T418_7"><text:s/></text:span><text:span text:style-name="T418_8">componentes</text:span><text:span text:style-name="T418_9"><text:s/></text:span><text:span text:style-name="T418_10">de</text:span><text:span text:style-name="T418_11"><text:s/></text:span><text:span text:style-name="T418_12">Hardware</text:span></text:p>
            <text:p text:style-name="P419"><text:span text:style-name="T419_1">-</text:span><text:span text:style-name="T419_2">Ensamblaje</text:span><text:span text:style-name="T419_3"><text:s/></text:span><text:span text:style-name="T419_4">de</text:span><text:span text:style-name="T419_5"><text:s/></text:span><text:span text:style-name="T419_6">los</text:span><text:span text:style-name="T419_7"><text:s/></text:span><text:span text:style-name="T419_8">distintos</text:span><text:span text:style-name="T419_9"><text:s/></text:span><text:span text:style-name="T419_10">componentes</text:span><text:span text:style-name="T419_11"><text:s/>(</text:span><text:span text:style-name="T419_12">pantallas</text:span><text:span text:style-name="T419_13">,<text:s/></text:span><text:span text:style-name="T419_14">botones</text:span><text:span text:style-name="T419_15">,<text:s/></text:span><text:span text:style-name="T419_16">fichas</text:span><text:span text:style-name="T419_17"><text:s/></text:span><text:span text:style-name="T419_18">de</text:span><text:span text:style-name="T419_19"><text:s/></text:span><text:span text:style-name="T419_20">conexión</text:span><text:span text:style-name="T419_21">,<text:s/></text:span><text:span text:style-name="T419_22">speakers</text:span><text:span text:style-name="T419_23">)</text:span></text:p>
            <text:p text:style-name="P420"><text:span text:style-name="T420_1">-</text:span><text:span text:style-name="T420_2">Determinar</text:span><text:span text:style-name="T420_3"><text:s/></text:span><text:span text:style-name="T420_4">cualidades</text:span><text:span text:style-name="T420_5"><text:s/></text:span><text:span text:style-name="T420_6">operativas</text:span><text:span text:style-name="T420_7"><text:s/></text:span><text:span text:style-name="T420_8">del</text:span><text:span text:style-name="T420_9"><text:s/></text:span><text:span text:style-name="T420_10">producto</text:span><text:span text:style-name="T420_11"><text:s/></text:span><text:span text:style-name="T420_12">en</text:span><text:span text:style-name="T420_13"><text:s/></text:span><text:span text:style-name="T420_14">base</text:span><text:span text:style-name="T420_15"><text:s/></text:span><text:span text:style-name="T420_16">a</text:span><text:span text:style-name="T420_17"><text:s/></text:span><text:span text:style-name="T420_18">tamaño</text:span><text:span text:style-name="T420_19">,<text:s/></text:span><text:span text:style-name="T420_20">peso</text:span><text:span text:style-name="T420_21">,<text:s/></text:span><text:span text:style-name="T420_22">costo</text:span><text:span text:style-name="T420_23"><text:s/></text:span><text:span text:style-name="T420_24">y</text:span><text:span text:style-name="T420_25"><text:s/></text:span><text:span text:style-name="T420_26">mantenibilidad</text:span></text:p>
          </table:table-cell>
        </table:table-row>
      </table:table>
      <text:p text:style-name="P421"/>
      <text:p text:style-name="P422"/>
      <text:p text:style-name="P423"><text:span text:style-name="T423_1">Área</text:span><text:span text:style-name="T423_2"><text:s/></text:span><text:span text:style-name="T423_3">de</text:span><text:span text:style-name="T423_4"><text:s/></text:span><text:span text:style-name="T423_5">testing</text:span><text:span text:style-name="T423_6"><text:s/></text:span><text:span text:style-name="T423_7">de</text:span><text:span text:style-name="T423_8"><text:s/></text:span><text:span text:style-name="T423_9">dispositivos</text:span><text:span text:style-name="T423_10"><text:s/></text:span><text:span text:style-name="T423_11">audio</text:span><text:span text:style-name="T423_12"><text:s/></text:span><text:span text:style-name="T423_13">y</text:span><text:span text:style-name="T423_14"><text:s/></text:span><text:span text:style-name="T423_15">video</text:span></text:p>
      <text:p text:style-name="P424"/>
      <table:table table:style-name="Table36">
        <table:table-column table:style-name="Column71"/>
        <table:table-column table:style-name="Column72"/>
        <table:table-row table:style-name="Row77">
          <table:table-cell table:style-name="Cell153">
            <text:p text:style-name="P425"><text:span text:style-name="T425_1">MISIONES</text:span></text:p>
          </table:table-cell>
          <table:table-cell table:style-name="Cell154">
            <text:p text:style-name="P426"><text:span text:style-name="T426_1">FUNCIONES</text:span></text:p>
          </table:table-cell>
        </table:table-row>
        <table:table-row table:style-name="Row78">
          <table:table-cell table:style-name="Cell155">
            <text:p text:style-name="P427"><text:span text:style-name="T427_1">Verificar</text:span><text:span text:style-name="T427_2"><text:s/></text:span><text:span text:style-name="T427_3">el</text:span><text:span text:style-name="T427_4"><text:s/></text:span><text:span text:style-name="T427_5">correcto</text:span><text:span text:style-name="T427_6"><text:s/></text:span><text:span text:style-name="T427_7">funcionamiento</text:span><text:span text:style-name="T427_8"><text:s/></text:span><text:span text:style-name="T427_9">de</text:span><text:span text:style-name="T427_10"><text:s/></text:span><text:span text:style-name="T427_11">los</text:span><text:span text:style-name="T427_12"><text:s/></text:span><text:span text:style-name="T427_13">dispositivos</text:span><text:span text:style-name="T427_14"><text:s/></text:span><text:span text:style-name="T427_15">desarrollados</text:span><text:span text:style-name="T427_16"><text:s/></text:span><text:span text:style-name="T427_17">en</text:span><text:span text:style-name="T427_18"><text:s/></text:span><text:span text:style-name="T427_19">esta</text:span><text:span text:style-name="T427_20"><text:s/></text:span><text:span text:style-name="T427_21">área</text:span></text:p>
          </table:table-cell>
          <table:table-cell table:style-name="Cell156">
            <text:p text:style-name="P428"><text:span text:style-name="T428_1">-</text:span><text:span text:style-name="T428_2">Diseñar</text:span><text:span text:style-name="T428_3"><text:s/></text:span><text:span text:style-name="T428_4">y</text:span><text:span text:style-name="T428_5"><text:s/></text:span><text:span text:style-name="T428_6">ejecutar</text:span><text:span text:style-name="T428_7"><text:s/></text:span><text:span text:style-name="T428_8">un</text:span><text:span text:style-name="T428_9"><text:s/></text:span><text:span text:style-name="T428_10">plan</text:span><text:span text:style-name="T428_11"><text:s/></text:span><text:span text:style-name="T428_12">de</text:span><text:span text:style-name="T428_13"><text:s/></text:span><text:span text:style-name="T428_14">pruebas</text:span><text:span text:style-name="T428_15"><text:s/></text:span></text:p>
            <text:p text:style-name="P429"><text:span text:style-name="T429_1">-</text:span><text:span text:style-name="T429_2">Definir</text:span><text:span text:style-name="T429_3"><text:s/></text:span><text:span text:style-name="T429_4">la</text:span><text:span text:style-name="T429_5"><text:s/></text:span><text:span text:style-name="T429_6">estrategia</text:span><text:span text:style-name="T429_7"><text:s/></text:span><text:span text:style-name="T429_8">de</text:span><text:span text:style-name="T429_9"><text:s/></text:span><text:span text:style-name="T429_10">pruebas</text:span><text:span text:style-name="T429_11"><text:s/></text:span><text:span text:style-name="T429_12">a</text:span><text:span text:style-name="T429_13"><text:s/></text:span><text:span text:style-name="T429_14">utilizar</text:span></text:p>
            <text:p text:style-name="P430"><text:span text:style-name="T430_1">-</text:span><text:span text:style-name="T430_2">Realizar</text:span><text:span text:style-name="T430_3"><text:s/></text:span><text:span text:style-name="T430_4">pruebas</text:span><text:span text:style-name="T430_5"><text:s/></text:span><text:span text:style-name="T430_6">de</text:span><text:span text:style-name="T430_7"><text:s/></text:span><text:span text:style-name="T430_8">sonido</text:span><text:span text:style-name="T430_9">,<text:s/></text:span><text:span text:style-name="T430_10">video</text:span><text:span text:style-name="T430_11">,<text:s/></text:span><text:span text:style-name="T430_12">resolución</text:span><text:span text:style-name="T430_13">,<text:s/></text:span><text:span text:style-name="T430_14">velocidad</text:span><text:span text:style-name="T430_15">,<text:s/></text:span><text:span text:style-name="T430_16">tiempos</text:span><text:span text:style-name="T430_17"><text:s/></text:span><text:span text:style-name="T430_18">de</text:span><text:span text:style-name="T430_19"><text:s/></text:span><text:span text:style-name="T430_20">respuesta</text:span><text:span text:style-name="T430_21">,<text:s/></text:span><text:span text:style-name="T430_22">tiempos</text:span><text:span text:style-name="T430_23"><text:s/></text:span><text:span text:style-name="T430_24">de</text:span><text:span text:style-name="T430_25"><text:s/></text:span><text:span text:style-name="T430_26">arranque</text:span><text:span text:style-name="T430_27">,<text:s/></text:span><text:span text:style-name="T430_28">sobre</text:span><text:span text:style-name="T430_29"><text:s/></text:span><text:span text:style-name="T430_30">el</text:span><text:span text:style-name="T430_31"><text:s/></text:span><text:span text:style-name="T430_32">hardware</text:span><text:span text:style-name="T430_33"><text:s/></text:span><text:span text:style-name="T430_34">y</text:span><text:span text:style-name="T430_35"><text:s/></text:span><text:span text:style-name="T430_36">software</text:span><text:span text:style-name="T430_37"><text:s/></text:span><text:span text:style-name="T430_38">del</text:span><text:span text:style-name="T430_39"><text:s/></text:span><text:span text:style-name="T430_40">producto</text:span><text:span text:style-name="T430_41"><text:s/></text:span><text:span text:style-name="T430_42">en</text:span><text:span text:style-name="T430_43"><text:s/></text:span><text:span text:style-name="T430_44">cuestión</text:span></text:p>
          </table:table-cell>
        </table:table-row>
      </table:table>
      <text:p text:style-name="P431"/>
      <text:p text:style-name="P432"/>
      <text:p text:style-name="P433"/>
      <text:p text:style-name="P434"/>
      <text:p text:style-name="P435"/>
      <text:p text:style-name="P436"><text:span text:style-name="T436_1">División</text:span><text:span text:style-name="T436_2"><text:s/></text:span><text:span text:style-name="T436_3">Computadores</text:span></text:p>
      <text:p text:style-name="P437"/>
      <text:p text:style-name="P438"/>
      <table:table table:style-name="Table37">
        <table:table-column table:style-name="Column73"/>
        <table:table-column table:style-name="Column74"/>
        <table:table-row table:style-name="Row79">
          <table:table-cell table:style-name="Cell157">
            <text:p text:style-name="P439"><text:span text:style-name="T439_1">MISIONES</text:span></text:p>
          </table:table-cell>
          <table:table-cell table:style-name="Cell158">
            <text:p text:style-name="P440"><text:span text:style-name="T440_1">FUNCIONES</text:span></text:p>
          </table:table-cell>
        </table:table-row>
        <table:table-row table:style-name="Row80">
          <table:table-cell table:style-name="Cell159">
            <text:p text:style-name="P441"><text:span text:style-name="T441_1">Planificar</text:span><text:span text:style-name="T441_2">,<text:s/></text:span><text:span text:style-name="T441_3">dirigir</text:span><text:span text:style-name="T441_4">,<text:s/></text:span><text:span text:style-name="T441_5">controlar</text:span><text:span text:style-name="T441_6"><text:s/></text:span><text:span text:style-name="T441_7">y</text:span><text:span text:style-name="T441_8"><text:s/></text:span><text:span text:style-name="T441_9">definir</text:span><text:span text:style-name="T441_10"><text:s/></text:span><text:span text:style-name="T441_11">los</text:span><text:span text:style-name="T441_12"><text:s/></text:span><text:span text:style-name="T441_13">procesos</text:span><text:span text:style-name="T441_14"><text:s/></text:span><text:span text:style-name="T441_15">para</text:span><text:span text:style-name="T441_16"><text:s/></text:span><text:span text:style-name="T441_17">el</text:span><text:span text:style-name="T441_18"><text:s/></text:span><text:span text:style-name="T441_19">análisis</text:span><text:span text:style-name="T441_20">,<text:s/></text:span><text:span text:style-name="T441_21">desarrollo</text:span><text:span text:style-name="T441_22"><text:s/></text:span><text:span text:style-name="T441_23">y</text:span><text:span text:style-name="T441_24"><text:s/></text:span><text:span text:style-name="T441_25">testing</text:span><text:span text:style-name="T441_26"><text:s/></text:span><text:span text:style-name="T441_27">de</text:span><text:span text:style-name="T441_28"><text:s/></text:span><text:span text:style-name="T441_29">productos</text:span><text:span text:style-name="T441_30"><text:s/></text:span><text:span text:style-name="T441_31">de</text:span><text:span text:style-name="T441_32"><text:s/></text:span><text:span text:style-name="T441_33">Computadores</text:span></text:p>
          </table:table-cell>
          <table:table-cell table:style-name="Cell160">
            <text:p text:style-name="P442"><text:span text:style-name="T442_1">-</text:span><text:span text:style-name="T442_2">Aceptar</text:span><text:span text:style-name="T442_3"><text:s/></text:span><text:span text:style-name="T442_4">o</text:span><text:span text:style-name="T442_5"><text:s/></text:span><text:span text:style-name="T442_6">rechazar</text:span><text:span text:style-name="T442_7"><text:s/></text:span><text:span text:style-name="T442_8">proyectos</text:span><text:span text:style-name="T442_9"><text:s/></text:span><text:span text:style-name="T442_10">para</text:span><text:span text:style-name="T442_11"><text:s/></text:span><text:span text:style-name="T442_12">el</text:span><text:span text:style-name="T442_13"><text:s/></text:span><text:span text:style-name="T442_14">desarrollo</text:span><text:span text:style-name="T442_15"><text:s/></text:span><text:span text:style-name="T442_16">de</text:span><text:span text:style-name="T442_17"><text:s/></text:span><text:span text:style-name="T442_18">nuevos</text:span><text:span text:style-name="T442_19"><text:s/></text:span><text:span text:style-name="T442_20">productos</text:span><text:span text:style-name="T442_21"><text:s/></text:span><text:span text:style-name="T442_22">de</text:span><text:span text:style-name="T442_23"><text:s/></text:span><text:span text:style-name="T442_24">computadores</text:span></text:p>
            <text:p text:style-name="P443"><text:span text:style-name="T443_1">-</text:span><text:span text:style-name="T443_2">Asegurar</text:span><text:span text:style-name="T443_3"><text:s/></text:span><text:span text:style-name="T443_4">el</text:span><text:span text:style-name="T443_5"><text:s/></text:span><text:span text:style-name="T443_6">desarrollo</text:span><text:span text:style-name="T443_7"><text:s/></text:span><text:span text:style-name="T443_8">de</text:span><text:span text:style-name="T443_9"><text:s/></text:span><text:span text:style-name="T443_10">los</text:span><text:span text:style-name="T443_11"><text:s/></text:span><text:span text:style-name="T443_12">productos</text:span><text:span text:style-name="T443_13"><text:s/></text:span><text:span text:style-name="T443_14">aprobados</text:span></text:p>
            <text:p text:style-name="P444"><text:span text:style-name="T444_1">-</text:span><text:span text:style-name="T444_2">Asegurar</text:span><text:span text:style-name="T444_3"><text:s/></text:span><text:span text:style-name="T444_4">el</text:span><text:span text:style-name="T444_5"><text:s/></text:span><text:span text:style-name="T444_6">correcto</text:span><text:span text:style-name="T444_7"><text:s/></text:span><text:span text:style-name="T444_8">funcionamiento</text:span><text:span text:style-name="T444_9"><text:s/></text:span><text:span text:style-name="T444_10">de</text:span><text:span text:style-name="T444_11"><text:s/></text:span><text:span text:style-name="T444_12">los</text:span><text:span text:style-name="T444_13"><text:s/></text:span><text:span text:style-name="T444_14">productos</text:span><text:span text:style-name="T444_15"><text:s/></text:span><text:span text:style-name="T444_16">desarrollados</text:span></text:p>
          </table:table-cell>
        </table:table-row>
      </table:table>
      <text:p text:style-name="P445"/>
      <text:p text:style-name="P446"/>
      <text:p text:style-name="P447"/>
      <text:p text:style-name="P448"><text:span text:style-name="T448_1">Área</text:span><text:span text:style-name="T448_2"><text:s/></text:span><text:span text:style-name="T448_3">de</text:span><text:span text:style-name="T448_4"><text:s/></text:span><text:span text:style-name="T448_5">análisis</text:span><text:span text:style-name="T448_6"><text:s/></text:span><text:span text:style-name="T448_7">y</text:span><text:span text:style-name="T448_8"><text:s/></text:span><text:span text:style-name="T448_9">diseño</text:span><text:span text:style-name="T448_10"><text:s/></text:span><text:span text:style-name="T448_11">de</text:span><text:span text:style-name="T448_12"><text:s/></text:span><text:span text:style-name="T448_13">computadores</text:span></text:p>
      <text:p text:style-name="P449"/>
      <text:p text:style-name="P450"/>
      <table:table table:style-name="Table38">
        <table:table-column table:style-name="Column75"/>
        <table:table-column table:style-name="Column76"/>
        <table:table-row table:style-name="Row81">
          <table:table-cell table:style-name="Cell161">
            <text:p text:style-name="P451"><text:span text:style-name="T451_1">MISIONES</text:span></text:p>
          </table:table-cell>
          <table:table-cell table:style-name="Cell162">
            <text:p text:style-name="P452"><text:span text:style-name="T452_1">FUNCIONES</text:span></text:p>
          </table:table-cell>
        </table:table-row>
        <table:table-row table:style-name="Row82">
          <table:table-cell table:style-name="Cell163">
            <text:p text:style-name="P453"><text:span text:style-name="T453_1">Realizar</text:span><text:span text:style-name="T453_2"><text:s/></text:span><text:span text:style-name="T453_3">análisis</text:span><text:span text:style-name="T453_4"><text:s/></text:span><text:span text:style-name="T453_5">y</text:span><text:span text:style-name="T453_6"><text:s/></text:span><text:span text:style-name="T453_7">diseños</text:span><text:span text:style-name="T453_8"><text:s/></text:span><text:span text:style-name="T453_9">de</text:span><text:span text:style-name="T453_10"><text:s/></text:span><text:span text:style-name="T453_11">productos</text:span><text:span text:style-name="T453_12"><text:s/></text:span><text:span text:style-name="T453_13">de</text:span><text:span text:style-name="T453_14"><text:s/></text:span><text:span text:style-name="T453_15">computadores</text:span><text:span text:style-name="T453_16"><text:s/></text:span><text:span text:style-name="T453_17">que</text:span><text:span text:style-name="T453_18"><text:s/></text:span><text:span text:style-name="T453_19">cumplan</text:span><text:span text:style-name="T453_20"><text:s/></text:span><text:span text:style-name="T453_21">con</text:span><text:span text:style-name="T453_22"><text:s/></text:span><text:span text:style-name="T453_23">las</text:span><text:span text:style-name="T453_24"><text:s/></text:span><text:span text:style-name="T453_25">necesidades</text:span><text:span text:style-name="T453_26"><text:s/></text:span><text:span text:style-name="T453_27">de</text:span><text:span text:style-name="T453_28"><text:s/></text:span><text:span text:style-name="T453_29">la</text:span><text:span text:style-name="T453_30"><text:s/></text:span><text:span text:style-name="T453_31">empresa</text:span><text:span text:style-name="T453_32"><text:s/></text:span><text:span text:style-name="T453_33">y</text:span><text:span text:style-name="T453_34"><text:s/></text:span><text:span text:style-name="T453_35">del</text:span><text:span text:style-name="T453_36"><text:s/></text:span><text:span text:style-name="T453_37">mercado</text:span><text:span text:style-name="T453_38"><text:s/></text:span><text:span text:style-name="T453_39">actual</text:span></text:p>
          </table:table-cell>
          <table:table-cell table:style-name="Cell164">
            <text:p text:style-name="P454"><text:span text:style-name="T454_1">-</text:span><text:span text:style-name="T454_2">Investigar</text:span><text:span text:style-name="T454_3"><text:s/></text:span><text:span text:style-name="T454_4">las</text:span><text:span text:style-name="T454_5"><text:s/></text:span><text:span text:style-name="T454_6">necesidades</text:span><text:span text:style-name="T454_7"><text:s/></text:span><text:span text:style-name="T454_8">del</text:span><text:span text:style-name="T454_9"><text:s/></text:span><text:span text:style-name="T454_10">mercado</text:span><text:span text:style-name="T454_11"><text:s/></text:span><text:span text:style-name="T454_12">actual</text:span><text:span text:style-name="T454_13"><text:s/></text:span></text:p>
            <text:p text:style-name="P455"><text:span text:style-name="T455_1">-</text:span><text:span text:style-name="T455_2">Desarrollar</text:span><text:span text:style-name="T455_3"><text:s/></text:span><text:span text:style-name="T455_4">prototipos</text:span><text:span text:style-name="T455_5"><text:s/></text:span><text:span text:style-name="T455_6">de</text:span><text:span text:style-name="T455_7"><text:s/></text:span><text:span text:style-name="T455_8">distintos</text:span><text:span text:style-name="T455_9"><text:s/></text:span><text:span text:style-name="T455_10">dispositivos</text:span><text:span text:style-name="T455_11"><text:s/></text:span><text:span text:style-name="T455_12">como</text:span><text:span text:style-name="T455_13"><text:s/></text:span><text:span text:style-name="T455_14">tablets</text:span><text:span text:style-name="T455_15">,<text:s/></text:span><text:span text:style-name="T455_16">notebooks</text:span><text:span text:style-name="T455_17">,<text:s/></text:span><text:span text:style-name="T455_18">netbooks</text:span><text:span text:style-name="T455_19">,<text:s/></text:span><text:span text:style-name="T455_20">ultrabooks</text:span><text:span text:style-name="T455_21">,<text:s/></text:span><text:span text:style-name="T455_22">all</text:span><text:span text:style-name="T455_23">-</text:span><text:span text:style-name="T455_24">in</text:span><text:span text:style-name="T455_25">-</text:span><text:span text:style-name="T455_26">ones</text:span><text:span text:style-name="T455_27"><text:s/></text:span><text:span text:style-name="T455_28">y</text:span><text:span text:style-name="T455_29"><text:s/></text:span><text:span text:style-name="T455_30">ordenadores</text:span><text:span text:style-name="T455_31"><text:s/></text:span><text:span text:style-name="T455_32">de</text:span><text:span text:style-name="T455_33"><text:s/></text:span><text:span text:style-name="T455_34">escritorio</text:span></text:p>
            <text:p text:style-name="P456"><text:span text:style-name="T456_1">-</text:span><text:span text:style-name="T456_2">Analizar</text:span><text:span text:style-name="T456_3"><text:s/></text:span><text:span text:style-name="T456_4">resultados</text:span><text:span text:style-name="T456_5"><text:s/></text:span><text:span text:style-name="T456_6">de</text:span><text:span text:style-name="T456_7"><text:s/></text:span><text:span text:style-name="T456_8">encuestas</text:span><text:span text:style-name="T456_9"><text:s/></text:span><text:span text:style-name="T456_10">a</text:span><text:span text:style-name="T456_11"><text:s/></text:span><text:span text:style-name="T456_12">posibles</text:span><text:span text:style-name="T456_13"><text:s/></text:span><text:span text:style-name="T456_14">usuarios</text:span><text:span text:style-name="T456_15"><text:s/></text:span><text:span text:style-name="T456_16">del</text:span><text:span text:style-name="T456_17"><text:s/></text:span><text:span text:style-name="T456_18">producto</text:span></text:p>
            <text:p text:style-name="P457"><text:span text:style-name="T457_1">-</text:span><text:span text:style-name="T457_2">Investigar</text:span><text:span text:style-name="T457_3"><text:s/></text:span><text:span text:style-name="T457_4">y</text:span><text:span text:style-name="T457_5"><text:s/></text:span><text:span text:style-name="T457_6">comparar</text:span><text:span text:style-name="T457_7"><text:s/></text:span><text:span text:style-name="T457_8">componentes</text:span><text:span text:style-name="T457_9"><text:s/></text:span><text:span text:style-name="T457_10">existentes</text:span><text:span text:style-name="T457_11"><text:s/></text:span><text:span text:style-name="T457_12">en</text:span><text:span text:style-name="T457_13"><text:s/></text:span><text:span text:style-name="T457_14">el</text:span><text:span text:style-name="T457_15"><text:s/></text:span><text:span text:style-name="T457_16">mercado</text:span><text:span text:style-name="T457_17"><text:s/></text:span><text:span text:style-name="T457_18">que</text:span><text:span text:style-name="T457_19"><text:s/></text:span><text:span text:style-name="T457_20">podrían</text:span><text:span text:style-name="T457_21"><text:s/></text:span><text:span text:style-name="T457_22">llegar</text:span><text:span text:style-name="T457_23"><text:s/></text:span><text:span text:style-name="T457_24">a</text:span><text:span text:style-name="T457_25"><text:s/></text:span><text:span text:style-name="T457_26">integrar</text:span><text:span text:style-name="T457_27"><text:s/></text:span><text:span text:style-name="T457_28">el</text:span><text:span text:style-name="T457_29"><text:s/></text:span><text:span text:style-name="T457_30">producto</text:span></text:p>
            <text:p text:style-name="P458"><text:span text:style-name="T458_1">-</text:span><text:span text:style-name="T458_2">Analizar</text:span><text:span text:style-name="T458_3"><text:s/></text:span><text:span text:style-name="T458_4">la</text:span><text:span text:style-name="T458_5"><text:s/></text:span><text:span text:style-name="T458_6">rentabilidad</text:span><text:span text:style-name="T458_7"><text:s/></text:span><text:span text:style-name="T458_8">de</text:span><text:span text:style-name="T458_9"><text:s/></text:span><text:span text:style-name="T458_10">los</text:span><text:span text:style-name="T458_11"><text:s/></text:span><text:span text:style-name="T458_12">componentes</text:span><text:span text:style-name="T458_13"><text:s/></text:span><text:span text:style-name="T458_14">ajenos</text:span><text:span text:style-name="T458_15"><text:s/></text:span><text:span text:style-name="T458_16">a</text:span><text:span text:style-name="T458_17"><text:s/></text:span><text:span text:style-name="T458_18">la</text:span><text:span text:style-name="T458_19"><text:s/></text:span><text:span text:style-name="T458_20">empresa</text:span><text:span text:style-name="T458_21"><text:s/></text:span><text:span text:style-name="T458_22">que</text:span><text:span text:style-name="T458_23"><text:s/></text:span><text:span text:style-name="T458_24">se</text:span><text:span text:style-name="T458_25"><text:s/></text:span><text:span text:style-name="T458_26">podrían</text:span><text:span text:style-name="T458_27"><text:s/></text:span><text:span text:style-name="T458_28">incorporar</text:span></text:p>
            <text:p text:style-name="P459"><text:span text:style-name="T459_1">-</text:span><text:span text:style-name="T459_2">Realizar</text:span><text:span text:style-name="T459_3"><text:s/></text:span><text:span text:style-name="T459_4">reportes</text:span><text:span text:style-name="T459_5"><text:s/></text:span><text:span text:style-name="T459_6">sobre</text:span><text:span text:style-name="T459_7"><text:s/></text:span><text:span text:style-name="T459_8">el</text:span><text:span text:style-name="T459_9"><text:s/></text:span><text:span text:style-name="T459_10">impacto</text:span><text:span text:style-name="T459_11"><text:s/></text:span><text:span text:style-name="T459_12">que</text:span><text:span text:style-name="T459_13"><text:s/></text:span><text:span text:style-name="T459_14">podría</text:span><text:span text:style-name="T459_15"><text:s/></text:span><text:span text:style-name="T459_16">tener</text:span><text:span text:style-name="T459_17"><text:s/></text:span><text:span text:style-name="T459_18">el</text:span><text:span text:style-name="T459_19"><text:s/></text:span><text:span text:style-name="T459_20">producto</text:span><text:span text:style-name="T459_21"><text:s/></text:span><text:span text:style-name="T459_22">en</text:span><text:span text:style-name="T459_23"><text:s/></text:span><text:span text:style-name="T459_24">el</text:span><text:span text:style-name="T459_25"><text:s/></text:span><text:span text:style-name="T459_26">mercado</text:span></text:p>
            <text:p text:style-name="P460"><text:span text:style-name="T460_1">-</text:span><text:span text:style-name="T460_2">Exponer</text:span><text:span text:style-name="T460_3"><text:s/></text:span><text:span text:style-name="T460_4">los</text:span><text:span text:style-name="T460_5"><text:s/></text:span><text:span text:style-name="T460_6">prototipos</text:span><text:span text:style-name="T460_7"><text:s/></text:span><text:span text:style-name="T460_8">al</text:span><text:span text:style-name="T460_9"><text:s/></text:span><text:span text:style-name="T460_10">equipo</text:span><text:span text:style-name="T460_11"><text:s/></text:span><text:span text:style-name="T460_12">de</text:span><text:span text:style-name="T460_13"><text:s/></text:span><text:span text:style-name="T460_14">trabajo</text:span><text:span text:style-name="T460_15"><text:s/></text:span><text:span text:style-name="T460_16">y</text:span><text:span text:style-name="T460_17"><text:s/></text:span><text:span text:style-name="T460_18">al</text:span><text:span text:style-name="T460_19"><text:s/></text:span><text:span text:style-name="T460_20">público</text:span></text:p>
            <text:p text:style-name="P461"><text:span text:style-name="T461_1">-</text:span><text:span text:style-name="T461_2">Adecuarse</text:span><text:span text:style-name="T461_3"><text:s/></text:span><text:span text:style-name="T461_4">al</text:span><text:span text:style-name="T461_5"><text:s/></text:span><text:span text:style-name="T461_6">presupuesto</text:span><text:span text:style-name="T461_7"><text:s/></text:span><text:span text:style-name="T461_8">de</text:span><text:span text:style-name="T461_9"><text:s/></text:span><text:span text:style-name="T461_10">la</text:span><text:span text:style-name="T461_11"><text:s/></text:span><text:span text:style-name="T461_12">empresa</text:span></text:p>
            <text:p text:style-name="P462"><text:span text:style-name="T462_1">-</text:span><text:span text:style-name="T462_2">Documentar</text:span><text:span text:style-name="T462_3"><text:s/></text:span><text:span text:style-name="T462_4">las</text:span><text:span text:style-name="T462_5"><text:s/></text:span><text:span text:style-name="T462_6">investigaciones</text:span><text:span text:style-name="T462_7"><text:s/></text:span><text:span text:style-name="T462_8">realizadas</text:span></text:p>
          </table:table-cell>
        </table:table-row>
      </table:table>
      <text:p text:style-name="P463"/>
      <text:p text:style-name="P464"/>
      <text:p text:style-name="P465"><text:span text:style-name="T465_1">Área</text:span><text:span text:style-name="T465_2"><text:s/></text:span><text:span text:style-name="T465_3">de</text:span><text:span text:style-name="T465_4"><text:s/></text:span><text:span text:style-name="T465_5">infraestructura</text:span><text:span text:style-name="T465_6"><text:s/></text:span><text:span text:style-name="T465_7">de</text:span><text:span text:style-name="T465_8"><text:s/></text:span><text:span text:style-name="T465_9">computadores</text:span></text:p>
      <text:p text:style-name="P466"/>
      <text:p text:style-name="P467"/>
      <table:table table:style-name="Table39">
        <table:table-column table:style-name="Column77"/>
        <table:table-column table:style-name="Column78"/>
        <table:table-row table:style-name="Row83">
          <table:table-cell table:style-name="Cell165">
            <text:p text:style-name="P468"><text:span text:style-name="T468_1">MISIONES</text:span></text:p>
          </table:table-cell>
          <table:table-cell table:style-name="Cell166">
            <text:p text:style-name="P469"><text:span text:style-name="T469_1">FUNCIONES</text:span></text:p>
          </table:table-cell>
        </table:table-row>
        <table:table-row table:style-name="Row84">
          <table:table-cell table:style-name="Cell167">
            <text:p text:style-name="P470"><text:span text:style-name="T470_1">Desarrollo</text:span><text:span text:style-name="T470_2"><text:s/></text:span><text:span text:style-name="T470_3">eficaz</text:span><text:span text:style-name="T470_4"><text:s/></text:span><text:span text:style-name="T470_5">y</text:span><text:span text:style-name="T470_6"><text:s/></text:span><text:span text:style-name="T470_7">eficiente</text:span><text:span text:style-name="T470_8"><text:s/></text:span><text:span text:style-name="T470_9">de</text:span><text:span text:style-name="T470_10"><text:s/></text:span><text:span text:style-name="T470_11">hardware</text:span><text:span text:style-name="T470_12"><text:s/></text:span><text:span text:style-name="T470_13">y</text:span><text:span text:style-name="T470_14"><text:s/></text:span><text:span text:style-name="T470_15">software</text:span><text:span text:style-name="T470_16"><text:s/></text:span><text:span text:style-name="T470_17">para</text:span><text:span text:style-name="T470_18"><text:s/></text:span><text:span text:style-name="T470_19">Computadores</text:span></text:p>
          </table:table-cell>
          <table:table-cell table:style-name="Cell168">
            <text:p text:style-name="P471"><text:span text:style-name="T471_1">-</text:span><text:span text:style-name="T471_2">Obtención</text:span><text:span text:style-name="T471_3"><text:s/></text:span><text:span text:style-name="T471_4">de</text:span><text:span text:style-name="T471_5"><text:s/></text:span><text:span text:style-name="T471_6">modelos</text:span><text:span text:style-name="T471_7"><text:s/></text:span><text:span text:style-name="T471_8">proporcionados</text:span><text:span text:style-name="T471_9"><text:s/></text:span><text:span text:style-name="T471_10">por</text:span><text:span text:style-name="T471_11"><text:s/></text:span><text:span text:style-name="T471_12">el</text:span><text:span text:style-name="T471_13"><text:s/></text:span><text:span text:style-name="T471_14">área</text:span><text:span text:style-name="T471_15"><text:s/></text:span><text:span text:style-name="T471_16">de</text:span><text:span text:style-name="T471_17"><text:s/></text:span><text:span text:style-name="T471_18">análisis</text:span></text:p>
            <text:p text:style-name="P472"><text:span text:style-name="T472_1">-</text:span><text:span text:style-name="T472_2">Producción</text:span><text:span text:style-name="T472_3"><text:s/></text:span><text:span text:style-name="T472_4">de</text:span><text:span text:style-name="T472_5"><text:s/></text:span><text:span text:style-name="T472_6">los</text:span><text:span text:style-name="T472_7"><text:s/></text:span><text:span text:style-name="T472_8">componentes</text:span><text:span text:style-name="T472_9"><text:s/></text:span><text:span text:style-name="T472_10">de</text:span><text:span text:style-name="T472_11"><text:s/></text:span><text:span text:style-name="T472_12">Hardware</text:span></text:p>
            <text:p text:style-name="P473"><text:span text:style-name="T473_1">-</text:span><text:span text:style-name="T473_2">Ensamblaje</text:span><text:span text:style-name="T473_3"><text:s/></text:span><text:span text:style-name="T473_4">de</text:span><text:span text:style-name="T473_5"><text:s/></text:span><text:span text:style-name="T473_6">los</text:span><text:span text:style-name="T473_7"><text:s/></text:span><text:span text:style-name="T473_8">distintos</text:span><text:span text:style-name="T473_9"><text:s/></text:span><text:span text:style-name="T473_10">componentes</text:span></text:p>
            <text:p text:style-name="P474"><text:span text:style-name="T474_1">-</text:span><text:span text:style-name="T474_2">Desarrollo</text:span><text:span text:style-name="T474_3"><text:s/></text:span><text:span text:style-name="T474_4">de</text:span><text:span text:style-name="T474_5"><text:s/></text:span><text:span text:style-name="T474_6">aplicaciones</text:span><text:span text:style-name="T474_7"><text:s/></text:span><text:span text:style-name="T474_8">para</text:span><text:span text:style-name="T474_9"><text:s/></text:span><text:span text:style-name="T474_10">Computadores</text:span><text:span text:style-name="T474_11"><text:s/></text:span><text:span text:style-name="T474_12">que</text:span><text:span text:style-name="T474_13"><text:s/></text:span><text:span text:style-name="T474_14">faciliten</text:span><text:span text:style-name="T474_15"><text:s/></text:span><text:span text:style-name="T474_16">el</text:span><text:span text:style-name="T474_17"><text:s/></text:span><text:span text:style-name="T474_18">uso</text:span><text:span text:style-name="T474_19"><text:s/></text:span><text:span text:style-name="T474_20">de</text:span><text:span text:style-name="T474_21"><text:s/></text:span><text:span text:style-name="T474_22">los</text:span><text:span text:style-name="T474_23"><text:s/></text:span><text:span text:style-name="T474_24">mismos</text:span></text:p>
            <text:p text:style-name="P475"><text:span text:style-name="T475_1">-</text:span><text:span text:style-name="T475_2">Elección</text:span><text:span text:style-name="T475_3"><text:s/></text:span><text:span text:style-name="T475_4">del</text:span><text:span text:style-name="T475_5"><text:s/></text:span><text:span text:style-name="T475_6">sistema</text:span><text:span text:style-name="T475_7"><text:s/></text:span><text:span text:style-name="T475_8">operativo</text:span><text:span text:style-name="T475_9"><text:s/></text:span><text:span text:style-name="T475_10">adecuado</text:span><text:span text:style-name="T475_11"><text:s/></text:span><text:span text:style-name="T475_12">en</text:span><text:span text:style-name="T475_13"><text:s/></text:span><text:span text:style-name="T475_14">base</text:span><text:span text:style-name="T475_15"><text:s/></text:span><text:span text:style-name="T475_16">a</text:span><text:span text:style-name="T475_17"><text:s/></text:span><text:span text:style-name="T475_18">las</text:span><text:span text:style-name="T475_19"><text:s/></text:span><text:span text:style-name="T475_20">prestaciones</text:span><text:span text:style-name="T475_21"><text:s/></text:span><text:span text:style-name="T475_22">de</text:span><text:span text:style-name="T475_23"><text:s/></text:span><text:span text:style-name="T475_24">cada</text:span><text:span text:style-name="T475_25"><text:s/></text:span><text:span text:style-name="T475_26">dispositivo</text:span><text:span text:style-name="T475_27"><text:s/></text:span></text:p>
            <text:p text:style-name="P476"><text:span text:style-name="T476_1">-</text:span><text:span text:style-name="T476_2">Determinar</text:span><text:span text:style-name="T476_3"><text:s/></text:span><text:span text:style-name="T476_4">cualidades</text:span><text:span text:style-name="T476_5"><text:s/></text:span><text:span text:style-name="T476_6">operativas</text:span><text:span text:style-name="T476_7"><text:s/></text:span><text:span text:style-name="T476_8">del</text:span><text:span text:style-name="T476_9"><text:s/></text:span><text:span text:style-name="T476_10">producto</text:span><text:span text:style-name="T476_11"><text:s/></text:span><text:span text:style-name="T476_12">en</text:span><text:span text:style-name="T476_13"><text:s/></text:span><text:span text:style-name="T476_14">base</text:span><text:span text:style-name="T476_15"><text:s/></text:span><text:span text:style-name="T476_16">a</text:span><text:span text:style-name="T476_17"><text:s/></text:span><text:span text:style-name="T476_18">tamaño</text:span><text:span text:style-name="T476_19">,<text:s/></text:span><text:span text:style-name="T476_20">peso</text:span><text:span text:style-name="T476_21">,<text:s/></text:span><text:span text:style-name="T476_22">costo</text:span><text:span text:style-name="T476_23"><text:s/></text:span><text:span text:style-name="T476_24">y</text:span><text:span text:style-name="T476_25"><text:s/></text:span><text:span text:style-name="T476_26">mantenibilidad</text:span></text:p>
            <text:p text:style-name="P477"><text:span text:style-name="T477_1">-</text:span><text:span text:style-name="T477_2">Desarrollo</text:span><text:span text:style-name="T477_3"><text:s/></text:span><text:span text:style-name="T477_4">de</text:span><text:span text:style-name="T477_5"><text:s/></text:span><text:span text:style-name="T477_6">programas</text:span><text:span text:style-name="T477_7"><text:s/></text:span><text:span text:style-name="T477_8">que</text:span><text:span text:style-name="T477_9"><text:s/></text:span><text:span text:style-name="T477_10">den</text:span><text:span text:style-name="T477_11"><text:s/></text:span><text:span text:style-name="T477_12">soporte</text:span><text:span text:style-name="T477_13"><text:s/></text:span><text:span text:style-name="T477_14">a</text:span><text:span text:style-name="T477_15"><text:s/></text:span><text:span text:style-name="T477_16">los</text:span><text:span text:style-name="T477_17"><text:s/></text:span><text:span text:style-name="T477_18">servicios</text:span><text:span text:style-name="T477_19"><text:s/></text:span><text:span text:style-name="T477_20">que</text:span><text:span text:style-name="T477_21"><text:s/></text:span><text:span text:style-name="T477_22">presenta</text:span><text:span text:style-name="T477_23"><text:s/></text:span><text:span text:style-name="T477_24">el</text:span><text:span text:style-name="T477_25"><text:s/></text:span><text:span text:style-name="T477_26">producto</text:span></text:p>
          </table:table-cell>
        </table:table-row>
      </table:table>
      <text:p text:style-name="P478"/>
      <text:p text:style-name="P479"/>
      <text:p text:style-name="P480"><text:span text:style-name="T480_1">Área</text:span><text:span text:style-name="T480_2"><text:s/></text:span><text:span text:style-name="T480_3">de</text:span><text:span text:style-name="T480_4"><text:s/></text:span><text:span text:style-name="T480_5">testing</text:span><text:span text:style-name="T480_6"><text:s/></text:span><text:span text:style-name="T480_7">de</text:span><text:span text:style-name="T480_8"><text:s/></text:span><text:span text:style-name="T480_9">computadores</text:span></text:p>
      <text:p text:style-name="P481"/>
      <text:p text:style-name="P482"/>
      <table:table table:style-name="Table40">
        <table:table-column table:style-name="Column79"/>
        <table:table-column table:style-name="Column80"/>
        <table:table-row table:style-name="Row85">
          <table:table-cell table:style-name="Cell169">
            <text:p text:style-name="P483"><text:span text:style-name="T483_1">MISIONES</text:span></text:p>
          </table:table-cell>
          <table:table-cell table:style-name="Cell170">
            <text:p text:style-name="P484"><text:span text:style-name="T484_1">FUNCIONES</text:span></text:p>
          </table:table-cell>
        </table:table-row>
        <table:table-row table:style-name="Row86">
          <table:table-cell table:style-name="Cell171">
            <text:p text:style-name="P485"><text:span text:style-name="T485_1">Verificar</text:span><text:span text:style-name="T485_2"><text:s/></text:span><text:span text:style-name="T485_3">el</text:span><text:span text:style-name="T485_4"><text:s/></text:span><text:span text:style-name="T485_5">correcto</text:span><text:span text:style-name="T485_6"><text:s/></text:span><text:span text:style-name="T485_7">funcionamiento</text:span><text:span text:style-name="T485_8"><text:s/></text:span><text:span text:style-name="T485_9">de</text:span><text:span text:style-name="T485_10"><text:s/></text:span><text:span text:style-name="T485_11">los</text:span><text:span text:style-name="T485_12"><text:s/></text:span><text:span text:style-name="T485_13">dispositivos</text:span><text:span text:style-name="T485_14"><text:s/></text:span><text:span text:style-name="T485_15">desarrollados</text:span><text:span text:style-name="T485_16"><text:s/></text:span><text:span text:style-name="T485_17">en</text:span><text:span text:style-name="T485_18"><text:s/></text:span><text:span text:style-name="T485_19">esta</text:span><text:span text:style-name="T485_20"><text:s/></text:span><text:span text:style-name="T485_21">área</text:span></text:p>
          </table:table-cell>
          <table:table-cell table:style-name="Cell172">
            <text:p text:style-name="P486"><text:span text:style-name="T486_1">-</text:span><text:span text:style-name="T486_2">Diseñar</text:span><text:span text:style-name="T486_3"><text:s/></text:span><text:span text:style-name="T486_4">y</text:span><text:span text:style-name="T486_5"><text:s/></text:span><text:span text:style-name="T486_6">ejecutar</text:span><text:span text:style-name="T486_7"><text:s/></text:span><text:span text:style-name="T486_8">un</text:span><text:span text:style-name="T486_9"><text:s/></text:span><text:span text:style-name="T486_10">plan</text:span><text:span text:style-name="T486_11"><text:s/></text:span><text:span text:style-name="T486_12">de</text:span><text:span text:style-name="T486_13"><text:s/></text:span><text:span text:style-name="T486_14">pruebas</text:span><text:span text:style-name="T486_15"><text:s/></text:span></text:p>
            <text:p text:style-name="P487"><text:span text:style-name="T487_1">-</text:span><text:span text:style-name="T487_2">Definir</text:span><text:span text:style-name="T487_3"><text:s/></text:span><text:span text:style-name="T487_4">la</text:span><text:span text:style-name="T487_5"><text:s/></text:span><text:span text:style-name="T487_6">estrategia</text:span><text:span text:style-name="T487_7"><text:s/></text:span><text:span text:style-name="T487_8">de</text:span><text:span text:style-name="T487_9"><text:s/></text:span><text:span text:style-name="T487_10">pruebas</text:span><text:span text:style-name="T487_11"><text:s/></text:span><text:span text:style-name="T487_12">a</text:span><text:span text:style-name="T487_13"><text:s/></text:span><text:span text:style-name="T487_14">utilizar</text:span></text:p>
            <text:p text:style-name="P488"><text:span text:style-name="T488_1">-</text:span><text:span text:style-name="T488_2">Realizar</text:span><text:span text:style-name="T488_3"><text:s/></text:span><text:span text:style-name="T488_4">pruebas</text:span><text:span text:style-name="T488_5"><text:s/></text:span><text:span text:style-name="T488_6">de</text:span><text:span text:style-name="T488_7"><text:s/></text:span><text:span text:style-name="T488_8">velocidad</text:span><text:span text:style-name="T488_9">,<text:s/></text:span><text:span text:style-name="T488_10">tiempos</text:span><text:span text:style-name="T488_11"><text:s/></text:span><text:span text:style-name="T488_12">de</text:span><text:span text:style-name="T488_13"><text:s/></text:span><text:span text:style-name="T488_14">respuesta</text:span><text:span text:style-name="T488_15">,<text:s/></text:span><text:span text:style-name="T488_16">tiempos</text:span><text:span text:style-name="T488_17"><text:s/></text:span><text:span text:style-name="T488_18">de</text:span><text:span text:style-name="T488_19"><text:s/></text:span><text:span text:style-name="T488_20">arranque</text:span><text:span text:style-name="T488_21">,<text:s/></text:span><text:span text:style-name="T488_22">sobre</text:span><text:span text:style-name="T488_23"><text:s/></text:span><text:span text:style-name="T488_24">el</text:span><text:span text:style-name="T488_25"><text:s/></text:span><text:span text:style-name="T488_26">hardware</text:span><text:span text:style-name="T488_27"><text:s/></text:span><text:span text:style-name="T488_28">y</text:span><text:span text:style-name="T488_29"><text:s/></text:span><text:span text:style-name="T488_30">software</text:span><text:span text:style-name="T488_31"><text:s/></text:span><text:span text:style-name="T488_32">del</text:span><text:span text:style-name="T488_33"><text:s/></text:span><text:span text:style-name="T488_34">producto</text:span><text:span text:style-name="T488_35"><text:s/></text:span><text:span text:style-name="T488_36">en</text:span><text:span text:style-name="T488_37"><text:s/></text:span><text:span text:style-name="T488_38">cuestión</text:span></text:p>
          </table:table-cell>
        </table:table-row>
      </table:table>
      <text:p text:style-name="P489"/>
      <text:p text:style-name="P490"/>
      <text:p text:style-name="P491"><text:span text:style-name="T491_1">División</text:span><text:span text:style-name="T491_2"><text:s/></text:span><text:span text:style-name="T491_3">TV</text:span></text:p>
      <text:p text:style-name="P492"/>
      <text:p text:style-name="P493"/>
      <table:table table:style-name="Table41">
        <table:table-column table:style-name="Column81"/>
        <table:table-column table:style-name="Column82"/>
        <table:table-row table:style-name="Row87">
          <table:table-cell table:style-name="Cell173">
            <text:p text:style-name="P494"><text:span text:style-name="T494_1">MISIONES</text:span></text:p>
          </table:table-cell>
          <table:table-cell table:style-name="Cell174">
            <text:p text:style-name="P495"><text:span text:style-name="T495_1">FUNCIONES</text:span></text:p>
          </table:table-cell>
        </table:table-row>
        <table:table-row table:style-name="Row88">
          <table:table-cell table:style-name="Cell175">
            <text:p text:style-name="P496"><text:span text:style-name="T496_1">Planificar</text:span><text:span text:style-name="T496_2">,<text:s/></text:span><text:span text:style-name="T496_3">dirigir</text:span><text:span text:style-name="T496_4">,<text:s/></text:span><text:span text:style-name="T496_5">controlar</text:span><text:span text:style-name="T496_6"><text:s/></text:span><text:span text:style-name="T496_7">y</text:span><text:span text:style-name="T496_8"><text:s/></text:span><text:span text:style-name="T496_9">definir</text:span><text:span text:style-name="T496_10"><text:s/></text:span><text:span text:style-name="T496_11">los</text:span><text:span text:style-name="T496_12"><text:s/></text:span><text:span text:style-name="T496_13">procesos</text:span><text:span text:style-name="T496_14"><text:s/></text:span><text:span text:style-name="T496_15">para</text:span><text:span text:style-name="T496_16"><text:s/></text:span><text:span text:style-name="T496_17">el</text:span><text:span text:style-name="T496_18"><text:s/></text:span><text:span text:style-name="T496_19">análisis</text:span><text:span text:style-name="T496_20">,<text:s/></text:span><text:span text:style-name="T496_21">desarrollo</text:span><text:span text:style-name="T496_22"><text:s/></text:span><text:span text:style-name="T496_23">y</text:span><text:span text:style-name="T496_24"><text:s/></text:span><text:span text:style-name="T496_25">testing</text:span><text:span text:style-name="T496_26"><text:s/></text:span><text:span text:style-name="T496_27">de</text:span><text:span text:style-name="T496_28"><text:s/></text:span><text:span text:style-name="T496_29">productos</text:span><text:span text:style-name="T496_30"><text:s/></text:span><text:span text:style-name="T496_31">de</text:span><text:span text:style-name="T496_32"><text:s/></text:span><text:span text:style-name="T496_33">TV</text:span></text:p>
          </table:table-cell>
          <table:table-cell table:style-name="Cell176">
            <text:p text:style-name="P497"><text:span text:style-name="T497_1">-</text:span><text:span text:style-name="T497_2">Aceptar</text:span><text:span text:style-name="T497_3"><text:s/></text:span><text:span text:style-name="T497_4">o</text:span><text:span text:style-name="T497_5"><text:s/></text:span><text:span text:style-name="T497_6">rechazar</text:span><text:span text:style-name="T497_7"><text:s/></text:span><text:span text:style-name="T497_8">proyectos</text:span><text:span text:style-name="T497_9"><text:s/></text:span><text:span text:style-name="T497_10">para</text:span><text:span text:style-name="T497_11"><text:s/></text:span><text:span text:style-name="T497_12">el</text:span><text:span text:style-name="T497_13"><text:s/></text:span><text:span text:style-name="T497_14">desarrollo</text:span><text:span text:style-name="T497_15"><text:s/></text:span><text:span text:style-name="T497_16">de</text:span><text:span text:style-name="T497_17"><text:s/></text:span><text:span text:style-name="T497_18">nuevos</text:span><text:span text:style-name="T497_19"><text:s/></text:span><text:span text:style-name="T497_20">productos</text:span><text:span text:style-name="T497_21"><text:s/></text:span><text:span text:style-name="T497_22">de</text:span><text:span text:style-name="T497_23"><text:s/></text:span><text:span text:style-name="T497_24">TV</text:span></text:p>
            <text:p text:style-name="P498"><text:span text:style-name="T498_1">-</text:span><text:span text:style-name="T498_2">Asegurar</text:span><text:span text:style-name="T498_3"><text:s/></text:span><text:span text:style-name="T498_4">el</text:span><text:span text:style-name="T498_5"><text:s/></text:span><text:span text:style-name="T498_6">desarrollo</text:span><text:span text:style-name="T498_7"><text:s/></text:span><text:span text:style-name="T498_8">de</text:span><text:span text:style-name="T498_9"><text:s/></text:span><text:span text:style-name="T498_10">los</text:span><text:span text:style-name="T498_11"><text:s/></text:span><text:span text:style-name="T498_12">productos</text:span><text:span text:style-name="T498_13"><text:s/></text:span><text:span text:style-name="T498_14">aprobados</text:span></text:p>
            <text:p text:style-name="P499"><text:span text:style-name="T499_1">-</text:span><text:span text:style-name="T499_2">Asegurar</text:span><text:span text:style-name="T499_3"><text:s/></text:span><text:span text:style-name="T499_4">el</text:span><text:span text:style-name="T499_5"><text:s/></text:span><text:span text:style-name="T499_6">correcto</text:span><text:span text:style-name="T499_7"><text:s/></text:span><text:span text:style-name="T499_8">funcionamiento</text:span><text:span text:style-name="T499_9"><text:s/></text:span><text:span text:style-name="T499_10">de</text:span><text:span text:style-name="T499_11"><text:s/></text:span><text:span text:style-name="T499_12">los</text:span><text:span text:style-name="T499_13"><text:s/></text:span><text:span text:style-name="T499_14">productos</text:span><text:span text:style-name="T499_15"><text:s/></text:span><text:span text:style-name="T499_16">desarrollados</text:span></text:p>
          </table:table-cell>
        </table:table-row>
      </table:table>
      <text:p text:style-name="P500"/>
      <text:p text:style-name="P501"/>
      <text:p text:style-name="P502"><text:span text:style-name="T502_1">Área</text:span><text:span text:style-name="T502_2"><text:s/></text:span><text:span text:style-name="T502_3">de</text:span><text:span text:style-name="T502_4"><text:s/></text:span><text:span text:style-name="T502_5">análisis</text:span><text:span text:style-name="T502_6"><text:s/></text:span><text:span text:style-name="T502_7">y</text:span><text:span text:style-name="T502_8"><text:s/></text:span><text:span text:style-name="T502_9">diseño</text:span><text:span text:style-name="T502_10"><text:s/></text:span><text:span text:style-name="T502_11">de</text:span><text:span text:style-name="T502_12"><text:s/></text:span><text:span text:style-name="T502_13">TV</text:span></text:p>
      <text:p text:style-name="P503"/>
      <text:p text:style-name="P504"/>
      <table:table table:style-name="Table42">
        <table:table-column table:style-name="Column83"/>
        <table:table-column table:style-name="Column84"/>
        <table:table-row table:style-name="Row89">
          <table:table-cell table:style-name="Cell177">
            <text:p text:style-name="P505"><text:span text:style-name="T505_1">MISIONES</text:span></text:p>
          </table:table-cell>
          <table:table-cell table:style-name="Cell178">
            <text:p text:style-name="P506"><text:span text:style-name="T506_1">FUNCIONES</text:span></text:p>
          </table:table-cell>
        </table:table-row>
        <table:table-row table:style-name="Row90">
          <table:table-cell table:style-name="Cell179">
            <text:p text:style-name="P507"><text:span text:style-name="T507_1">Realizar</text:span><text:span text:style-name="T507_2"><text:s/></text:span><text:span text:style-name="T507_3">análisis</text:span><text:span text:style-name="T507_4"><text:s/></text:span><text:span text:style-name="T507_5">y</text:span><text:span text:style-name="T507_6"><text:s/></text:span><text:span text:style-name="T507_7">diseños</text:span><text:span text:style-name="T507_8"><text:s/></text:span><text:span text:style-name="T507_9">de</text:span><text:span text:style-name="T507_10"><text:s/></text:span><text:span text:style-name="T507_11">productos</text:span><text:span text:style-name="T507_12"><text:s/></text:span><text:span text:style-name="T507_13">de</text:span><text:span text:style-name="T507_14"><text:s/></text:span><text:span text:style-name="T507_15">TV</text:span><text:span text:style-name="T507_16"><text:s/></text:span><text:span text:style-name="T507_17">que</text:span><text:span text:style-name="T507_18"><text:s/></text:span><text:span text:style-name="T507_19">cumplan</text:span><text:span text:style-name="T507_20"><text:s/></text:span><text:span text:style-name="T507_21">con</text:span><text:span text:style-name="T507_22"><text:s/></text:span><text:span text:style-name="T507_23">las</text:span><text:span text:style-name="T507_24"><text:s/></text:span><text:span text:style-name="T507_25">necesidades</text:span><text:span text:style-name="T507_26"><text:s/></text:span><text:span text:style-name="T507_27">de</text:span><text:span text:style-name="T507_28"><text:s/></text:span><text:span text:style-name="T507_29">la</text:span><text:span text:style-name="T507_30"><text:s/></text:span><text:span text:style-name="T507_31">empresa</text:span><text:span text:style-name="T507_32"><text:s/></text:span><text:span text:style-name="T507_33">y</text:span><text:span text:style-name="T507_34"><text:s/></text:span><text:span text:style-name="T507_35">del</text:span><text:span text:style-name="T507_36"><text:s/></text:span><text:span text:style-name="T507_37">mercado</text:span><text:span text:style-name="T507_38"><text:s/></text:span><text:span text:style-name="T507_39">actual</text:span></text:p>
            <text:p text:style-name="P508"/>
          </table:table-cell>
          <table:table-cell table:style-name="Cell180">
            <text:p text:style-name="P509"><text:span text:style-name="T509_1">-</text:span><text:span text:style-name="T509_2">Investigar</text:span><text:span text:style-name="T509_3"><text:s/></text:span><text:span text:style-name="T509_4">las</text:span><text:span text:style-name="T509_5"><text:s/></text:span><text:span text:style-name="T509_6">necesidades</text:span><text:span text:style-name="T509_7"><text:s/></text:span><text:span text:style-name="T509_8">del</text:span><text:span text:style-name="T509_9"><text:s/></text:span><text:span text:style-name="T509_10">mercado</text:span><text:span text:style-name="T509_11"><text:s/></text:span><text:span text:style-name="T509_12">actual</text:span><text:span text:style-name="T509_13"><text:s/></text:span></text:p>
            <text:p text:style-name="P510"><text:span text:style-name="T510_1">-</text:span><text:span text:style-name="T510_2">Analizar</text:span><text:span text:style-name="T510_3"><text:s/></text:span><text:span text:style-name="T510_4">resultados</text:span><text:span text:style-name="T510_5"><text:s/></text:span><text:span text:style-name="T510_6">de</text:span><text:span text:style-name="T510_7"><text:s/></text:span><text:span text:style-name="T510_8">encuestas</text:span><text:span text:style-name="T510_9"><text:s/></text:span><text:span text:style-name="T510_10">a</text:span><text:span text:style-name="T510_11"><text:s/></text:span><text:span text:style-name="T510_12">posibles</text:span><text:span text:style-name="T510_13"><text:s/></text:span><text:span text:style-name="T510_14">usuarios</text:span><text:span text:style-name="T510_15"><text:s/></text:span><text:span text:style-name="T510_16">del</text:span><text:span text:style-name="T510_17"><text:s/></text:span><text:span text:style-name="T510_18">producto</text:span></text:p>
            <text:p text:style-name="P511"><text:span text:style-name="T511_1">-</text:span><text:span text:style-name="T511_2">Realizar</text:span><text:span text:style-name="T511_3"><text:s/></text:span><text:span text:style-name="T511_4">reportes</text:span><text:span text:style-name="T511_5"><text:s/></text:span><text:span text:style-name="T511_6">sobre</text:span><text:span text:style-name="T511_7"><text:s/></text:span><text:span text:style-name="T511_8">el</text:span><text:span text:style-name="T511_9"><text:s/></text:span><text:span text:style-name="T511_10">impacto</text:span><text:span text:style-name="T511_11"><text:s/></text:span><text:span text:style-name="T511_12">que</text:span><text:span text:style-name="T511_13"><text:s/></text:span><text:span text:style-name="T511_14">podría</text:span><text:span text:style-name="T511_15"><text:s/></text:span><text:span text:style-name="T511_16">tener</text:span><text:span text:style-name="T511_17"><text:s/></text:span><text:span text:style-name="T511_18">el</text:span><text:span text:style-name="T511_19"><text:s/></text:span><text:span text:style-name="T511_20">producto</text:span><text:span text:style-name="T511_21"><text:s/></text:span><text:span text:style-name="T511_22">en</text:span><text:span text:style-name="T511_23"><text:s/></text:span><text:span text:style-name="T511_24">el</text:span><text:span text:style-name="T511_25"><text:s/></text:span><text:span text:style-name="T511_26">mercado</text:span></text:p>
            <text:p text:style-name="P512"><text:span text:style-name="T512_1">-</text:span><text:span text:style-name="T512_2">Realizar</text:span><text:span text:style-name="T512_3"><text:s/></text:span><text:span text:style-name="T512_4">un</text:span><text:span text:style-name="T512_5"><text:s/></text:span><text:span text:style-name="T512_6">prototipo</text:span><text:span text:style-name="T512_7"><text:s/></text:span><text:span text:style-name="T512_8">del</text:span><text:span text:style-name="T512_9"><text:s/></text:span><text:span text:style-name="T512_10">producto</text:span></text:p>
            <text:p text:style-name="P513"><text:span text:style-name="T513_1">-</text:span><text:span text:style-name="T513_2">Exponer</text:span><text:span text:style-name="T513_3"><text:s/></text:span><text:span text:style-name="T513_4">los</text:span><text:span text:style-name="T513_5"><text:s/></text:span><text:span text:style-name="T513_6">prototipos</text:span><text:span text:style-name="T513_7"><text:s/></text:span><text:span text:style-name="T513_8">al</text:span><text:span text:style-name="T513_9"><text:s/></text:span><text:span text:style-name="T513_10">equipo</text:span><text:span text:style-name="T513_11"><text:s/></text:span><text:span text:style-name="T513_12">de</text:span><text:span text:style-name="T513_13"><text:s/></text:span><text:span text:style-name="T513_14">trabajo</text:span><text:span text:style-name="T513_15"><text:s/></text:span><text:span text:style-name="T513_16">y</text:span><text:span text:style-name="T513_17"><text:s/></text:span><text:span text:style-name="T513_18">al</text:span><text:span text:style-name="T513_19"><text:s/></text:span><text:span text:style-name="T513_20">público</text:span></text:p>
            <text:p text:style-name="P514"><text:span text:style-name="T514_1">-</text:span><text:span text:style-name="T514_2">Adecuarse</text:span><text:span text:style-name="T514_3"><text:s/></text:span><text:span text:style-name="T514_4">al</text:span><text:span text:style-name="T514_5"><text:s/></text:span><text:span text:style-name="T514_6">presupuesto</text:span><text:span text:style-name="T514_7"><text:s/></text:span><text:span text:style-name="T514_8">de</text:span><text:span text:style-name="T514_9"><text:s/></text:span><text:span text:style-name="T514_10">la</text:span><text:span text:style-name="T514_11"><text:s/></text:span><text:span text:style-name="T514_12">empresa</text:span></text:p>
            <text:p text:style-name="P515"><text:span text:style-name="T515_1">-</text:span><text:span text:style-name="T515_2">Documentar</text:span><text:span text:style-name="T515_3"><text:s/></text:span><text:span text:style-name="T515_4">las</text:span><text:span text:style-name="T515_5"><text:s/></text:span><text:span text:style-name="T515_6">investigaciones</text:span><text:span text:style-name="T515_7"><text:s/></text:span><text:span text:style-name="T515_8">realizadas</text:span></text:p>
          </table:table-cell>
        </table:table-row>
      </table:table>
      <text:p text:style-name="P516"/>
      <text:p text:style-name="P517"/>
      <text:p text:style-name="P518"><text:span text:style-name="T518_1">Área</text:span><text:span text:style-name="T518_2"><text:s/></text:span><text:span text:style-name="T518_3">de</text:span><text:span text:style-name="T518_4"><text:s/></text:span><text:span text:style-name="T518_5">infraestructura</text:span><text:span text:style-name="T518_6"><text:s/></text:span><text:span text:style-name="T518_7">de</text:span><text:span text:style-name="T518_8"><text:s/></text:span><text:span text:style-name="T518_9">TV</text:span></text:p>
      <text:p text:style-name="P519"/>
      <text:p text:style-name="P520"/>
      <table:table table:style-name="Table43">
        <table:table-column table:style-name="Column85"/>
        <table:table-column table:style-name="Column86"/>
        <table:table-row table:style-name="Row91">
          <table:table-cell table:style-name="Cell181">
            <text:p text:style-name="P521"><text:span text:style-name="T521_1">MISIONES</text:span></text:p>
          </table:table-cell>
          <table:table-cell table:style-name="Cell182">
            <text:p text:style-name="P522"><text:span text:style-name="T522_1">FUNCIONES</text:span></text:p>
          </table:table-cell>
        </table:table-row>
        <table:table-row table:style-name="Row92">
          <table:table-cell table:style-name="Cell183">
            <text:p text:style-name="P523"><text:span text:style-name="T523_1">Desarrollo</text:span><text:span text:style-name="T523_2"><text:s/></text:span><text:span text:style-name="T523_3">eficiente</text:span><text:span text:style-name="T523_4"><text:s/></text:span><text:span text:style-name="T523_5">y</text:span><text:span text:style-name="T523_6"><text:s/></text:span><text:span text:style-name="T523_7">eficaz</text:span><text:span text:style-name="T523_8"><text:s/></text:span><text:span text:style-name="T523_9">de</text:span><text:span text:style-name="T523_10"><text:s/></text:span><text:span text:style-name="T523_11">Hardware</text:span><text:span text:style-name="T523_12"><text:s/></text:span><text:span text:style-name="T523_13">y</text:span><text:span text:style-name="T523_14"><text:s/></text:span><text:span text:style-name="T523_15">Software</text:span><text:span text:style-name="T523_16"><text:s/></text:span><text:span text:style-name="T523_17">de</text:span><text:span text:style-name="T523_18"><text:s/></text:span><text:span text:style-name="T523_19">productos</text:span><text:span text:style-name="T523_20"><text:s/></text:span><text:span text:style-name="T523_21">de</text:span><text:span text:style-name="T523_22"><text:s/></text:span><text:span text:style-name="T523_23">TV</text:span></text:p>
          </table:table-cell>
          <table:table-cell table:style-name="Cell184">
            <text:p text:style-name="P524"><text:span text:style-name="T524_1">-</text:span><text:span text:style-name="T524_2">Producción</text:span><text:span text:style-name="T524_3"><text:s/></text:span><text:span text:style-name="T524_4">de</text:span><text:span text:style-name="T524_5"><text:s/></text:span><text:span text:style-name="T524_6">los</text:span><text:span text:style-name="T524_7"><text:s/></text:span><text:span text:style-name="T524_8">componentes</text:span><text:span text:style-name="T524_9"><text:s/></text:span><text:span text:style-name="T524_10">de</text:span><text:span text:style-name="T524_11"><text:s/></text:span><text:span text:style-name="T524_12">Hardware</text:span></text:p>
            <text:p text:style-name="P525"><text:span text:style-name="T525_1">-</text:span><text:span text:style-name="T525_2">Ensamblaje</text:span><text:span text:style-name="T525_3"><text:s/></text:span><text:span text:style-name="T525_4">de</text:span><text:span text:style-name="T525_5"><text:s/></text:span><text:span text:style-name="T525_6">los</text:span><text:span text:style-name="T525_7"><text:s/></text:span><text:span text:style-name="T525_8">distintos</text:span><text:span text:style-name="T525_9"><text:s/></text:span><text:span text:style-name="T525_10">componentes</text:span></text:p>
            <text:p text:style-name="P526"><text:span text:style-name="T526_1">-</text:span><text:span text:style-name="T526_2">Desarrollo</text:span><text:span text:style-name="T526_3"><text:s/></text:span><text:span text:style-name="T526_4">de</text:span><text:span text:style-name="T526_5"><text:s/></text:span><text:span text:style-name="T526_6">widgets</text:span><text:span text:style-name="T526_7"><text:s/></text:span><text:span text:style-name="T526_8">para</text:span><text:span text:style-name="T526_9"><text:s/></text:span><text:span text:style-name="T526_10">Smart</text:span><text:span text:style-name="T526_11"><text:s/></text:span><text:span text:style-name="T526_12">TVs</text:span></text:p>
            <text:p text:style-name="P527"><text:span text:style-name="T527_1">-</text:span><text:span text:style-name="T527_2">Desarrollar</text:span><text:span text:style-name="T527_3"><text:s/></text:span><text:span text:style-name="T527_4">aplicaciones</text:span><text:span text:style-name="T527_5"><text:s/></text:span><text:span text:style-name="T527_6">para</text:span><text:span text:style-name="T527_7"><text:s/></text:span><text:span text:style-name="T527_8">TV</text:span><text:span text:style-name="T527_9"><text:s/></text:span><text:span text:style-name="T527_10">que</text:span><text:span text:style-name="T527_11"><text:s/></text:span><text:span text:style-name="T527_12">hagan</text:span><text:span text:style-name="T527_13"><text:s/></text:span><text:span text:style-name="T527_14">un</text:span><text:span text:style-name="T527_15"><text:s/></text:span><text:span text:style-name="T527_16">buen</text:span><text:span text:style-name="T527_17"><text:s/></text:span><text:span text:style-name="T527_18">uso</text:span><text:span text:style-name="T527_19"><text:s/></text:span><text:span text:style-name="T527_20">de</text:span><text:span text:style-name="T527_21"><text:s/></text:span><text:span text:style-name="T527_22">la</text:span><text:span text:style-name="T527_23"><text:s/></text:span><text:span text:style-name="T527_24">resolución</text:span><text:span text:style-name="T527_25"><text:s/></text:span><text:span text:style-name="T527_26">de</text:span><text:span text:style-name="T527_27"><text:s/></text:span><text:span text:style-name="T527_28">video</text:span><text:span text:style-name="T527_29"><text:s/></text:span><text:span text:style-name="T527_30">y</text:span><text:span text:style-name="T527_31"><text:s/></text:span><text:span text:style-name="T527_32">la</text:span><text:span text:style-name="T527_33"><text:s/></text:span><text:span text:style-name="T527_34">calidad</text:span><text:span text:style-name="T527_35"><text:s/></text:span><text:span text:style-name="T527_36">de</text:span><text:span text:style-name="T527_37"><text:s/></text:span><text:span text:style-name="T527_38">audio</text:span></text:p>
          </table:table-cell>
        </table:table-row>
      </table:table>
      <text:p text:style-name="P528"/>
      <text:p text:style-name="P529"/>
      <text:p text:style-name="P530"/>
      <text:p text:style-name="P531"><text:span text:style-name="T531_1">Área</text:span><text:span text:style-name="T531_2"><text:s/></text:span><text:span text:style-name="T531_3">de</text:span><text:span text:style-name="T531_4"><text:s/></text:span><text:span text:style-name="T531_5">testing</text:span><text:span text:style-name="T531_6"><text:s/></text:span><text:span text:style-name="T531_7">de</text:span><text:span text:style-name="T531_8"><text:s/></text:span><text:span text:style-name="T531_9">TV</text:span></text:p>
      <text:p text:style-name="P532"/>
      <text:p text:style-name="P533"/>
      <table:table table:style-name="Table44">
        <table:table-column table:style-name="Column87"/>
        <table:table-column table:style-name="Column88"/>
        <table:table-row table:style-name="Row93">
          <table:table-cell table:style-name="Cell185">
            <text:p text:style-name="P534"><text:span text:style-name="T534_1">MISIONES</text:span></text:p>
          </table:table-cell>
          <table:table-cell table:style-name="Cell186">
            <text:p text:style-name="P535"><text:span text:style-name="T535_1">FUNCIONES</text:span></text:p>
          </table:table-cell>
        </table:table-row>
        <table:table-row table:style-name="Row94">
          <table:table-cell table:style-name="Cell187">
            <text:p text:style-name="P536"><text:span text:style-name="T536_1">Verificar</text:span><text:span text:style-name="T536_2"><text:s/></text:span><text:span text:style-name="T536_3">el</text:span><text:span text:style-name="T536_4"><text:s/></text:span><text:span text:style-name="T536_5">correcto</text:span><text:span text:style-name="T536_6"><text:s/></text:span><text:span text:style-name="T536_7">funcionamiento</text:span><text:span text:style-name="T536_8"><text:s/></text:span><text:span text:style-name="T536_9">de</text:span><text:span text:style-name="T536_10"><text:s/></text:span><text:span text:style-name="T536_11">los</text:span><text:span text:style-name="T536_12"><text:s/></text:span><text:span text:style-name="T536_13">dispositivos</text:span><text:span text:style-name="T536_14"><text:s/></text:span><text:span text:style-name="T536_15">desarrollados</text:span><text:span text:style-name="T536_16"><text:s/></text:span><text:span text:style-name="T536_17">en</text:span><text:span text:style-name="T536_18"><text:s/></text:span><text:span text:style-name="T536_19">esta</text:span><text:span text:style-name="T536_20"><text:s/></text:span><text:span text:style-name="T536_21">área</text:span></text:p>
          </table:table-cell>
          <table:table-cell table:style-name="Cell188">
            <text:p text:style-name="P537"><text:span text:style-name="T537_1">-</text:span><text:span text:style-name="T537_2">Diseñar</text:span><text:span text:style-name="T537_3"><text:s/></text:span><text:span text:style-name="T537_4">y</text:span><text:span text:style-name="T537_5"><text:s/></text:span><text:span text:style-name="T537_6">ejecutar</text:span><text:span text:style-name="T537_7"><text:s/></text:span><text:span text:style-name="T537_8">un</text:span><text:span text:style-name="T537_9"><text:s/></text:span><text:span text:style-name="T537_10">plan</text:span><text:span text:style-name="T537_11"><text:s/></text:span><text:span text:style-name="T537_12">de</text:span><text:span text:style-name="T537_13"><text:s/></text:span><text:span text:style-name="T537_14">pruebas</text:span><text:span text:style-name="T537_15"><text:s/></text:span></text:p>
            <text:p text:style-name="P538"><text:span text:style-name="T538_1">-</text:span><text:span text:style-name="T538_2">Definir</text:span><text:span text:style-name="T538_3"><text:s/></text:span><text:span text:style-name="T538_4">la</text:span><text:span text:style-name="T538_5"><text:s/></text:span><text:span text:style-name="T538_6">estrategia</text:span><text:span text:style-name="T538_7"><text:s/></text:span><text:span text:style-name="T538_8">de</text:span><text:span text:style-name="T538_9"><text:s/></text:span><text:span text:style-name="T538_10">pruebas</text:span><text:span text:style-name="T538_11"><text:s/></text:span><text:span text:style-name="T538_12">a</text:span><text:span text:style-name="T538_13"><text:s/></text:span><text:span text:style-name="T538_14">utilizar</text:span></text:p>
            <text:p text:style-name="P539"><text:span text:style-name="T539_1">-</text:span><text:span text:style-name="T539_2">Realizar</text:span><text:span text:style-name="T539_3"><text:s/></text:span><text:span text:style-name="T539_4">pruebas</text:span><text:span text:style-name="T539_5"><text:s/></text:span><text:span text:style-name="T539_6">sobre</text:span><text:span text:style-name="T539_7"><text:s/></text:span><text:span text:style-name="T539_8">las</text:span><text:span text:style-name="T539_9"><text:s/></text:span><text:span text:style-name="T539_10">diferentes</text:span><text:span text:style-name="T539_11"><text:s/></text:span><text:span text:style-name="T539_12">partes</text:span><text:span text:style-name="T539_13"><text:s/></text:span><text:span text:style-name="T539_14">de</text:span><text:span text:style-name="T539_15"><text:s/></text:span><text:span text:style-name="T539_16">los</text:span><text:span text:style-name="T539_17"><text:s/></text:span><text:span text:style-name="T539_18">dispositivos</text:span></text:p>
          </table:table-cell>
        </table:table-row>
      </table:table>
      <text:p text:style-name="P54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